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34.7pt" svg:y="314.53pt">
            <draw:object draw:notify-on-update-of-ranges="source_2.H1:source_2.H1 source_2.H2:source_2.H334 source_2.I1:source_2.I1 source_2.I2:source_2.I3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9.54pt" svg:y="56.3pt">
            <draw:object draw:notify-on-update-of-ranges="source_2.D1:source_2.D1 source_2.D2:source_2.D334 source_2.E1:source_2.E1 source_2.E2:source_2.E3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7140.00018" calcext:value-type="float">
            <text:p>1443137140.00018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7140.19206" calcext:value-type="float">
            <text:p>1443137140.19206</text:p>
          </table:table-cell>
          <table:table-cell table:formula="of:=[.G2]-[.$B$2]" office:value-type="float" office:value="0.191879987716675" calcext:value-type="float">
            <text:p>0.1918799877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879987716675" calcext:value-type="float">
            <text:p>0.1918799877</text:p>
          </table:table-cell>
          <table:table-cell table:formula="of:=MAX([.J2:.J2001])" office:value-type="float" office:value="27.7337999343872" calcext:value-type="float">
            <text:p>27.7337999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7140.1031" calcext:value-type="float">
            <text:p>1443137140.1031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102920055389404" calcext:value-type="float">
            <text:p>0.1029200554</text:p>
          </table:table-cell>
          <table:table-cell table:formula="of:=[.C3]/([.D3]-[.D2])" office:value-type="float" office:value="79906.6806647548" calcext:value-type="float">
            <text:p>79906.6806647548</text:p>
          </table:table-cell>
          <table:table-cell/>
          <table:table-cell office:value-type="float" office:value="1443137142.09164" calcext:value-type="float">
            <text:p>1443137142.09164</text:p>
          </table:table-cell>
          <table:table-cell table:formula="of:=[.G3]-[.$B$2]" office:value-type="float" office:value="2.09145998954773" calcext:value-type="float">
            <text:p>2.0914599895</text:p>
          </table:table-cell>
          <table:table-cell table:formula="of:=[.C3]/([.H3]-[.H2])" office:value-type="float" office:value="4329.37806887453" calcext:value-type="float">
            <text:p>4329.3780688745</text:p>
          </table:table-cell>
          <table:table-cell table:formula="of:=[.G3]-[.$B3]" office:value-type="float" office:value="1.98853993415833" calcext:value-type="float">
            <text:p>1.98853993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7140.20604" calcext:value-type="float">
            <text:p>1443137140.20604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205859899520874" calcext:value-type="float">
            <text:p>0.2058598995</text:p>
          </table:table-cell>
          <table:table-cell table:formula="of:=[.C4]/([.D4]-[.D3])" office:value-type="float" office:value="79891.3197254963" calcext:value-type="float">
            <text:p>79891.3197254963</text:p>
          </table:table-cell>
          <table:table-cell/>
          <table:table-cell office:value-type="float" office:value="1443137145.12559" calcext:value-type="float">
            <text:p>1443137145.12559</text:p>
          </table:table-cell>
          <table:table-cell table:formula="of:=[.G4]-[.$B$2]" office:value-type="float" office:value="5.12541007995606" calcext:value-type="float">
            <text:p>5.12541008</text:p>
          </table:table-cell>
          <table:table-cell table:formula="of:=[.C4]/([.H4]-[.H3])" office:value-type="float" office:value="2710.65764265528" calcext:value-type="float">
            <text:p>2710.6576426553</text:p>
          </table:table-cell>
          <table:table-cell table:formula="of:=[.G4]-[.$B4]" office:value-type="float" office:value="4.91955018043518" calcext:value-type="float">
            <text:p>4.91955018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7140.30897" calcext:value-type="float">
            <text:p>1443137140.30897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308789968490601" calcext:value-type="float">
            <text:p>0.3087899685</text:p>
          </table:table-cell>
          <table:table-cell table:formula="of:=[.C5]/([.D5]-[.D4])" office:value-type="float" office:value="79898.9069211526" calcext:value-type="float">
            <text:p>79898.9069211526</text:p>
          </table:table-cell>
          <table:table-cell/>
          <table:table-cell office:value-type="float" office:value="1443137151.68334" calcext:value-type="float">
            <text:p>1443137151.68334</text:p>
          </table:table-cell>
          <table:table-cell table:formula="of:=[.G5]-[.$B$2]" office:value-type="float" office:value="11.6831600666046" calcext:value-type="float">
            <text:p>11.6831600666</text:p>
          </table:table-cell>
          <table:table-cell table:formula="of:=[.C5]/([.H5]-[.H4])" office:value-type="float" office:value="1254.08867625998" calcext:value-type="float">
            <text:p>1254.08867626</text:p>
          </table:table-cell>
          <table:table-cell table:formula="of:=[.G5]-[.$B5]" office:value-type="float" office:value="11.374370098114" calcext:value-type="float">
            <text:p>11.37437009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7140.41189" calcext:value-type="float">
            <text:p>1443137140.41189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411710023880005" calcext:value-type="float">
            <text:p>0.4117100239</text:p>
          </table:table-cell>
          <table:table-cell table:formula="of:=[.C6]/([.D6]-[.D5])" office:value-type="float" office:value="79906.6806647548" calcext:value-type="float">
            <text:p>79906.6806647548</text:p>
          </table:table-cell>
          <table:table-cell/>
          <table:table-cell office:value-type="float" office:value="1443137151.77815" calcext:value-type="float">
            <text:p>1443137151.77815</text:p>
          </table:table-cell>
          <table:table-cell table:formula="of:=[.G6]-[.$B$2]" office:value-type="float" office:value="11.7779700756073" calcext:value-type="float">
            <text:p>11.7779700756</text:p>
          </table:table-cell>
          <table:table-cell table:formula="of:=[.C6]/([.H6]-[.H5])" office:value-type="float" office:value="86741.8966257777" calcext:value-type="float">
            <text:p>86741.8966257777</text:p>
          </table:table-cell>
          <table:table-cell table:formula="of:=[.G6]-[.$B6]" office:value-type="float" office:value="11.3662600517273" calcext:value-type="float">
            <text:p>11.36626005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7140.51482" calcext:value-type="float">
            <text:p>1443137140.51482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514640092849731" calcext:value-type="float">
            <text:p>0.5146400928</text:p>
          </table:table-cell>
          <table:table-cell table:formula="of:=[.C7]/([.D7]-[.D6])" office:value-type="float" office:value="79898.9069211526" calcext:value-type="float">
            <text:p>79898.9069211526</text:p>
          </table:table-cell>
          <table:table-cell/>
          <table:table-cell office:value-type="float" office:value="1443137151.87303" calcext:value-type="float">
            <text:p>1443137151.87303</text:p>
          </table:table-cell>
          <table:table-cell table:formula="of:=[.G7]-[.$B$2]" office:value-type="float" office:value="11.8728499412537" calcext:value-type="float">
            <text:p>11.8728499413</text:p>
          </table:table-cell>
          <table:table-cell table:formula="of:=[.C7]/([.H7]-[.H6])" office:value-type="float" office:value="86678.0316769484" calcext:value-type="float">
            <text:p>86678.0316769484</text:p>
          </table:table-cell>
          <table:table-cell table:formula="of:=[.G7]-[.$B7]" office:value-type="float" office:value="11.3582098484039" calcext:value-type="float">
            <text:p>11.35820984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7140.61775" calcext:value-type="float">
            <text:p>1443137140.61775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617569923400879" calcext:value-type="float">
            <text:p>0.6175699234</text:p>
          </table:table-cell>
          <table:table-cell table:formula="of:=[.C8]/([.D8]-[.D7])" office:value-type="float" office:value="79899.0919927082" calcext:value-type="float">
            <text:p>79899.0919927082</text:p>
          </table:table-cell>
          <table:table-cell/>
          <table:table-cell office:value-type="float" office:value="1443137151.9679" calcext:value-type="float">
            <text:p>1443137151.9679</text:p>
          </table:table-cell>
          <table:table-cell table:formula="of:=[.G8]-[.$B$2]" office:value-type="float" office:value="11.9677200317383" calcext:value-type="float">
            <text:p>11.9677200317</text:p>
          </table:table-cell>
          <table:table-cell table:formula="of:=[.C8]/([.H8]-[.H7])" office:value-type="float" office:value="86686.9627507451" calcext:value-type="float">
            <text:p>86686.9627507451</text:p>
          </table:table-cell>
          <table:table-cell table:formula="of:=[.G8]-[.$B8]" office:value-type="float" office:value="11.3501501083374" calcext:value-type="float">
            <text:p>11.35015010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7140.72068" calcext:value-type="float">
            <text:p>1443137140.72068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720499992370606" calcext:value-type="float">
            <text:p>0.7204999924</text:p>
          </table:table-cell>
          <table:table-cell table:formula="of:=[.C9]/([.D9]-[.D8])" office:value-type="float" office:value="79898.9069211526" calcext:value-type="float">
            <text:p>79898.9069211526</text:p>
          </table:table-cell>
          <table:table-cell/>
          <table:table-cell office:value-type="float" office:value="1443137152.0628" calcext:value-type="float">
            <text:p>1443137152.0628</text:p>
          </table:table-cell>
          <table:table-cell table:formula="of:=[.G9]-[.$B$2]" office:value-type="float" office:value="12.0626199245453" calcext:value-type="float">
            <text:p>12.0626199245</text:p>
          </table:table-cell>
          <table:table-cell table:formula="of:=[.C9]/([.H9]-[.H8])" office:value-type="float" office:value="86659.739613455" calcext:value-type="float">
            <text:p>86659.739613455</text:p>
          </table:table-cell>
          <table:table-cell table:formula="of:=[.G9]-[.$B9]" office:value-type="float" office:value="11.3421199321747" calcext:value-type="float">
            <text:p>11.34211993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7140.82362" calcext:value-type="float">
            <text:p>1443137140.82362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823440074920654" calcext:value-type="float">
            <text:p>0.8234400749</text:p>
          </table:table-cell>
          <table:table-cell table:formula="of:=[.C10]/([.D10]-[.D9])" office:value-type="float" office:value="79891.1346899449" calcext:value-type="float">
            <text:p>79891.1346899449</text:p>
          </table:table-cell>
          <table:table-cell/>
          <table:table-cell office:value-type="float" office:value="1443137152.12894" calcext:value-type="float">
            <text:p>1443137152.12894</text:p>
          </table:table-cell>
          <table:table-cell table:formula="of:=[.G10]-[.$B$2]" office:value-type="float" office:value="12.128760099411" calcext:value-type="float">
            <text:p>12.1287600994</text:p>
          </table:table-cell>
          <table:table-cell table:formula="of:=[.C10]/([.H10]-[.H9])" office:value-type="float" office:value="124341.975458884" calcext:value-type="float">
            <text:p>124341.975458884</text:p>
          </table:table-cell>
          <table:table-cell table:formula="of:=[.G10]-[.$B10]" office:value-type="float" office:value="11.3053200244904" calcext:value-type="float">
            <text:p>11.30532002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7140.92655" calcext:value-type="float">
            <text:p>1443137140.92655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926369905471802" calcext:value-type="float">
            <text:p>0.9263699055</text:p>
          </table:table-cell>
          <table:table-cell table:formula="of:=[.C11]/([.D11]-[.D10])" office:value-type="float" office:value="79899.0919927082" calcext:value-type="float">
            <text:p>79899.0919927082</text:p>
          </table:table-cell>
          <table:table-cell/>
          <table:table-cell office:value-type="float" office:value="1443137152.21668" calcext:value-type="float">
            <text:p>1443137152.21668</text:p>
          </table:table-cell>
          <table:table-cell table:formula="of:=[.G11]-[.$B$2]" office:value-type="float" office:value="12.216500043869" calcext:value-type="float">
            <text:p>12.2165000439</text:p>
          </table:table-cell>
          <table:table-cell table:formula="of:=[.C11]/([.H11]-[.H10])" office:value-type="float" office:value="93731.5387056803" calcext:value-type="float">
            <text:p>93731.5387056803</text:p>
          </table:table-cell>
          <table:table-cell table:formula="of:=[.G11]-[.$B11]" office:value-type="float" office:value="11.2901301383972" calcext:value-type="float">
            <text:p>11.29013013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7141.02775" calcext:value-type="float">
            <text:p>1443137141.02775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.02757000923157" calcext:value-type="float">
            <text:p>1.0275700092</text:p>
          </table:table-cell>
          <table:table-cell table:formula="of:=[.C12]/([.D12]-[.D11])" office:value-type="float" office:value="81264.7388141279" calcext:value-type="float">
            <text:p>81264.7388141279</text:p>
          </table:table-cell>
          <table:table-cell/>
          <table:table-cell office:value-type="float" office:value="1443137152.30451" calcext:value-type="float">
            <text:p>1443137152.30451</text:p>
          </table:table-cell>
          <table:table-cell table:formula="of:=[.G12]-[.$B$2]" office:value-type="float" office:value="12.3043301105499" calcext:value-type="float">
            <text:p>12.3043301106</text:p>
          </table:table-cell>
          <table:table-cell table:formula="of:=[.C12]/([.H12]-[.H11])" office:value-type="float" office:value="93635.3609963462" calcext:value-type="float">
            <text:p>93635.3609963462</text:p>
          </table:table-cell>
          <table:table-cell table:formula="of:=[.G12]-[.$B12]" office:value-type="float" office:value="11.2767601013184" calcext:value-type="float">
            <text:p>11.27676010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7141.12464" calcext:value-type="float">
            <text:p>1443137141.12464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.12445998191834" calcext:value-type="float">
            <text:p>1.1244599819</text:p>
          </table:table-cell>
          <table:table-cell table:formula="of:=[.C13]/([.D13]-[.D12])" office:value-type="float" office:value="84879.7844807646" calcext:value-type="float">
            <text:p>84879.7844807646</text:p>
          </table:table-cell>
          <table:table-cell/>
          <table:table-cell office:value-type="float" office:value="1443137152.39236" calcext:value-type="float">
            <text:p>1443137152.39236</text:p>
          </table:table-cell>
          <table:table-cell table:formula="of:=[.G13]-[.$B$2]" office:value-type="float" office:value="12.3921799659729" calcext:value-type="float">
            <text:p>12.392179966</text:p>
          </table:table-cell>
          <table:table-cell table:formula="of:=[.C13]/([.H13]-[.H12])" office:value-type="float" office:value="93614.2690321303" calcext:value-type="float">
            <text:p>93614.2690321303</text:p>
          </table:table-cell>
          <table:table-cell table:formula="of:=[.G13]-[.$B13]" office:value-type="float" office:value="11.2677199840546" calcext:value-type="float">
            <text:p>11.267719984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7141.22157" calcext:value-type="float">
            <text:p>1443137141.22157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.22139000892639" calcext:value-type="float">
            <text:p>1.2213900089</text:p>
          </table:table-cell>
          <table:table-cell table:formula="of:=[.C14]/([.D14]-[.D13])" office:value-type="float" office:value="84844.7096720239" calcext:value-type="float">
            <text:p>84844.7096720239</text:p>
          </table:table-cell>
          <table:table-cell/>
          <table:table-cell office:value-type="float" office:value="1443137152.48012" calcext:value-type="float">
            <text:p>1443137152.48012</text:p>
          </table:table-cell>
          <table:table-cell table:formula="of:=[.G14]-[.$B$2]" office:value-type="float" office:value="12.4799399375916" calcext:value-type="float">
            <text:p>12.4799399376</text:p>
          </table:table-cell>
          <table:table-cell table:formula="of:=[.C14]/([.H14]-[.H13])" office:value-type="float" office:value="93710.1488106234" calcext:value-type="float">
            <text:p>93710.1488106234</text:p>
          </table:table-cell>
          <table:table-cell table:formula="of:=[.G14]-[.$B14]" office:value-type="float" office:value="11.2585499286652" calcext:value-type="float">
            <text:p>11.258549928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7141.31846" calcext:value-type="float">
            <text:p>1443137141.31846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31827998161316" calcext:value-type="float">
            <text:p>1.3182799816</text:p>
          </table:table-cell>
          <table:table-cell table:formula="of:=[.C15]/([.D15]-[.D14])" office:value-type="float" office:value="84879.7844807646" calcext:value-type="float">
            <text:p>84879.7844807646</text:p>
          </table:table-cell>
          <table:table-cell/>
          <table:table-cell office:value-type="float" office:value="1443137152.56793" calcext:value-type="float">
            <text:p>1443137152.56793</text:p>
          </table:table-cell>
          <table:table-cell table:formula="of:=[.G15]-[.$B$2]" office:value-type="float" office:value="12.5677499771118" calcext:value-type="float">
            <text:p>12.5677499771</text:p>
          </table:table-cell>
          <table:table-cell table:formula="of:=[.C15]/([.H15]-[.H14])" office:value-type="float" office:value="93656.7167596158" calcext:value-type="float">
            <text:p>93656.7167596158</text:p>
          </table:table-cell>
          <table:table-cell table:formula="of:=[.G15]-[.$B15]" office:value-type="float" office:value="11.2494699954987" calcext:value-type="float">
            <text:p>11.24946999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7141.41539" calcext:value-type="float">
            <text:p>1443137141.41539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41521000862122" calcext:value-type="float">
            <text:p>1.4152100086</text:p>
          </table:table-cell>
          <table:table-cell table:formula="of:=[.C16]/([.D16]-[.D15])" office:value-type="float" office:value="84844.7096720239" calcext:value-type="float">
            <text:p>84844.7096720239</text:p>
          </table:table-cell>
          <table:table-cell/>
          <table:table-cell office:value-type="float" office:value="1443137152.65574" calcext:value-type="float">
            <text:p>1443137152.65574</text:p>
          </table:table-cell>
          <table:table-cell table:formula="of:=[.G16]-[.$B$2]" office:value-type="float" office:value="12.6555600166321" calcext:value-type="float">
            <text:p>12.6555600166</text:p>
          </table:table-cell>
          <table:table-cell table:formula="of:=[.C16]/([.H16]-[.H15])" office:value-type="float" office:value="93656.7167596158" calcext:value-type="float">
            <text:p>93656.7167596158</text:p>
          </table:table-cell>
          <table:table-cell table:formula="of:=[.G16]-[.$B16]" office:value-type="float" office:value="11.2403500080109" calcext:value-type="float">
            <text:p>11.2403500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7141.51227" calcext:value-type="float">
            <text:p>1443137141.51227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51208996772766" calcext:value-type="float">
            <text:p>1.5120899677</text:p>
          </table:table-cell>
          <table:table-cell table:formula="of:=[.C17]/([.D17]-[.D16])" office:value-type="float" office:value="84888.5577146457" calcext:value-type="float">
            <text:p>84888.5577146457</text:p>
          </table:table-cell>
          <table:table-cell/>
          <table:table-cell office:value-type="float" office:value="1443137152.74354" calcext:value-type="float">
            <text:p>1443137152.74354</text:p>
          </table:table-cell>
          <table:table-cell table:formula="of:=[.G17]-[.$B$2]" office:value-type="float" office:value="12.743360042572" calcext:value-type="float">
            <text:p>12.7433600426</text:p>
          </table:table-cell>
          <table:table-cell table:formula="of:=[.C17]/([.H17]-[.H16])" office:value-type="float" office:value="93667.3982946831" calcext:value-type="float">
            <text:p>93667.3982946831</text:p>
          </table:table-cell>
          <table:table-cell table:formula="of:=[.G17]-[.$B17]" office:value-type="float" office:value="11.2312700748444" calcext:value-type="float">
            <text:p>11.23127007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7141.60916" calcext:value-type="float">
            <text:p>1443137141.60916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60897994041443" calcext:value-type="float">
            <text:p>1.6089799404</text:p>
          </table:table-cell>
          <table:table-cell table:formula="of:=[.C18]/([.D18]-[.D17])" office:value-type="float" office:value="84879.7844807646" calcext:value-type="float">
            <text:p>84879.7844807646</text:p>
          </table:table-cell>
          <table:table-cell/>
          <table:table-cell office:value-type="float" office:value="1443137152.83135" calcext:value-type="float">
            <text:p>1443137152.83135</text:p>
          </table:table-cell>
          <table:table-cell table:formula="of:=[.G18]-[.$B$2]" office:value-type="float" office:value="12.8311700820923" calcext:value-type="float">
            <text:p>12.8311700821</text:p>
          </table:table-cell>
          <table:table-cell table:formula="of:=[.C18]/([.H18]-[.H17])" office:value-type="float" office:value="93656.7167596158" calcext:value-type="float">
            <text:p>93656.7167596158</text:p>
          </table:table-cell>
          <table:table-cell table:formula="of:=[.G18]-[.$B18]" office:value-type="float" office:value="11.2221901416779" calcext:value-type="float">
            <text:p>11.22219014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7141.70604" calcext:value-type="float">
            <text:p>1443137141.70604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70585989952087" calcext:value-type="float">
            <text:p>1.7058598995</text:p>
          </table:table-cell>
          <table:table-cell table:formula="of:=[.C19]/([.D19]-[.D18])" office:value-type="float" office:value="84888.5577146457" calcext:value-type="float">
            <text:p>84888.5577146457</text:p>
          </table:table-cell>
          <table:table-cell/>
          <table:table-cell office:value-type="float" office:value="1443137152.91916" calcext:value-type="float">
            <text:p>1443137152.91916</text:p>
          </table:table-cell>
          <table:table-cell table:formula="of:=[.G19]-[.$B$2]" office:value-type="float" office:value="12.918979883194" calcext:value-type="float">
            <text:p>12.9189798832</text:p>
          </table:table-cell>
          <table:table-cell table:formula="of:=[.C19]/([.H19]-[.H18])" office:value-type="float" office:value="93656.9710535676" calcext:value-type="float">
            <text:p>93656.9710535676</text:p>
          </table:table-cell>
          <table:table-cell table:formula="of:=[.G19]-[.$B19]" office:value-type="float" office:value="11.2131199836731" calcext:value-type="float">
            <text:p>11.21311998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7141.80292" calcext:value-type="float">
            <text:p>1443137141.80292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8027400970459" calcext:value-type="float">
            <text:p>1.802740097</text:p>
          </table:table-cell>
          <table:table-cell table:formula="of:=[.C20]/([.D20]-[.D19])" office:value-type="float" office:value="84888.3488070482" calcext:value-type="float">
            <text:p>84888.3488070482</text:p>
          </table:table-cell>
          <table:table-cell/>
          <table:table-cell office:value-type="float" office:value="1443137153.00696" calcext:value-type="float">
            <text:p>1443137153.00696</text:p>
          </table:table-cell>
          <table:table-cell table:formula="of:=[.G20]-[.$B$2]" office:value-type="float" office:value="13.0067799091339" calcext:value-type="float">
            <text:p>13.0067799091</text:p>
          </table:table-cell>
          <table:table-cell table:formula="of:=[.C20]/([.H20]-[.H19])" office:value-type="float" office:value="93667.3982946831" calcext:value-type="float">
            <text:p>93667.3982946831</text:p>
          </table:table-cell>
          <table:table-cell table:formula="of:=[.G20]-[.$B20]" office:value-type="float" office:value="11.204039812088" calcext:value-type="float">
            <text:p>11.204039812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7141.89981" calcext:value-type="float">
            <text:p>1443137141.89981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89963006973267" calcext:value-type="float">
            <text:p>1.8996300697</text:p>
          </table:table-cell>
          <table:table-cell table:formula="of:=[.C21]/([.D21]-[.D20])" office:value-type="float" office:value="84879.7844807646" calcext:value-type="float">
            <text:p>84879.7844807646</text:p>
          </table:table-cell>
          <table:table-cell/>
          <table:table-cell office:value-type="float" office:value="1443137153.06911" calcext:value-type="float">
            <text:p>1443137153.06911</text:p>
          </table:table-cell>
          <table:table-cell table:formula="of:=[.G21]-[.$B$2]" office:value-type="float" office:value="13.0689299106598" calcext:value-type="float">
            <text:p>13.0689299107</text:p>
          </table:table-cell>
          <table:table-cell table:formula="of:=[.C21]/([.H21]-[.H20])" office:value-type="float" office:value="132325.016863846" calcext:value-type="float">
            <text:p>132325.016863846</text:p>
          </table:table-cell>
          <table:table-cell table:formula="of:=[.G21]-[.$B21]" office:value-type="float" office:value="11.1692998409271" calcext:value-type="float">
            <text:p>11.16929984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7141.99669" calcext:value-type="float">
            <text:p>1443137141.99669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99651002883911" calcext:value-type="float">
            <text:p>1.9965100288</text:p>
          </table:table-cell>
          <table:table-cell table:formula="of:=[.C22]/([.D22]-[.D21])" office:value-type="float" office:value="84888.5577146457" calcext:value-type="float">
            <text:p>84888.5577146457</text:p>
          </table:table-cell>
          <table:table-cell/>
          <table:table-cell office:value-type="float" office:value="1443137153.15166" calcext:value-type="float">
            <text:p>1443137153.15166</text:p>
          </table:table-cell>
          <table:table-cell table:formula="of:=[.G22]-[.$B$2]" office:value-type="float" office:value="13.1514799594879" calcext:value-type="float">
            <text:p>13.1514799595</text:p>
          </table:table-cell>
          <table:table-cell table:formula="of:=[.C22]/([.H22]-[.H21])" office:value-type="float" office:value="99624.411090573" calcext:value-type="float">
            <text:p>99624.411090573</text:p>
          </table:table-cell>
          <table:table-cell table:formula="of:=[.G22]-[.$B22]" office:value-type="float" office:value="11.1549699306488" calcext:value-type="float">
            <text:p>11.154969930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7142.07769" calcext:value-type="float">
            <text:p>1443137142.07769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2.07750988006592" calcext:value-type="float">
            <text:p>2.0775098801</text:p>
          </table:table-cell>
          <table:table-cell table:formula="of:=[.C23]/([.D23]-[.D22])" office:value-type="float" office:value="101531.05068023" calcext:value-type="float">
            <text:p>101531.05068023</text:p>
          </table:table-cell>
          <table:table-cell/>
          <table:table-cell office:value-type="float" office:value="1443137153.2342" calcext:value-type="float">
            <text:p>1443137153.2342</text:p>
          </table:table-cell>
          <table:table-cell table:formula="of:=[.G23]-[.$B$2]" office:value-type="float" office:value="13.2340199947357" calcext:value-type="float">
            <text:p>13.2340199947</text:p>
          </table:table-cell>
          <table:table-cell table:formula="of:=[.C23]/([.H23]-[.H22])" office:value-type="float" office:value="99636.4973107875" calcext:value-type="float">
            <text:p>99636.4973107875</text:p>
          </table:table-cell>
          <table:table-cell table:formula="of:=[.G23]-[.$B23]" office:value-type="float" office:value="11.1565101146698" calcext:value-type="float">
            <text:p>11.156510114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7142.15813" calcext:value-type="float">
            <text:p>1443137142.15813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2.15794992446899" calcext:value-type="float">
            <text:p>2.1579499245</text:p>
          </table:table-cell>
          <table:table-cell table:formula="of:=[.C24]/([.D24]-[.D23])" office:value-type="float" office:value="102237.636254779" calcext:value-type="float">
            <text:p>102237.636254779</text:p>
          </table:table-cell>
          <table:table-cell/>
          <table:table-cell office:value-type="float" office:value="1443137153.31674" calcext:value-type="float">
            <text:p>1443137153.31674</text:p>
          </table:table-cell>
          <table:table-cell table:formula="of:=[.G24]-[.$B$2]" office:value-type="float" office:value="13.3165600299835" calcext:value-type="float">
            <text:p>13.31656003</text:p>
          </table:table-cell>
          <table:table-cell table:formula="of:=[.C24]/([.H24]-[.H23])" office:value-type="float" office:value="99636.4973107875" calcext:value-type="float">
            <text:p>99636.4973107875</text:p>
          </table:table-cell>
          <table:table-cell table:formula="of:=[.G24]-[.$B24]" office:value-type="float" office:value="11.1586101055145" calcext:value-type="float">
            <text:p>11.158610105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7142.23857" calcext:value-type="float">
            <text:p>1443137142.23857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2.23838996887207" calcext:value-type="float">
            <text:p>2.2383899689</text:p>
          </table:table-cell>
          <table:table-cell table:formula="of:=[.C25]/([.D25]-[.D24])" office:value-type="float" office:value="102237.636254779" calcext:value-type="float">
            <text:p>102237.636254779</text:p>
          </table:table-cell>
          <table:table-cell/>
          <table:table-cell office:value-type="float" office:value="1443137153.39927" calcext:value-type="float">
            <text:p>1443137153.39927</text:p>
          </table:table-cell>
          <table:table-cell table:formula="of:=[.G25]-[.$B$2]" office:value-type="float" office:value="13.399090051651" calcext:value-type="float">
            <text:p>13.3990900517</text:p>
          </table:table-cell>
          <table:table-cell table:formula="of:=[.C25]/([.H25]-[.H24])" office:value-type="float" office:value="99648.5864639065" calcext:value-type="float">
            <text:p>99648.5864639065</text:p>
          </table:table-cell>
          <table:table-cell table:formula="of:=[.G25]-[.$B25]" office:value-type="float" office:value="11.1607000827789" calcext:value-type="float">
            <text:p>11.160700082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7142.31901" calcext:value-type="float">
            <text:p>1443137142.31901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2.31883001327515" calcext:value-type="float">
            <text:p>2.3188300133</text:p>
          </table:table-cell>
          <table:table-cell table:formula="of:=[.C26]/([.D26]-[.D25])" office:value-type="float" office:value="102237.636254779" calcext:value-type="float">
            <text:p>102237.636254779</text:p>
          </table:table-cell>
          <table:table-cell/>
          <table:table-cell office:value-type="float" office:value="1443137153.48184" calcext:value-type="float">
            <text:p>1443137153.48184</text:p>
          </table:table-cell>
          <table:table-cell table:formula="of:=[.G26]-[.$B$2]" office:value-type="float" office:value="13.4816598892212" calcext:value-type="float">
            <text:p>13.4816598892</text:p>
          </table:table-cell>
          <table:table-cell table:formula="of:=[.C26]/([.H26]-[.H25])" office:value-type="float" office:value="99600.5350381003" calcext:value-type="float">
            <text:p>99600.5350381003</text:p>
          </table:table-cell>
          <table:table-cell table:formula="of:=[.G26]-[.$B26]" office:value-type="float" office:value="11.162829875946" calcext:value-type="float">
            <text:p>11.162829875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7142.39945" calcext:value-type="float">
            <text:p>1443137142.39945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2.39927005767822" calcext:value-type="float">
            <text:p>2.3992700577</text:p>
          </table:table-cell>
          <table:table-cell table:formula="of:=[.C27]/([.D27]-[.D26])" office:value-type="float" office:value="102237.636254779" calcext:value-type="float">
            <text:p>102237.636254779</text:p>
          </table:table-cell>
          <table:table-cell/>
          <table:table-cell office:value-type="float" office:value="1443137153.56436" calcext:value-type="float">
            <text:p>1443137153.56436</text:p>
          </table:table-cell>
          <table:table-cell table:formula="of:=[.G27]-[.$B$2]" office:value-type="float" office:value="13.5641798973084" calcext:value-type="float">
            <text:p>13.5641798973</text:p>
          </table:table-cell>
          <table:table-cell table:formula="of:=[.C27]/([.H27]-[.H26])" office:value-type="float" office:value="99660.6785509976" calcext:value-type="float">
            <text:p>99660.6785509976</text:p>
          </table:table-cell>
          <table:table-cell table:formula="of:=[.G27]-[.$B27]" office:value-type="float" office:value="11.1649098396301" calcext:value-type="float">
            <text:p>11.164909839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7142.4799" calcext:value-type="float">
            <text:p>1443137142.4799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47971987724304" calcext:value-type="float">
            <text:p>2.4797198772</text:p>
          </table:table-cell>
          <table:table-cell table:formula="of:=[.C28]/([.D28]-[.D27])" office:value-type="float" office:value="102225.213735549" calcext:value-type="float">
            <text:p>102225.213735549</text:p>
          </table:table-cell>
          <table:table-cell/>
          <table:table-cell office:value-type="float" office:value="1443137153.6469" calcext:value-type="float">
            <text:p>1443137153.6469</text:p>
          </table:table-cell>
          <table:table-cell table:formula="of:=[.G28]-[.$B$2]" office:value-type="float" office:value="13.6467199325562" calcext:value-type="float">
            <text:p>13.6467199326</text:p>
          </table:table-cell>
          <table:table-cell table:formula="of:=[.C28]/([.H28]-[.H27])" office:value-type="float" office:value="99636.4973107875" calcext:value-type="float">
            <text:p>99636.4973107875</text:p>
          </table:table-cell>
          <table:table-cell table:formula="of:=[.G28]-[.$B28]" office:value-type="float" office:value="11.1670000553131" calcext:value-type="float">
            <text:p>11.16700005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7142.56034" calcext:value-type="float">
            <text:p>1443137142.56034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56015992164612" calcext:value-type="float">
            <text:p>2.5601599216</text:p>
          </table:table-cell>
          <table:table-cell table:formula="of:=[.C29]/([.D29]-[.D28])" office:value-type="float" office:value="102237.636254779" calcext:value-type="float">
            <text:p>102237.636254779</text:p>
          </table:table-cell>
          <table:table-cell/>
          <table:table-cell office:value-type="float" office:value="1443137153.72947" calcext:value-type="float">
            <text:p>1443137153.72947</text:p>
          </table:table-cell>
          <table:table-cell table:formula="of:=[.G29]-[.$B$2]" office:value-type="float" office:value="13.7292900085449" calcext:value-type="float">
            <text:p>13.7292900085</text:p>
          </table:table-cell>
          <table:table-cell table:formula="of:=[.C29]/([.H29]-[.H28])" office:value-type="float" office:value="99600.2474445895" calcext:value-type="float">
            <text:p>99600.2474445895</text:p>
          </table:table-cell>
          <table:table-cell table:formula="of:=[.G29]-[.$B29]" office:value-type="float" office:value="11.1691300868988" calcext:value-type="float">
            <text:p>11.169130086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7142.64078" calcext:value-type="float">
            <text:p>1443137142.64078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64059996604919" calcext:value-type="float">
            <text:p>2.640599966</text:p>
          </table:table-cell>
          <table:table-cell table:formula="of:=[.C30]/([.D30]-[.D29])" office:value-type="float" office:value="102237.636254779" calcext:value-type="float">
            <text:p>102237.636254779</text:p>
          </table:table-cell>
          <table:table-cell/>
          <table:table-cell office:value-type="float" office:value="1443137153.81198" calcext:value-type="float">
            <text:p>1443137153.81198</text:p>
          </table:table-cell>
          <table:table-cell table:formula="of:=[.G30]-[.$B$2]" office:value-type="float" office:value="13.8118000030518" calcext:value-type="float">
            <text:p>13.8118000031</text:p>
          </table:table-cell>
          <table:table-cell table:formula="of:=[.C30]/([.H30]-[.H29])" office:value-type="float" office:value="99672.7735731293" calcext:value-type="float">
            <text:p>99672.7735731293</text:p>
          </table:table-cell>
          <table:table-cell table:formula="of:=[.G30]-[.$B30]" office:value-type="float" office:value="11.1712000370026" calcext:value-type="float">
            <text:p>11.17120003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7142.72122" calcext:value-type="float">
            <text:p>1443137142.72122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72104001045227" calcext:value-type="float">
            <text:p>2.7210400105</text:p>
          </table:table-cell>
          <table:table-cell table:formula="of:=[.C31]/([.D31]-[.D30])" office:value-type="float" office:value="102237.636254779" calcext:value-type="float">
            <text:p>102237.636254779</text:p>
          </table:table-cell>
          <table:table-cell/>
          <table:table-cell office:value-type="float" office:value="1443137153.89453" calcext:value-type="float">
            <text:p>1443137153.89453</text:p>
          </table:table-cell>
          <table:table-cell table:formula="of:=[.G31]-[.$B$2]" office:value-type="float" office:value="13.8943500518799" calcext:value-type="float">
            <text:p>13.8943500519</text:p>
          </table:table-cell>
          <table:table-cell table:formula="of:=[.C31]/([.H31]-[.H30])" office:value-type="float" office:value="99624.411090573" calcext:value-type="float">
            <text:p>99624.411090573</text:p>
          </table:table-cell>
          <table:table-cell table:formula="of:=[.G31]-[.$B31]" office:value-type="float" office:value="11.1733100414276" calcext:value-type="float">
            <text:p>11.173310041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7142.80166" calcext:value-type="float">
            <text:p>1443137142.80166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80148005485535" calcext:value-type="float">
            <text:p>2.8014800549</text:p>
          </table:table-cell>
          <table:table-cell table:formula="of:=[.C32]/([.D32]-[.D31])" office:value-type="float" office:value="102237.636254779" calcext:value-type="float">
            <text:p>102237.636254779</text:p>
          </table:table-cell>
          <table:table-cell/>
          <table:table-cell office:value-type="float" office:value="1443137153.97705" calcext:value-type="float">
            <text:p>1443137153.97705</text:p>
          </table:table-cell>
          <table:table-cell table:formula="of:=[.G32]-[.$B$2]" office:value-type="float" office:value="13.976870059967" calcext:value-type="float">
            <text:p>13.97687006</text:p>
          </table:table-cell>
          <table:table-cell table:formula="of:=[.C32]/([.H32]-[.H31])" office:value-type="float" office:value="99660.6785509976" calcext:value-type="float">
            <text:p>99660.6785509976</text:p>
          </table:table-cell>
          <table:table-cell table:formula="of:=[.G32]-[.$B32]" office:value-type="float" office:value="11.1753900051117" calcext:value-type="float">
            <text:p>11.175390005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7142.88211" calcext:value-type="float">
            <text:p>1443137142.88211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88193011283875" calcext:value-type="float">
            <text:p>2.8819301128</text:p>
          </table:table-cell>
          <table:table-cell table:formula="of:=[.C33]/([.D33]-[.D32])" office:value-type="float" office:value="102224.910784988" calcext:value-type="float">
            <text:p>102224.910784988</text:p>
          </table:table-cell>
          <table:table-cell/>
          <table:table-cell office:value-type="float" office:value="1443137154.05966" calcext:value-type="float">
            <text:p>1443137154.05966</text:p>
          </table:table-cell>
          <table:table-cell table:formula="of:=[.G33]-[.$B$2]" office:value-type="float" office:value="14.0594799518585" calcext:value-type="float">
            <text:p>14.0594799519</text:p>
          </table:table-cell>
          <table:table-cell table:formula="of:=[.C33]/([.H33]-[.H32])" office:value-type="float" office:value="99552.2426152483" calcext:value-type="float">
            <text:p>99552.2426152483</text:p>
          </table:table-cell>
          <table:table-cell table:formula="of:=[.G33]-[.$B33]" office:value-type="float" office:value="11.1775498390198" calcext:value-type="float">
            <text:p>11.17754983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7142.96255" calcext:value-type="float">
            <text:p>1443137142.96255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96236991882324" calcext:value-type="float">
            <text:p>2.9623699188</text:p>
          </table:table-cell>
          <table:table-cell table:formula="of:=[.C34]/([.D34]-[.D33])" office:value-type="float" office:value="102237.939280771" calcext:value-type="float">
            <text:p>102237.939280771</text:p>
          </table:table-cell>
          <table:table-cell/>
          <table:table-cell office:value-type="float" office:value="1443137154.12864" calcext:value-type="float">
            <text:p>1443137154.12864</text:p>
          </table:table-cell>
          <table:table-cell table:formula="of:=[.G34]-[.$B$2]" office:value-type="float" office:value="14.1284599304199" calcext:value-type="float">
            <text:p>14.1284599304</text:p>
          </table:table-cell>
          <table:table-cell table:formula="of:=[.C34]/([.H34]-[.H33])" office:value-type="float" office:value="119223.000231575" calcext:value-type="float">
            <text:p>119223.000231575</text:p>
          </table:table-cell>
          <table:table-cell table:formula="of:=[.G34]-[.$B34]" office:value-type="float" office:value="11.1660900115967" calcext:value-type="float">
            <text:p>11.166090011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7143.04402" calcext:value-type="float">
            <text:p>1443137143.04402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3.04383993148804" calcext:value-type="float">
            <text:p>3.0438399315</text:p>
          </table:table-cell>
          <table:table-cell table:formula="of:=[.C35]/([.D35]-[.D34])" office:value-type="float" office:value="100945.117485587" calcext:value-type="float">
            <text:p>100945.117485587</text:p>
          </table:table-cell>
          <table:table-cell/>
          <table:table-cell office:value-type="float" office:value="1443137154.22055" calcext:value-type="float">
            <text:p>1443137154.22055</text:p>
          </table:table-cell>
          <table:table-cell table:formula="of:=[.G35]-[.$B$2]" office:value-type="float" office:value="14.220370054245" calcext:value-type="float">
            <text:p>14.2203700542</text:p>
          </table:table-cell>
          <table:table-cell table:formula="of:=[.C35]/([.H35]-[.H34])" office:value-type="float" office:value="89478.7174441438" calcext:value-type="float">
            <text:p>89478.7174441438</text:p>
          </table:table-cell>
          <table:table-cell table:formula="of:=[.G35]-[.$B35]" office:value-type="float" office:value="11.176530122757" calcext:value-type="float">
            <text:p>11.176530122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7143.12639" calcext:value-type="float">
            <text:p>1443137143.12639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3.12620997428894" calcext:value-type="float">
            <text:p>3.1262099743</text:p>
          </table:table-cell>
          <table:table-cell table:formula="of:=[.C36]/([.D36]-[.D35])" office:value-type="float" office:value="99842.1236696239" calcext:value-type="float">
            <text:p>99842.1236696239</text:p>
          </table:table-cell>
          <table:table-cell/>
          <table:table-cell office:value-type="float" office:value="1443137154.31214" calcext:value-type="float">
            <text:p>1443137154.31214</text:p>
          </table:table-cell>
          <table:table-cell table:formula="of:=[.G36]-[.$B$2]" office:value-type="float" office:value="14.3119599819183" calcext:value-type="float">
            <text:p>14.3119599819</text:p>
          </table:table-cell>
          <table:table-cell table:formula="of:=[.C36]/([.H36]-[.H35])" office:value-type="float" office:value="89791.5328564437" calcext:value-type="float">
            <text:p>89791.5328564437</text:p>
          </table:table-cell>
          <table:table-cell table:formula="of:=[.G36]-[.$B36]" office:value-type="float" office:value="11.1857500076294" calcext:value-type="float">
            <text:p>11.185750007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7143.20875" calcext:value-type="float">
            <text:p>1443137143.20875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3.20857000350952" calcext:value-type="float">
            <text:p>3.2085700035</text:p>
          </table:table-cell>
          <table:table-cell table:formula="of:=[.C37]/([.D37]-[.D36])" office:value-type="float" office:value="99854.2627756243" calcext:value-type="float">
            <text:p>99854.2627756243</text:p>
          </table:table-cell>
          <table:table-cell/>
          <table:table-cell office:value-type="float" office:value="1443137154.40383" calcext:value-type="float">
            <text:p>1443137154.40383</text:p>
          </table:table-cell>
          <table:table-cell table:formula="of:=[.G37]-[.$B$2]" office:value-type="float" office:value="14.4036500453949" calcext:value-type="float">
            <text:p>14.4036500454</text:p>
          </table:table-cell>
          <table:table-cell table:formula="of:=[.C37]/([.H37]-[.H36])" office:value-type="float" office:value="89693.4704609752" calcext:value-type="float">
            <text:p>89693.4704609752</text:p>
          </table:table-cell>
          <table:table-cell table:formula="of:=[.G37]-[.$B37]" office:value-type="float" office:value="11.1950800418854" calcext:value-type="float">
            <text:p>11.195080041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7143.29112" calcext:value-type="float">
            <text:p>1443137143.29112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3.29094004631042" calcext:value-type="float">
            <text:p>3.2909400463</text:p>
          </table:table-cell>
          <table:table-cell table:formula="of:=[.C38]/([.D38]-[.D37])" office:value-type="float" office:value="99842.1236696239" calcext:value-type="float">
            <text:p>99842.1236696239</text:p>
          </table:table-cell>
          <table:table-cell/>
          <table:table-cell office:value-type="float" office:value="1443137154.49553" calcext:value-type="float">
            <text:p>1443137154.49553</text:p>
          </table:table-cell>
          <table:table-cell table:formula="of:=[.G38]-[.$B$2]" office:value-type="float" office:value="14.4953498840332" calcext:value-type="float">
            <text:p>14.495349884</text:p>
          </table:table-cell>
          <table:table-cell table:formula="of:=[.C38]/([.H38]-[.H37])" office:value-type="float" office:value="89683.9091771815" calcext:value-type="float">
            <text:p>89683.9091771815</text:p>
          </table:table-cell>
          <table:table-cell table:formula="of:=[.G38]-[.$B38]" office:value-type="float" office:value="11.2044098377228" calcext:value-type="float">
            <text:p>11.204409837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7143.37349" calcext:value-type="float">
            <text:p>1443137143.37349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3.37331008911133" calcext:value-type="float">
            <text:p>3.3733100891</text:p>
          </table:table-cell>
          <table:table-cell table:formula="of:=[.C39]/([.D39]-[.D38])" office:value-type="float" office:value="99842.1236696239" calcext:value-type="float">
            <text:p>99842.1236696239</text:p>
          </table:table-cell>
          <table:table-cell/>
          <table:table-cell office:value-type="float" office:value="1443137154.58724" calcext:value-type="float">
            <text:p>1443137154.58724</text:p>
          </table:table-cell>
          <table:table-cell table:formula="of:=[.G39]-[.$B$2]" office:value-type="float" office:value="14.5870599746704" calcext:value-type="float">
            <text:p>14.5870599747</text:p>
          </table:table-cell>
          <table:table-cell table:formula="of:=[.C39]/([.H39]-[.H38])" office:value-type="float" office:value="89673.8836790932" calcext:value-type="float">
            <text:p>89673.8836790932</text:p>
          </table:table-cell>
          <table:table-cell table:formula="of:=[.G39]-[.$B39]" office:value-type="float" office:value="11.2137498855591" calcext:value-type="float">
            <text:p>11.213749885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7143.45585" calcext:value-type="float">
            <text:p>1443137143.45585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3.45566987991333" calcext:value-type="float">
            <text:p>3.4556698799</text:p>
          </table:table-cell>
          <table:table-cell table:formula="of:=[.C40]/([.D40]-[.D39])" office:value-type="float" office:value="99854.5518379352" calcext:value-type="float">
            <text:p>99854.5518379352</text:p>
          </table:table-cell>
          <table:table-cell/>
          <table:table-cell office:value-type="float" office:value="1443137154.67893" calcext:value-type="float">
            <text:p>1443137154.67893</text:p>
          </table:table-cell>
          <table:table-cell table:formula="of:=[.G40]-[.$B$2]" office:value-type="float" office:value="14.678750038147" calcext:value-type="float">
            <text:p>14.6787500381</text:p>
          </table:table-cell>
          <table:table-cell table:formula="of:=[.C40]/([.H40]-[.H39])" office:value-type="float" office:value="89693.4704609752" calcext:value-type="float">
            <text:p>89693.4704609752</text:p>
          </table:table-cell>
          <table:table-cell table:formula="of:=[.G40]-[.$B40]" office:value-type="float" office:value="11.2230801582336" calcext:value-type="float">
            <text:p>11.223080158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7143.53822" calcext:value-type="float">
            <text:p>1443137143.53822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3.53803992271423" calcext:value-type="float">
            <text:p>3.5380399227</text:p>
          </table:table-cell>
          <table:table-cell table:formula="of:=[.C41]/([.D41]-[.D40])" office:value-type="float" office:value="99842.1236696239" calcext:value-type="float">
            <text:p>99842.1236696239</text:p>
          </table:table-cell>
          <table:table-cell/>
          <table:table-cell office:value-type="float" office:value="1443137154.77065" calcext:value-type="float">
            <text:p>1443137154.77065</text:p>
          </table:table-cell>
          <table:table-cell table:formula="of:=[.G41]-[.$B$2]" office:value-type="float" office:value="14.7704699039459" calcext:value-type="float">
            <text:p>14.7704699039</text:p>
          </table:table-cell>
          <table:table-cell table:formula="of:=[.C41]/([.H41]-[.H40])" office:value-type="float" office:value="89664.3265705054" calcext:value-type="float">
            <text:p>89664.3265705054</text:p>
          </table:table-cell>
          <table:table-cell table:formula="of:=[.G41]-[.$B41]" office:value-type="float" office:value="11.2324299812317" calcext:value-type="float">
            <text:p>11.23242998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7143.62057" calcext:value-type="float">
            <text:p>1443137143.62057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3.62038993835449" calcext:value-type="float">
            <text:p>3.6203899384</text:p>
          </table:table-cell>
          <table:table-cell table:formula="of:=[.C42]/([.D42]-[.D41])" office:value-type="float" office:value="99866.4048338019" calcext:value-type="float">
            <text:p>99866.4048338019</text:p>
          </table:table-cell>
          <table:table-cell/>
          <table:table-cell office:value-type="float" office:value="1443137154.86237" calcext:value-type="float">
            <text:p>1443137154.86237</text:p>
          </table:table-cell>
          <table:table-cell table:formula="of:=[.G42]-[.$B$2]" office:value-type="float" office:value="14.8621900081635" calcext:value-type="float">
            <text:p>14.8621900082</text:p>
          </table:table-cell>
          <table:table-cell table:formula="of:=[.C42]/([.H42]-[.H41])" office:value-type="float" office:value="89664.0934957448" calcext:value-type="float">
            <text:p>89664.0934957448</text:p>
          </table:table-cell>
          <table:table-cell table:formula="of:=[.G42]-[.$B42]" office:value-type="float" office:value="11.241800069809" calcext:value-type="float">
            <text:p>11.241800069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7143.70292" calcext:value-type="float">
            <text:p>1443137143.70292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3.70273995399475" calcext:value-type="float">
            <text:p>3.702739954</text:p>
          </table:table-cell>
          <table:table-cell table:formula="of:=[.C43]/([.D43]-[.D42])" office:value-type="float" office:value="99866.4048338019" calcext:value-type="float">
            <text:p>99866.4048338019</text:p>
          </table:table-cell>
          <table:table-cell/>
          <table:table-cell office:value-type="float" office:value="1443137154.95405" calcext:value-type="float">
            <text:p>1443137154.95405</text:p>
          </table:table-cell>
          <table:table-cell table:formula="of:=[.G43]-[.$B$2]" office:value-type="float" office:value="14.9538700580597" calcext:value-type="float">
            <text:p>14.9538700581</text:p>
          </table:table-cell>
          <table:table-cell table:formula="of:=[.C43]/([.H43]-[.H42])" office:value-type="float" office:value="89703.2670609101" calcext:value-type="float">
            <text:p>89703.2670609101</text:p>
          </table:table-cell>
          <table:table-cell table:formula="of:=[.G43]-[.$B43]" office:value-type="float" office:value="11.2511301040649" calcext:value-type="float">
            <text:p>11.25113010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7143.78526" calcext:value-type="float">
            <text:p>1443137143.78526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3.78507995605469" calcext:value-type="float">
            <text:p>3.7850799561</text:p>
          </table:table-cell>
          <table:table-cell table:formula="of:=[.C44]/([.D44]-[.D43])" office:value-type="float" office:value="99878.5498452335" calcext:value-type="float">
            <text:p>99878.5498452335</text:p>
          </table:table-cell>
          <table:table-cell/>
          <table:table-cell office:value-type="float" office:value="1443137155.04583" calcext:value-type="float">
            <text:p>1443137155.04583</text:p>
          </table:table-cell>
          <table:table-cell table:formula="of:=[.G44]-[.$B$2]" office:value-type="float" office:value="15.0456500053406" calcext:value-type="float">
            <text:p>15.0456500053</text:p>
          </table:table-cell>
          <table:table-cell table:formula="of:=[.C44]/([.H44]-[.H43])" office:value-type="float" office:value="89605.6300275618" calcext:value-type="float">
            <text:p>89605.6300275618</text:p>
          </table:table-cell>
          <table:table-cell table:formula="of:=[.G44]-[.$B44]" office:value-type="float" office:value="11.2605700492859" calcext:value-type="float">
            <text:p>11.260570049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7143.86764" calcext:value-type="float">
            <text:p>1443137143.86764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3.86746001243591" calcext:value-type="float">
            <text:p>3.8674600124</text:p>
          </table:table-cell>
          <table:table-cell table:formula="of:=[.C45]/([.D45]-[.D44])" office:value-type="float" office:value="99829.9875147239" calcext:value-type="float">
            <text:p>99829.9875147239</text:p>
          </table:table-cell>
          <table:table-cell/>
          <table:table-cell office:value-type="float" office:value="1443137155.10228" calcext:value-type="float">
            <text:p>1443137155.10228</text:p>
          </table:table-cell>
          <table:table-cell table:formula="of:=[.G45]-[.$B$2]" office:value-type="float" office:value="15.1020998954773" calcext:value-type="float">
            <text:p>15.1020998955</text:p>
          </table:table-cell>
          <table:table-cell table:formula="of:=[.C45]/([.H45]-[.H44])" office:value-type="float" office:value="145686.731720503" calcext:value-type="float">
            <text:p>145686.731720503</text:p>
          </table:table-cell>
          <table:table-cell table:formula="of:=[.G45]-[.$B45]" office:value-type="float" office:value="11.2346398830414" calcext:value-type="float">
            <text:p>11.23463988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7143.95001" calcext:value-type="float">
            <text:p>1443137143.95001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3.94983005523682" calcext:value-type="float">
            <text:p>3.9498300552</text:p>
          </table:table-cell>
          <table:table-cell table:formula="of:=[.C46]/([.D46]-[.D45])" office:value-type="float" office:value="99842.1236696239" calcext:value-type="float">
            <text:p>99842.1236696239</text:p>
          </table:table-cell>
          <table:table-cell/>
          <table:table-cell office:value-type="float" office:value="1443137155.17731" calcext:value-type="float">
            <text:p>1443137155.17731</text:p>
          </table:table-cell>
          <table:table-cell table:formula="of:=[.G46]-[.$B$2]" office:value-type="float" office:value="15.177129983902" calcext:value-type="float">
            <text:p>15.1771299839</text:p>
          </table:table-cell>
          <table:table-cell table:formula="of:=[.C46]/([.H46]-[.H45])" office:value-type="float" office:value="109609.360360217" calcext:value-type="float">
            <text:p>109609.360360217</text:p>
          </table:table-cell>
          <table:table-cell table:formula="of:=[.G46]-[.$B46]" office:value-type="float" office:value="11.2272999286652" calcext:value-type="float">
            <text:p>11.227299928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7144.03226" calcext:value-type="float">
            <text:p>1443137144.03226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4.03207993507385" calcext:value-type="float">
            <text:p>4.0320799351</text:p>
          </table:table-cell>
          <table:table-cell table:formula="of:=[.C47]/([.D47]-[.D46])" office:value-type="float" office:value="99987.9880225288" calcext:value-type="float">
            <text:p>99987.9880225288</text:p>
          </table:table-cell>
          <table:table-cell/>
          <table:table-cell office:value-type="float" office:value="1443137155.25234" calcext:value-type="float">
            <text:p>1443137155.25234</text:p>
          </table:table-cell>
          <table:table-cell table:formula="of:=[.G47]-[.$B$2]" office:value-type="float" office:value="15.2521600723267" calcext:value-type="float">
            <text:p>15.2521600723</text:p>
          </table:table-cell>
          <table:table-cell table:formula="of:=[.C47]/([.H47]-[.H46])" office:value-type="float" office:value="109609.360360217" calcext:value-type="float">
            <text:p>109609.360360217</text:p>
          </table:table-cell>
          <table:table-cell table:formula="of:=[.G47]-[.$B47]" office:value-type="float" office:value="11.2200801372528" calcext:value-type="float">
            <text:p>11.220080137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7144.11422" calcext:value-type="float">
            <text:p>1443137144.11422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4.1140398979187" calcext:value-type="float">
            <text:p>4.1140398979</text:p>
          </table:table-cell>
          <table:table-cell table:formula="of:=[.C48]/([.D48]-[.D47])" office:value-type="float" office:value="100341.675551612" calcext:value-type="float">
            <text:p>100341.675551612</text:p>
          </table:table-cell>
          <table:table-cell/>
          <table:table-cell office:value-type="float" office:value="1443137155.32738" calcext:value-type="float">
            <text:p>1443137155.32738</text:p>
          </table:table-cell>
          <table:table-cell table:formula="of:=[.G48]-[.$B$2]" office:value-type="float" office:value="15.3271999359131" calcext:value-type="float">
            <text:p>15.3271999359</text:p>
          </table:table-cell>
          <table:table-cell table:formula="of:=[.C48]/([.H48]-[.H47])" office:value-type="float" office:value="109595.081959713" calcext:value-type="float">
            <text:p>109595.081959713</text:p>
          </table:table-cell>
          <table:table-cell table:formula="of:=[.G48]-[.$B48]" office:value-type="float" office:value="11.2131600379944" calcext:value-type="float">
            <text:p>11.21316003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7144.19619" calcext:value-type="float">
            <text:p>1443137144.19619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4.19601011276245" calcext:value-type="float">
            <text:p>4.1960101128</text:p>
          </table:table-cell>
          <table:table-cell table:formula="of:=[.C49]/([.D49]-[.D48])" office:value-type="float" office:value="100329.125837677" calcext:value-type="float">
            <text:p>100329.125837677</text:p>
          </table:table-cell>
          <table:table-cell/>
          <table:table-cell office:value-type="float" office:value="1443137155.40244" calcext:value-type="float">
            <text:p>1443137155.40244</text:p>
          </table:table-cell>
          <table:table-cell table:formula="of:=[.G49]-[.$B$2]" office:value-type="float" office:value="15.4022600650787" calcext:value-type="float">
            <text:p>15.4022600651</text:p>
          </table:table-cell>
          <table:table-cell table:formula="of:=[.C49]/([.H49]-[.H48])" office:value-type="float" office:value="109565.492244898" calcext:value-type="float">
            <text:p>109565.492244898</text:p>
          </table:table-cell>
          <table:table-cell table:formula="of:=[.G49]-[.$B49]" office:value-type="float" office:value="11.2062499523163" calcext:value-type="float">
            <text:p>11.20624995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7144.27815" calcext:value-type="float">
            <text:p>1443137144.27815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4.2779700756073" calcext:value-type="float">
            <text:p>4.2779700756</text:p>
          </table:table-cell>
          <table:table-cell table:formula="of:=[.C50]/([.D50]-[.D49])" office:value-type="float" office:value="100341.675551612" calcext:value-type="float">
            <text:p>100341.675551612</text:p>
          </table:table-cell>
          <table:table-cell/>
          <table:table-cell office:value-type="float" office:value="1443137155.47747" calcext:value-type="float">
            <text:p>1443137155.47747</text:p>
          </table:table-cell>
          <table:table-cell table:formula="of:=[.G50]-[.$B$2]" office:value-type="float" office:value="15.4772899150848" calcext:value-type="float">
            <text:p>15.4772899151</text:p>
          </table:table-cell>
          <table:table-cell table:formula="of:=[.C50]/([.H50]-[.H49])" office:value-type="float" office:value="109609.708660366" calcext:value-type="float">
            <text:p>109609.708660366</text:p>
          </table:table-cell>
          <table:table-cell table:formula="of:=[.G50]-[.$B50]" office:value-type="float" office:value="11.1993198394775" calcext:value-type="float">
            <text:p>11.199319839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7144.36011" calcext:value-type="float">
            <text:p>1443137144.36011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4.35993003845215" calcext:value-type="float">
            <text:p>4.3599300385</text:p>
          </table:table-cell>
          <table:table-cell table:formula="of:=[.C51]/([.D51]-[.D50])" office:value-type="float" office:value="100341.675551612" calcext:value-type="float">
            <text:p>100341.675551612</text:p>
          </table:table-cell>
          <table:table-cell/>
          <table:table-cell office:value-type="float" office:value="1443137155.55251" calcext:value-type="float">
            <text:p>1443137155.55251</text:p>
          </table:table-cell>
          <table:table-cell table:formula="of:=[.G51]-[.$B$2]" office:value-type="float" office:value="15.5523300170898" calcext:value-type="float">
            <text:p>15.5523300171</text:p>
          </table:table-cell>
          <table:table-cell table:formula="of:=[.C51]/([.H51]-[.H50])" office:value-type="float" office:value="109594.733752514" calcext:value-type="float">
            <text:p>109594.733752514</text:p>
          </table:table-cell>
          <table:table-cell table:formula="of:=[.G51]-[.$B51]" office:value-type="float" office:value="11.1923999786377" calcext:value-type="float">
            <text:p>11.192399978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7144.44208" calcext:value-type="float">
            <text:p>1443137144.44208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4.44190001487732" calcext:value-type="float">
            <text:p>4.4419000149</text:p>
          </table:table-cell>
          <table:table-cell table:formula="of:=[.C52]/([.D52]-[.D51])" office:value-type="float" office:value="100329.417655836" calcext:value-type="float">
            <text:p>100329.417655836</text:p>
          </table:table-cell>
          <table:table-cell/>
          <table:table-cell office:value-type="float" office:value="1443137155.62754" calcext:value-type="float">
            <text:p>1443137155.62754</text:p>
          </table:table-cell>
          <table:table-cell table:formula="of:=[.G52]-[.$B$2]" office:value-type="float" office:value="15.6273601055145" calcext:value-type="float">
            <text:p>15.6273601055</text:p>
          </table:table-cell>
          <table:table-cell table:formula="of:=[.C52]/([.H52]-[.H51])" office:value-type="float" office:value="109609.360360217" calcext:value-type="float">
            <text:p>109609.360360217</text:p>
          </table:table-cell>
          <table:table-cell table:formula="of:=[.G52]-[.$B52]" office:value-type="float" office:value="11.1854600906372" calcext:value-type="float">
            <text:p>11.185460090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7144.52405" calcext:value-type="float">
            <text:p>1443137144.52405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4.52386999130249" calcext:value-type="float">
            <text:p>4.5238699913</text:p>
          </table:table-cell>
          <table:table-cell table:formula="of:=[.C53]/([.D53]-[.D52])" office:value-type="float" office:value="100329.417655836" calcext:value-type="float">
            <text:p>100329.417655836</text:p>
          </table:table-cell>
          <table:table-cell/>
          <table:table-cell office:value-type="float" office:value="1443137155.70259" calcext:value-type="float">
            <text:p>1443137155.70259</text:p>
          </table:table-cell>
          <table:table-cell table:formula="of:=[.G53]-[.$B$2]" office:value-type="float" office:value="15.7024099826813" calcext:value-type="float">
            <text:p>15.7024099827</text:p>
          </table:table-cell>
          <table:table-cell table:formula="of:=[.C53]/([.H53]-[.H52])" office:value-type="float" office:value="109580.459162214" calcext:value-type="float">
            <text:p>109580.459162214</text:p>
          </table:table-cell>
          <table:table-cell table:formula="of:=[.G53]-[.$B53]" office:value-type="float" office:value="11.1785399913788" calcext:value-type="float">
            <text:p>11.178539991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7144.60601" calcext:value-type="float">
            <text:p>1443137144.60601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4.60582995414734" calcext:value-type="float">
            <text:p>4.6058299541</text:p>
          </table:table-cell>
          <table:table-cell table:formula="of:=[.C54]/([.D54]-[.D53])" office:value-type="float" office:value="100341.675551612" calcext:value-type="float">
            <text:p>100341.675551612</text:p>
          </table:table-cell>
          <table:table-cell/>
          <table:table-cell office:value-type="float" office:value="1443137155.7776" calcext:value-type="float">
            <text:p>1443137155.7776</text:p>
          </table:table-cell>
          <table:table-cell table:formula="of:=[.G54]-[.$B$2]" office:value-type="float" office:value="15.7774200439453" calcext:value-type="float">
            <text:p>15.7774200439</text:p>
          </table:table-cell>
          <table:table-cell table:formula="of:=[.C54]/([.H54]-[.H53])" office:value-type="float" office:value="109638.625291229" calcext:value-type="float">
            <text:p>109638.625291229</text:p>
          </table:table-cell>
          <table:table-cell table:formula="of:=[.G54]-[.$B54]" office:value-type="float" office:value="11.171590089798" calcext:value-type="float">
            <text:p>11.171590089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7144.68797" calcext:value-type="float">
            <text:p>1443137144.68797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4.68778991699219" calcext:value-type="float">
            <text:p>4.687789917</text:p>
          </table:table-cell>
          <table:table-cell table:formula="of:=[.C55]/([.D55]-[.D54])" office:value-type="float" office:value="100341.675551612" calcext:value-type="float">
            <text:p>100341.675551612</text:p>
          </table:table-cell>
          <table:table-cell/>
          <table:table-cell office:value-type="float" office:value="1443137155.85263" calcext:value-type="float">
            <text:p>1443137155.85263</text:p>
          </table:table-cell>
          <table:table-cell table:formula="of:=[.G55]-[.$B$2]" office:value-type="float" office:value="15.8524498939514" calcext:value-type="float">
            <text:p>15.852449894</text:p>
          </table:table-cell>
          <table:table-cell table:formula="of:=[.C55]/([.H55]-[.H54])" office:value-type="float" office:value="109609.708660366" calcext:value-type="float">
            <text:p>109609.708660366</text:p>
          </table:table-cell>
          <table:table-cell table:formula="of:=[.G55]-[.$B55]" office:value-type="float" office:value="11.1646599769592" calcext:value-type="float">
            <text:p>11.16465997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7144.76993" calcext:value-type="float">
            <text:p>1443137144.76993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4.76974987983704" calcext:value-type="float">
            <text:p>4.7697498798</text:p>
          </table:table-cell>
          <table:table-cell table:formula="of:=[.C56]/([.D56]-[.D55])" office:value-type="float" office:value="100341.675551612" calcext:value-type="float">
            <text:p>100341.675551612</text:p>
          </table:table-cell>
          <table:table-cell/>
          <table:table-cell office:value-type="float" office:value="1443137155.92766" calcext:value-type="float">
            <text:p>1443137155.92766</text:p>
          </table:table-cell>
          <table:table-cell table:formula="of:=[.G56]-[.$B$2]" office:value-type="float" office:value="15.9274799823761" calcext:value-type="float">
            <text:p>15.9274799824</text:p>
          </table:table-cell>
          <table:table-cell table:formula="of:=[.C56]/([.H56]-[.H55])" office:value-type="float" office:value="109609.360360217" calcext:value-type="float">
            <text:p>109609.360360217</text:p>
          </table:table-cell>
          <table:table-cell table:formula="of:=[.G56]-[.$B56]" office:value-type="float" office:value="11.1577301025391" calcext:value-type="float">
            <text:p>11.15773010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7144.85189" calcext:value-type="float">
            <text:p>1443137144.85189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4.85171008110046" calcext:value-type="float">
            <text:p>4.8517100811</text:p>
          </table:table-cell>
          <table:table-cell table:formula="of:=[.C57]/([.D57]-[.D56])" office:value-type="float" office:value="100341.383662142" calcext:value-type="float">
            <text:p>100341.383662142</text:p>
          </table:table-cell>
          <table:table-cell/>
          <table:table-cell office:value-type="float" office:value="1443137156.00275" calcext:value-type="float">
            <text:p>1443137156.00275</text:p>
          </table:table-cell>
          <table:table-cell table:formula="of:=[.G57]-[.$B$2]" office:value-type="float" office:value="16.0025699138641" calcext:value-type="float">
            <text:p>16.0025699139</text:p>
          </table:table-cell>
          <table:table-cell table:formula="of:=[.C57]/([.H57]-[.H56])" office:value-type="float" office:value="109522.006972535" calcext:value-type="float">
            <text:p>109522.006972535</text:p>
          </table:table-cell>
          <table:table-cell table:formula="of:=[.G57]-[.$B57]" office:value-type="float" office:value="11.1508598327637" calcext:value-type="float">
            <text:p>11.150859832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7144.93385" calcext:value-type="float">
            <text:p>1443137144.93385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4.93367004394531" calcext:value-type="float">
            <text:p>4.9336700439</text:p>
          </table:table-cell>
          <table:table-cell table:formula="of:=[.C58]/([.D58]-[.D57])" office:value-type="float" office:value="100341.675551612" calcext:value-type="float">
            <text:p>100341.675551612</text:p>
          </table:table-cell>
          <table:table-cell/>
          <table:table-cell office:value-type="float" office:value="1443137156.05455" calcext:value-type="float">
            <text:p>1443137156.05455</text:p>
          </table:table-cell>
          <table:table-cell table:formula="of:=[.G58]-[.$B$2]" office:value-type="float" office:value="16.0543699264526" calcext:value-type="float">
            <text:p>16.0543699265</text:p>
          </table:table-cell>
          <table:table-cell table:formula="of:=[.C58]/([.H58]-[.H57])" office:value-type="float" office:value="158764.440181345" calcext:value-type="float">
            <text:p>158764.440181345</text:p>
          </table:table-cell>
          <table:table-cell table:formula="of:=[.G58]-[.$B58]" office:value-type="float" office:value="11.1206998825073" calcext:value-type="float">
            <text:p>11.120699882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7145.01519" calcext:value-type="float">
            <text:p>1443137145.01519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5.01500988006592" calcext:value-type="float">
            <text:p>5.0150098801</text:p>
          </table:table-cell>
          <table:table-cell table:formula="of:=[.C59]/([.D59]-[.D58])" office:value-type="float" office:value="101106.670387262" calcext:value-type="float">
            <text:p>101106.670387262</text:p>
          </table:table-cell>
          <table:table-cell/>
          <table:table-cell office:value-type="float" office:value="1443137156.12329" calcext:value-type="float">
            <text:p>1443137156.12329</text:p>
          </table:table-cell>
          <table:table-cell table:formula="of:=[.G59]-[.$B$2]" office:value-type="float" office:value="16.1231100559235" calcext:value-type="float">
            <text:p>16.1231100559</text:p>
          </table:table-cell>
          <table:table-cell table:formula="of:=[.C59]/([.H59]-[.H58])" office:value-type="float" office:value="119638.994911851" calcext:value-type="float">
            <text:p>119638.994911851</text:p>
          </table:table-cell>
          <table:table-cell table:formula="of:=[.G59]-[.$B59]" office:value-type="float" office:value="11.1081001758575" calcext:value-type="float">
            <text:p>11.108100175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7145.09364" calcext:value-type="float">
            <text:p>1443137145.09364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5.09346008300781" calcext:value-type="float">
            <text:p>5.093460083</text:p>
          </table:table-cell>
          <table:table-cell table:formula="of:=[.C60]/([.D60]-[.D59])" office:value-type="float" office:value="104830.8314268" calcext:value-type="float">
            <text:p>104830.8314268</text:p>
          </table:table-cell>
          <table:table-cell/>
          <table:table-cell office:value-type="float" office:value="1443137156.19207" calcext:value-type="float">
            <text:p>1443137156.19207</text:p>
          </table:table-cell>
          <table:table-cell table:formula="of:=[.G60]-[.$B$2]" office:value-type="float" office:value="16.191890001297" calcext:value-type="float">
            <text:p>16.1918900013</text:p>
          </table:table-cell>
          <table:table-cell table:formula="of:=[.C60]/([.H60]-[.H59])" office:value-type="float" office:value="119569.737302589" calcext:value-type="float">
            <text:p>119569.737302589</text:p>
          </table:table-cell>
          <table:table-cell table:formula="of:=[.G60]-[.$B60]" office:value-type="float" office:value="11.0984299182892" calcext:value-type="float">
            <text:p>11.098429918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7145.17207" calcext:value-type="float">
            <text:p>1443137145.17207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5.17189002037048" calcext:value-type="float">
            <text:p>5.1718900204</text:p>
          </table:table-cell>
          <table:table-cell table:formula="of:=[.C61]/([.D61]-[.D60])" office:value-type="float" office:value="104857.918755833" calcext:value-type="float">
            <text:p>104857.918755833</text:p>
          </table:table-cell>
          <table:table-cell/>
          <table:table-cell office:value-type="float" office:value="1443137156.26085" calcext:value-type="float">
            <text:p>1443137156.26085</text:p>
          </table:table-cell>
          <table:table-cell table:formula="of:=[.G61]-[.$B$2]" office:value-type="float" office:value="16.2606699466705" calcext:value-type="float">
            <text:p>16.2606699467</text:p>
          </table:table-cell>
          <table:table-cell table:formula="of:=[.C61]/([.H61]-[.H60])" office:value-type="float" office:value="119569.737302589" calcext:value-type="float">
            <text:p>119569.737302589</text:p>
          </table:table-cell>
          <table:table-cell table:formula="of:=[.G61]-[.$B61]" office:value-type="float" office:value="11.0887799263001" calcext:value-type="float">
            <text:p>11.088779926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7145.25049" calcext:value-type="float">
            <text:p>1443137145.25049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5.25030994415283" calcext:value-type="float">
            <text:p>5.2503099442</text:p>
          </table:table-cell>
          <table:table-cell table:formula="of:=[.C62]/([.D62]-[.D61])" office:value-type="float" office:value="104871.308251018" calcext:value-type="float">
            <text:p>104871.308251018</text:p>
          </table:table-cell>
          <table:table-cell/>
          <table:table-cell office:value-type="float" office:value="1443137156.32965" calcext:value-type="float">
            <text:p>1443137156.32965</text:p>
          </table:table-cell>
          <table:table-cell table:formula="of:=[.G62]-[.$B$2]" office:value-type="float" office:value="16.3294699192047" calcext:value-type="float">
            <text:p>16.3294699192</text:p>
          </table:table-cell>
          <table:table-cell table:formula="of:=[.C62]/([.H62]-[.H61])" office:value-type="float" office:value="119534.93144077" calcext:value-type="float">
            <text:p>119534.93144077</text:p>
          </table:table-cell>
          <table:table-cell table:formula="of:=[.G62]-[.$B62]" office:value-type="float" office:value="11.0791599750519" calcext:value-type="float">
            <text:p>11.079159975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7145.32892" calcext:value-type="float">
            <text:p>1443137145.32892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5.3287398815155" calcext:value-type="float">
            <text:p>5.3287398815</text:p>
          </table:table-cell>
          <table:table-cell table:formula="of:=[.C63]/([.D63]-[.D62])" office:value-type="float" office:value="104857.918755833" calcext:value-type="float">
            <text:p>104857.918755833</text:p>
          </table:table-cell>
          <table:table-cell/>
          <table:table-cell office:value-type="float" office:value="1443137156.39842" calcext:value-type="float">
            <text:p>1443137156.39842</text:p>
          </table:table-cell>
          <table:table-cell table:formula="of:=[.G63]-[.$B$2]" office:value-type="float" office:value="16.3982400894165" calcext:value-type="float">
            <text:p>16.3982400894</text:p>
          </table:table-cell>
          <table:table-cell table:formula="of:=[.C63]/([.H63]-[.H62])" office:value-type="float" office:value="119586.73324019" calcext:value-type="float">
            <text:p>119586.73324019</text:p>
          </table:table-cell>
          <table:table-cell table:formula="of:=[.G63]-[.$B63]" office:value-type="float" office:value="11.069500207901" calcext:value-type="float">
            <text:p>11.069500207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7145.40737" calcext:value-type="float">
            <text:p>1443137145.40737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5.4071900844574" calcext:value-type="float">
            <text:p>5.4071900845</text:p>
          </table:table-cell>
          <table:table-cell table:formula="of:=[.C64]/([.D64]-[.D63])" office:value-type="float" office:value="104830.8314268" calcext:value-type="float">
            <text:p>104830.8314268</text:p>
          </table:table-cell>
          <table:table-cell/>
          <table:table-cell office:value-type="float" office:value="1443137156.46721" calcext:value-type="float">
            <text:p>1443137156.46721</text:p>
          </table:table-cell>
          <table:table-cell table:formula="of:=[.G64]-[.$B$2]" office:value-type="float" office:value="16.4670300483704" calcext:value-type="float">
            <text:p>16.4670300484</text:p>
          </table:table-cell>
          <table:table-cell table:formula="of:=[.C64]/([.H64]-[.H63])" office:value-type="float" office:value="119552.331838379" calcext:value-type="float">
            <text:p>119552.331838379</text:p>
          </table:table-cell>
          <table:table-cell table:formula="of:=[.G64]-[.$B64]" office:value-type="float" office:value="11.059839963913" calcext:value-type="float">
            <text:p>11.05983996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7145.4858" calcext:value-type="float">
            <text:p>1443137145.4858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5.48562002182007" calcext:value-type="float">
            <text:p>5.4856200218</text:p>
          </table:table-cell>
          <table:table-cell table:formula="of:=[.C65]/([.D65]-[.D64])" office:value-type="float" office:value="104857.918755833" calcext:value-type="float">
            <text:p>104857.918755833</text:p>
          </table:table-cell>
          <table:table-cell/>
          <table:table-cell office:value-type="float" office:value="1443137156.53599" calcext:value-type="float">
            <text:p>1443137156.53599</text:p>
          </table:table-cell>
          <table:table-cell table:formula="of:=[.G65]-[.$B$2]" office:value-type="float" office:value="16.5358099937439" calcext:value-type="float">
            <text:p>16.5358099937</text:p>
          </table:table-cell>
          <table:table-cell table:formula="of:=[.C65]/([.H65]-[.H64])" office:value-type="float" office:value="119569.737302589" calcext:value-type="float">
            <text:p>119569.737302589</text:p>
          </table:table-cell>
          <table:table-cell table:formula="of:=[.G65]-[.$B65]" office:value-type="float" office:value="11.0501899719238" calcext:value-type="float">
            <text:p>11.050189971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7145.56422" calcext:value-type="float">
            <text:p>1443137145.56422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5.56403994560242" calcext:value-type="float">
            <text:p>5.5640399456</text:p>
          </table:table-cell>
          <table:table-cell table:formula="of:=[.C66]/([.D66]-[.D65])" office:value-type="float" office:value="104871.308251018" calcext:value-type="float">
            <text:p>104871.308251018</text:p>
          </table:table-cell>
          <table:table-cell/>
          <table:table-cell office:value-type="float" office:value="1443137156.60477" calcext:value-type="float">
            <text:p>1443137156.60477</text:p>
          </table:table-cell>
          <table:table-cell table:formula="of:=[.G66]-[.$B$2]" office:value-type="float" office:value="16.6045899391174" calcext:value-type="float">
            <text:p>16.6045899391</text:p>
          </table:table-cell>
          <table:table-cell table:formula="of:=[.C66]/([.H66]-[.H65])" office:value-type="float" office:value="119569.737302589" calcext:value-type="float">
            <text:p>119569.737302589</text:p>
          </table:table-cell>
          <table:table-cell table:formula="of:=[.G66]-[.$B66]" office:value-type="float" office:value="11.040549993515" calcext:value-type="float">
            <text:p>11.040549993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7145.64265" calcext:value-type="float">
            <text:p>1443137145.64265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5.64246988296509" calcext:value-type="float">
            <text:p>5.642469883</text:p>
          </table:table-cell>
          <table:table-cell table:formula="of:=[.C67]/([.D67]-[.D66])" office:value-type="float" office:value="104857.918755833" calcext:value-type="float">
            <text:p>104857.918755833</text:p>
          </table:table-cell>
          <table:table-cell/>
          <table:table-cell office:value-type="float" office:value="1443137156.67356" calcext:value-type="float">
            <text:p>1443137156.67356</text:p>
          </table:table-cell>
          <table:table-cell table:formula="of:=[.G67]-[.$B$2]" office:value-type="float" office:value="16.6733798980713" calcext:value-type="float">
            <text:p>16.6733798981</text:p>
          </table:table-cell>
          <table:table-cell table:formula="of:=[.C67]/([.H67]-[.H66])" office:value-type="float" office:value="119552.331838379" calcext:value-type="float">
            <text:p>119552.331838379</text:p>
          </table:table-cell>
          <table:table-cell table:formula="of:=[.G67]-[.$B67]" office:value-type="float" office:value="11.0309100151062" calcext:value-type="float">
            <text:p>11.030910015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7145.72107" calcext:value-type="float">
            <text:p>1443137145.72107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5.72089004516602" calcext:value-type="float">
            <text:p>5.7208900452</text:p>
          </table:table-cell>
          <table:table-cell table:formula="of:=[.C68]/([.D68]-[.D67])" office:value-type="float" office:value="104870.989413775" calcext:value-type="float">
            <text:p>104870.989413775</text:p>
          </table:table-cell>
          <table:table-cell/>
          <table:table-cell office:value-type="float" office:value="1443137156.74234" calcext:value-type="float">
            <text:p>1443137156.74234</text:p>
          </table:table-cell>
          <table:table-cell table:formula="of:=[.G68]-[.$B$2]" office:value-type="float" office:value="16.7421600818634" calcext:value-type="float">
            <text:p>16.7421600819</text:p>
          </table:table-cell>
          <table:table-cell table:formula="of:=[.C68]/([.H68]-[.H67])" office:value-type="float" office:value="119569.322827877" calcext:value-type="float">
            <text:p>119569.322827877</text:p>
          </table:table-cell>
          <table:table-cell table:formula="of:=[.G68]-[.$B68]" office:value-type="float" office:value="11.0212700366974" calcext:value-type="float">
            <text:p>11.02127003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7145.7995" calcext:value-type="float">
            <text:p>1443137145.7995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5.79931998252869" calcext:value-type="float">
            <text:p>5.7993199825</text:p>
          </table:table-cell>
          <table:table-cell table:formula="of:=[.C69]/([.D69]-[.D68])" office:value-type="float" office:value="104857.918755833" calcext:value-type="float">
            <text:p>104857.918755833</text:p>
          </table:table-cell>
          <table:table-cell/>
          <table:table-cell office:value-type="float" office:value="1443137156.81111" calcext:value-type="float">
            <text:p>1443137156.81111</text:p>
          </table:table-cell>
          <table:table-cell table:formula="of:=[.G69]-[.$B$2]" office:value-type="float" office:value="16.8109300136566" calcext:value-type="float">
            <text:p>16.8109300137</text:p>
          </table:table-cell>
          <table:table-cell table:formula="of:=[.C69]/([.H69]-[.H68])" office:value-type="float" office:value="119587.147835613" calcext:value-type="float">
            <text:p>119587.147835613</text:p>
          </table:table-cell>
          <table:table-cell table:formula="of:=[.G69]-[.$B69]" office:value-type="float" office:value="11.0116100311279" calcext:value-type="float">
            <text:p>11.011610031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7145.87792" calcext:value-type="float">
            <text:p>1443137145.87792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5.87773990631104" calcext:value-type="float">
            <text:p>5.8777399063</text:p>
          </table:table-cell>
          <table:table-cell table:formula="of:=[.C70]/([.D70]-[.D69])" office:value-type="float" office:value="104871.308251018" calcext:value-type="float">
            <text:p>104871.308251018</text:p>
          </table:table-cell>
          <table:table-cell/>
          <table:table-cell office:value-type="float" office:value="1443137156.87989" calcext:value-type="float">
            <text:p>1443137156.87989</text:p>
          </table:table-cell>
          <table:table-cell table:formula="of:=[.G70]-[.$B$2]" office:value-type="float" office:value="16.8797099590302" calcext:value-type="float">
            <text:p>16.879709959</text:p>
          </table:table-cell>
          <table:table-cell table:formula="of:=[.C70]/([.H70]-[.H69])" office:value-type="float" office:value="119569.737302589" calcext:value-type="float">
            <text:p>119569.737302589</text:p>
          </table:table-cell>
          <table:table-cell table:formula="of:=[.G70]-[.$B70]" office:value-type="float" office:value="11.0019700527191" calcext:value-type="float">
            <text:p>11.001970052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7145.95635" calcext:value-type="float">
            <text:p>1443137145.95635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5.95617008209229" calcext:value-type="float">
            <text:p>5.9561700821</text:p>
          </table:table-cell>
          <table:table-cell table:formula="of:=[.C71]/([.D71]-[.D70])" office:value-type="float" office:value="104857.6" calcext:value-type="float">
            <text:p>104857.6</text:p>
          </table:table-cell>
          <table:table-cell/>
          <table:table-cell office:value-type="float" office:value="1443137156.94875" calcext:value-type="float">
            <text:p>1443137156.94875</text:p>
          </table:table-cell>
          <table:table-cell table:formula="of:=[.G71]-[.$B$2]" office:value-type="float" office:value="16.9485700130463" calcext:value-type="float">
            <text:p>16.948570013</text:p>
          </table:table-cell>
          <table:table-cell table:formula="of:=[.C71]/([.H71]-[.H70])" office:value-type="float" office:value="119430.635329963" calcext:value-type="float">
            <text:p>119430.635329963</text:p>
          </table:table-cell>
          <table:table-cell table:formula="of:=[.G71]-[.$B71]" office:value-type="float" office:value="10.992399930954" calcext:value-type="float">
            <text:p>10.99239993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7146.03325" calcext:value-type="float">
            <text:p>1443137146.03325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6.03307008743286" calcext:value-type="float">
            <text:p>6.0330700874</text:p>
          </table:table-cell>
          <table:table-cell table:formula="of:=[.C72]/([.D72]-[.D71])" office:value-type="float" office:value="106944.075797881" calcext:value-type="float">
            <text:p>106944.075797881</text:p>
          </table:table-cell>
          <table:table-cell/>
          <table:table-cell office:value-type="float" office:value="1443137157.01749" calcext:value-type="float">
            <text:p>1443137157.01749</text:p>
          </table:table-cell>
          <table:table-cell table:formula="of:=[.G72]-[.$B$2]" office:value-type="float" office:value="17.0173099040985" calcext:value-type="float">
            <text:p>17.0173099041</text:p>
          </table:table-cell>
          <table:table-cell table:formula="of:=[.C72]/([.H72]-[.H71])" office:value-type="float" office:value="119639.409869726" calcext:value-type="float">
            <text:p>119639.409869726</text:p>
          </table:table-cell>
          <table:table-cell table:formula="of:=[.G72]-[.$B72]" office:value-type="float" office:value="10.9842398166656" calcext:value-type="float">
            <text:p>10.984239816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7146.10815" calcext:value-type="float">
            <text:p>1443137146.10815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6.10796999931335" calcext:value-type="float">
            <text:p>6.1079699993</text:p>
          </table:table-cell>
          <table:table-cell table:formula="of:=[.C73]/([.D73]-[.D72])" office:value-type="float" office:value="109799.862156338" calcext:value-type="float">
            <text:p>109799.862156338</text:p>
          </table:table-cell>
          <table:table-cell/>
          <table:table-cell office:value-type="float" office:value="1443137160.10121" calcext:value-type="float">
            <text:p>1443137160.10121</text:p>
          </table:table-cell>
          <table:table-cell table:formula="of:=[.G73]-[.$B$2]" office:value-type="float" office:value="20.1010301113129" calcext:value-type="float">
            <text:p>20.1010301113</text:p>
          </table:table-cell>
          <table:table-cell table:formula="of:=[.C73]/([.H73]-[.H72])" office:value-type="float" office:value="2666.90861925799" calcext:value-type="float">
            <text:p>2666.908619258</text:p>
          </table:table-cell>
          <table:table-cell table:formula="of:=[.G73]-[.$B73]" office:value-type="float" office:value="13.9930601119995" calcext:value-type="float">
            <text:p>13.99306011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7146.18302" calcext:value-type="float">
            <text:p>1443137146.18302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6.18284010887146" calcext:value-type="float">
            <text:p>6.1828401089</text:p>
          </table:table-cell>
          <table:table-cell table:formula="of:=[.C74]/([.D74]-[.D73])" office:value-type="float" office:value="109843.568395175" calcext:value-type="float">
            <text:p>109843.568395175</text:p>
          </table:table-cell>
          <table:table-cell/>
          <table:table-cell office:value-type="float" office:value="1443137160.2012" calcext:value-type="float">
            <text:p>1443137160.2012</text:p>
          </table:table-cell>
          <table:table-cell table:formula="of:=[.G74]-[.$B$2]" office:value-type="float" office:value="20.2010200023651" calcext:value-type="float">
            <text:p>20.2010200024</text:p>
          </table:table-cell>
          <table:table-cell table:formula="of:=[.C74]/([.H74]-[.H73])" office:value-type="float" office:value="82248.3144391351" calcext:value-type="float">
            <text:p>82248.3144391351</text:p>
          </table:table-cell>
          <table:table-cell table:formula="of:=[.G74]-[.$B74]" office:value-type="float" office:value="14.0181798934937" calcext:value-type="float">
            <text:p>14.018179893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7146.25792" calcext:value-type="float">
            <text:p>1443137146.25792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6.25774002075195" calcext:value-type="float">
            <text:p>6.2577400208</text:p>
          </table:table-cell>
          <table:table-cell table:formula="of:=[.C75]/([.D75]-[.D74])" office:value-type="float" office:value="109799.862156338" calcext:value-type="float">
            <text:p>109799.862156338</text:p>
          </table:table-cell>
          <table:table-cell/>
          <table:table-cell office:value-type="float" office:value="1443137165.13303" calcext:value-type="float">
            <text:p>1443137165.13303</text:p>
          </table:table-cell>
          <table:table-cell table:formula="of:=[.G75]-[.$B$2]" office:value-type="float" office:value="25.1328499317169" calcext:value-type="float">
            <text:p>25.1328499317</text:p>
          </table:table-cell>
          <table:table-cell table:formula="of:=[.C75]/([.H75]-[.H74])" office:value-type="float" office:value="1667.53519845744" calcext:value-type="float">
            <text:p>1667.5351984574</text:p>
          </table:table-cell>
          <table:table-cell table:formula="of:=[.G75]-[.$B75]" office:value-type="float" office:value="18.875109910965" calcext:value-type="float">
            <text:p>18.87510991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7146.33282" calcext:value-type="float">
            <text:p>1443137146.33282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6.33263993263245" calcext:value-type="float">
            <text:p>6.3326399326</text:p>
          </table:table-cell>
          <table:table-cell table:formula="of:=[.C76]/([.D76]-[.D75])" office:value-type="float" office:value="109799.862156338" calcext:value-type="float">
            <text:p>109799.862156338</text:p>
          </table:table-cell>
          <table:table-cell/>
          <table:table-cell office:value-type="float" office:value="1443137171.77819" calcext:value-type="float">
            <text:p>1443137171.77819</text:p>
          </table:table-cell>
          <table:table-cell table:formula="of:=[.G76]-[.$B$2]" office:value-type="float" office:value="31.77800989151" calcext:value-type="float">
            <text:p>31.7780098915</text:p>
          </table:table-cell>
          <table:table-cell table:formula="of:=[.C76]/([.H76]-[.H75])" office:value-type="float" office:value="1237.59248080705" calcext:value-type="float">
            <text:p>1237.5924808071</text:p>
          </table:table-cell>
          <table:table-cell table:formula="of:=[.G76]-[.$B76]" office:value-type="float" office:value="25.4453699588776" calcext:value-type="float">
            <text:p>25.445369958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7146.40771" calcext:value-type="float">
            <text:p>1443137146.40771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6.4075300693512" calcext:value-type="float">
            <text:p>6.4075300694</text:p>
          </table:table-cell>
          <table:table-cell table:formula="of:=[.C77]/([.D77]-[.D76])" office:value-type="float" office:value="109814.19396903" calcext:value-type="float">
            <text:p>109814.19396903</text:p>
          </table:table-cell>
          <table:table-cell/>
          <table:table-cell office:value-type="float" office:value="1443137171.87305" calcext:value-type="float">
            <text:p>1443137171.87305</text:p>
          </table:table-cell>
          <table:table-cell table:formula="of:=[.G77]-[.$B$2]" office:value-type="float" office:value="31.8728699684143" calcext:value-type="float">
            <text:p>31.8728699684</text:p>
          </table:table-cell>
          <table:table-cell table:formula="of:=[.C77]/([.H77]-[.H76])" office:value-type="float" office:value="86696.1135641613" calcext:value-type="float">
            <text:p>86696.1135641613</text:p>
          </table:table-cell>
          <table:table-cell table:formula="of:=[.G77]-[.$B77]" office:value-type="float" office:value="25.4653398990631" calcext:value-type="float">
            <text:p>25.465339899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7146.48261" calcext:value-type="float">
            <text:p>1443137146.48261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6.48242998123169" calcext:value-type="float">
            <text:p>6.4824299812</text:p>
          </table:table-cell>
          <table:table-cell table:formula="of:=[.C78]/([.D78]-[.D77])" office:value-type="float" office:value="109799.862156338" calcext:value-type="float">
            <text:p>109799.862156338</text:p>
          </table:table-cell>
          <table:table-cell/>
          <table:table-cell office:value-type="float" office:value="1443137171.96792" calcext:value-type="float">
            <text:p>1443137171.96792</text:p>
          </table:table-cell>
          <table:table-cell table:formula="of:=[.G78]-[.$B$2]" office:value-type="float" office:value="31.9677400588989" calcext:value-type="float">
            <text:p>31.9677400589</text:p>
          </table:table-cell>
          <table:table-cell table:formula="of:=[.C78]/([.H78]-[.H77])" office:value-type="float" office:value="86686.9627507451" calcext:value-type="float">
            <text:p>86686.9627507451</text:p>
          </table:table-cell>
          <table:table-cell table:formula="of:=[.G78]-[.$B78]" office:value-type="float" office:value="25.4853100776672" calcext:value-type="float">
            <text:p>25.48531007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7146.5575" calcext:value-type="float">
            <text:p>1443137146.5575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6.55731987953186" calcext:value-type="float">
            <text:p>6.5573198795</text:p>
          </table:table-cell>
          <table:table-cell table:formula="of:=[.C79]/([.D79]-[.D78])" office:value-type="float" office:value="109814.543572177" calcext:value-type="float">
            <text:p>109814.543572177</text:p>
          </table:table-cell>
          <table:table-cell/>
          <table:table-cell office:value-type="float" office:value="1443137172.06279" calcext:value-type="float">
            <text:p>1443137172.06279</text:p>
          </table:table-cell>
          <table:table-cell table:formula="of:=[.G79]-[.$B$2]" office:value-type="float" office:value="32.062609910965" calcext:value-type="float">
            <text:p>32.062609911</text:p>
          </table:table-cell>
          <table:table-cell table:formula="of:=[.C79]/([.H79]-[.H78])" office:value-type="float" office:value="86687.1806048056" calcext:value-type="float">
            <text:p>86687.1806048056</text:p>
          </table:table-cell>
          <table:table-cell table:formula="of:=[.G79]-[.$B79]" office:value-type="float" office:value="25.5052900314331" calcext:value-type="float">
            <text:p>25.505290031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7146.6324" calcext:value-type="float">
            <text:p>1443137146.6324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6.63222002983093" calcext:value-type="float">
            <text:p>6.6322200298</text:p>
          </table:table-cell>
          <table:table-cell table:formula="of:=[.C80]/([.D80]-[.D79])" office:value-type="float" office:value="109799.512646664" calcext:value-type="float">
            <text:p>109799.512646664</text:p>
          </table:table-cell>
          <table:table-cell/>
          <table:table-cell office:value-type="float" office:value="1443137172.12892" calcext:value-type="float">
            <text:p>1443137172.12892</text:p>
          </table:table-cell>
          <table:table-cell table:formula="of:=[.G80]-[.$B$2]" office:value-type="float" office:value="32.1287400722504" calcext:value-type="float">
            <text:p>32.1287400723</text:p>
          </table:table-cell>
          <table:table-cell table:formula="of:=[.C80]/([.H80]-[.H79])" office:value-type="float" office:value="124360.803605293" calcext:value-type="float">
            <text:p>124360.803605293</text:p>
          </table:table-cell>
          <table:table-cell table:formula="of:=[.G80]-[.$B80]" office:value-type="float" office:value="25.4965200424194" calcext:value-type="float">
            <text:p>25.49652004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7146.70733" calcext:value-type="float">
            <text:p>1443137146.70733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6.70714998245239" calcext:value-type="float">
            <text:p>6.7071499825</text:p>
          </table:table-cell>
          <table:table-cell table:formula="of:=[.C81]/([.D81]-[.D80])" office:value-type="float" office:value="109755.841452977" calcext:value-type="float">
            <text:p>109755.841452977</text:p>
          </table:table-cell>
          <table:table-cell/>
          <table:table-cell office:value-type="float" office:value="1443137172.2167" calcext:value-type="float">
            <text:p>1443137172.2167</text:p>
          </table:table-cell>
          <table:table-cell table:formula="of:=[.G81]-[.$B$2]" office:value-type="float" office:value="32.2165200710297" calcext:value-type="float">
            <text:p>32.216520071</text:p>
          </table:table-cell>
          <table:table-cell table:formula="of:=[.C81]/([.H81]-[.H80])" office:value-type="float" office:value="93688.7686758507" calcext:value-type="float">
            <text:p>93688.7686758507</text:p>
          </table:table-cell>
          <table:table-cell table:formula="of:=[.G81]-[.$B81]" office:value-type="float" office:value="25.5093700885773" calcext:value-type="float">
            <text:p>25.509370088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7146.78222" calcext:value-type="float">
            <text:p>1443137146.78222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6.78203988075256" calcext:value-type="float">
            <text:p>6.7820398808</text:p>
          </table:table-cell>
          <table:table-cell table:formula="of:=[.C82]/([.D82]-[.D81])" office:value-type="float" office:value="109814.543572177" calcext:value-type="float">
            <text:p>109814.543572177</text:p>
          </table:table-cell>
          <table:table-cell/>
          <table:table-cell office:value-type="float" office:value="1443137172.30451" calcext:value-type="float">
            <text:p>1443137172.30451</text:p>
          </table:table-cell>
          <table:table-cell table:formula="of:=[.G82]-[.$B$2]" office:value-type="float" office:value="32.3043301105499" calcext:value-type="float">
            <text:p>32.3043301106</text:p>
          </table:table-cell>
          <table:table-cell table:formula="of:=[.C82]/([.H82]-[.H81])" office:value-type="float" office:value="93656.7167596158" calcext:value-type="float">
            <text:p>93656.7167596158</text:p>
          </table:table-cell>
          <table:table-cell table:formula="of:=[.G82]-[.$B82]" office:value-type="float" office:value="25.5222902297974" calcext:value-type="float">
            <text:p>25.522290229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7146.85711" calcext:value-type="float">
            <text:p>1443137146.85711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6.85693001747131" calcext:value-type="float">
            <text:p>6.8569300175</text:p>
          </table:table-cell>
          <table:table-cell table:formula="of:=[.C83]/([.D83]-[.D82])" office:value-type="float" office:value="109814.19396903" calcext:value-type="float">
            <text:p>109814.19396903</text:p>
          </table:table-cell>
          <table:table-cell/>
          <table:table-cell office:value-type="float" office:value="1443137172.39232" calcext:value-type="float">
            <text:p>1443137172.39232</text:p>
          </table:table-cell>
          <table:table-cell table:formula="of:=[.G83]-[.$B$2]" office:value-type="float" office:value="32.3921399116516" calcext:value-type="float">
            <text:p>32.3921399117</text:p>
          </table:table-cell>
          <table:table-cell table:formula="of:=[.C83]/([.H83]-[.H82])" office:value-type="float" office:value="93656.9710535676" calcext:value-type="float">
            <text:p>93656.9710535676</text:p>
          </table:table-cell>
          <table:table-cell table:formula="of:=[.G83]-[.$B83]" office:value-type="float" office:value="25.5352098941803" calcext:value-type="float">
            <text:p>25.535209894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7146.93199" calcext:value-type="float">
            <text:p>1443137146.93199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6.93180990219116" calcext:value-type="float">
            <text:p>6.9318099022</text:p>
          </table:table-cell>
          <table:table-cell table:formula="of:=[.C84]/([.D84]-[.D83])" office:value-type="float" office:value="109829.228914665" calcext:value-type="float">
            <text:p>109829.228914665</text:p>
          </table:table-cell>
          <table:table-cell/>
          <table:table-cell office:value-type="float" office:value="1443137172.48012" calcext:value-type="float">
            <text:p>1443137172.48012</text:p>
          </table:table-cell>
          <table:table-cell table:formula="of:=[.G84]-[.$B$2]" office:value-type="float" office:value="32.4799399375915" calcext:value-type="float">
            <text:p>32.4799399376</text:p>
          </table:table-cell>
          <table:table-cell table:formula="of:=[.C84]/([.H84]-[.H83])" office:value-type="float" office:value="93667.3982946831" calcext:value-type="float">
            <text:p>93667.3982946831</text:p>
          </table:table-cell>
          <table:table-cell table:formula="of:=[.G84]-[.$B84]" office:value-type="float" office:value="25.5481300354004" calcext:value-type="float">
            <text:p>25.548130035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7160.00941" calcext:value-type="float">
            <text:p>1443137160.00941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092298984528" calcext:value-type="float">
            <text:p>20.0092298985</text:p>
          </table:table-cell>
          <table:table-cell table:formula="of:=[.C85]/([.D85]-[.D84])" office:value-type="float" office:value="628.87022075845" calcext:value-type="float">
            <text:p>628.8702207585</text:p>
          </table:table-cell>
          <table:table-cell/>
          <table:table-cell office:value-type="float" office:value="1443137172.56796" calcext:value-type="float">
            <text:p>1443137172.56796</text:p>
          </table:table-cell>
          <table:table-cell table:formula="of:=[.G85]-[.$B$2]" office:value-type="float" office:value="32.5677800178528" calcext:value-type="float">
            <text:p>32.5677800179</text:p>
          </table:table-cell>
          <table:table-cell table:formula="of:=[.C85]/([.H85]-[.H84])" office:value-type="float" office:value="93624.6867664781" calcext:value-type="float">
            <text:p>93624.6867664781</text:p>
          </table:table-cell>
          <table:table-cell table:formula="of:=[.G85]-[.$B85]" office:value-type="float" office:value="12.5585501194" calcext:value-type="float">
            <text:p>12.558550119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7160.11239" calcext:value-type="float">
            <text:p>1443137160.11239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1122100353241" calcext:value-type="float">
            <text:p>20.1122100353</text:p>
          </table:table-cell>
          <table:table-cell table:formula="of:=[.C86]/([.D86]-[.D85])" office:value-type="float" office:value="79860.0608802352" calcext:value-type="float">
            <text:p>79860.0608802352</text:p>
          </table:table-cell>
          <table:table-cell/>
          <table:table-cell office:value-type="float" office:value="1443137172.65574" calcext:value-type="float">
            <text:p>1443137172.65574</text:p>
          </table:table-cell>
          <table:table-cell table:formula="of:=[.G86]-[.$B$2]" office:value-type="float" office:value="32.6555600166321" calcext:value-type="float">
            <text:p>32.6555600166</text:p>
          </table:table-cell>
          <table:table-cell table:formula="of:=[.C86]/([.H86]-[.H85])" office:value-type="float" office:value="93688.7686758507" calcext:value-type="float">
            <text:p>93688.7686758507</text:p>
          </table:table-cell>
          <table:table-cell table:formula="of:=[.G86]-[.$B86]" office:value-type="float" office:value="12.543349981308" calcext:value-type="float">
            <text:p>12.543349981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7160.21533" calcext:value-type="float">
            <text:p>1443137160.21533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2151498794556" calcext:value-type="float">
            <text:p>20.2151498795</text:p>
          </table:table-cell>
          <table:table-cell table:formula="of:=[.C87]/([.D87]-[.D86])" office:value-type="float" office:value="79891.3197254963" calcext:value-type="float">
            <text:p>79891.3197254963</text:p>
          </table:table-cell>
          <table:table-cell/>
          <table:table-cell office:value-type="float" office:value="1443137172.74354" calcext:value-type="float">
            <text:p>1443137172.74354</text:p>
          </table:table-cell>
          <table:table-cell table:formula="of:=[.G87]-[.$B$2]" office:value-type="float" office:value="32.743360042572" calcext:value-type="float">
            <text:p>32.7433600426</text:p>
          </table:table-cell>
          <table:table-cell table:formula="of:=[.C87]/([.H87]-[.H86])" office:value-type="float" office:value="93667.3982946831" calcext:value-type="float">
            <text:p>93667.3982946831</text:p>
          </table:table-cell>
          <table:table-cell table:formula="of:=[.G87]-[.$B87]" office:value-type="float" office:value="12.5282101631165" calcext:value-type="float">
            <text:p>12.528210163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7160.31826" calcext:value-type="float">
            <text:p>1443137160.31826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3180799484253" calcext:value-type="float">
            <text:p>20.3180799484</text:p>
          </table:table-cell>
          <table:table-cell table:formula="of:=[.C88]/([.D88]-[.D87])" office:value-type="float" office:value="79898.9069211526" calcext:value-type="float">
            <text:p>79898.9069211526</text:p>
          </table:table-cell>
          <table:table-cell/>
          <table:table-cell office:value-type="float" office:value="1443137172.83135" calcext:value-type="float">
            <text:p>1443137172.83135</text:p>
          </table:table-cell>
          <table:table-cell table:formula="of:=[.G88]-[.$B$2]" office:value-type="float" office:value="32.8311700820923" calcext:value-type="float">
            <text:p>32.8311700821</text:p>
          </table:table-cell>
          <table:table-cell table:formula="of:=[.C88]/([.H88]-[.H87])" office:value-type="float" office:value="93656.7167596158" calcext:value-type="float">
            <text:p>93656.7167596158</text:p>
          </table:table-cell>
          <table:table-cell table:formula="of:=[.G88]-[.$B88]" office:value-type="float" office:value="12.513090133667" calcext:value-type="float">
            <text:p>12.513090133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7160.42119" calcext:value-type="float">
            <text:p>1443137160.42119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421010017395" calcext:value-type="float">
            <text:p>20.4210100174</text:p>
          </table:table-cell>
          <table:table-cell table:formula="of:=[.C89]/([.D89]-[.D88])" office:value-type="float" office:value="79898.9069211526" calcext:value-type="float">
            <text:p>79898.9069211526</text:p>
          </table:table-cell>
          <table:table-cell/>
          <table:table-cell office:value-type="float" office:value="1443137172.91916" calcext:value-type="float">
            <text:p>1443137172.91916</text:p>
          </table:table-cell>
          <table:table-cell table:formula="of:=[.G89]-[.$B$2]" office:value-type="float" office:value="32.918979883194" calcext:value-type="float">
            <text:p>32.9189798832</text:p>
          </table:table-cell>
          <table:table-cell table:formula="of:=[.C89]/([.H89]-[.H88])" office:value-type="float" office:value="93656.9710535676" calcext:value-type="float">
            <text:p>93656.9710535676</text:p>
          </table:table-cell>
          <table:table-cell table:formula="of:=[.G89]-[.$B89]" office:value-type="float" office:value="12.497969865799" calcext:value-type="float">
            <text:p>12.497969865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7160.52413" calcext:value-type="float">
            <text:p>1443137160.52413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5239500999451" calcext:value-type="float">
            <text:p>20.5239500999</text:p>
          </table:table-cell>
          <table:table-cell table:formula="of:=[.C90]/([.D90]-[.D89])" office:value-type="float" office:value="79891.1346899449" calcext:value-type="float">
            <text:p>79891.1346899449</text:p>
          </table:table-cell>
          <table:table-cell/>
          <table:table-cell office:value-type="float" office:value="1443137173.00703" calcext:value-type="float">
            <text:p>1443137173.00703</text:p>
          </table:table-cell>
          <table:table-cell table:formula="of:=[.G90]-[.$B$2]" office:value-type="float" office:value="33.0068500041962" calcext:value-type="float">
            <text:p>33.0068500042</text:p>
          </table:table-cell>
          <table:table-cell table:formula="of:=[.C90]/([.H90]-[.H89])" office:value-type="float" office:value="93592.6786739528" calcext:value-type="float">
            <text:p>93592.6786739528</text:p>
          </table:table-cell>
          <table:table-cell table:formula="of:=[.G90]-[.$B90]" office:value-type="float" office:value="12.4828999042511" calcext:value-type="float">
            <text:p>12.482899904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7160.62706" calcext:value-type="float">
            <text:p>1443137160.62706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6268799304962" calcext:value-type="float">
            <text:p>20.6268799305</text:p>
          </table:table-cell>
          <table:table-cell table:formula="of:=[.C91]/([.D91]-[.D90])" office:value-type="float" office:value="79899.0919927082" calcext:value-type="float">
            <text:p>79899.0919927082</text:p>
          </table:table-cell>
          <table:table-cell/>
          <table:table-cell office:value-type="float" office:value="1443137173.06913" calcext:value-type="float">
            <text:p>1443137173.06913</text:p>
          </table:table-cell>
          <table:table-cell table:formula="of:=[.G91]-[.$B$2]" office:value-type="float" office:value="33.0689499378204" calcext:value-type="float">
            <text:p>33.0689499378</text:p>
          </table:table-cell>
          <table:table-cell table:formula="of:=[.C91]/([.H91]-[.H90])" office:value-type="float" office:value="132431.70354672" calcext:value-type="float">
            <text:p>132431.70354672</text:p>
          </table:table-cell>
          <table:table-cell table:formula="of:=[.G91]-[.$B91]" office:value-type="float" office:value="12.4420700073242" calcext:value-type="float">
            <text:p>12.442070007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7160.72999" calcext:value-type="float">
            <text:p>1443137160.72999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7298099994659" calcext:value-type="float">
            <text:p>20.7298099995</text:p>
          </table:table-cell>
          <table:table-cell table:formula="of:=[.C92]/([.D92]-[.D91])" office:value-type="float" office:value="79898.9069211526" calcext:value-type="float">
            <text:p>79898.9069211526</text:p>
          </table:table-cell>
          <table:table-cell/>
          <table:table-cell office:value-type="float" office:value="1443137173.15163" calcext:value-type="float">
            <text:p>1443137173.15163</text:p>
          </table:table-cell>
          <table:table-cell table:formula="of:=[.G92]-[.$B$2]" office:value-type="float" office:value="33.1514499187469" calcext:value-type="float">
            <text:p>33.1514499187</text:p>
          </table:table-cell>
          <table:table-cell table:formula="of:=[.C92]/([.H92]-[.H91])" office:value-type="float" office:value="99684.8715313701" calcext:value-type="float">
            <text:p>99684.8715313701</text:p>
          </table:table-cell>
          <table:table-cell table:formula="of:=[.G92]-[.$B92]" office:value-type="float" office:value="12.421639919281" calcext:value-type="float">
            <text:p>12.421639919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7160.83292" calcext:value-type="float">
            <text:p>1443137160.83292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8327400684357" calcext:value-type="float">
            <text:p>20.8327400684</text:p>
          </table:table-cell>
          <table:table-cell table:formula="of:=[.C93]/([.D93]-[.D92])" office:value-type="float" office:value="79898.9069211526" calcext:value-type="float">
            <text:p>79898.9069211526</text:p>
          </table:table-cell>
          <table:table-cell/>
          <table:table-cell office:value-type="float" office:value="1443137173.23413" calcext:value-type="float">
            <text:p>1443137173.23413</text:p>
          </table:table-cell>
          <table:table-cell table:formula="of:=[.G93]-[.$B$2]" office:value-type="float" office:value="33.2339498996735" calcext:value-type="float">
            <text:p>33.2339498997</text:p>
          </table:table-cell>
          <table:table-cell table:formula="of:=[.C93]/([.H93]-[.H92])" office:value-type="float" office:value="99684.8715313701" calcext:value-type="float">
            <text:p>99684.8715313701</text:p>
          </table:table-cell>
          <table:table-cell table:formula="of:=[.G93]-[.$B93]" office:value-type="float" office:value="12.4012098312378" calcext:value-type="float">
            <text:p>12.401209831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7160.93585" calcext:value-type="float">
            <text:p>1443137160.93585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9356698989868" calcext:value-type="float">
            <text:p>20.935669899</text:p>
          </table:table-cell>
          <table:table-cell table:formula="of:=[.C94]/([.D94]-[.D93])" office:value-type="float" office:value="79899.0919927082" calcext:value-type="float">
            <text:p>79899.0919927082</text:p>
          </table:table-cell>
          <table:table-cell/>
          <table:table-cell office:value-type="float" office:value="1443137173.31672" calcext:value-type="float">
            <text:p>1443137173.31672</text:p>
          </table:table-cell>
          <table:table-cell table:formula="of:=[.G94]-[.$B$2]" office:value-type="float" office:value="33.3165400028229" calcext:value-type="float">
            <text:p>33.3165400028</text:p>
          </table:table-cell>
          <table:table-cell table:formula="of:=[.C94]/([.H94]-[.H93])" office:value-type="float" office:value="99576.0955174245" calcext:value-type="float">
            <text:p>99576.0955174245</text:p>
          </table:table-cell>
          <table:table-cell table:formula="of:=[.G94]-[.$B94]" office:value-type="float" office:value="12.3808701038361" calcext:value-type="float">
            <text:p>12.380870103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7161.0365" calcext:value-type="float">
            <text:p>1443137161.0365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1.0363199710846" calcext:value-type="float">
            <text:p>21.0363199711</text:p>
          </table:table-cell>
          <table:table-cell table:formula="of:=[.C95]/([.D95]-[.D94])" office:value-type="float" office:value="81708.8336708855" calcext:value-type="float">
            <text:p>81708.8336708855</text:p>
          </table:table-cell>
          <table:table-cell/>
          <table:table-cell office:value-type="float" office:value="1443137173.39927" calcext:value-type="float">
            <text:p>1443137173.39927</text:p>
          </table:table-cell>
          <table:table-cell table:formula="of:=[.G95]-[.$B$2]" office:value-type="float" office:value="33.399090051651" calcext:value-type="float">
            <text:p>33.3990900517</text:p>
          </table:table-cell>
          <table:table-cell table:formula="of:=[.C95]/([.H95]-[.H94])" office:value-type="float" office:value="99624.411090573" calcext:value-type="float">
            <text:p>99624.411090573</text:p>
          </table:table-cell>
          <table:table-cell table:formula="of:=[.G95]-[.$B95]" office:value-type="float" office:value="12.3627700805664" calcext:value-type="float">
            <text:p>12.362770080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7161.13339" calcext:value-type="float">
            <text:p>1443137161.13339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1.1332099437714" calcext:value-type="float">
            <text:p>21.1332099438</text:p>
          </table:table-cell>
          <table:table-cell table:formula="of:=[.C96]/([.D96]-[.D95])" office:value-type="float" office:value="84879.7844807646" calcext:value-type="float">
            <text:p>84879.7844807646</text:p>
          </table:table-cell>
          <table:table-cell/>
          <table:table-cell office:value-type="float" office:value="1443137173.48181" calcext:value-type="float">
            <text:p>1443137173.48181</text:p>
          </table:table-cell>
          <table:table-cell table:formula="of:=[.G96]-[.$B$2]" office:value-type="float" office:value="33.4816300868988" calcext:value-type="float">
            <text:p>33.4816300869</text:p>
          </table:table-cell>
          <table:table-cell table:formula="of:=[.C96]/([.H96]-[.H95])" office:value-type="float" office:value="99636.4973107875" calcext:value-type="float">
            <text:p>99636.4973107875</text:p>
          </table:table-cell>
          <table:table-cell table:formula="of:=[.G96]-[.$B96]" office:value-type="float" office:value="12.3484201431274" calcext:value-type="float">
            <text:p>12.348420143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7161.23027" calcext:value-type="float">
            <text:p>1443137161.23027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1.2300899028778" calcext:value-type="float">
            <text:p>21.2300899029</text:p>
          </table:table-cell>
          <table:table-cell table:formula="of:=[.C97]/([.D97]-[.D96])" office:value-type="float" office:value="84888.5577146457" calcext:value-type="float">
            <text:p>84888.5577146457</text:p>
          </table:table-cell>
          <table:table-cell/>
          <table:table-cell office:value-type="float" office:value="1443137173.56438" calcext:value-type="float">
            <text:p>1443137173.56438</text:p>
          </table:table-cell>
          <table:table-cell table:formula="of:=[.G97]-[.$B$2]" office:value-type="float" office:value="33.564199924469" calcext:value-type="float">
            <text:p>33.5641999245</text:p>
          </table:table-cell>
          <table:table-cell table:formula="of:=[.C97]/([.H97]-[.H96])" office:value-type="float" office:value="99600.5350381003" calcext:value-type="float">
            <text:p>99600.5350381003</text:p>
          </table:table-cell>
          <table:table-cell table:formula="of:=[.G97]-[.$B97]" office:value-type="float" office:value="12.3341100215912" calcext:value-type="float">
            <text:p>12.334110021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7161.32716" calcext:value-type="float">
            <text:p>1443137161.32716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3269798755646" calcext:value-type="float">
            <text:p>21.3269798756</text:p>
          </table:table-cell>
          <table:table-cell table:formula="of:=[.C98]/([.D98]-[.D97])" office:value-type="float" office:value="84879.7844807646" calcext:value-type="float">
            <text:p>84879.7844807646</text:p>
          </table:table-cell>
          <table:table-cell/>
          <table:table-cell office:value-type="float" office:value="1443137173.64692" calcext:value-type="float">
            <text:p>1443137173.64692</text:p>
          </table:table-cell>
          <table:table-cell table:formula="of:=[.G98]-[.$B$2]" office:value-type="float" office:value="33.6467399597168" calcext:value-type="float">
            <text:p>33.6467399597</text:p>
          </table:table-cell>
          <table:table-cell table:formula="of:=[.C98]/([.H98]-[.H97])" office:value-type="float" office:value="99636.4973107875" calcext:value-type="float">
            <text:p>99636.4973107875</text:p>
          </table:table-cell>
          <table:table-cell table:formula="of:=[.G98]-[.$B98]" office:value-type="float" office:value="12.3197600841522" calcext:value-type="float">
            <text:p>12.319760084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7161.42405" calcext:value-type="float">
            <text:p>1443137161.42405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4238700866699" calcext:value-type="float">
            <text:p>21.4238700867</text:p>
          </table:table-cell>
          <table:table-cell table:formula="of:=[.C99]/([.D99]-[.D98])" office:value-type="float" office:value="84879.575616346" calcext:value-type="float">
            <text:p>84879.575616346</text:p>
          </table:table-cell>
          <table:table-cell/>
          <table:table-cell office:value-type="float" office:value="1443137173.72946" calcext:value-type="float">
            <text:p>1443137173.72946</text:p>
          </table:table-cell>
          <table:table-cell table:formula="of:=[.G99]-[.$B$2]" office:value-type="float" office:value="33.7292799949646" calcext:value-type="float">
            <text:p>33.729279995</text:p>
          </table:table-cell>
          <table:table-cell table:formula="of:=[.C99]/([.H99]-[.H98])" office:value-type="float" office:value="99636.4973107875" calcext:value-type="float">
            <text:p>99636.4973107875</text:p>
          </table:table-cell>
          <table:table-cell table:formula="of:=[.G99]-[.$B99]" office:value-type="float" office:value="12.3054099082947" calcext:value-type="float">
            <text:p>12.305409908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7161.52093" calcext:value-type="float">
            <text:p>1443137161.52093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5207500457764" calcext:value-type="float">
            <text:p>21.5207500458</text:p>
          </table:table-cell>
          <table:table-cell table:formula="of:=[.C100]/([.D100]-[.D99])" office:value-type="float" office:value="84888.5577146457" calcext:value-type="float">
            <text:p>84888.5577146457</text:p>
          </table:table-cell>
          <table:table-cell/>
          <table:table-cell office:value-type="float" office:value="1443137173.812" calcext:value-type="float">
            <text:p>1443137173.812</text:p>
          </table:table-cell>
          <table:table-cell table:formula="of:=[.G100]-[.$B$2]" office:value-type="float" office:value="33.8118200302124" calcext:value-type="float">
            <text:p>33.8118200302</text:p>
          </table:table-cell>
          <table:table-cell table:formula="of:=[.C100]/([.H100]-[.H99])" office:value-type="float" office:value="99636.4973107875" calcext:value-type="float">
            <text:p>99636.4973107875</text:p>
          </table:table-cell>
          <table:table-cell table:formula="of:=[.G100]-[.$B100]" office:value-type="float" office:value="12.291069984436" calcext:value-type="float">
            <text:p>12.291069984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7161.61781" calcext:value-type="float">
            <text:p>1443137161.61781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6176300048828" calcext:value-type="float">
            <text:p>21.6176300049</text:p>
          </table:table-cell>
          <table:table-cell table:formula="of:=[.C101]/([.D101]-[.D100])" office:value-type="float" office:value="84888.5577146457" calcext:value-type="float">
            <text:p>84888.5577146457</text:p>
          </table:table-cell>
          <table:table-cell/>
          <table:table-cell office:value-type="float" office:value="1443137173.89455" calcext:value-type="float">
            <text:p>1443137173.89455</text:p>
          </table:table-cell>
          <table:table-cell table:formula="of:=[.G101]-[.$B$2]" office:value-type="float" office:value="33.8943700790405" calcext:value-type="float">
            <text:p>33.894370079</text:p>
          </table:table-cell>
          <table:table-cell table:formula="of:=[.C101]/([.H101]-[.H100])" office:value-type="float" office:value="99624.411090573" calcext:value-type="float">
            <text:p>99624.411090573</text:p>
          </table:table-cell>
          <table:table-cell table:formula="of:=[.G101]-[.$B101]" office:value-type="float" office:value="12.2767400741577" calcext:value-type="float">
            <text:p>12.27674007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7161.71469" calcext:value-type="float">
            <text:p>1443137161.71469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7145099639893" calcext:value-type="float">
            <text:p>21.714509964</text:p>
          </table:table-cell>
          <table:table-cell table:formula="of:=[.C102]/([.D102]-[.D101])" office:value-type="float" office:value="84888.5577146457" calcext:value-type="float">
            <text:p>84888.5577146457</text:p>
          </table:table-cell>
          <table:table-cell/>
          <table:table-cell office:value-type="float" office:value="1443137173.97708" calcext:value-type="float">
            <text:p>1443137173.97708</text:p>
          </table:table-cell>
          <table:table-cell table:formula="of:=[.G102]-[.$B$2]" office:value-type="float" office:value="33.976900100708" calcext:value-type="float">
            <text:p>33.9769001007</text:p>
          </table:table-cell>
          <table:table-cell table:formula="of:=[.C102]/([.H102]-[.H101])" office:value-type="float" office:value="99648.5864639065" calcext:value-type="float">
            <text:p>99648.5864639065</text:p>
          </table:table-cell>
          <table:table-cell table:formula="of:=[.G102]-[.$B102]" office:value-type="float" office:value="12.2623901367188" calcext:value-type="float">
            <text:p>12.262390136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7161.81157" calcext:value-type="float">
            <text:p>1443137161.81157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8113899230957" calcext:value-type="float">
            <text:p>21.8113899231</text:p>
          </table:table-cell>
          <table:table-cell table:formula="of:=[.C103]/([.D103]-[.D102])" office:value-type="float" office:value="84888.5577146457" calcext:value-type="float">
            <text:p>84888.5577146457</text:p>
          </table:table-cell>
          <table:table-cell/>
          <table:table-cell office:value-type="float" office:value="1443137174.05964" calcext:value-type="float">
            <text:p>1443137174.05964</text:p>
          </table:table-cell>
          <table:table-cell table:formula="of:=[.G103]-[.$B$2]" office:value-type="float" office:value="34.0594599246979" calcext:value-type="float">
            <text:p>34.0594599247</text:p>
          </table:table-cell>
          <table:table-cell table:formula="of:=[.C103]/([.H103]-[.H102])" office:value-type="float" office:value="99612.6154654746" calcext:value-type="float">
            <text:p>99612.6154654746</text:p>
          </table:table-cell>
          <table:table-cell table:formula="of:=[.G103]-[.$B103]" office:value-type="float" office:value="12.2480700016022" calcext:value-type="float">
            <text:p>12.248070001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7161.90845" calcext:value-type="float">
            <text:p>1443137161.90845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9082698822021" calcext:value-type="float">
            <text:p>21.9082698822</text:p>
          </table:table-cell>
          <table:table-cell table:formula="of:=[.C104]/([.D104]-[.D103])" office:value-type="float" office:value="84888.5577146457" calcext:value-type="float">
            <text:p>84888.5577146457</text:p>
          </table:table-cell>
          <table:table-cell/>
          <table:table-cell office:value-type="float" office:value="1443137174.12866" calcext:value-type="float">
            <text:p>1443137174.12866</text:p>
          </table:table-cell>
          <table:table-cell table:formula="of:=[.G104]-[.$B$2]" office:value-type="float" office:value="34.1284799575806" calcext:value-type="float">
            <text:p>34.1284799576</text:p>
          </table:table-cell>
          <table:table-cell table:formula="of:=[.C104]/([.H104]-[.H103])" office:value-type="float" office:value="119153.811676356" calcext:value-type="float">
            <text:p>119153.811676356</text:p>
          </table:table-cell>
          <table:table-cell table:formula="of:=[.G104]-[.$B104]" office:value-type="float" office:value="12.2202100753784" calcext:value-type="float">
            <text:p>12.220210075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7162.00445" calcext:value-type="float">
            <text:p>1443137162.00445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2.0042700767517" calcext:value-type="float">
            <text:p>22.0042700768</text:p>
          </table:table-cell>
          <table:table-cell table:formula="of:=[.C105]/([.D105]-[.D104])" office:value-type="float" office:value="85666.4930585565" calcext:value-type="float">
            <text:p>85666.4930585565</text:p>
          </table:table-cell>
          <table:table-cell/>
          <table:table-cell office:value-type="float" office:value="1443137174.22037" calcext:value-type="float">
            <text:p>1443137174.22037</text:p>
          </table:table-cell>
          <table:table-cell table:formula="of:=[.G105]-[.$B$2]" office:value-type="float" office:value="34.2201900482178" calcext:value-type="float">
            <text:p>34.2201900482</text:p>
          </table:table-cell>
          <table:table-cell table:formula="of:=[.C105]/([.H105]-[.H104])" office:value-type="float" office:value="89673.8836790932" calcext:value-type="float">
            <text:p>89673.8836790932</text:p>
          </table:table-cell>
          <table:table-cell table:formula="of:=[.G105]-[.$B105]" office:value-type="float" office:value="12.2159199714661" calcext:value-type="float">
            <text:p>12.215919971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7162.0849" calcext:value-type="float">
            <text:p>1443137162.0849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2.0847198963165" calcext:value-type="float">
            <text:p>22.0847198963</text:p>
          </table:table-cell>
          <table:table-cell table:formula="of:=[.C106]/([.D106]-[.D105])" office:value-type="float" office:value="102225.213735549" calcext:value-type="float">
            <text:p>102225.213735549</text:p>
          </table:table-cell>
          <table:table-cell/>
          <table:table-cell office:value-type="float" office:value="1443137174.31208" calcext:value-type="float">
            <text:p>1443137174.31208</text:p>
          </table:table-cell>
          <table:table-cell table:formula="of:=[.G106]-[.$B$2]" office:value-type="float" office:value="34.3118999004364" calcext:value-type="float">
            <text:p>34.3118999004</text:p>
          </table:table-cell>
          <table:table-cell table:formula="of:=[.C106]/([.H106]-[.H105])" office:value-type="float" office:value="89674.1168047543" calcext:value-type="float">
            <text:p>89674.1168047543</text:p>
          </table:table-cell>
          <table:table-cell table:formula="of:=[.G106]-[.$B106]" office:value-type="float" office:value="12.2271800041199" calcext:value-type="float">
            <text:p>12.227180004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7162.16535" calcext:value-type="float">
            <text:p>1443137162.16535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2.1651699542999" calcext:value-type="float">
            <text:p>22.1651699543</text:p>
          </table:table-cell>
          <table:table-cell table:formula="of:=[.C107]/([.D107]-[.D106])" office:value-type="float" office:value="102224.910784988" calcext:value-type="float">
            <text:p>102224.910784988</text:p>
          </table:table-cell>
          <table:table-cell/>
          <table:table-cell office:value-type="float" office:value="1443137174.40377" calcext:value-type="float">
            <text:p>1443137174.40377</text:p>
          </table:table-cell>
          <table:table-cell table:formula="of:=[.G107]-[.$B$2]" office:value-type="float" office:value="34.403589963913" calcext:value-type="float">
            <text:p>34.4035899639</text:p>
          </table:table-cell>
          <table:table-cell table:formula="of:=[.C107]/([.H107]-[.H106])" office:value-type="float" office:value="89693.4704609752" calcext:value-type="float">
            <text:p>89693.4704609752</text:p>
          </table:table-cell>
          <table:table-cell table:formula="of:=[.G107]-[.$B107]" office:value-type="float" office:value="12.238420009613" calcext:value-type="float">
            <text:p>12.238420009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7162.24577" calcext:value-type="float">
            <text:p>1443137162.24577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2.2455899715424" calcext:value-type="float">
            <text:p>22.2455899715</text:p>
          </table:table-cell>
          <table:table-cell table:formula="of:=[.C108]/([.D108]-[.D107])" office:value-type="float" office:value="102263.096701511" calcext:value-type="float">
            <text:p>102263.096701511</text:p>
          </table:table-cell>
          <table:table-cell/>
          <table:table-cell office:value-type="float" office:value="1443137174.49548" calcext:value-type="float">
            <text:p>1443137174.49548</text:p>
          </table:table-cell>
          <table:table-cell table:formula="of:=[.G108]-[.$B$2]" office:value-type="float" office:value="34.4953000545502" calcext:value-type="float">
            <text:p>34.4953000546</text:p>
          </table:table-cell>
          <table:table-cell table:formula="of:=[.C108]/([.H108]-[.H107])" office:value-type="float" office:value="89673.8836790932" calcext:value-type="float">
            <text:p>89673.8836790932</text:p>
          </table:table-cell>
          <table:table-cell table:formula="of:=[.G108]-[.$B108]" office:value-type="float" office:value="12.2497100830078" calcext:value-type="float">
            <text:p>12.24971008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7162.32622" calcext:value-type="float">
            <text:p>1443137162.32622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2.3260400295258" calcext:value-type="float">
            <text:p>22.3260400295</text:p>
          </table:table-cell>
          <table:table-cell table:formula="of:=[.C109]/([.D109]-[.D108])" office:value-type="float" office:value="102224.910784988" calcext:value-type="float">
            <text:p>102224.910784988</text:p>
          </table:table-cell>
          <table:table-cell/>
          <table:table-cell office:value-type="float" office:value="1443137174.58719" calcext:value-type="float">
            <text:p>1443137174.58719</text:p>
          </table:table-cell>
          <table:table-cell table:formula="of:=[.G109]-[.$B$2]" office:value-type="float" office:value="34.5870099067688" calcext:value-type="float">
            <text:p>34.5870099068</text:p>
          </table:table-cell>
          <table:table-cell table:formula="of:=[.C109]/([.H109]-[.H108])" office:value-type="float" office:value="89674.1168047543" calcext:value-type="float">
            <text:p>89674.1168047543</text:p>
          </table:table-cell>
          <table:table-cell table:formula="of:=[.G109]-[.$B109]" office:value-type="float" office:value="12.260969877243" calcext:value-type="float">
            <text:p>12.260969877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7162.40666" calcext:value-type="float">
            <text:p>1443137162.40666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2.4064800739288" calcext:value-type="float">
            <text:p>22.4064800739</text:p>
          </table:table-cell>
          <table:table-cell table:formula="of:=[.C110]/([.D110]-[.D109])" office:value-type="float" office:value="102237.636254779" calcext:value-type="float">
            <text:p>102237.636254779</text:p>
          </table:table-cell>
          <table:table-cell/>
          <table:table-cell office:value-type="float" office:value="1443137174.67889" calcext:value-type="float">
            <text:p>1443137174.67889</text:p>
          </table:table-cell>
          <table:table-cell table:formula="of:=[.G110]-[.$B$2]" office:value-type="float" office:value="34.6787099838257" calcext:value-type="float">
            <text:p>34.6787099838</text:p>
          </table:table-cell>
          <table:table-cell table:formula="of:=[.C110]/([.H110]-[.H109])" office:value-type="float" office:value="89683.6760006032" calcext:value-type="float">
            <text:p>89683.6760006032</text:p>
          </table:table-cell>
          <table:table-cell table:formula="of:=[.G110]-[.$B110]" office:value-type="float" office:value="12.2722299098969" calcext:value-type="float">
            <text:p>12.272229909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7162.48711" calcext:value-type="float">
            <text:p>1443137162.48711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4869298934937" calcext:value-type="float">
            <text:p>22.4869298935</text:p>
          </table:table-cell>
          <table:table-cell table:formula="of:=[.C111]/([.D111]-[.D110])" office:value-type="float" office:value="102225.213735549" calcext:value-type="float">
            <text:p>102225.213735549</text:p>
          </table:table-cell>
          <table:table-cell/>
          <table:table-cell office:value-type="float" office:value="1443137174.77061" calcext:value-type="float">
            <text:p>1443137174.77061</text:p>
          </table:table-cell>
          <table:table-cell table:formula="of:=[.G111]-[.$B$2]" office:value-type="float" office:value="34.7704300880432" calcext:value-type="float">
            <text:p>34.770430088</text:p>
          </table:table-cell>
          <table:table-cell table:formula="of:=[.C111]/([.H111]-[.H110])" office:value-type="float" office:value="89664.0934957448" calcext:value-type="float">
            <text:p>89664.0934957448</text:p>
          </table:table-cell>
          <table:table-cell table:formula="of:=[.G111]-[.$B111]" office:value-type="float" office:value="12.2835001945496" calcext:value-type="float">
            <text:p>12.283500194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7162.56755" calcext:value-type="float">
            <text:p>1443137162.56755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5673699378967" calcext:value-type="float">
            <text:p>22.5673699379</text:p>
          </table:table-cell>
          <table:table-cell table:formula="of:=[.C112]/([.D112]-[.D111])" office:value-type="float" office:value="102237.636254779" calcext:value-type="float">
            <text:p>102237.636254779</text:p>
          </table:table-cell>
          <table:table-cell/>
          <table:table-cell office:value-type="float" office:value="1443137174.86232" calcext:value-type="float">
            <text:p>1443137174.86232</text:p>
          </table:table-cell>
          <table:table-cell table:formula="of:=[.G112]-[.$B$2]" office:value-type="float" office:value="34.8621399402618" calcext:value-type="float">
            <text:p>34.8621399403</text:p>
          </table:table-cell>
          <table:table-cell table:formula="of:=[.C112]/([.H112]-[.H111])" office:value-type="float" office:value="89674.1168047543" calcext:value-type="float">
            <text:p>89674.1168047543</text:p>
          </table:table-cell>
          <table:table-cell table:formula="of:=[.G112]-[.$B112]" office:value-type="float" office:value="12.2947700023651" calcext:value-type="float">
            <text:p>12.29477000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7162.64799" calcext:value-type="float">
            <text:p>1443137162.64799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6478099822998" calcext:value-type="float">
            <text:p>22.6478099823</text:p>
          </table:table-cell>
          <table:table-cell table:formula="of:=[.C113]/([.D113]-[.D112])" office:value-type="float" office:value="102237.636254779" calcext:value-type="float">
            <text:p>102237.636254779</text:p>
          </table:table-cell>
          <table:table-cell/>
          <table:table-cell office:value-type="float" office:value="1443137174.95398" calcext:value-type="float">
            <text:p>1443137174.95398</text:p>
          </table:table-cell>
          <table:table-cell table:formula="of:=[.G113]-[.$B$2]" office:value-type="float" office:value="34.9537999629974" calcext:value-type="float">
            <text:p>34.953799963</text:p>
          </table:table-cell>
          <table:table-cell table:formula="of:=[.C113]/([.H113]-[.H112])" office:value-type="float" office:value="89722.8666822734" calcext:value-type="float">
            <text:p>89722.8666822734</text:p>
          </table:table-cell>
          <table:table-cell table:formula="of:=[.G113]-[.$B113]" office:value-type="float" office:value="12.3059899806976" calcext:value-type="float">
            <text:p>12.305989980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7162.72843" calcext:value-type="float">
            <text:p>1443137162.72843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7282500267029" calcext:value-type="float">
            <text:p>22.7282500267</text:p>
          </table:table-cell>
          <table:table-cell table:formula="of:=[.C114]/([.D114]-[.D113])" office:value-type="float" office:value="102237.636254779" calcext:value-type="float">
            <text:p>102237.636254779</text:p>
          </table:table-cell>
          <table:table-cell/>
          <table:table-cell office:value-type="float" office:value="1443137175.04581" calcext:value-type="float">
            <text:p>1443137175.04581</text:p>
          </table:table-cell>
          <table:table-cell table:formula="of:=[.G114]-[.$B$2]" office:value-type="float" office:value="35.0456299781799" calcext:value-type="float">
            <text:p>35.0456299782</text:p>
          </table:table-cell>
          <table:table-cell table:formula="of:=[.C114]/([.H114]-[.H113])" office:value-type="float" office:value="89556.7749134782" calcext:value-type="float">
            <text:p>89556.7749134782</text:p>
          </table:table-cell>
          <table:table-cell table:formula="of:=[.G114]-[.$B114]" office:value-type="float" office:value="12.3173799514771" calcext:value-type="float">
            <text:p>12.317379951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7162.80888" calcext:value-type="float">
            <text:p>1443137162.80888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8087000846863" calcext:value-type="float">
            <text:p>22.8087000847</text:p>
          </table:table-cell>
          <table:table-cell table:formula="of:=[.C115]/([.D115]-[.D114])" office:value-type="float" office:value="102224.910784988" calcext:value-type="float">
            <text:p>102224.910784988</text:p>
          </table:table-cell>
          <table:table-cell/>
          <table:table-cell office:value-type="float" office:value="1443137175.10226" calcext:value-type="float">
            <text:p>1443137175.10226</text:p>
          </table:table-cell>
          <table:table-cell table:formula="of:=[.G115]-[.$B$2]" office:value-type="float" office:value="35.1020801067352" calcext:value-type="float">
            <text:p>35.1020801067</text:p>
          </table:table-cell>
          <table:table-cell table:formula="of:=[.C115]/([.H115]-[.H114])" office:value-type="float" office:value="145686.11640882" calcext:value-type="float">
            <text:p>145686.11640882</text:p>
          </table:table-cell>
          <table:table-cell table:formula="of:=[.G115]-[.$B115]" office:value-type="float" office:value="12.293380022049" calcext:value-type="float">
            <text:p>12.29338002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7162.88932" calcext:value-type="float">
            <text:p>1443137162.88932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8891398906708" calcext:value-type="float">
            <text:p>22.8891398907</text:p>
          </table:table-cell>
          <table:table-cell table:formula="of:=[.C116]/([.D116]-[.D115])" office:value-type="float" office:value="102237.939280771" calcext:value-type="float">
            <text:p>102237.939280771</text:p>
          </table:table-cell>
          <table:table-cell/>
          <table:table-cell office:value-type="float" office:value="1443137175.17733" calcext:value-type="float">
            <text:p>1443137175.17733</text:p>
          </table:table-cell>
          <table:table-cell table:formula="of:=[.G116]-[.$B$2]" office:value-type="float" office:value="35.1771500110626" calcext:value-type="float">
            <text:p>35.1771500111</text:p>
          </table:table-cell>
          <table:table-cell table:formula="of:=[.C116]/([.H116]-[.H115])" office:value-type="float" office:value="109551.225270433" calcext:value-type="float">
            <text:p>109551.225270433</text:p>
          </table:table-cell>
          <table:table-cell table:formula="of:=[.G116]-[.$B116]" office:value-type="float" office:value="12.2880101203918" calcext:value-type="float">
            <text:p>12.288010120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7162.96976" calcext:value-type="float">
            <text:p>1443137162.96976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9695799350739" calcext:value-type="float">
            <text:p>22.9695799351</text:p>
          </table:table-cell>
          <table:table-cell table:formula="of:=[.C117]/([.D117]-[.D116])" office:value-type="float" office:value="102237.636254779" calcext:value-type="float">
            <text:p>102237.636254779</text:p>
          </table:table-cell>
          <table:table-cell/>
          <table:table-cell office:value-type="float" office:value="1443137175.25237" calcext:value-type="float">
            <text:p>1443137175.25237</text:p>
          </table:table-cell>
          <table:table-cell table:formula="of:=[.G117]-[.$B$2]" office:value-type="float" office:value="35.2521901130676" calcext:value-type="float">
            <text:p>35.2521901131</text:p>
          </table:table-cell>
          <table:table-cell table:formula="of:=[.C117]/([.H117]-[.H116])" office:value-type="float" office:value="109594.733752514" calcext:value-type="float">
            <text:p>109594.733752514</text:p>
          </table:table-cell>
          <table:table-cell table:formula="of:=[.G117]-[.$B117]" office:value-type="float" office:value="12.2826101779938" calcext:value-type="float">
            <text:p>12.28261017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7163.05145" calcext:value-type="float">
            <text:p>1443137163.05145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3.0512700080872" calcext:value-type="float">
            <text:p>23.0512700081</text:p>
          </table:table-cell>
          <table:table-cell table:formula="of:=[.C118]/([.D118]-[.D117])" office:value-type="float" office:value="100673.187042696" calcext:value-type="float">
            <text:p>100673.187042696</text:p>
          </table:table-cell>
          <table:table-cell/>
          <table:table-cell office:value-type="float" office:value="1443137175.32738" calcext:value-type="float">
            <text:p>1443137175.32738</text:p>
          </table:table-cell>
          <table:table-cell table:formula="of:=[.G118]-[.$B$2]" office:value-type="float" office:value="35.3271999359131" calcext:value-type="float">
            <text:p>35.3271999359</text:p>
          </table:table-cell>
          <table:table-cell table:formula="of:=[.C118]/([.H118]-[.H117])" office:value-type="float" office:value="109638.973777391" calcext:value-type="float">
            <text:p>109638.973777391</text:p>
          </table:table-cell>
          <table:table-cell table:formula="of:=[.G118]-[.$B118]" office:value-type="float" office:value="12.2759299278259" calcext:value-type="float">
            <text:p>12.275929927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7163.13379" calcext:value-type="float">
            <text:p>1443137163.13379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3.1336100101471" calcext:value-type="float">
            <text:p>23.1336100101</text:p>
          </table:table-cell>
          <table:table-cell table:formula="of:=[.C119]/([.D119]-[.D118])" office:value-type="float" office:value="99878.5498452335" calcext:value-type="float">
            <text:p>99878.5498452335</text:p>
          </table:table-cell>
          <table:table-cell/>
          <table:table-cell office:value-type="float" office:value="1443137175.40242" calcext:value-type="float">
            <text:p>1443137175.40242</text:p>
          </table:table-cell>
          <table:table-cell table:formula="of:=[.G119]-[.$B$2]" office:value-type="float" office:value="35.4022400379181" calcext:value-type="float">
            <text:p>35.4022400379</text:p>
          </table:table-cell>
          <table:table-cell table:formula="of:=[.C119]/([.H119]-[.H118])" office:value-type="float" office:value="109594.733752514" calcext:value-type="float">
            <text:p>109594.733752514</text:p>
          </table:table-cell>
          <table:table-cell table:formula="of:=[.G119]-[.$B119]" office:value-type="float" office:value="12.268630027771" calcext:value-type="float">
            <text:p>12.268630027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7163.21617" calcext:value-type="float">
            <text:p>1443137163.21617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3.2159900665283" calcext:value-type="float">
            <text:p>23.2159900665</text:p>
          </table:table-cell>
          <table:table-cell table:formula="of:=[.C120]/([.D120]-[.D119])" office:value-type="float" office:value="99829.9875147239" calcext:value-type="float">
            <text:p>99829.9875147239</text:p>
          </table:table-cell>
          <table:table-cell/>
          <table:table-cell office:value-type="float" office:value="1443137175.47745" calcext:value-type="float">
            <text:p>1443137175.47745</text:p>
          </table:table-cell>
          <table:table-cell table:formula="of:=[.G120]-[.$B$2]" office:value-type="float" office:value="35.4772698879242" calcext:value-type="float">
            <text:p>35.4772698879</text:p>
          </table:table-cell>
          <table:table-cell table:formula="of:=[.C120]/([.H120]-[.H119])" office:value-type="float" office:value="109609.708660366" calcext:value-type="float">
            <text:p>109609.708660366</text:p>
          </table:table-cell>
          <table:table-cell table:formula="of:=[.G120]-[.$B120]" office:value-type="float" office:value="12.2612798213959" calcext:value-type="float">
            <text:p>12.261279821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7163.29853" calcext:value-type="float">
            <text:p>1443137163.29853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3.2983500957489" calcext:value-type="float">
            <text:p>23.2983500957</text:p>
          </table:table-cell>
          <table:table-cell table:formula="of:=[.C121]/([.D121]-[.D120])" office:value-type="float" office:value="99854.2627756243" calcext:value-type="float">
            <text:p>99854.2627756243</text:p>
          </table:table-cell>
          <table:table-cell/>
          <table:table-cell office:value-type="float" office:value="1443137175.55248" calcext:value-type="float">
            <text:p>1443137175.55248</text:p>
          </table:table-cell>
          <table:table-cell table:formula="of:=[.G121]-[.$B$2]" office:value-type="float" office:value="35.5522999763489" calcext:value-type="float">
            <text:p>35.5522999763</text:p>
          </table:table-cell>
          <table:table-cell table:formula="of:=[.C121]/([.H121]-[.H120])" office:value-type="float" office:value="109609.360360217" calcext:value-type="float">
            <text:p>109609.360360217</text:p>
          </table:table-cell>
          <table:table-cell table:formula="of:=[.G121]-[.$B121]" office:value-type="float" office:value="12.2539498806" calcext:value-type="float">
            <text:p>12.253949880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7163.3809" calcext:value-type="float">
            <text:p>1443137163.3809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23.3807199001312" calcext:value-type="float">
            <text:p>23.3807199001</text:p>
          </table:table-cell>
          <table:table-cell table:formula="of:=[.C122]/([.D122]-[.D121])" office:value-type="float" office:value="99842.4126616573" calcext:value-type="float">
            <text:p>99842.4126616573</text:p>
          </table:table-cell>
          <table:table-cell/>
          <table:table-cell office:value-type="float" office:value="1443137175.62752" calcext:value-type="float">
            <text:p>1443137175.62752</text:p>
          </table:table-cell>
          <table:table-cell table:formula="of:=[.G122]-[.$B$2]" office:value-type="float" office:value="35.6273400783539" calcext:value-type="float">
            <text:p>35.6273400784</text:p>
          </table:table-cell>
          <table:table-cell table:formula="of:=[.C122]/([.H122]-[.H121])" office:value-type="float" office:value="109594.733752514" calcext:value-type="float">
            <text:p>109594.733752514</text:p>
          </table:table-cell>
          <table:table-cell table:formula="of:=[.G122]-[.$B122]" office:value-type="float" office:value="12.2466201782227" calcext:value-type="float">
            <text:p>12.246620178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7163.46326" calcext:value-type="float">
            <text:p>1443137163.46326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23.4630799293518" calcext:value-type="float">
            <text:p>23.4630799294</text:p>
          </table:table-cell>
          <table:table-cell table:formula="of:=[.C123]/([.D123]-[.D122])" office:value-type="float" office:value="99854.2627756243" calcext:value-type="float">
            <text:p>99854.2627756243</text:p>
          </table:table-cell>
          <table:table-cell/>
          <table:table-cell office:value-type="float" office:value="1443137175.70257" calcext:value-type="float">
            <text:p>1443137175.70257</text:p>
          </table:table-cell>
          <table:table-cell table:formula="of:=[.G123]-[.$B$2]" office:value-type="float" office:value="35.7023899555206" calcext:value-type="float">
            <text:p>35.7023899555</text:p>
          </table:table-cell>
          <table:table-cell table:formula="of:=[.C123]/([.H123]-[.H122])" office:value-type="float" office:value="109580.459162214" calcext:value-type="float">
            <text:p>109580.459162214</text:p>
          </table:table-cell>
          <table:table-cell table:formula="of:=[.G123]-[.$B123]" office:value-type="float" office:value="12.2393100261688" calcext:value-type="float">
            <text:p>12.239310026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7163.54563" calcext:value-type="float">
            <text:p>1443137163.54563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23.5454499721527" calcext:value-type="float">
            <text:p>23.5454499722</text:p>
          </table:table-cell>
          <table:table-cell table:formula="of:=[.C124]/([.D124]-[.D123])" office:value-type="float" office:value="99842.1236696239" calcext:value-type="float">
            <text:p>99842.1236696239</text:p>
          </table:table-cell>
          <table:table-cell/>
          <table:table-cell office:value-type="float" office:value="1443137175.77759" calcext:value-type="float">
            <text:p>1443137175.77759</text:p>
          </table:table-cell>
          <table:table-cell table:formula="of:=[.G124]-[.$B$2]" office:value-type="float" office:value="35.777410030365" calcext:value-type="float">
            <text:p>35.7774100304</text:p>
          </table:table-cell>
          <table:table-cell table:formula="of:=[.C124]/([.H124]-[.H123])" office:value-type="float" office:value="109623.990872601" calcext:value-type="float">
            <text:p>109623.990872601</text:p>
          </table:table-cell>
          <table:table-cell table:formula="of:=[.G124]-[.$B124]" office:value-type="float" office:value="12.2319600582123" calcext:value-type="float">
            <text:p>12.231960058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7163.628" calcext:value-type="float">
            <text:p>1443137163.628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23.6278200149536" calcext:value-type="float">
            <text:p>23.627820015</text:p>
          </table:table-cell>
          <table:table-cell table:formula="of:=[.C125]/([.D125]-[.D124])" office:value-type="float" office:value="99842.1236696239" calcext:value-type="float">
            <text:p>99842.1236696239</text:p>
          </table:table-cell>
          <table:table-cell/>
          <table:table-cell office:value-type="float" office:value="1443137175.85262" calcext:value-type="float">
            <text:p>1443137175.85262</text:p>
          </table:table-cell>
          <table:table-cell table:formula="of:=[.G125]-[.$B$2]" office:value-type="float" office:value="35.8524398803711" calcext:value-type="float">
            <text:p>35.8524398804</text:p>
          </table:table-cell>
          <table:table-cell table:formula="of:=[.C125]/([.H125]-[.H124])" office:value-type="float" office:value="109609.708660366" calcext:value-type="float">
            <text:p>109609.708660366</text:p>
          </table:table-cell>
          <table:table-cell table:formula="of:=[.G125]-[.$B125]" office:value-type="float" office:value="12.2246198654175" calcext:value-type="float">
            <text:p>12.224619865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7163.71036" calcext:value-type="float">
            <text:p>1443137163.71036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23.7101800441742" calcext:value-type="float">
            <text:p>23.7101800442</text:p>
          </table:table-cell>
          <table:table-cell table:formula="of:=[.C126]/([.D126]-[.D125])" office:value-type="float" office:value="99854.2627756243" calcext:value-type="float">
            <text:p>99854.2627756243</text:p>
          </table:table-cell>
          <table:table-cell/>
          <table:table-cell office:value-type="float" office:value="1443137175.92766" calcext:value-type="float">
            <text:p>1443137175.92766</text:p>
          </table:table-cell>
          <table:table-cell table:formula="of:=[.G126]-[.$B$2]" office:value-type="float" office:value="35.9274799823761" calcext:value-type="float">
            <text:p>35.9274799824</text:p>
          </table:table-cell>
          <table:table-cell table:formula="of:=[.C126]/([.H126]-[.H125])" office:value-type="float" office:value="109594.733752514" calcext:value-type="float">
            <text:p>109594.733752514</text:p>
          </table:table-cell>
          <table:table-cell table:formula="of:=[.G126]-[.$B126]" office:value-type="float" office:value="12.2172999382019" calcext:value-type="float">
            <text:p>12.217299938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7163.79271" calcext:value-type="float">
            <text:p>1443137163.79271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23.7925300598145" calcext:value-type="float">
            <text:p>23.7925300598</text:p>
          </table:table-cell>
          <table:table-cell table:formula="of:=[.C127]/([.D127]-[.D126])" office:value-type="float" office:value="99866.4048338019" calcext:value-type="float">
            <text:p>99866.4048338019</text:p>
          </table:table-cell>
          <table:table-cell/>
          <table:table-cell office:value-type="float" office:value="1443137176.00274" calcext:value-type="float">
            <text:p>1443137176.00274</text:p>
          </table:table-cell>
          <table:table-cell table:formula="of:=[.G127]-[.$B$2]" office:value-type="float" office:value="36.0025599002838" calcext:value-type="float">
            <text:p>36.0025599003</text:p>
          </table:table-cell>
          <table:table-cell table:formula="of:=[.C127]/([.H127]-[.H126])" office:value-type="float" office:value="109536.614173028" calcext:value-type="float">
            <text:p>109536.614173028</text:p>
          </table:table-cell>
          <table:table-cell table:formula="of:=[.G127]-[.$B127]" office:value-type="float" office:value="12.2100298404694" calcext:value-type="float">
            <text:p>12.210029840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7163.87505" calcext:value-type="float">
            <text:p>1443137163.87505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23.8748700618744" calcext:value-type="float">
            <text:p>23.8748700619</text:p>
          </table:table-cell>
          <table:table-cell table:formula="of:=[.C128]/([.D128]-[.D127])" office:value-type="float" office:value="99878.5498452335" calcext:value-type="float">
            <text:p>99878.5498452335</text:p>
          </table:table-cell>
          <table:table-cell/>
          <table:table-cell office:value-type="float" office:value="1443137176.05458" calcext:value-type="float">
            <text:p>1443137176.05458</text:p>
          </table:table-cell>
          <table:table-cell table:formula="of:=[.G128]-[.$B$2]" office:value-type="float" office:value="36.0543999671936" calcext:value-type="float">
            <text:p>36.0543999672</text:p>
          </table:table-cell>
          <table:table-cell table:formula="of:=[.C128]/([.H128]-[.H127])" office:value-type="float" office:value="158641.770550009" calcext:value-type="float">
            <text:p>158641.770550009</text:p>
          </table:table-cell>
          <table:table-cell table:formula="of:=[.G128]-[.$B128]" office:value-type="float" office:value="12.1795299053192" calcext:value-type="float">
            <text:p>12.179529905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7163.95743" calcext:value-type="float">
            <text:p>1443137163.95743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23.957249879837" calcext:value-type="float">
            <text:p>23.9572498798</text:p>
          </table:table-cell>
          <table:table-cell table:formula="of:=[.C129]/([.D129]-[.D128])" office:value-type="float" office:value="99830.2764365055" calcext:value-type="float">
            <text:p>99830.2764365055</text:p>
          </table:table-cell>
          <table:table-cell/>
          <table:table-cell office:value-type="float" office:value="1443137176.12332" calcext:value-type="float">
            <text:p>1443137176.12332</text:p>
          </table:table-cell>
          <table:table-cell table:formula="of:=[.G129]-[.$B$2]" office:value-type="float" office:value="36.1231400966644" calcext:value-type="float">
            <text:p>36.1231400967</text:p>
          </table:table-cell>
          <table:table-cell table:formula="of:=[.C129]/([.H129]-[.H128])" office:value-type="float" office:value="119638.994911851" calcext:value-type="float">
            <text:p>119638.994911851</text:p>
          </table:table-cell>
          <table:table-cell table:formula="of:=[.G129]-[.$B129]" office:value-type="float" office:value="12.1658902168274" calcext:value-type="float">
            <text:p>12.165890216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7164.0396" calcext:value-type="float">
            <text:p>1443137164.0396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24.0394198894501" calcext:value-type="float">
            <text:p>24.0394198895</text:p>
          </table:table-cell>
          <table:table-cell table:formula="of:=[.C130]/([.D130]-[.D129])" office:value-type="float" office:value="100085.177532889" calcext:value-type="float">
            <text:p>100085.177532889</text:p>
          </table:table-cell>
          <table:table-cell/>
          <table:table-cell office:value-type="float" office:value="1443137176.19211" calcext:value-type="float">
            <text:p>1443137176.19211</text:p>
          </table:table-cell>
          <table:table-cell table:formula="of:=[.G130]-[.$B$2]" office:value-type="float" office:value="36.1919300556183" calcext:value-type="float">
            <text:p>36.1919300556</text:p>
          </table:table-cell>
          <table:table-cell table:formula="of:=[.C130]/([.H130]-[.H129])" office:value-type="float" office:value="119552.331838379" calcext:value-type="float">
            <text:p>119552.331838379</text:p>
          </table:table-cell>
          <table:table-cell table:formula="of:=[.G130]-[.$B130]" office:value-type="float" office:value="12.1525101661682" calcext:value-type="float">
            <text:p>12.152510166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7164.12156" calcext:value-type="float">
            <text:p>1443137164.12156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24.1213800907135" calcext:value-type="float">
            <text:p>24.1213800907</text:p>
          </table:table-cell>
          <table:table-cell table:formula="of:=[.C131]/([.D131]-[.D130])" office:value-type="float" office:value="100341.383662142" calcext:value-type="float">
            <text:p>100341.383662142</text:p>
          </table:table-cell>
          <table:table-cell/>
          <table:table-cell office:value-type="float" office:value="1443137176.26088" calcext:value-type="float">
            <text:p>1443137176.26088</text:p>
          </table:table-cell>
          <table:table-cell table:formula="of:=[.G131]-[.$B$2]" office:value-type="float" office:value="36.2606999874115" calcext:value-type="float">
            <text:p>36.2606999874</text:p>
          </table:table-cell>
          <table:table-cell table:formula="of:=[.C131]/([.H131]-[.H130])" office:value-type="float" office:value="119587.147835613" calcext:value-type="float">
            <text:p>119587.147835613</text:p>
          </table:table-cell>
          <table:table-cell table:formula="of:=[.G131]-[.$B131]" office:value-type="float" office:value="12.139319896698" calcext:value-type="float">
            <text:p>12.139319896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7164.20351" calcext:value-type="float">
            <text:p>1443137164.20351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24.203330039978" calcext:value-type="float">
            <text:p>24.20333004</text:p>
          </table:table-cell>
          <table:table-cell table:formula="of:=[.C132]/([.D132]-[.D131])" office:value-type="float" office:value="100353.936443008" calcext:value-type="float">
            <text:p>100353.936443008</text:p>
          </table:table-cell>
          <table:table-cell/>
          <table:table-cell office:value-type="float" office:value="1443137176.32966" calcext:value-type="float">
            <text:p>1443137176.32966</text:p>
          </table:table-cell>
          <table:table-cell table:formula="of:=[.G132]-[.$B$2]" office:value-type="float" office:value="36.329479932785" calcext:value-type="float">
            <text:p>36.3294799328</text:p>
          </table:table-cell>
          <table:table-cell table:formula="of:=[.C132]/([.H132]-[.H131])" office:value-type="float" office:value="119569.737302589" calcext:value-type="float">
            <text:p>119569.737302589</text:p>
          </table:table-cell>
          <table:table-cell table:formula="of:=[.G132]-[.$B132]" office:value-type="float" office:value="12.126149892807" calcext:value-type="float">
            <text:p>12.126149892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7164.28547" calcext:value-type="float">
            <text:p>1443137164.28547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24.2852900028229" calcext:value-type="float">
            <text:p>24.2852900028</text:p>
          </table:table-cell>
          <table:table-cell table:formula="of:=[.C133]/([.D133]-[.D132])" office:value-type="float" office:value="100341.675551612" calcext:value-type="float">
            <text:p>100341.675551612</text:p>
          </table:table-cell>
          <table:table-cell/>
          <table:table-cell office:value-type="float" office:value="1443137176.39845" calcext:value-type="float">
            <text:p>1443137176.39845</text:p>
          </table:table-cell>
          <table:table-cell table:formula="of:=[.G133]-[.$B$2]" office:value-type="float" office:value="36.3982698917389" calcext:value-type="float">
            <text:p>36.3982698917</text:p>
          </table:table-cell>
          <table:table-cell table:formula="of:=[.C133]/([.H133]-[.H132])" office:value-type="float" office:value="119552.331838379" calcext:value-type="float">
            <text:p>119552.331838379</text:p>
          </table:table-cell>
          <table:table-cell table:formula="of:=[.G133]-[.$B133]" office:value-type="float" office:value="12.112979888916" calcext:value-type="float">
            <text:p>12.112979888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7164.36744" calcext:value-type="float">
            <text:p>1443137164.36744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24.367259979248" calcext:value-type="float">
            <text:p>24.3672599792</text:p>
          </table:table-cell>
          <table:table-cell table:formula="of:=[.C134]/([.D134]-[.D133])" office:value-type="float" office:value="100329.417655836" calcext:value-type="float">
            <text:p>100329.417655836</text:p>
          </table:table-cell>
          <table:table-cell/>
          <table:table-cell office:value-type="float" office:value="1443137176.46723" calcext:value-type="float">
            <text:p>1443137176.46723</text:p>
          </table:table-cell>
          <table:table-cell table:formula="of:=[.G134]-[.$B$2]" office:value-type="float" office:value="36.467050075531" calcext:value-type="float">
            <text:p>36.4670500755</text:p>
          </table:table-cell>
          <table:table-cell table:formula="of:=[.C134]/([.H134]-[.H133])" office:value-type="float" office:value="119569.322827877" calcext:value-type="float">
            <text:p>119569.322827877</text:p>
          </table:table-cell>
          <table:table-cell table:formula="of:=[.G134]-[.$B134]" office:value-type="float" office:value="12.099790096283" calcext:value-type="float">
            <text:p>12.099790096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7164.4494" calcext:value-type="float">
            <text:p>1443137164.4494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24.4492199420929" calcext:value-type="float">
            <text:p>24.4492199421</text:p>
          </table:table-cell>
          <table:table-cell table:formula="of:=[.C135]/([.D135]-[.D134])" office:value-type="float" office:value="100341.675551612" calcext:value-type="float">
            <text:p>100341.675551612</text:p>
          </table:table-cell>
          <table:table-cell/>
          <table:table-cell office:value-type="float" office:value="1443137176.536" calcext:value-type="float">
            <text:p>1443137176.536</text:p>
          </table:table-cell>
          <table:table-cell table:formula="of:=[.G135]-[.$B$2]" office:value-type="float" office:value="36.5358200073242" calcext:value-type="float">
            <text:p>36.5358200073</text:p>
          </table:table-cell>
          <table:table-cell table:formula="of:=[.C135]/([.H135]-[.H134])" office:value-type="float" office:value="119587.147835613" calcext:value-type="float">
            <text:p>119587.147835613</text:p>
          </table:table-cell>
          <table:table-cell table:formula="of:=[.G135]-[.$B135]" office:value-type="float" office:value="12.0866000652313" calcext:value-type="float">
            <text:p>12.086600065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7164.53138" calcext:value-type="float">
            <text:p>1443137164.53138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24.5311999320984" calcext:value-type="float">
            <text:p>24.5311999321</text:p>
          </table:table-cell>
          <table:table-cell table:formula="of:=[.C136]/([.D136]-[.D135])" office:value-type="float" office:value="100317.162754581" calcext:value-type="float">
            <text:p>100317.162754581</text:p>
          </table:table-cell>
          <table:table-cell/>
          <table:table-cell office:value-type="float" office:value="1443137176.60479" calcext:value-type="float">
            <text:p>1443137176.60479</text:p>
          </table:table-cell>
          <table:table-cell table:formula="of:=[.G136]-[.$B$2]" office:value-type="float" office:value="36.6046099662781" calcext:value-type="float">
            <text:p>36.6046099663</text:p>
          </table:table-cell>
          <table:table-cell table:formula="of:=[.C136]/([.H136]-[.H135])" office:value-type="float" office:value="119552.331838379" calcext:value-type="float">
            <text:p>119552.331838379</text:p>
          </table:table-cell>
          <table:table-cell table:formula="of:=[.G136]-[.$B136]" office:value-type="float" office:value="12.0734100341797" calcext:value-type="float">
            <text:p>12.073410034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7164.61334" calcext:value-type="float">
            <text:p>1443137164.61334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24.6131598949432" calcext:value-type="float">
            <text:p>24.6131598949</text:p>
          </table:table-cell>
          <table:table-cell table:formula="of:=[.C137]/([.D137]-[.D136])" office:value-type="float" office:value="100341.675551612" calcext:value-type="float">
            <text:p>100341.675551612</text:p>
          </table:table-cell>
          <table:table-cell/>
          <table:table-cell office:value-type="float" office:value="1443137176.67359" calcext:value-type="float">
            <text:p>1443137176.67359</text:p>
          </table:table-cell>
          <table:table-cell table:formula="of:=[.G137]-[.$B$2]" office:value-type="float" office:value="36.6734099388123" calcext:value-type="float">
            <text:p>36.6734099388</text:p>
          </table:table-cell>
          <table:table-cell table:formula="of:=[.C137]/([.H137]-[.H136])" office:value-type="float" office:value="119534.93144077" calcext:value-type="float">
            <text:p>119534.93144077</text:p>
          </table:table-cell>
          <table:table-cell table:formula="of:=[.G137]-[.$B137]" office:value-type="float" office:value="12.060250043869" calcext:value-type="float">
            <text:p>12.060250043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7164.69531" calcext:value-type="float">
            <text:p>1443137164.69531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24.695130109787" calcext:value-type="float">
            <text:p>24.6951301098</text:p>
          </table:table-cell>
          <table:table-cell table:formula="of:=[.C138]/([.D138]-[.D137])" office:value-type="float" office:value="100329.125837677" calcext:value-type="float">
            <text:p>100329.125837677</text:p>
          </table:table-cell>
          <table:table-cell/>
          <table:table-cell office:value-type="float" office:value="1443137176.74238" calcext:value-type="float">
            <text:p>1443137176.74238</text:p>
          </table:table-cell>
          <table:table-cell table:formula="of:=[.G138]-[.$B$2]" office:value-type="float" office:value="36.7421998977661" calcext:value-type="float">
            <text:p>36.7421998978</text:p>
          </table:table-cell>
          <table:table-cell table:formula="of:=[.C138]/([.H138]-[.H137])" office:value-type="float" office:value="119552.331838379" calcext:value-type="float">
            <text:p>119552.331838379</text:p>
          </table:table-cell>
          <table:table-cell table:formula="of:=[.G138]-[.$B138]" office:value-type="float" office:value="12.0470697879791" calcext:value-type="float">
            <text:p>12.04706978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7164.77727" calcext:value-type="float">
            <text:p>1443137164.77727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24.7770900726318" calcext:value-type="float">
            <text:p>24.7770900726</text:p>
          </table:table-cell>
          <table:table-cell table:formula="of:=[.C139]/([.D139]-[.D138])" office:value-type="float" office:value="100341.675551612" calcext:value-type="float">
            <text:p>100341.675551612</text:p>
          </table:table-cell>
          <table:table-cell/>
          <table:table-cell office:value-type="float" office:value="1443137176.81117" calcext:value-type="float">
            <text:p>1443137176.81117</text:p>
          </table:table-cell>
          <table:table-cell table:formula="of:=[.G139]-[.$B$2]" office:value-type="float" office:value="36.8109900951386" calcext:value-type="float">
            <text:p>36.8109900951</text:p>
          </table:table-cell>
          <table:table-cell table:formula="of:=[.C139]/([.H139]-[.H138])" office:value-type="float" office:value="119551.917484326" calcext:value-type="float">
            <text:p>119551.917484326</text:p>
          </table:table-cell>
          <table:table-cell table:formula="of:=[.G139]-[.$B139]" office:value-type="float" office:value="12.0339000225067" calcext:value-type="float">
            <text:p>12.033900022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7164.85924" calcext:value-type="float">
            <text:p>1443137164.85924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24.859060049057" calcext:value-type="float">
            <text:p>24.8590600491</text:p>
          </table:table-cell>
          <table:table-cell table:formula="of:=[.C140]/([.D140]-[.D139])" office:value-type="float" office:value="100329.417655836" calcext:value-type="float">
            <text:p>100329.417655836</text:p>
          </table:table-cell>
          <table:table-cell/>
          <table:table-cell office:value-type="float" office:value="1443137176.87995" calcext:value-type="float">
            <text:p>1443137176.87995</text:p>
          </table:table-cell>
          <table:table-cell table:formula="of:=[.G140]-[.$B$2]" office:value-type="float" office:value="36.8797700405121" calcext:value-type="float">
            <text:p>36.8797700405</text:p>
          </table:table-cell>
          <table:table-cell table:formula="of:=[.C140]/([.H140]-[.H139])" office:value-type="float" office:value="119569.737302589" calcext:value-type="float">
            <text:p>119569.737302589</text:p>
          </table:table-cell>
          <table:table-cell table:formula="of:=[.G140]-[.$B140]" office:value-type="float" office:value="12.0207099914551" calcext:value-type="float">
            <text:p>12.020709991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7164.9412" calcext:value-type="float">
            <text:p>1443137164.9412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24.9410200119019" calcext:value-type="float">
            <text:p>24.9410200119</text:p>
          </table:table-cell>
          <table:table-cell table:formula="of:=[.C141]/([.D141]-[.D140])" office:value-type="float" office:value="100341.675551612" calcext:value-type="float">
            <text:p>100341.675551612</text:p>
          </table:table-cell>
          <table:table-cell/>
          <table:table-cell office:value-type="float" office:value="1443137176.94874" calcext:value-type="float">
            <text:p>1443137176.94874</text:p>
          </table:table-cell>
          <table:table-cell table:formula="of:=[.G141]-[.$B$2]" office:value-type="float" office:value="36.9485599994659" calcext:value-type="float">
            <text:p>36.9485599995</text:p>
          </table:table-cell>
          <table:table-cell table:formula="of:=[.C141]/([.H141]-[.H140])" office:value-type="float" office:value="119552.331838379" calcext:value-type="float">
            <text:p>119552.331838379</text:p>
          </table:table-cell>
          <table:table-cell table:formula="of:=[.G141]-[.$B141]" office:value-type="float" office:value="12.0075399875641" calcext:value-type="float">
            <text:p>12.007539987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7165.02217" calcext:value-type="float">
            <text:p>1443137165.02217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25.0219900608063" calcext:value-type="float">
            <text:p>25.0219900608</text:p>
          </table:table-cell>
          <table:table-cell table:formula="of:=[.C142]/([.D142]-[.D141])" office:value-type="float" office:value="101568.420808391" calcext:value-type="float">
            <text:p>101568.420808391</text:p>
          </table:table-cell>
          <table:table-cell/>
          <table:table-cell office:value-type="float" office:value="1443137177.01756" calcext:value-type="float">
            <text:p>1443137177.01756</text:p>
          </table:table-cell>
          <table:table-cell table:formula="of:=[.G142]-[.$B$2]" office:value-type="float" office:value="37.0173799991608" calcext:value-type="float">
            <text:p>37.0173799992</text:p>
          </table:table-cell>
          <table:table-cell table:formula="of:=[.C142]/([.H142]-[.H141])" office:value-type="float" office:value="119500.145836509" calcext:value-type="float">
            <text:p>119500.145836509</text:p>
          </table:table-cell>
          <table:table-cell table:formula="of:=[.G142]-[.$B142]" office:value-type="float" office:value="11.9953899383545" calcext:value-type="float">
            <text:p>11.995389938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7165.10063" calcext:value-type="float">
            <text:p>1443137165.10063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25.1004500389099" calcext:value-type="float">
            <text:p>25.1004500389</text:p>
          </table:table-cell>
          <table:table-cell table:formula="of:=[.C143]/([.D143]-[.D142])" office:value-type="float" office:value="104817.770776547" calcext:value-type="float">
            <text:p>104817.770776547</text:p>
          </table:table-cell>
          <table:table-cell/>
          <table:table-cell office:value-type="float" office:value="1443137180.1103" calcext:value-type="float">
            <text:p>1443137180.1103</text:p>
          </table:table-cell>
          <table:table-cell table:formula="of:=[.G143]-[.$B$2]" office:value-type="float" office:value="40.1101200580597" calcext:value-type="float">
            <text:p>40.1101200581</text:p>
          </table:table-cell>
          <table:table-cell table:formula="of:=[.C143]/([.H143]-[.H142])" office:value-type="float" office:value="2659.13068779789" calcext:value-type="float">
            <text:p>2659.1306877979</text:p>
          </table:table-cell>
          <table:table-cell table:formula="of:=[.G143]-[.$B143]" office:value-type="float" office:value="15.0096700191498" calcext:value-type="float">
            <text:p>15.009670019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7165.17906" calcext:value-type="float">
            <text:p>1443137165.17906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25.1788799762726" calcext:value-type="float">
            <text:p>25.1788799763</text:p>
          </table:table-cell>
          <table:table-cell table:formula="of:=[.C144]/([.D144]-[.D143])" office:value-type="float" office:value="104857.918755833" calcext:value-type="float">
            <text:p>104857.918755833</text:p>
          </table:table-cell>
          <table:table-cell/>
          <table:table-cell office:value-type="float" office:value="1443137180.21028" calcext:value-type="float">
            <text:p>1443137180.21028</text:p>
          </table:table-cell>
          <table:table-cell table:formula="of:=[.G144]-[.$B$2]" office:value-type="float" office:value="40.2100999355316" calcext:value-type="float">
            <text:p>40.2100999355</text:p>
          </table:table-cell>
          <table:table-cell table:formula="of:=[.C144]/([.H144]-[.H143])" office:value-type="float" office:value="82256.5520977904" calcext:value-type="float">
            <text:p>82256.5520977904</text:p>
          </table:table-cell>
          <table:table-cell table:formula="of:=[.G144]-[.$B144]" office:value-type="float" office:value="15.031219959259" calcext:value-type="float">
            <text:p>15.031219959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7165.25748" calcext:value-type="float">
            <text:p>1443137165.25748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25.2572999000549" calcext:value-type="float">
            <text:p>25.2572999001</text:p>
          </table:table-cell>
          <table:table-cell table:formula="of:=[.C145]/([.D145]-[.D144])" office:value-type="float" office:value="104871.308251018" calcext:value-type="float">
            <text:p>104871.308251018</text:p>
          </table:table-cell>
          <table:table-cell/>
          <table:table-cell office:value-type="float" office:value="1443137185.14024" calcext:value-type="float">
            <text:p>1443137185.14024</text:p>
          </table:table-cell>
          <table:table-cell table:formula="of:=[.G145]-[.$B$2]" office:value-type="float" office:value="45.1400599479675" calcext:value-type="float">
            <text:p>45.140059948</text:p>
          </table:table-cell>
          <table:table-cell table:formula="of:=[.C145]/([.H145]-[.H144])" office:value-type="float" office:value="1668.16768883618" calcext:value-type="float">
            <text:p>1668.1676888362</text:p>
          </table:table-cell>
          <table:table-cell table:formula="of:=[.G145]-[.$B145]" office:value-type="float" office:value="19.8827600479126" calcext:value-type="float">
            <text:p>19.882760047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7165.3359" calcext:value-type="float">
            <text:p>1443137165.3359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25.3357200622559" calcext:value-type="float">
            <text:p>25.3357200623</text:p>
          </table:table-cell>
          <table:table-cell table:formula="of:=[.C146]/([.D146]-[.D145])" office:value-type="float" office:value="104870.989413775" calcext:value-type="float">
            <text:p>104870.989413775</text:p>
          </table:table-cell>
          <table:table-cell/>
          <table:table-cell office:value-type="float" office:value="1443137191.7783" calcext:value-type="float">
            <text:p>1443137191.7783</text:p>
          </table:table-cell>
          <table:table-cell table:formula="of:=[.G146]-[.$B$2]" office:value-type="float" office:value="51.7781200408936" calcext:value-type="float">
            <text:p>51.7781200409</text:p>
          </table:table-cell>
          <table:table-cell table:formula="of:=[.C146]/([.H146]-[.H145])" office:value-type="float" office:value="1238.91617202503" calcext:value-type="float">
            <text:p>1238.916172025</text:p>
          </table:table-cell>
          <table:table-cell table:formula="of:=[.G146]-[.$B146]" office:value-type="float" office:value="26.4423999786377" calcext:value-type="float">
            <text:p>26.442399978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7165.41433" calcext:value-type="float">
            <text:p>1443137165.41433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25.4141499996185" calcext:value-type="float">
            <text:p>25.4141499996</text:p>
          </table:table-cell>
          <table:table-cell table:formula="of:=[.C147]/([.D147]-[.D146])" office:value-type="float" office:value="104857.918755833" calcext:value-type="float">
            <text:p>104857.918755833</text:p>
          </table:table-cell>
          <table:table-cell/>
          <table:table-cell office:value-type="float" office:value="1443137191.87312" calcext:value-type="float">
            <text:p>1443137191.87312</text:p>
          </table:table-cell>
          <table:table-cell table:formula="of:=[.G147]-[.$B$2]" office:value-type="float" office:value="51.8729400634766" calcext:value-type="float">
            <text:p>51.8729400635</text:p>
          </table:table-cell>
          <table:table-cell table:formula="of:=[.C147]/([.H147]-[.H146])" office:value-type="float" office:value="86732.736145475" calcext:value-type="float">
            <text:p>86732.736145475</text:p>
          </table:table-cell>
          <table:table-cell table:formula="of:=[.G147]-[.$B147]" office:value-type="float" office:value="26.458790063858" calcext:value-type="float">
            <text:p>26.458790063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7165.49275" calcext:value-type="float">
            <text:p>1443137165.49275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25.4925699234009" calcext:value-type="float">
            <text:p>25.4925699234</text:p>
          </table:table-cell>
          <table:table-cell table:formula="of:=[.C148]/([.D148]-[.D147])" office:value-type="float" office:value="104871.308251018" calcext:value-type="float">
            <text:p>104871.308251018</text:p>
          </table:table-cell>
          <table:table-cell/>
          <table:table-cell office:value-type="float" office:value="1443137191.968" calcext:value-type="float">
            <text:p>1443137191.968</text:p>
          </table:table-cell>
          <table:table-cell table:formula="of:=[.G148]-[.$B$2]" office:value-type="float" office:value="51.9678199291229" calcext:value-type="float">
            <text:p>51.9678199291</text:p>
          </table:table-cell>
          <table:table-cell table:formula="of:=[.C148]/([.H148]-[.H147])" office:value-type="float" office:value="86678.0316769484" calcext:value-type="float">
            <text:p>86678.0316769484</text:p>
          </table:table-cell>
          <table:table-cell table:formula="of:=[.G148]-[.$B148]" office:value-type="float" office:value="26.475250005722" calcext:value-type="float">
            <text:p>26.475250005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7165.57117" calcext:value-type="float">
            <text:p>1443137165.57117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25.5709900856018" calcext:value-type="float">
            <text:p>25.5709900856</text:p>
          </table:table-cell>
          <table:table-cell table:formula="of:=[.C149]/([.D149]-[.D148])" office:value-type="float" office:value="104870.989413775" calcext:value-type="float">
            <text:p>104870.989413775</text:p>
          </table:table-cell>
          <table:table-cell/>
          <table:table-cell office:value-type="float" office:value="1443137192.06303" calcext:value-type="float">
            <text:p>1443137192.06303</text:p>
          </table:table-cell>
          <table:table-cell table:formula="of:=[.G149]-[.$B$2]" office:value-type="float" office:value="52.0628499984741" calcext:value-type="float">
            <text:p>52.0628499985</text:p>
          </table:table-cell>
          <table:table-cell table:formula="of:=[.C149]/([.H149]-[.H148])" office:value-type="float" office:value="86541.0291305493" calcext:value-type="float">
            <text:p>86541.0291305493</text:p>
          </table:table-cell>
          <table:table-cell table:formula="of:=[.G149]-[.$B149]" office:value-type="float" office:value="26.4918599128723" calcext:value-type="float">
            <text:p>26.491859912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7165.64959" calcext:value-type="float">
            <text:p>1443137165.64959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25.6494100093842" calcext:value-type="float">
            <text:p>25.6494100094</text:p>
          </table:table-cell>
          <table:table-cell table:formula="of:=[.C150]/([.D150]-[.D149])" office:value-type="float" office:value="104871.308251018" calcext:value-type="float">
            <text:p>104871.308251018</text:p>
          </table:table-cell>
          <table:table-cell/>
          <table:table-cell office:value-type="float" office:value="1443137192.12902" calcext:value-type="float">
            <text:p>1443137192.12902</text:p>
          </table:table-cell>
          <table:table-cell table:formula="of:=[.G150]-[.$B$2]" office:value-type="float" office:value="52.128839969635" calcext:value-type="float">
            <text:p>52.1288399696</text:p>
          </table:table-cell>
          <table:table-cell table:formula="of:=[.C150]/([.H150]-[.H149])" office:value-type="float" office:value="124624.99763713" calcext:value-type="float">
            <text:p>124624.99763713</text:p>
          </table:table-cell>
          <table:table-cell table:formula="of:=[.G150]-[.$B150]" office:value-type="float" office:value="26.4794299602509" calcext:value-type="float">
            <text:p>26.479429960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7165.72802" calcext:value-type="float">
            <text:p>1443137165.72802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25.7278399467468" calcext:value-type="float">
            <text:p>25.7278399467</text:p>
          </table:table-cell>
          <table:table-cell table:formula="of:=[.C151]/([.D151]-[.D150])" office:value-type="float" office:value="104857.918755833" calcext:value-type="float">
            <text:p>104857.918755833</text:p>
          </table:table-cell>
          <table:table-cell/>
          <table:table-cell office:value-type="float" office:value="1443137192.21685" calcext:value-type="float">
            <text:p>1443137192.21685</text:p>
          </table:table-cell>
          <table:table-cell table:formula="of:=[.G151]-[.$B$2]" office:value-type="float" office:value="52.2166700363159" calcext:value-type="float">
            <text:p>52.2166700363</text:p>
          </table:table-cell>
          <table:table-cell table:formula="of:=[.C151]/([.H151]-[.H150])" office:value-type="float" office:value="93635.3609963462" calcext:value-type="float">
            <text:p>93635.3609963462</text:p>
          </table:table-cell>
          <table:table-cell table:formula="of:=[.G151]-[.$B151]" office:value-type="float" office:value="26.4888300895691" calcext:value-type="float">
            <text:p>26.48883008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7165.80644" calcext:value-type="float">
            <text:p>1443137165.80644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25.8062601089478" calcext:value-type="float">
            <text:p>25.8062601089</text:p>
          </table:table-cell>
          <table:table-cell table:formula="of:=[.C152]/([.D152]-[.D151])" office:value-type="float" office:value="104870.989413775" calcext:value-type="float">
            <text:p>104870.989413775</text:p>
          </table:table-cell>
          <table:table-cell/>
          <table:table-cell office:value-type="float" office:value="1443137192.30466" calcext:value-type="float">
            <text:p>1443137192.30466</text:p>
          </table:table-cell>
          <table:table-cell table:formula="of:=[.G152]-[.$B$2]" office:value-type="float" office:value="52.3044800758362" calcext:value-type="float">
            <text:p>52.3044800758</text:p>
          </table:table-cell>
          <table:table-cell table:formula="of:=[.C152]/([.H152]-[.H151])" office:value-type="float" office:value="93656.7167596158" calcext:value-type="float">
            <text:p>93656.7167596158</text:p>
          </table:table-cell>
          <table:table-cell table:formula="of:=[.G152]-[.$B152]" office:value-type="float" office:value="26.4982199668884" calcext:value-type="float">
            <text:p>26.498219966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7165.88486" calcext:value-type="float">
            <text:p>1443137165.88486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25.8846800327301" calcext:value-type="float">
            <text:p>25.8846800327</text:p>
          </table:table-cell>
          <table:table-cell table:formula="of:=[.C153]/([.D153]-[.D152])" office:value-type="float" office:value="104871.308251018" calcext:value-type="float">
            <text:p>104871.308251018</text:p>
          </table:table-cell>
          <table:table-cell/>
          <table:table-cell office:value-type="float" office:value="1443137192.39248" calcext:value-type="float">
            <text:p>1443137192.39248</text:p>
          </table:table-cell>
          <table:table-cell table:formula="of:=[.G153]-[.$B$2]" office:value-type="float" office:value="52.3922998905182" calcext:value-type="float">
            <text:p>52.3922998905</text:p>
          </table:table-cell>
          <table:table-cell table:formula="of:=[.C153]/([.H153]-[.H152])" office:value-type="float" office:value="93646.2918964118" calcext:value-type="float">
            <text:p>93646.2918964118</text:p>
          </table:table-cell>
          <table:table-cell table:formula="of:=[.G153]-[.$B153]" office:value-type="float" office:value="26.5076198577881" calcext:value-type="float">
            <text:p>26.507619857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7165.96328" calcext:value-type="float">
            <text:p>1443137165.96328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25.9630999565125" calcext:value-type="float">
            <text:p>25.9630999565</text:p>
          </table:table-cell>
          <table:table-cell table:formula="of:=[.C154]/([.D154]-[.D153])" office:value-type="float" office:value="104871.308251018" calcext:value-type="float">
            <text:p>104871.308251018</text:p>
          </table:table-cell>
          <table:table-cell/>
          <table:table-cell office:value-type="float" office:value="1443137192.48029" calcext:value-type="float">
            <text:p>1443137192.48029</text:p>
          </table:table-cell>
          <table:table-cell table:formula="of:=[.G154]-[.$B$2]" office:value-type="float" office:value="52.4801099300385" calcext:value-type="float">
            <text:p>52.48010993</text:p>
          </table:table-cell>
          <table:table-cell table:formula="of:=[.C154]/([.H154]-[.H153])" office:value-type="float" office:value="93656.7167596158" calcext:value-type="float">
            <text:p>93656.7167596158</text:p>
          </table:table-cell>
          <table:table-cell table:formula="of:=[.G154]-[.$B154]" office:value-type="float" office:value="26.517009973526" calcext:value-type="float">
            <text:p>26.517009973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7166.03985" calcext:value-type="float">
            <text:p>1443137166.03985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26.0396699905395" calcext:value-type="float">
            <text:p>26.0396699905</text:p>
          </table:table-cell>
          <table:table-cell table:formula="of:=[.C155]/([.D155]-[.D154])" office:value-type="float" office:value="107404.941169144" calcext:value-type="float">
            <text:p>107404.941169144</text:p>
          </table:table-cell>
          <table:table-cell/>
          <table:table-cell office:value-type="float" office:value="1443137192.56807" calcext:value-type="float">
            <text:p>1443137192.56807</text:p>
          </table:table-cell>
          <table:table-cell table:formula="of:=[.G155]-[.$B$2]" office:value-type="float" office:value="52.5678899288178" calcext:value-type="float">
            <text:p>52.5678899288</text:p>
          </table:table-cell>
          <table:table-cell table:formula="of:=[.C155]/([.H155]-[.H154])" office:value-type="float" office:value="93688.7686758507" calcext:value-type="float">
            <text:p>93688.7686758507</text:p>
          </table:table-cell>
          <table:table-cell table:formula="of:=[.G155]-[.$B155]" office:value-type="float" office:value="26.5282199382782" calcext:value-type="float">
            <text:p>26.528219938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7166.11475" calcext:value-type="float">
            <text:p>1443137166.11475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26.11456990242" calcext:value-type="float">
            <text:p>26.1145699024</text:p>
          </table:table-cell>
          <table:table-cell table:formula="of:=[.C156]/([.D156]-[.D155])" office:value-type="float" office:value="109799.862156338" calcext:value-type="float">
            <text:p>109799.862156338</text:p>
          </table:table-cell>
          <table:table-cell/>
          <table:table-cell office:value-type="float" office:value="1443137192.65587" calcext:value-type="float">
            <text:p>1443137192.65587</text:p>
          </table:table-cell>
          <table:table-cell table:formula="of:=[.G156]-[.$B$2]" office:value-type="float" office:value="52.6556899547577" calcext:value-type="float">
            <text:p>52.6556899548</text:p>
          </table:table-cell>
          <table:table-cell table:formula="of:=[.C156]/([.H156]-[.H155])" office:value-type="float" office:value="93667.3982946831" calcext:value-type="float">
            <text:p>93667.3982946831</text:p>
          </table:table-cell>
          <table:table-cell table:formula="of:=[.G156]-[.$B156]" office:value-type="float" office:value="26.5411200523376" calcext:value-type="float">
            <text:p>26.541120052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7166.18964" calcext:value-type="float">
            <text:p>1443137166.18964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26.1894600391388" calcext:value-type="float">
            <text:p>26.1894600391</text:p>
          </table:table-cell>
          <table:table-cell table:formula="of:=[.C157]/([.D157]-[.D156])" office:value-type="float" office:value="109814.19396903" calcext:value-type="float">
            <text:p>109814.19396903</text:p>
          </table:table-cell>
          <table:table-cell/>
          <table:table-cell office:value-type="float" office:value="1443137192.74366" calcext:value-type="float">
            <text:p>1443137192.74366</text:p>
          </table:table-cell>
          <table:table-cell table:formula="of:=[.G157]-[.$B$2]" office:value-type="float" office:value="52.7434799671173" calcext:value-type="float">
            <text:p>52.7434799671</text:p>
          </table:table-cell>
          <table:table-cell table:formula="of:=[.C157]/([.H157]-[.H156])" office:value-type="float" office:value="93678.0822664835" calcext:value-type="float">
            <text:p>93678.0822664835</text:p>
          </table:table-cell>
          <table:table-cell table:formula="of:=[.G157]-[.$B157]" office:value-type="float" office:value="26.5540199279785" calcext:value-type="float">
            <text:p>26.55401992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7166.26453" calcext:value-type="float">
            <text:p>1443137166.26453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26.264349937439" calcext:value-type="float">
            <text:p>26.2643499374</text:p>
          </table:table-cell>
          <table:table-cell table:formula="of:=[.C158]/([.D158]-[.D157])" office:value-type="float" office:value="109814.543572177" calcext:value-type="float">
            <text:p>109814.543572177</text:p>
          </table:table-cell>
          <table:table-cell/>
          <table:table-cell office:value-type="float" office:value="1443137192.83147" calcext:value-type="float">
            <text:p>1443137192.83147</text:p>
          </table:table-cell>
          <table:table-cell table:formula="of:=[.G158]-[.$B$2]" office:value-type="float" office:value="52.8312900066376" calcext:value-type="float">
            <text:p>52.8312900066</text:p>
          </table:table-cell>
          <table:table-cell table:formula="of:=[.C158]/([.H158]-[.H157])" office:value-type="float" office:value="93656.7167596158" calcext:value-type="float">
            <text:p>93656.7167596158</text:p>
          </table:table-cell>
          <table:table-cell table:formula="of:=[.G158]-[.$B158]" office:value-type="float" office:value="26.5669400691986" calcext:value-type="float">
            <text:p>26.566940069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7166.33944" calcext:value-type="float">
            <text:p>1443137166.33944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26.3392601013184" calcext:value-type="float">
            <text:p>26.3392601013</text:p>
          </table:table-cell>
          <table:table-cell table:formula="of:=[.C159]/([.D159]-[.D158])" office:value-type="float" office:value="109784.835249335" calcext:value-type="float">
            <text:p>109784.835249335</text:p>
          </table:table-cell>
          <table:table-cell/>
          <table:table-cell office:value-type="float" office:value="1443137192.91927" calcext:value-type="float">
            <text:p>1443137192.91927</text:p>
          </table:table-cell>
          <table:table-cell table:formula="of:=[.G159]-[.$B$2]" office:value-type="float" office:value="52.9190900325775" calcext:value-type="float">
            <text:p>52.9190900326</text:p>
          </table:table-cell>
          <table:table-cell table:formula="of:=[.C159]/([.H159]-[.H158])" office:value-type="float" office:value="93667.3982946831" calcext:value-type="float">
            <text:p>93667.3982946831</text:p>
          </table:table-cell>
          <table:table-cell table:formula="of:=[.G159]-[.$B159]" office:value-type="float" office:value="26.5798299312592" calcext:value-type="float">
            <text:p>26.579829931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7166.41433" calcext:value-type="float">
            <text:p>1443137166.41433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26.4141499996185" calcext:value-type="float">
            <text:p>26.4141499996</text:p>
          </table:table-cell>
          <table:table-cell table:formula="of:=[.C160]/([.D160]-[.D159])" office:value-type="float" office:value="109814.543572177" calcext:value-type="float">
            <text:p>109814.543572177</text:p>
          </table:table-cell>
          <table:table-cell/>
          <table:table-cell office:value-type="float" office:value="1443137193.00711" calcext:value-type="float">
            <text:p>1443137193.00711</text:p>
          </table:table-cell>
          <table:table-cell table:formula="of:=[.G160]-[.$B$2]" office:value-type="float" office:value="53.0069301128387" calcext:value-type="float">
            <text:p>53.0069301128</text:p>
          </table:table-cell>
          <table:table-cell table:formula="of:=[.C160]/([.H160]-[.H159])" office:value-type="float" office:value="93624.6867664781" calcext:value-type="float">
            <text:p>93624.6867664781</text:p>
          </table:table-cell>
          <table:table-cell table:formula="of:=[.G160]-[.$B160]" office:value-type="float" office:value="26.5927801132202" calcext:value-type="float">
            <text:p>26.592780113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7166.48922" calcext:value-type="float">
            <text:p>1443137166.48922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26.4890398979187" calcext:value-type="float">
            <text:p>26.4890398979</text:p>
          </table:table-cell>
          <table:table-cell table:formula="of:=[.C161]/([.D161]-[.D160])" office:value-type="float" office:value="109814.543572177" calcext:value-type="float">
            <text:p>109814.543572177</text:p>
          </table:table-cell>
          <table:table-cell/>
          <table:table-cell office:value-type="float" office:value="1443137193.06922" calcext:value-type="float">
            <text:p>1443137193.06922</text:p>
          </table:table-cell>
          <table:table-cell table:formula="of:=[.G161]-[.$B$2]" office:value-type="float" office:value="53.0690400600433" calcext:value-type="float">
            <text:p>53.06904006</text:p>
          </table:table-cell>
          <table:table-cell table:formula="of:=[.C161]/([.H161]-[.H160])" office:value-type="float" office:value="132410.352449829" calcext:value-type="float">
            <text:p>132410.352449829</text:p>
          </table:table-cell>
          <table:table-cell table:formula="of:=[.G161]-[.$B161]" office:value-type="float" office:value="26.5800001621246" calcext:value-type="float">
            <text:p>26.580000162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7166.56411" calcext:value-type="float">
            <text:p>1443137166.56411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26.5639300346375" calcext:value-type="float">
            <text:p>26.5639300346</text:p>
          </table:table-cell>
          <table:table-cell table:formula="of:=[.C162]/([.D162]-[.D161])" office:value-type="float" office:value="109814.19396903" calcext:value-type="float">
            <text:p>109814.19396903</text:p>
          </table:table-cell>
          <table:table-cell/>
          <table:table-cell office:value-type="float" office:value="1443137193.15177" calcext:value-type="float">
            <text:p>1443137193.15177</text:p>
          </table:table-cell>
          <table:table-cell table:formula="of:=[.G162]-[.$B$2]" office:value-type="float" office:value="53.1515901088715" calcext:value-type="float">
            <text:p>53.1515901089</text:p>
          </table:table-cell>
          <table:table-cell table:formula="of:=[.C162]/([.H162]-[.H161])" office:value-type="float" office:value="99624.411090573" calcext:value-type="float">
            <text:p>99624.411090573</text:p>
          </table:table-cell>
          <table:table-cell table:formula="of:=[.G162]-[.$B162]" office:value-type="float" office:value="26.587660074234" calcext:value-type="float">
            <text:p>26.587660074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7166.63901" calcext:value-type="float">
            <text:p>1443137166.63901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26.6388299465179" calcext:value-type="float">
            <text:p>26.6388299465</text:p>
          </table:table-cell>
          <table:table-cell table:formula="of:=[.C163]/([.D163]-[.D162])" office:value-type="float" office:value="109799.862156338" calcext:value-type="float">
            <text:p>109799.862156338</text:p>
          </table:table-cell>
          <table:table-cell/>
          <table:table-cell office:value-type="float" office:value="1443137193.2343" calcext:value-type="float">
            <text:p>1443137193.2343</text:p>
          </table:table-cell>
          <table:table-cell table:formula="of:=[.G163]-[.$B$2]" office:value-type="float" office:value="53.2341198921204" calcext:value-type="float">
            <text:p>53.2341198921</text:p>
          </table:table-cell>
          <table:table-cell table:formula="of:=[.C163]/([.H163]-[.H162])" office:value-type="float" office:value="99648.8743366411" calcext:value-type="float">
            <text:p>99648.8743366411</text:p>
          </table:table-cell>
          <table:table-cell table:formula="of:=[.G163]-[.$B163]" office:value-type="float" office:value="26.5952899456024" calcext:value-type="float">
            <text:p>26.595289945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7166.7139" calcext:value-type="float">
            <text:p>1443137166.7139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26.7137200832367" calcext:value-type="float">
            <text:p>26.7137200832</text:p>
          </table:table-cell>
          <table:table-cell table:formula="of:=[.C164]/([.D164]-[.D163])" office:value-type="float" office:value="109814.19396903" calcext:value-type="float">
            <text:p>109814.19396903</text:p>
          </table:table-cell>
          <table:table-cell/>
          <table:table-cell office:value-type="float" office:value="1443137193.31686" calcext:value-type="float">
            <text:p>1443137193.31686</text:p>
          </table:table-cell>
          <table:table-cell table:formula="of:=[.G164]-[.$B$2]" office:value-type="float" office:value="53.3166799545288" calcext:value-type="float">
            <text:p>53.3166799545</text:p>
          </table:table-cell>
          <table:table-cell table:formula="of:=[.C164]/([.H164]-[.H163])" office:value-type="float" office:value="99612.3278021959" calcext:value-type="float">
            <text:p>99612.3278021959</text:p>
          </table:table-cell>
          <table:table-cell table:formula="of:=[.G164]-[.$B164]" office:value-type="float" office:value="26.6029598712921" calcext:value-type="float">
            <text:p>26.602959871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7166.7888" calcext:value-type="float">
            <text:p>1443137166.7888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26.7886199951172" calcext:value-type="float">
            <text:p>26.7886199951</text:p>
          </table:table-cell>
          <table:table-cell table:formula="of:=[.C165]/([.D165]-[.D164])" office:value-type="float" office:value="109799.862156338" calcext:value-type="float">
            <text:p>109799.862156338</text:p>
          </table:table-cell>
          <table:table-cell/>
          <table:table-cell office:value-type="float" office:value="1443137193.39939" calcext:value-type="float">
            <text:p>1443137193.39939</text:p>
          </table:table-cell>
          <table:table-cell table:formula="of:=[.G165]-[.$B$2]" office:value-type="float" office:value="53.3992099761963" calcext:value-type="float">
            <text:p>53.3992099762</text:p>
          </table:table-cell>
          <table:table-cell table:formula="of:=[.C165]/([.H165]-[.H164])" office:value-type="float" office:value="99648.5864639065" calcext:value-type="float">
            <text:p>99648.5864639065</text:p>
          </table:table-cell>
          <table:table-cell table:formula="of:=[.G165]-[.$B165]" office:value-type="float" office:value="26.6105899810791" calcext:value-type="float">
            <text:p>26.610589981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7166.8637" calcext:value-type="float">
            <text:p>1443137166.8637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26.8635199069977" calcext:value-type="float">
            <text:p>26.863519907</text:p>
          </table:table-cell>
          <table:table-cell table:formula="of:=[.C166]/([.D166]-[.D165])" office:value-type="float" office:value="109799.862156338" calcext:value-type="float">
            <text:p>109799.862156338</text:p>
          </table:table-cell>
          <table:table-cell/>
          <table:table-cell office:value-type="float" office:value="1443137193.48194" calcext:value-type="float">
            <text:p>1443137193.48194</text:p>
          </table:table-cell>
          <table:table-cell table:formula="of:=[.G166]-[.$B$2]" office:value-type="float" office:value="53.4817600250244" calcext:value-type="float">
            <text:p>53.481760025</text:p>
          </table:table-cell>
          <table:table-cell table:formula="of:=[.C166]/([.H166]-[.H165])" office:value-type="float" office:value="99624.411090573" calcext:value-type="float">
            <text:p>99624.411090573</text:p>
          </table:table-cell>
          <table:table-cell table:formula="of:=[.G166]-[.$B166]" office:value-type="float" office:value="26.6182401180267" calcext:value-type="float">
            <text:p>26.61824011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7166.9386" calcext:value-type="float">
            <text:p>1443137166.9386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26.9384200572968" calcext:value-type="float">
            <text:p>26.9384200573</text:p>
          </table:table-cell>
          <table:table-cell table:formula="of:=[.C167]/([.D167]-[.D166])" office:value-type="float" office:value="109799.512646664" calcext:value-type="float">
            <text:p>109799.512646664</text:p>
          </table:table-cell>
          <table:table-cell/>
          <table:table-cell office:value-type="float" office:value="1443137193.56448" calcext:value-type="float">
            <text:p>1443137193.56448</text:p>
          </table:table-cell>
          <table:table-cell table:formula="of:=[.G167]-[.$B$2]" office:value-type="float" office:value="53.5643000602722" calcext:value-type="float">
            <text:p>53.5643000603</text:p>
          </table:table-cell>
          <table:table-cell table:formula="of:=[.C167]/([.H167]-[.H166])" office:value-type="float" office:value="99636.4973107875" calcext:value-type="float">
            <text:p>99636.4973107875</text:p>
          </table:table-cell>
          <table:table-cell table:formula="of:=[.G167]-[.$B167]" office:value-type="float" office:value="26.6258800029755" calcext:value-type="float">
            <text:p>26.62588000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7180.01851" calcext:value-type="float">
            <text:p>1443137180.01851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183300971985" calcext:value-type="float">
            <text:p>40.0183300972</text:p>
          </table:table-cell>
          <table:table-cell table:formula="of:=[.C168]/([.D168]-[.D167])" office:value-type="float" office:value="628.75050171689" calcext:value-type="float">
            <text:p>628.7505017169</text:p>
          </table:table-cell>
          <table:table-cell/>
          <table:table-cell office:value-type="float" office:value="1443137193.64703" calcext:value-type="float">
            <text:p>1443137193.64703</text:p>
          </table:table-cell>
          <table:table-cell table:formula="of:=[.G168]-[.$B$2]" office:value-type="float" office:value="53.6468501091003" calcext:value-type="float">
            <text:p>53.6468501091</text:p>
          </table:table-cell>
          <table:table-cell table:formula="of:=[.C168]/([.H168]-[.H167])" office:value-type="float" office:value="99624.411090573" calcext:value-type="float">
            <text:p>99624.411090573</text:p>
          </table:table-cell>
          <table:table-cell table:formula="of:=[.G168]-[.$B168]" office:value-type="float" office:value="13.6285200119019" calcext:value-type="float">
            <text:p>13.628520011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7180.12145" calcext:value-type="float">
            <text:p>1443137180.12145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12126994133" calcext:value-type="float">
            <text:p>40.1212699413</text:p>
          </table:table-cell>
          <table:table-cell table:formula="of:=[.C169]/([.D169]-[.D168])" office:value-type="float" office:value="79891.3197254963" calcext:value-type="float">
            <text:p>79891.3197254963</text:p>
          </table:table-cell>
          <table:table-cell/>
          <table:table-cell office:value-type="float" office:value="1443137193.72961" calcext:value-type="float">
            <text:p>1443137193.72961</text:p>
          </table:table-cell>
          <table:table-cell table:formula="of:=[.G169]-[.$B$2]" office:value-type="float" office:value="53.7294299602509" calcext:value-type="float">
            <text:p>53.7294299603</text:p>
          </table:table-cell>
          <table:table-cell table:formula="of:=[.C169]/([.H169]-[.H168])" office:value-type="float" office:value="99588.4575404559" calcext:value-type="float">
            <text:p>99588.4575404559</text:p>
          </table:table-cell>
          <table:table-cell table:formula="of:=[.G169]-[.$B169]" office:value-type="float" office:value="13.6081600189209" calcext:value-type="float">
            <text:p>13.608160018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7180.22438" calcext:value-type="float">
            <text:p>1443137180.22438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2242000102997" calcext:value-type="float">
            <text:p>40.2242000103</text:p>
          </table:table-cell>
          <table:table-cell table:formula="of:=[.C170]/([.D170]-[.D169])" office:value-type="float" office:value="79898.9069211526" calcext:value-type="float">
            <text:p>79898.9069211526</text:p>
          </table:table-cell>
          <table:table-cell/>
          <table:table-cell office:value-type="float" office:value="1443137193.81211" calcext:value-type="float">
            <text:p>1443137193.81211</text:p>
          </table:table-cell>
          <table:table-cell table:formula="of:=[.G170]-[.$B$2]" office:value-type="float" office:value="53.8119299411774" calcext:value-type="float">
            <text:p>53.8119299412</text:p>
          </table:table-cell>
          <table:table-cell table:formula="of:=[.C170]/([.H170]-[.H169])" office:value-type="float" office:value="99684.8715313701" calcext:value-type="float">
            <text:p>99684.8715313701</text:p>
          </table:table-cell>
          <table:table-cell table:formula="of:=[.G170]-[.$B170]" office:value-type="float" office:value="13.5877299308777" calcext:value-type="float">
            <text:p>13.587729930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7180.32731" calcext:value-type="float">
            <text:p>1443137180.32731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3271300792694" calcext:value-type="float">
            <text:p>40.3271300793</text:p>
          </table:table-cell>
          <table:table-cell table:formula="of:=[.C171]/([.D171]-[.D170])" office:value-type="float" office:value="79898.9069211526" calcext:value-type="float">
            <text:p>79898.9069211526</text:p>
          </table:table-cell>
          <table:table-cell/>
          <table:table-cell office:value-type="float" office:value="1443137193.89465" calcext:value-type="float">
            <text:p>1443137193.89465</text:p>
          </table:table-cell>
          <table:table-cell table:formula="of:=[.G171]-[.$B$2]" office:value-type="float" office:value="53.8944699764252" calcext:value-type="float">
            <text:p>53.8944699764</text:p>
          </table:table-cell>
          <table:table-cell table:formula="of:=[.C171]/([.H171]-[.H170])" office:value-type="float" office:value="99636.4973107875" calcext:value-type="float">
            <text:p>99636.4973107875</text:p>
          </table:table-cell>
          <table:table-cell table:formula="of:=[.G171]-[.$B171]" office:value-type="float" office:value="13.5673398971558" calcext:value-type="float">
            <text:p>13.567339897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7180.43024" calcext:value-type="float">
            <text:p>1443137180.43024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4300599098206" calcext:value-type="float">
            <text:p>40.4300599098</text:p>
          </table:table-cell>
          <table:table-cell table:formula="of:=[.C172]/([.D172]-[.D171])" office:value-type="float" office:value="79899.0919927082" calcext:value-type="float">
            <text:p>79899.0919927082</text:p>
          </table:table-cell>
          <table:table-cell/>
          <table:table-cell office:value-type="float" office:value="1443137193.97719" calcext:value-type="float">
            <text:p>1443137193.97719</text:p>
          </table:table-cell>
          <table:table-cell table:formula="of:=[.G172]-[.$B$2]" office:value-type="float" office:value="53.977010011673" calcext:value-type="float">
            <text:p>53.9770100117</text:p>
          </table:table-cell>
          <table:table-cell table:formula="of:=[.C172]/([.H172]-[.H171])" office:value-type="float" office:value="99636.4973107875" calcext:value-type="float">
            <text:p>99636.4973107875</text:p>
          </table:table-cell>
          <table:table-cell table:formula="of:=[.G172]-[.$B172]" office:value-type="float" office:value="13.5469501018524" calcext:value-type="float">
            <text:p>13.546950101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7180.53317" calcext:value-type="float">
            <text:p>1443137180.53317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5329899787903" calcext:value-type="float">
            <text:p>40.5329899788</text:p>
          </table:table-cell>
          <table:table-cell table:formula="of:=[.C173]/([.D173]-[.D172])" office:value-type="float" office:value="79898.9069211526" calcext:value-type="float">
            <text:p>79898.9069211526</text:p>
          </table:table-cell>
          <table:table-cell/>
          <table:table-cell office:value-type="float" office:value="1443137194.05979" calcext:value-type="float">
            <text:p>1443137194.05979</text:p>
          </table:table-cell>
          <table:table-cell table:formula="of:=[.G173]-[.$B$2]" office:value-type="float" office:value="54.0596098899841" calcext:value-type="float">
            <text:p>54.05960989</text:p>
          </table:table-cell>
          <table:table-cell table:formula="of:=[.C173]/([.H173]-[.H172])" office:value-type="float" office:value="99564.3113300948" calcext:value-type="float">
            <text:p>99564.3113300948</text:p>
          </table:table-cell>
          <table:table-cell table:formula="of:=[.G173]-[.$B173]" office:value-type="float" office:value="13.5266199111938" calcext:value-type="float">
            <text:p>13.526619911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7180.6361" calcext:value-type="float">
            <text:p>1443137180.6361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63592004776" calcext:value-type="float">
            <text:p>40.6359200478</text:p>
          </table:table-cell>
          <table:table-cell table:formula="of:=[.C174]/([.D174]-[.D173])" office:value-type="float" office:value="79898.9069211526" calcext:value-type="float">
            <text:p>79898.9069211526</text:p>
          </table:table-cell>
          <table:table-cell/>
          <table:table-cell office:value-type="float" office:value="1443137194.12876" calcext:value-type="float">
            <text:p>1443137194.12876</text:p>
          </table:table-cell>
          <table:table-cell table:formula="of:=[.G174]-[.$B$2]" office:value-type="float" office:value="54.1285800933838" calcext:value-type="float">
            <text:p>54.1285800934</text:p>
          </table:table-cell>
          <table:table-cell table:formula="of:=[.C174]/([.H174]-[.H173])" office:value-type="float" office:value="119239.897733008" calcext:value-type="float">
            <text:p>119239.897733008</text:p>
          </table:table-cell>
          <table:table-cell table:formula="of:=[.G174]-[.$B174]" office:value-type="float" office:value="13.4926600456238" calcext:value-type="float">
            <text:p>13.492660045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7180.73903" calcext:value-type="float">
            <text:p>1443137180.73903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7388498783112" calcext:value-type="float">
            <text:p>40.7388498783</text:p>
          </table:table-cell>
          <table:table-cell table:formula="of:=[.C175]/([.D175]-[.D174])" office:value-type="float" office:value="79899.0919927082" calcext:value-type="float">
            <text:p>79899.0919927082</text:p>
          </table:table-cell>
          <table:table-cell/>
          <table:table-cell office:value-type="float" office:value="1443137194.22052" calcext:value-type="float">
            <text:p>1443137194.22052</text:p>
          </table:table-cell>
          <table:table-cell table:formula="of:=[.G175]-[.$B$2]" office:value-type="float" office:value="54.220340013504" calcext:value-type="float">
            <text:p>54.2203400135</text:p>
          </table:table-cell>
          <table:table-cell table:formula="of:=[.C175]/([.H175]-[.H174])" office:value-type="float" office:value="89625.1870012913" calcext:value-type="float">
            <text:p>89625.1870012913</text:p>
          </table:table-cell>
          <table:table-cell table:formula="of:=[.G175]-[.$B175]" office:value-type="float" office:value="13.4814901351929" calcext:value-type="float">
            <text:p>13.481490135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7180.84196" calcext:value-type="float">
            <text:p>1443137180.84196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8417799472809" calcext:value-type="float">
            <text:p>40.8417799473</text:p>
          </table:table-cell>
          <table:table-cell table:formula="of:=[.C176]/([.D176]-[.D175])" office:value-type="float" office:value="79898.9069211526" calcext:value-type="float">
            <text:p>79898.9069211526</text:p>
          </table:table-cell>
          <table:table-cell/>
          <table:table-cell office:value-type="float" office:value="1443137194.31221" calcext:value-type="float">
            <text:p>1443137194.31221</text:p>
          </table:table-cell>
          <table:table-cell table:formula="of:=[.G176]-[.$B$2]" office:value-type="float" office:value="54.3120300769806" calcext:value-type="float">
            <text:p>54.312030077</text:p>
          </table:table-cell>
          <table:table-cell table:formula="of:=[.C176]/([.H176]-[.H175])" office:value-type="float" office:value="89693.4704609752" calcext:value-type="float">
            <text:p>89693.4704609752</text:p>
          </table:table-cell>
          <table:table-cell table:formula="of:=[.G176]-[.$B176]" office:value-type="float" office:value="13.4702501296997" calcext:value-type="float">
            <text:p>13.470250129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7180.94489" calcext:value-type="float">
            <text:p>1443137180.94489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9447100162506" calcext:value-type="float">
            <text:p>40.9447100163</text:p>
          </table:table-cell>
          <table:table-cell table:formula="of:=[.C177]/([.D177]-[.D176])" office:value-type="float" office:value="79898.9069211526" calcext:value-type="float">
            <text:p>79898.9069211526</text:p>
          </table:table-cell>
          <table:table-cell/>
          <table:table-cell office:value-type="float" office:value="1443137194.40391" calcext:value-type="float">
            <text:p>1443137194.40391</text:p>
          </table:table-cell>
          <table:table-cell table:formula="of:=[.G177]-[.$B$2]" office:value-type="float" office:value="54.4037299156189" calcext:value-type="float">
            <text:p>54.4037299156</text:p>
          </table:table-cell>
          <table:table-cell table:formula="of:=[.C177]/([.H177]-[.H176])" office:value-type="float" office:value="89683.9091771815" calcext:value-type="float">
            <text:p>89683.9091771815</text:p>
          </table:table-cell>
          <table:table-cell table:formula="of:=[.G177]-[.$B177]" office:value-type="float" office:value="13.4590198993683" calcext:value-type="float">
            <text:p>13.459019899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7181.04504" calcext:value-type="float">
            <text:p>1443137181.04504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1.0448598861694" calcext:value-type="float">
            <text:p>41.0448598862</text:p>
          </table:table-cell>
          <table:table-cell table:formula="of:=[.C178]/([.D178]-[.D177])" office:value-type="float" office:value="82116.9314215384" calcext:value-type="float">
            <text:p>82116.9314215384</text:p>
          </table:table-cell>
          <table:table-cell/>
          <table:table-cell office:value-type="float" office:value="1443137194.49562" calcext:value-type="float">
            <text:p>1443137194.49562</text:p>
          </table:table-cell>
          <table:table-cell table:formula="of:=[.G178]-[.$B$2]" office:value-type="float" office:value="54.4954400062561" calcext:value-type="float">
            <text:p>54.4954400063</text:p>
          </table:table-cell>
          <table:table-cell table:formula="of:=[.C178]/([.H178]-[.H177])" office:value-type="float" office:value="89673.8836790932" calcext:value-type="float">
            <text:p>89673.8836790932</text:p>
          </table:table-cell>
          <table:table-cell table:formula="of:=[.G178]-[.$B178]" office:value-type="float" office:value="13.4505801200867" calcext:value-type="float">
            <text:p>13.450580120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7181.14192" calcext:value-type="float">
            <text:p>1443137181.14192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1.1417400836945" calcext:value-type="float">
            <text:p>41.1417400837</text:p>
          </table:table-cell>
          <table:table-cell table:formula="of:=[.C179]/([.D179]-[.D178])" office:value-type="float" office:value="84888.3488070482" calcext:value-type="float">
            <text:p>84888.3488070482</text:p>
          </table:table-cell>
          <table:table-cell/>
          <table:table-cell office:value-type="float" office:value="1443137194.58733" calcext:value-type="float">
            <text:p>1443137194.58733</text:p>
          </table:table-cell>
          <table:table-cell table:formula="of:=[.G179]-[.$B$2]" office:value-type="float" office:value="54.5871500968933" calcext:value-type="float">
            <text:p>54.5871500969</text:p>
          </table:table-cell>
          <table:table-cell table:formula="of:=[.C179]/([.H179]-[.H178])" office:value-type="float" office:value="89673.8836790932" calcext:value-type="float">
            <text:p>89673.8836790932</text:p>
          </table:table-cell>
          <table:table-cell table:formula="of:=[.G179]-[.$B179]" office:value-type="float" office:value="13.4454100131989" calcext:value-type="float">
            <text:p>13.445410013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7181.2388" calcext:value-type="float">
            <text:p>1443137181.2388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1.2386200428009" calcext:value-type="float">
            <text:p>41.2386200428</text:p>
          </table:table-cell>
          <table:table-cell table:formula="of:=[.C180]/([.D180]-[.D179])" office:value-type="float" office:value="84888.5577146457" calcext:value-type="float">
            <text:p>84888.5577146457</text:p>
          </table:table-cell>
          <table:table-cell/>
          <table:table-cell office:value-type="float" office:value="1443137194.67904" calcext:value-type="float">
            <text:p>1443137194.67904</text:p>
          </table:table-cell>
          <table:table-cell table:formula="of:=[.G180]-[.$B$2]" office:value-type="float" office:value="54.6788599491119" calcext:value-type="float">
            <text:p>54.6788599491</text:p>
          </table:table-cell>
          <table:table-cell table:formula="of:=[.C180]/([.H180]-[.H179])" office:value-type="float" office:value="89674.1168047543" calcext:value-type="float">
            <text:p>89674.1168047543</text:p>
          </table:table-cell>
          <table:table-cell table:formula="of:=[.G180]-[.$B180]" office:value-type="float" office:value="13.440239906311" calcext:value-type="float">
            <text:p>13.440239906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7181.33569" calcext:value-type="float">
            <text:p>1443137181.33569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3355100154877" calcext:value-type="float">
            <text:p>41.3355100155</text:p>
          </table:table-cell>
          <table:table-cell table:formula="of:=[.C181]/([.D181]-[.D180])" office:value-type="float" office:value="84879.7844807646" calcext:value-type="float">
            <text:p>84879.7844807646</text:p>
          </table:table-cell>
          <table:table-cell/>
          <table:table-cell office:value-type="float" office:value="1443137194.77075" calcext:value-type="float">
            <text:p>1443137194.77075</text:p>
          </table:table-cell>
          <table:table-cell table:formula="of:=[.G181]-[.$B$2]" office:value-type="float" office:value="54.7705700397492" calcext:value-type="float">
            <text:p>54.7705700397</text:p>
          </table:table-cell>
          <table:table-cell table:formula="of:=[.C181]/([.H181]-[.H180])" office:value-type="float" office:value="89673.8836790932" calcext:value-type="float">
            <text:p>89673.8836790932</text:p>
          </table:table-cell>
          <table:table-cell table:formula="of:=[.G181]-[.$B181]" office:value-type="float" office:value="13.4350600242615" calcext:value-type="float">
            <text:p>13.435060024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7181.43256" calcext:value-type="float">
            <text:p>1443137181.43256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4323799610138" calcext:value-type="float">
            <text:p>41.432379961</text:p>
          </table:table-cell>
          <table:table-cell table:formula="of:=[.C182]/([.D182]-[.D181])" office:value-type="float" office:value="84897.3327623295" calcext:value-type="float">
            <text:p>84897.3327623295</text:p>
          </table:table-cell>
          <table:table-cell/>
          <table:table-cell office:value-type="float" office:value="1443137194.86246" calcext:value-type="float">
            <text:p>1443137194.86246</text:p>
          </table:table-cell>
          <table:table-cell table:formula="of:=[.G182]-[.$B$2]" office:value-type="float" office:value="54.8622798919678" calcext:value-type="float">
            <text:p>54.862279892</text:p>
          </table:table-cell>
          <table:table-cell table:formula="of:=[.C182]/([.H182]-[.H181])" office:value-type="float" office:value="89674.1168047543" calcext:value-type="float">
            <text:p>89674.1168047543</text:p>
          </table:table-cell>
          <table:table-cell table:formula="of:=[.G182]-[.$B182]" office:value-type="float" office:value="13.429899930954" calcext:value-type="float">
            <text:p>13.42989993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7181.52945" calcext:value-type="float">
            <text:p>1443137181.52945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5292699337006" calcext:value-type="float">
            <text:p>41.5292699337</text:p>
          </table:table-cell>
          <table:table-cell table:formula="of:=[.C183]/([.D183]-[.D182])" office:value-type="float" office:value="84879.7844807646" calcext:value-type="float">
            <text:p>84879.7844807646</text:p>
          </table:table-cell>
          <table:table-cell/>
          <table:table-cell office:value-type="float" office:value="1443137194.95415" calcext:value-type="float">
            <text:p>1443137194.95415</text:p>
          </table:table-cell>
          <table:table-cell table:formula="of:=[.G183]-[.$B$2]" office:value-type="float" office:value="54.9539699554443" calcext:value-type="float">
            <text:p>54.9539699554</text:p>
          </table:table-cell>
          <table:table-cell table:formula="of:=[.C183]/([.H183]-[.H182])" office:value-type="float" office:value="89693.4704609752" calcext:value-type="float">
            <text:p>89693.4704609752</text:p>
          </table:table-cell>
          <table:table-cell table:formula="of:=[.G183]-[.$B183]" office:value-type="float" office:value="13.4247000217438" calcext:value-type="float">
            <text:p>13.424700021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7181.62633" calcext:value-type="float">
            <text:p>1443137181.62633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626149892807" calcext:value-type="float">
            <text:p>41.6261498928</text:p>
          </table:table-cell>
          <table:table-cell table:formula="of:=[.C184]/([.D184]-[.D183])" office:value-type="float" office:value="84888.5577146457" calcext:value-type="float">
            <text:p>84888.5577146457</text:p>
          </table:table-cell>
          <table:table-cell/>
          <table:table-cell office:value-type="float" office:value="1443137195.0462" calcext:value-type="float">
            <text:p>1443137195.0462</text:p>
          </table:table-cell>
          <table:table-cell table:formula="of:=[.G184]-[.$B$2]" office:value-type="float" office:value="55.0460200309753" calcext:value-type="float">
            <text:p>55.046020031</text:p>
          </table:table-cell>
          <table:table-cell table:formula="of:=[.C184]/([.H184]-[.H183])" office:value-type="float" office:value="89342.6751967178" calcext:value-type="float">
            <text:p>89342.6751967178</text:p>
          </table:table-cell>
          <table:table-cell table:formula="of:=[.G184]-[.$B184]" office:value-type="float" office:value="13.4198701381683" calcext:value-type="float">
            <text:p>13.419870138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7181.72322" calcext:value-type="float">
            <text:p>1443137181.72322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7230401039124" calcext:value-type="float">
            <text:p>41.7230401039</text:p>
          </table:table-cell>
          <table:table-cell table:formula="of:=[.C185]/([.D185]-[.D184])" office:value-type="float" office:value="84879.575616346" calcext:value-type="float">
            <text:p>84879.575616346</text:p>
          </table:table-cell>
          <table:table-cell/>
          <table:table-cell office:value-type="float" office:value="1443137195.1024" calcext:value-type="float">
            <text:p>1443137195.1024</text:p>
          </table:table-cell>
          <table:table-cell table:formula="of:=[.G185]-[.$B$2]" office:value-type="float" office:value="55.1022200584412" calcext:value-type="float">
            <text:p>55.1022200584</text:p>
          </table:table-cell>
          <table:table-cell table:formula="of:=[.C185]/([.H185]-[.H184])" office:value-type="float" office:value="146334.448057017" calcext:value-type="float">
            <text:p>146334.448057017</text:p>
          </table:table-cell>
          <table:table-cell table:formula="of:=[.G185]-[.$B185]" office:value-type="float" office:value="13.3791799545288" calcext:value-type="float">
            <text:p>13.379179954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7181.8201" calcext:value-type="float">
            <text:p>1443137181.8201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8199200630188" calcext:value-type="float">
            <text:p>41.819920063</text:p>
          </table:table-cell>
          <table:table-cell table:formula="of:=[.C186]/([.D186]-[.D185])" office:value-type="float" office:value="84888.5577146457" calcext:value-type="float">
            <text:p>84888.5577146457</text:p>
          </table:table-cell>
          <table:table-cell/>
          <table:table-cell office:value-type="float" office:value="1443137195.17744" calcext:value-type="float">
            <text:p>1443137195.17744</text:p>
          </table:table-cell>
          <table:table-cell table:formula="of:=[.G186]-[.$B$2]" office:value-type="float" office:value="55.1772599220276" calcext:value-type="float">
            <text:p>55.177259922</text:p>
          </table:table-cell>
          <table:table-cell table:formula="of:=[.C186]/([.H186]-[.H185])" office:value-type="float" office:value="109595.081959713" calcext:value-type="float">
            <text:p>109595.081959713</text:p>
          </table:table-cell>
          <table:table-cell table:formula="of:=[.G186]-[.$B186]" office:value-type="float" office:value="13.3573398590088" calcext:value-type="float">
            <text:p>13.35733985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7181.91698" calcext:value-type="float">
            <text:p>1443137181.91698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9168000221252" calcext:value-type="float">
            <text:p>41.9168000221</text:p>
          </table:table-cell>
          <table:table-cell table:formula="of:=[.C187]/([.D187]-[.D186])" office:value-type="float" office:value="84888.5577146457" calcext:value-type="float">
            <text:p>84888.5577146457</text:p>
          </table:table-cell>
          <table:table-cell/>
          <table:table-cell office:value-type="float" office:value="1443137195.25252" calcext:value-type="float">
            <text:p>1443137195.25252</text:p>
          </table:table-cell>
          <table:table-cell table:formula="of:=[.G187]-[.$B$2]" office:value-type="float" office:value="55.2523400783539" calcext:value-type="float">
            <text:p>55.2523400784</text:p>
          </table:table-cell>
          <table:table-cell table:formula="of:=[.C187]/([.H187]-[.H186])" office:value-type="float" office:value="109536.266337259" calcext:value-type="float">
            <text:p>109536.266337259</text:p>
          </table:table-cell>
          <table:table-cell table:formula="of:=[.G187]-[.$B187]" office:value-type="float" office:value="13.3355400562286" calcext:value-type="float">
            <text:p>13.335540056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7182.01151" calcext:value-type="float">
            <text:p>1443137182.01151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2.0113298892975" calcext:value-type="float">
            <text:p>42.0113298893</text:p>
          </table:table-cell>
          <table:table-cell table:formula="of:=[.C188]/([.D188]-[.D187])" office:value-type="float" office:value="86998.9585938505" calcext:value-type="float">
            <text:p>86998.9585938505</text:p>
          </table:table-cell>
          <table:table-cell/>
          <table:table-cell office:value-type="float" office:value="1443137195.32755" calcext:value-type="float">
            <text:p>1443137195.32755</text:p>
          </table:table-cell>
          <table:table-cell table:formula="of:=[.G188]-[.$B$2]" office:value-type="float" office:value="55.32736992836" calcext:value-type="float">
            <text:p>55.3273699284</text:p>
          </table:table-cell>
          <table:table-cell table:formula="of:=[.C188]/([.H188]-[.H187])" office:value-type="float" office:value="109609.708660366" calcext:value-type="float">
            <text:p>109609.708660366</text:p>
          </table:table-cell>
          <table:table-cell table:formula="of:=[.G188]-[.$B188]" office:value-type="float" office:value="13.3160400390625" calcext:value-type="float">
            <text:p>13.316040039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7182.09194" calcext:value-type="float">
            <text:p>1443137182.09194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2.0917599201202" calcext:value-type="float">
            <text:p>42.0917599201</text:p>
          </table:table-cell>
          <table:table-cell table:formula="of:=[.C189]/([.D189]-[.D188])" office:value-type="float" office:value="102250.364893226" calcext:value-type="float">
            <text:p>102250.364893226</text:p>
          </table:table-cell>
          <table:table-cell/>
          <table:table-cell office:value-type="float" office:value="1443137195.40259" calcext:value-type="float">
            <text:p>1443137195.40259</text:p>
          </table:table-cell>
          <table:table-cell table:formula="of:=[.G189]-[.$B$2]" office:value-type="float" office:value="55.402410030365" calcext:value-type="float">
            <text:p>55.4024100304</text:p>
          </table:table-cell>
          <table:table-cell table:formula="of:=[.C189]/([.H189]-[.H188])" office:value-type="float" office:value="109594.733752514" calcext:value-type="float">
            <text:p>109594.733752514</text:p>
          </table:table-cell>
          <table:table-cell table:formula="of:=[.G189]-[.$B189]" office:value-type="float" office:value="13.3106501102448" calcext:value-type="float">
            <text:p>13.310650110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7182.17241" calcext:value-type="float">
            <text:p>1443137182.17241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2.1722300052643" calcext:value-type="float">
            <text:p>42.1722300053</text:p>
          </table:table-cell>
          <table:table-cell table:formula="of:=[.C190]/([.D190]-[.D189])" office:value-type="float" office:value="102199.469346638" calcext:value-type="float">
            <text:p>102199.469346638</text:p>
          </table:table-cell>
          <table:table-cell/>
          <table:table-cell office:value-type="float" office:value="1443137195.47753" calcext:value-type="float">
            <text:p>1443137195.47753</text:p>
          </table:table-cell>
          <table:table-cell table:formula="of:=[.G190]-[.$B$2]" office:value-type="float" office:value="55.4773499965668" calcext:value-type="float">
            <text:p>55.4773499966</text:p>
          </table:table-cell>
          <table:table-cell table:formula="of:=[.C190]/([.H190]-[.H189])" office:value-type="float" office:value="109741.175727998" calcext:value-type="float">
            <text:p>109741.175727998</text:p>
          </table:table-cell>
          <table:table-cell table:formula="of:=[.G190]-[.$B190]" office:value-type="float" office:value="13.3051199913025" calcext:value-type="float">
            <text:p>13.305119991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7182.25286" calcext:value-type="float">
            <text:p>1443137182.25286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2.2526800632477" calcext:value-type="float">
            <text:p>42.2526800632</text:p>
          </table:table-cell>
          <table:table-cell table:formula="of:=[.C191]/([.D191]-[.D190])" office:value-type="float" office:value="102224.910784988" calcext:value-type="float">
            <text:p>102224.910784988</text:p>
          </table:table-cell>
          <table:table-cell/>
          <table:table-cell office:value-type="float" office:value="1443137195.55263" calcext:value-type="float">
            <text:p>1443137195.55263</text:p>
          </table:table-cell>
          <table:table-cell table:formula="of:=[.G191]-[.$B$2]" office:value-type="float" office:value="55.5524499416351" calcext:value-type="float">
            <text:p>55.5524499416</text:p>
          </table:table-cell>
          <table:table-cell table:formula="of:=[.C191]/([.H191]-[.H190])" office:value-type="float" office:value="109507.403667395" calcext:value-type="float">
            <text:p>109507.403667395</text:p>
          </table:table-cell>
          <table:table-cell table:formula="of:=[.G191]-[.$B191]" office:value-type="float" office:value="13.2997698783875" calcext:value-type="float">
            <text:p>13.299769878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7182.3333" calcext:value-type="float">
            <text:p>1443137182.3333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2.3331201076508" calcext:value-type="float">
            <text:p>42.3331201077</text:p>
          </table:table-cell>
          <table:table-cell table:formula="of:=[.C192]/([.D192]-[.D191])" office:value-type="float" office:value="102237.636254779" calcext:value-type="float">
            <text:p>102237.636254779</text:p>
          </table:table-cell>
          <table:table-cell/>
          <table:table-cell office:value-type="float" office:value="1443137195.62765" calcext:value-type="float">
            <text:p>1443137195.62765</text:p>
          </table:table-cell>
          <table:table-cell table:formula="of:=[.G192]-[.$B$2]" office:value-type="float" office:value="55.6274700164795" calcext:value-type="float">
            <text:p>55.6274700165</text:p>
          </table:table-cell>
          <table:table-cell table:formula="of:=[.C192]/([.H192]-[.H191])" office:value-type="float" office:value="109623.990872601" calcext:value-type="float">
            <text:p>109623.990872601</text:p>
          </table:table-cell>
          <table:table-cell table:formula="of:=[.G192]-[.$B192]" office:value-type="float" office:value="13.2943499088287" calcext:value-type="float">
            <text:p>13.294349908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7182.41376" calcext:value-type="float">
            <text:p>1443137182.41376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4135799407959" calcext:value-type="float">
            <text:p>42.4135799408</text:p>
          </table:table-cell>
          <table:table-cell table:formula="of:=[.C193]/([.D193]-[.D192])" office:value-type="float" office:value="102212.491357827" calcext:value-type="float">
            <text:p>102212.491357827</text:p>
          </table:table-cell>
          <table:table-cell/>
          <table:table-cell office:value-type="float" office:value="1443137195.70268" calcext:value-type="float">
            <text:p>1443137195.70268</text:p>
          </table:table-cell>
          <table:table-cell table:formula="of:=[.G193]-[.$B$2]" office:value-type="float" office:value="55.7025001049042" calcext:value-type="float">
            <text:p>55.7025001049</text:p>
          </table:table-cell>
          <table:table-cell table:formula="of:=[.C193]/([.H193]-[.H192])" office:value-type="float" office:value="109609.360360217" calcext:value-type="float">
            <text:p>109609.360360217</text:p>
          </table:table-cell>
          <table:table-cell table:formula="of:=[.G193]-[.$B193]" office:value-type="float" office:value="13.2889201641083" calcext:value-type="float">
            <text:p>13.288920164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7182.49421" calcext:value-type="float">
            <text:p>1443137182.49421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4940299987793" calcext:value-type="float">
            <text:p>42.4940299988</text:p>
          </table:table-cell>
          <table:table-cell table:formula="of:=[.C194]/([.D194]-[.D193])" office:value-type="float" office:value="102224.910784988" calcext:value-type="float">
            <text:p>102224.910784988</text:p>
          </table:table-cell>
          <table:table-cell/>
          <table:table-cell office:value-type="float" office:value="1443137195.77771" calcext:value-type="float">
            <text:p>1443137195.77771</text:p>
          </table:table-cell>
          <table:table-cell table:formula="of:=[.G194]-[.$B$2]" office:value-type="float" office:value="55.7775299549103" calcext:value-type="float">
            <text:p>55.7775299549</text:p>
          </table:table-cell>
          <table:table-cell table:formula="of:=[.C194]/([.H194]-[.H193])" office:value-type="float" office:value="109609.708660366" calcext:value-type="float">
            <text:p>109609.708660366</text:p>
          </table:table-cell>
          <table:table-cell table:formula="of:=[.G194]-[.$B194]" office:value-type="float" office:value="13.283499956131" calcext:value-type="float">
            <text:p>13.283499956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7182.57466" calcext:value-type="float">
            <text:p>1443137182.57466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5744800567627" calcext:value-type="float">
            <text:p>42.5744800568</text:p>
          </table:table-cell>
          <table:table-cell table:formula="of:=[.C195]/([.D195]-[.D194])" office:value-type="float" office:value="102224.910784988" calcext:value-type="float">
            <text:p>102224.910784988</text:p>
          </table:table-cell>
          <table:table-cell/>
          <table:table-cell office:value-type="float" office:value="1443137195.85275" calcext:value-type="float">
            <text:p>1443137195.85275</text:p>
          </table:table-cell>
          <table:table-cell table:formula="of:=[.G195]-[.$B$2]" office:value-type="float" office:value="55.8525700569153" calcext:value-type="float">
            <text:p>55.8525700569</text:p>
          </table:table-cell>
          <table:table-cell table:formula="of:=[.C195]/([.H195]-[.H194])" office:value-type="float" office:value="109594.733752514" calcext:value-type="float">
            <text:p>109594.733752514</text:p>
          </table:table-cell>
          <table:table-cell table:formula="of:=[.G195]-[.$B195]" office:value-type="float" office:value="13.2780900001526" calcext:value-type="float">
            <text:p>13.278090000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7182.6551" calcext:value-type="float">
            <text:p>1443137182.6551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6549201011658" calcext:value-type="float">
            <text:p>42.6549201012</text:p>
          </table:table-cell>
          <table:table-cell table:formula="of:=[.C196]/([.D196]-[.D195])" office:value-type="float" office:value="102237.636254779" calcext:value-type="float">
            <text:p>102237.636254779</text:p>
          </table:table-cell>
          <table:table-cell/>
          <table:table-cell office:value-type="float" office:value="1443137195.92777" calcext:value-type="float">
            <text:p>1443137195.92777</text:p>
          </table:table-cell>
          <table:table-cell table:formula="of:=[.G196]-[.$B$2]" office:value-type="float" office:value="55.9275898933411" calcext:value-type="float">
            <text:p>55.9275898933</text:p>
          </table:table-cell>
          <table:table-cell table:formula="of:=[.C196]/([.H196]-[.H195])" office:value-type="float" office:value="109624.339265738" calcext:value-type="float">
            <text:p>109624.339265738</text:p>
          </table:table-cell>
          <table:table-cell table:formula="of:=[.G196]-[.$B196]" office:value-type="float" office:value="13.2726697921753" calcext:value-type="float">
            <text:p>13.272669792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7182.73555" calcext:value-type="float">
            <text:p>1443137182.73555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7353699207306" calcext:value-type="float">
            <text:p>42.7353699207</text:p>
          </table:table-cell>
          <table:table-cell table:formula="of:=[.C197]/([.D197]-[.D196])" office:value-type="float" office:value="102225.213735549" calcext:value-type="float">
            <text:p>102225.213735549</text:p>
          </table:table-cell>
          <table:table-cell/>
          <table:table-cell office:value-type="float" office:value="1443137196.00285" calcext:value-type="float">
            <text:p>1443137196.00285</text:p>
          </table:table-cell>
          <table:table-cell table:formula="of:=[.G197]-[.$B$2]" office:value-type="float" office:value="56.0026700496674" calcext:value-type="float">
            <text:p>56.0026700497</text:p>
          </table:table-cell>
          <table:table-cell table:formula="of:=[.C197]/([.H197]-[.H196])" office:value-type="float" office:value="109536.266337259" calcext:value-type="float">
            <text:p>109536.266337259</text:p>
          </table:table-cell>
          <table:table-cell table:formula="of:=[.G197]-[.$B197]" office:value-type="float" office:value="13.2673001289368" calcext:value-type="float">
            <text:p>13.267300128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7182.81597" calcext:value-type="float">
            <text:p>1443137182.81597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815789937973" calcext:value-type="float">
            <text:p>42.815789938</text:p>
          </table:table-cell>
          <table:table-cell table:formula="of:=[.C198]/([.D198]-[.D197])" office:value-type="float" office:value="102263.096701511" calcext:value-type="float">
            <text:p>102263.096701511</text:p>
          </table:table-cell>
          <table:table-cell/>
          <table:table-cell office:value-type="float" office:value="1443137196.05464" calcext:value-type="float">
            <text:p>1443137196.05464</text:p>
          </table:table-cell>
          <table:table-cell table:formula="of:=[.G198]-[.$B$2]" office:value-type="float" office:value="56.0544600486755" calcext:value-type="float">
            <text:p>56.0544600487</text:p>
          </table:table-cell>
          <table:table-cell table:formula="of:=[.C198]/([.H198]-[.H197])" office:value-type="float" office:value="158795.137236849" calcext:value-type="float">
            <text:p>158795.137236849</text:p>
          </table:table-cell>
          <table:table-cell table:formula="of:=[.G198]-[.$B198]" office:value-type="float" office:value="13.2386701107025" calcext:value-type="float">
            <text:p>13.238670110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7182.89642" calcext:value-type="float">
            <text:p>1443137182.89642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8962399959564" calcext:value-type="float">
            <text:p>42.896239996</text:p>
          </table:table-cell>
          <table:table-cell table:formula="of:=[.C199]/([.D199]-[.D198])" office:value-type="float" office:value="102224.910784988" calcext:value-type="float">
            <text:p>102224.910784988</text:p>
          </table:table-cell>
          <table:table-cell/>
          <table:table-cell office:value-type="float" office:value="1443137196.12341" calcext:value-type="float">
            <text:p>1443137196.12341</text:p>
          </table:table-cell>
          <table:table-cell table:formula="of:=[.G199]-[.$B$2]" office:value-type="float" office:value="56.1232299804688" calcext:value-type="float">
            <text:p>56.1232299805</text:p>
          </table:table-cell>
          <table:table-cell table:formula="of:=[.C199]/([.H199]-[.H198])" office:value-type="float" office:value="119587.147835613" calcext:value-type="float">
            <text:p>119587.147835613</text:p>
          </table:table-cell>
          <table:table-cell table:formula="of:=[.G199]-[.$B199]" office:value-type="float" office:value="13.2269899845123" calcext:value-type="float">
            <text:p>13.226989984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7182.97687" calcext:value-type="float">
            <text:p>1443137182.97687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9766900539398" calcext:value-type="float">
            <text:p>42.9766900539</text:p>
          </table:table-cell>
          <table:table-cell table:formula="of:=[.C200]/([.D200]-[.D199])" office:value-type="float" office:value="102224.910784988" calcext:value-type="float">
            <text:p>102224.910784988</text:p>
          </table:table-cell>
          <table:table-cell/>
          <table:table-cell office:value-type="float" office:value="1443137196.19219" calcext:value-type="float">
            <text:p>1443137196.19219</text:p>
          </table:table-cell>
          <table:table-cell table:formula="of:=[.G200]-[.$B$2]" office:value-type="float" office:value="56.1920099258423" calcext:value-type="float">
            <text:p>56.1920099258</text:p>
          </table:table-cell>
          <table:table-cell table:formula="of:=[.C200]/([.H200]-[.H199])" office:value-type="float" office:value="119569.737302589" calcext:value-type="float">
            <text:p>119569.737302589</text:p>
          </table:table-cell>
          <table:table-cell table:formula="of:=[.G200]-[.$B200]" office:value-type="float" office:value="13.2153198719025" calcext:value-type="float">
            <text:p>13.215319871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7183.05869" calcext:value-type="float">
            <text:p>1443137183.05869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3.0585100650787" calcext:value-type="float">
            <text:p>43.0585100651</text:p>
          </table:table-cell>
          <table:table-cell table:formula="of:=[.C201]/([.D201]-[.D200])" office:value-type="float" office:value="100513.30824237" calcext:value-type="float">
            <text:p>100513.30824237</text:p>
          </table:table-cell>
          <table:table-cell/>
          <table:table-cell office:value-type="float" office:value="1443137196.26098" calcext:value-type="float">
            <text:p>1443137196.26098</text:p>
          </table:table-cell>
          <table:table-cell table:formula="of:=[.G201]-[.$B$2]" office:value-type="float" office:value="56.2607998847961" calcext:value-type="float">
            <text:p>56.2607998848</text:p>
          </table:table-cell>
          <table:table-cell table:formula="of:=[.C201]/([.H201]-[.H200])" office:value-type="float" office:value="119552.331838379" calcext:value-type="float">
            <text:p>119552.331838379</text:p>
          </table:table-cell>
          <table:table-cell table:formula="of:=[.G201]-[.$B201]" office:value-type="float" office:value="13.2022898197174" calcext:value-type="float">
            <text:p>13.202289819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7183.14106" calcext:value-type="float">
            <text:p>1443137183.14106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3.1408801078796" calcext:value-type="float">
            <text:p>43.1408801079</text:p>
          </table:table-cell>
          <table:table-cell table:formula="of:=[.C202]/([.D202]-[.D201])" office:value-type="float" office:value="99842.1236696239" calcext:value-type="float">
            <text:p>99842.1236696239</text:p>
          </table:table-cell>
          <table:table-cell/>
          <table:table-cell office:value-type="float" office:value="1443137196.32975" calcext:value-type="float">
            <text:p>1443137196.32975</text:p>
          </table:table-cell>
          <table:table-cell table:formula="of:=[.G202]-[.$B$2]" office:value-type="float" office:value="56.3295700550079" calcext:value-type="float">
            <text:p>56.329570055</text:p>
          </table:table-cell>
          <table:table-cell table:formula="of:=[.C202]/([.H202]-[.H201])" office:value-type="float" office:value="119586.73324019" calcext:value-type="float">
            <text:p>119586.73324019</text:p>
          </table:table-cell>
          <table:table-cell table:formula="of:=[.G202]-[.$B202]" office:value-type="float" office:value="13.1886899471283" calcext:value-type="float">
            <text:p>13.188689947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7183.22345" calcext:value-type="float">
            <text:p>1443137183.22345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3.2232699394226" calcext:value-type="float">
            <text:p>43.2232699394</text:p>
          </table:table-cell>
          <table:table-cell table:formula="of:=[.C203]/([.D203]-[.D202])" office:value-type="float" office:value="99818.1431614038" calcext:value-type="float">
            <text:p>99818.1431614038</text:p>
          </table:table-cell>
          <table:table-cell/>
          <table:table-cell office:value-type="float" office:value="1443137196.39853" calcext:value-type="float">
            <text:p>1443137196.39853</text:p>
          </table:table-cell>
          <table:table-cell table:formula="of:=[.G203]-[.$B$2]" office:value-type="float" office:value="56.3983500003815" calcext:value-type="float">
            <text:p>56.3983500004</text:p>
          </table:table-cell>
          <table:table-cell table:formula="of:=[.C203]/([.H203]-[.H202])" office:value-type="float" office:value="119569.737302589" calcext:value-type="float">
            <text:p>119569.737302589</text:p>
          </table:table-cell>
          <table:table-cell table:formula="of:=[.G203]-[.$B203]" office:value-type="float" office:value="13.1750800609589" calcext:value-type="float">
            <text:p>13.17508006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7183.30582" calcext:value-type="float">
            <text:p>1443137183.30582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3.3056399822235" calcext:value-type="float">
            <text:p>43.3056399822</text:p>
          </table:table-cell>
          <table:table-cell table:formula="of:=[.C204]/([.D204]-[.D203])" office:value-type="float" office:value="99842.1236696239" calcext:value-type="float">
            <text:p>99842.1236696239</text:p>
          </table:table-cell>
          <table:table-cell/>
          <table:table-cell office:value-type="float" office:value="1443137196.46732" calcext:value-type="float">
            <text:p>1443137196.46732</text:p>
          </table:table-cell>
          <table:table-cell table:formula="of:=[.G204]-[.$B$2]" office:value-type="float" office:value="56.4671399593353" calcext:value-type="float">
            <text:p>56.4671399593</text:p>
          </table:table-cell>
          <table:table-cell table:formula="of:=[.C204]/([.H204]-[.H203])" office:value-type="float" office:value="119552.331838379" calcext:value-type="float">
            <text:p>119552.331838379</text:p>
          </table:table-cell>
          <table:table-cell table:formula="of:=[.G204]-[.$B204]" office:value-type="float" office:value="13.1614999771118" calcext:value-type="float">
            <text:p>13.161499977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7183.38818" calcext:value-type="float">
            <text:p>1443137183.38818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43.3880000114441" calcext:value-type="float">
            <text:p>43.3880000114</text:p>
          </table:table-cell>
          <table:table-cell table:formula="of:=[.C205]/([.D205]-[.D204])" office:value-type="float" office:value="99854.2627756243" calcext:value-type="float">
            <text:p>99854.2627756243</text:p>
          </table:table-cell>
          <table:table-cell/>
          <table:table-cell office:value-type="float" office:value="1443137196.53609" calcext:value-type="float">
            <text:p>1443137196.53609</text:p>
          </table:table-cell>
          <table:table-cell table:formula="of:=[.G205]-[.$B$2]" office:value-type="float" office:value="56.5359098911285" calcext:value-type="float">
            <text:p>56.5359098911</text:p>
          </table:table-cell>
          <table:table-cell table:formula="of:=[.C205]/([.H205]-[.H204])" office:value-type="float" office:value="119587.147835613" calcext:value-type="float">
            <text:p>119587.147835613</text:p>
          </table:table-cell>
          <table:table-cell table:formula="of:=[.G205]-[.$B205]" office:value-type="float" office:value="13.1479098796844" calcext:value-type="float">
            <text:p>13.147909879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7183.47055" calcext:value-type="float">
            <text:p>1443137183.47055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43.470370054245" calcext:value-type="float">
            <text:p>43.4703700542</text:p>
          </table:table-cell>
          <table:table-cell table:formula="of:=[.C206]/([.D206]-[.D205])" office:value-type="float" office:value="99842.1236696239" calcext:value-type="float">
            <text:p>99842.1236696239</text:p>
          </table:table-cell>
          <table:table-cell/>
          <table:table-cell office:value-type="float" office:value="1443137196.60487" calcext:value-type="float">
            <text:p>1443137196.60487</text:p>
          </table:table-cell>
          <table:table-cell table:formula="of:=[.G206]-[.$B$2]" office:value-type="float" office:value="56.6046900749207" calcext:value-type="float">
            <text:p>56.6046900749</text:p>
          </table:table-cell>
          <table:table-cell table:formula="of:=[.C206]/([.H206]-[.H205])" office:value-type="float" office:value="119569.322827877" calcext:value-type="float">
            <text:p>119569.322827877</text:p>
          </table:table-cell>
          <table:table-cell table:formula="of:=[.G206]-[.$B206]" office:value-type="float" office:value="13.1343200206757" calcext:value-type="float">
            <text:p>13.134320020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7183.55292" calcext:value-type="float">
            <text:p>1443137183.55292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43.5527400970459" calcext:value-type="float">
            <text:p>43.552740097</text:p>
          </table:table-cell>
          <table:table-cell table:formula="of:=[.C207]/([.D207]-[.D206])" office:value-type="float" office:value="99842.1236696239" calcext:value-type="float">
            <text:p>99842.1236696239</text:p>
          </table:table-cell>
          <table:table-cell/>
          <table:table-cell office:value-type="float" office:value="1443137196.67366" calcext:value-type="float">
            <text:p>1443137196.67366</text:p>
          </table:table-cell>
          <table:table-cell table:formula="of:=[.G207]-[.$B$2]" office:value-type="float" office:value="56.6734800338745" calcext:value-type="float">
            <text:p>56.6734800339</text:p>
          </table:table-cell>
          <table:table-cell table:formula="of:=[.C207]/([.H207]-[.H206])" office:value-type="float" office:value="119552.331838379" calcext:value-type="float">
            <text:p>119552.331838379</text:p>
          </table:table-cell>
          <table:table-cell table:formula="of:=[.G207]-[.$B207]" office:value-type="float" office:value="13.1207399368286" calcext:value-type="float">
            <text:p>13.120739936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7183.63528" calcext:value-type="float">
            <text:p>1443137183.63528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43.6350998878479" calcext:value-type="float">
            <text:p>43.6350998878</text:p>
          </table:table-cell>
          <table:table-cell table:formula="of:=[.C208]/([.D208]-[.D207])" office:value-type="float" office:value="99854.5518379352" calcext:value-type="float">
            <text:p>99854.5518379352</text:p>
          </table:table-cell>
          <table:table-cell/>
          <table:table-cell office:value-type="float" office:value="1443137196.74234" calcext:value-type="float">
            <text:p>1443137196.74234</text:p>
          </table:table-cell>
          <table:table-cell table:formula="of:=[.G208]-[.$B$2]" office:value-type="float" office:value="56.7421600818634" calcext:value-type="float">
            <text:p>56.7421600819</text:p>
          </table:table-cell>
          <table:table-cell table:formula="of:=[.C208]/([.H208]-[.H207])" office:value-type="float" office:value="119743.655411105" calcext:value-type="float">
            <text:p>119743.655411105</text:p>
          </table:table-cell>
          <table:table-cell table:formula="of:=[.G208]-[.$B208]" office:value-type="float" office:value="13.1070601940155" calcext:value-type="float">
            <text:p>13.10706019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7183.71765" calcext:value-type="float">
            <text:p>1443137183.71765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43.7174699306488" calcext:value-type="float">
            <text:p>43.7174699306</text:p>
          </table:table-cell>
          <table:table-cell table:formula="of:=[.C209]/([.D209]-[.D208])" office:value-type="float" office:value="99842.1236696239" calcext:value-type="float">
            <text:p>99842.1236696239</text:p>
          </table:table-cell>
          <table:table-cell/>
          <table:table-cell office:value-type="float" office:value="1443137196.81125" calcext:value-type="float">
            <text:p>1443137196.81125</text:p>
          </table:table-cell>
          <table:table-cell table:formula="of:=[.G209]-[.$B$2]" office:value-type="float" office:value="56.8110699653626" calcext:value-type="float">
            <text:p>56.8110699654</text:p>
          </table:table-cell>
          <table:table-cell table:formula="of:=[.C209]/([.H209]-[.H208])" office:value-type="float" office:value="119344.273744157" calcext:value-type="float">
            <text:p>119344.273744157</text:p>
          </table:table-cell>
          <table:table-cell table:formula="of:=[.G209]-[.$B209]" office:value-type="float" office:value="13.0936000347137" calcext:value-type="float">
            <text:p>13.093600034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7183.80002" calcext:value-type="float">
            <text:p>1443137183.80002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43.7998399734497" calcext:value-type="float">
            <text:p>43.7998399734</text:p>
          </table:table-cell>
          <table:table-cell table:formula="of:=[.C210]/([.D210]-[.D209])" office:value-type="float" office:value="99842.1236696239" calcext:value-type="float">
            <text:p>99842.1236696239</text:p>
          </table:table-cell>
          <table:table-cell/>
          <table:table-cell office:value-type="float" office:value="1443137196.88002" calcext:value-type="float">
            <text:p>1443137196.88002</text:p>
          </table:table-cell>
          <table:table-cell table:formula="of:=[.G210]-[.$B$2]" office:value-type="float" office:value="56.8798398971558" calcext:value-type="float">
            <text:p>56.8798398972</text:p>
          </table:table-cell>
          <table:table-cell table:formula="of:=[.C210]/([.H210]-[.H209])" office:value-type="float" office:value="119587.147835613" calcext:value-type="float">
            <text:p>119587.147835613</text:p>
          </table:table-cell>
          <table:table-cell table:formula="of:=[.G210]-[.$B210]" office:value-type="float" office:value="13.0799999237061" calcext:value-type="float">
            <text:p>13.079999923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7183.88237" calcext:value-type="float">
            <text:p>1443137183.88237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43.88218998909" calcext:value-type="float">
            <text:p>43.8821899891</text:p>
          </table:table-cell>
          <table:table-cell table:formula="of:=[.C211]/([.D211]-[.D210])" office:value-type="float" office:value="99866.4048338019" calcext:value-type="float">
            <text:p>99866.4048338019</text:p>
          </table:table-cell>
          <table:table-cell/>
          <table:table-cell office:value-type="float" office:value="1443137196.94881" calcext:value-type="float">
            <text:p>1443137196.94881</text:p>
          </table:table-cell>
          <table:table-cell table:formula="of:=[.G211]-[.$B$2]" office:value-type="float" office:value="56.9486300945282" calcext:value-type="float">
            <text:p>56.9486300945</text:p>
          </table:table-cell>
          <table:table-cell table:formula="of:=[.C211]/([.H211]-[.H210])" office:value-type="float" office:value="119551.917484326" calcext:value-type="float">
            <text:p>119551.917484326</text:p>
          </table:table-cell>
          <table:table-cell table:formula="of:=[.G211]-[.$B211]" office:value-type="float" office:value="13.0664401054382" calcext:value-type="float">
            <text:p>13.066440105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7183.96471" calcext:value-type="float">
            <text:p>1443137183.96471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43.9645299911499" calcext:value-type="float">
            <text:p>43.9645299911</text:p>
          </table:table-cell>
          <table:table-cell table:formula="of:=[.C212]/([.D212]-[.D211])" office:value-type="float" office:value="99878.5498452335" calcext:value-type="float">
            <text:p>99878.5498452335</text:p>
          </table:table-cell>
          <table:table-cell/>
          <table:table-cell office:value-type="float" office:value="1443137197.01763" calcext:value-type="float">
            <text:p>1443137197.01763</text:p>
          </table:table-cell>
          <table:table-cell table:formula="of:=[.G212]-[.$B$2]" office:value-type="float" office:value="57.017450094223" calcext:value-type="float">
            <text:p>57.0174500942</text:p>
          </table:table-cell>
          <table:table-cell table:formula="of:=[.C212]/([.H212]-[.H211])" office:value-type="float" office:value="119500.145836509" calcext:value-type="float">
            <text:p>119500.145836509</text:p>
          </table:table-cell>
          <table:table-cell table:formula="of:=[.G212]-[.$B212]" office:value-type="float" office:value="13.0529201030731" calcext:value-type="float">
            <text:p>13.052920103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7184.04685" calcext:value-type="float">
            <text:p>1443137184.04685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44.046669960022" calcext:value-type="float">
            <text:p>44.04666996</text:p>
          </table:table-cell>
          <table:table-cell table:formula="of:=[.C213]/([.D213]-[.D212])" office:value-type="float" office:value="100121.781307326" calcext:value-type="float">
            <text:p>100121.781307326</text:p>
          </table:table-cell>
          <table:table-cell/>
          <table:table-cell office:value-type="float" office:value="1443137200.11946" calcext:value-type="float">
            <text:p>1443137200.11946</text:p>
          </table:table-cell>
          <table:table-cell table:formula="of:=[.G213]-[.$B$2]" office:value-type="float" office:value="60.1192800998688" calcext:value-type="float">
            <text:p>60.1192800999</text:p>
          </table:table-cell>
          <table:table-cell table:formula="of:=[.C213]/([.H213]-[.H212])" office:value-type="float" office:value="2651.33807624248" calcext:value-type="float">
            <text:p>2651.3380762425</text:p>
          </table:table-cell>
          <table:table-cell table:formula="of:=[.G213]-[.$B213]" office:value-type="float" office:value="16.0726101398468" calcext:value-type="float">
            <text:p>16.072610139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7184.12882" calcext:value-type="float">
            <text:p>1443137184.12882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44.1286399364472" calcext:value-type="float">
            <text:p>44.1286399364</text:p>
          </table:table-cell>
          <table:table-cell table:formula="of:=[.C214]/([.D214]-[.D213])" office:value-type="float" office:value="100329.417655836" calcext:value-type="float">
            <text:p>100329.417655836</text:p>
          </table:table-cell>
          <table:table-cell/>
          <table:table-cell office:value-type="float" office:value="1443137200.2195" calcext:value-type="float">
            <text:p>1443137200.2195</text:p>
          </table:table-cell>
          <table:table-cell table:formula="of:=[.G214]-[.$B$2]" office:value-type="float" office:value="60.2193200588226" calcext:value-type="float">
            <text:p>60.2193200588</text:p>
          </table:table-cell>
          <table:table-cell table:formula="of:=[.C214]/([.H214]-[.H213])" office:value-type="float" office:value="82207.1508825114" calcext:value-type="float">
            <text:p>82207.1508825114</text:p>
          </table:table-cell>
          <table:table-cell table:formula="of:=[.G214]-[.$B214]" office:value-type="float" office:value="16.0906801223755" calcext:value-type="float">
            <text:p>16.090680122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7184.21078" calcext:value-type="float">
            <text:p>1443137184.21078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44.210599899292" calcext:value-type="float">
            <text:p>44.2105998993</text:p>
          </table:table-cell>
          <table:table-cell table:formula="of:=[.C215]/([.D215]-[.D214])" office:value-type="float" office:value="100341.675551612" calcext:value-type="float">
            <text:p>100341.675551612</text:p>
          </table:table-cell>
          <table:table-cell/>
          <table:table-cell office:value-type="float" office:value="1443137211.68334" calcext:value-type="float">
            <text:p>1443137211.68334</text:p>
          </table:table-cell>
          <table:table-cell table:formula="of:=[.G215]-[.$B$2]" office:value-type="float" office:value="71.6831600666046" calcext:value-type="float">
            <text:p>71.6831600666</text:p>
          </table:table-cell>
          <table:table-cell table:formula="of:=[.C215]/([.H215]-[.H214])" office:value-type="float" office:value="717.386145865374" calcext:value-type="float">
            <text:p>717.3861458654</text:p>
          </table:table-cell>
          <table:table-cell table:formula="of:=[.G215]-[.$B215]" office:value-type="float" office:value="27.4725601673126" calcext:value-type="float">
            <text:p>27.472560167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7184.29274" calcext:value-type="float">
            <text:p>1443137184.29274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44.2925601005554" calcext:value-type="float">
            <text:p>44.2925601006</text:p>
          </table:table-cell>
          <table:table-cell table:formula="of:=[.C216]/([.D216]-[.D215])" office:value-type="float" office:value="100341.383662142" calcext:value-type="float">
            <text:p>100341.383662142</text:p>
          </table:table-cell>
          <table:table-cell/>
          <table:table-cell office:value-type="float" office:value="1443137211.7782" calcext:value-type="float">
            <text:p>1443137211.7782</text:p>
          </table:table-cell>
          <table:table-cell table:formula="of:=[.G216]-[.$B$2]" office:value-type="float" office:value="71.7780199050903" calcext:value-type="float">
            <text:p>71.7780199051</text:p>
          </table:table-cell>
          <table:table-cell table:formula="of:=[.C216]/([.H216]-[.H215])" office:value-type="float" office:value="86696.3314642183" calcext:value-type="float">
            <text:p>86696.3314642183</text:p>
          </table:table-cell>
          <table:table-cell table:formula="of:=[.G216]-[.$B216]" office:value-type="float" office:value="27.4854598045349" calcext:value-type="float">
            <text:p>27.485459804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7184.3747" calcext:value-type="float">
            <text:p>1443137184.3747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44.3745200634003" calcext:value-type="float">
            <text:p>44.3745200634</text:p>
          </table:table-cell>
          <table:table-cell table:formula="of:=[.C217]/([.D217]-[.D216])" office:value-type="float" office:value="100341.675551612" calcext:value-type="float">
            <text:p>100341.675551612</text:p>
          </table:table-cell>
          <table:table-cell/>
          <table:table-cell office:value-type="float" office:value="1443137211.87307" calcext:value-type="float">
            <text:p>1443137211.87307</text:p>
          </table:table-cell>
          <table:table-cell table:formula="of:=[.G217]-[.$B$2]" office:value-type="float" office:value="71.872889995575" calcext:value-type="float">
            <text:p>71.8728899956</text:p>
          </table:table-cell>
          <table:table-cell table:formula="of:=[.C217]/([.H217]-[.H216])" office:value-type="float" office:value="86686.9627507451" calcext:value-type="float">
            <text:p>86686.9627507451</text:p>
          </table:table-cell>
          <table:table-cell table:formula="of:=[.G217]-[.$B217]" office:value-type="float" office:value="27.4983699321747" calcext:value-type="float">
            <text:p>27.498369932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7184.45666" calcext:value-type="float">
            <text:p>1443137184.45666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44.4564800262451" calcext:value-type="float">
            <text:p>44.4564800262</text:p>
          </table:table-cell>
          <table:table-cell table:formula="of:=[.C218]/([.D218]-[.D217])" office:value-type="float" office:value="100341.675551612" calcext:value-type="float">
            <text:p>100341.675551612</text:p>
          </table:table-cell>
          <table:table-cell/>
          <table:table-cell office:value-type="float" office:value="1443137211.96796" calcext:value-type="float">
            <text:p>1443137211.96796</text:p>
          </table:table-cell>
          <table:table-cell table:formula="of:=[.G218]-[.$B$2]" office:value-type="float" office:value="71.9677798748016" calcext:value-type="float">
            <text:p>71.9677798748</text:p>
          </table:table-cell>
          <table:table-cell table:formula="of:=[.C218]/([.H218]-[.H217])" office:value-type="float" office:value="86668.8846800353" calcext:value-type="float">
            <text:p>86668.8846800353</text:p>
          </table:table-cell>
          <table:table-cell table:formula="of:=[.G218]-[.$B218]" office:value-type="float" office:value="27.5112998485565" calcext:value-type="float">
            <text:p>27.511299848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7184.53862" calcext:value-type="float">
            <text:p>1443137184.53862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44.53843998909" calcext:value-type="float">
            <text:p>44.5384399891</text:p>
          </table:table-cell>
          <table:table-cell table:formula="of:=[.C219]/([.D219]-[.D218])" office:value-type="float" office:value="100341.675551612" calcext:value-type="float">
            <text:p>100341.675551612</text:p>
          </table:table-cell>
          <table:table-cell/>
          <table:table-cell office:value-type="float" office:value="1443137212.0629" calcext:value-type="float">
            <text:p>1443137212.0629</text:p>
          </table:table-cell>
          <table:table-cell table:formula="of:=[.G219]-[.$B$2]" office:value-type="float" office:value="72.0627200603485" calcext:value-type="float">
            <text:p>72.0627200603</text:p>
          </table:table-cell>
          <table:table-cell table:formula="of:=[.C219]/([.H219]-[.H218])" office:value-type="float" office:value="86622.9611057538" calcext:value-type="float">
            <text:p>86622.9611057538</text:p>
          </table:table-cell>
          <table:table-cell table:formula="of:=[.G219]-[.$B219]" office:value-type="float" office:value="27.5242800712585" calcext:value-type="float">
            <text:p>27.524280071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7184.62058" calcext:value-type="float">
            <text:p>1443137184.62058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44.6203999519348" calcext:value-type="float">
            <text:p>44.6203999519</text:p>
          </table:table-cell>
          <table:table-cell table:formula="of:=[.C220]/([.D220]-[.D219])" office:value-type="float" office:value="100341.675551612" calcext:value-type="float">
            <text:p>100341.675551612</text:p>
          </table:table-cell>
          <table:table-cell/>
          <table:table-cell office:value-type="float" office:value="1443137212.12898" calcext:value-type="float">
            <text:p>1443137212.12898</text:p>
          </table:table-cell>
          <table:table-cell table:formula="of:=[.G220]-[.$B$2]" office:value-type="float" office:value="72.1287999153137" calcext:value-type="float">
            <text:p>72.1287999153</text:p>
          </table:table-cell>
          <table:table-cell table:formula="of:=[.C220]/([.H220]-[.H219])" office:value-type="float" office:value="124455.478970555" calcext:value-type="float">
            <text:p>124455.478970555</text:p>
          </table:table-cell>
          <table:table-cell table:formula="of:=[.G220]-[.$B220]" office:value-type="float" office:value="27.5083999633789" calcext:value-type="float">
            <text:p>27.508399963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7184.70254" calcext:value-type="float">
            <text:p>1443137184.70254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44.7023599147797" calcext:value-type="float">
            <text:p>44.7023599148</text:p>
          </table:table-cell>
          <table:table-cell table:formula="of:=[.C221]/([.D221]-[.D220])" office:value-type="float" office:value="100341.675551612" calcext:value-type="float">
            <text:p>100341.675551612</text:p>
          </table:table-cell>
          <table:table-cell/>
          <table:table-cell office:value-type="float" office:value="1443137212.21681" calcext:value-type="float">
            <text:p>1443137212.21681</text:p>
          </table:table-cell>
          <table:table-cell table:formula="of:=[.G221]-[.$B$2]" office:value-type="float" office:value="72.2166299819946" calcext:value-type="float">
            <text:p>72.216629982</text:p>
          </table:table-cell>
          <table:table-cell table:formula="of:=[.C221]/([.H221]-[.H220])" office:value-type="float" office:value="93635.3609963462" calcext:value-type="float">
            <text:p>93635.3609963462</text:p>
          </table:table-cell>
          <table:table-cell table:formula="of:=[.G221]-[.$B221]" office:value-type="float" office:value="27.514270067215" calcext:value-type="float">
            <text:p>27.514270067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7184.78454" calcext:value-type="float">
            <text:p>1443137184.78454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44.7843599319458" calcext:value-type="float">
            <text:p>44.7843599319</text:p>
          </table:table-cell>
          <table:table-cell table:formula="of:=[.C222]/([.D222]-[.D221])" office:value-type="float" office:value="100292.661931248" calcext:value-type="float">
            <text:p>100292.661931248</text:p>
          </table:table-cell>
          <table:table-cell/>
          <table:table-cell office:value-type="float" office:value="1443137212.30459" calcext:value-type="float">
            <text:p>1443137212.30459</text:p>
          </table:table-cell>
          <table:table-cell table:formula="of:=[.G222]-[.$B$2]" office:value-type="float" office:value="72.3044099807739" calcext:value-type="float">
            <text:p>72.3044099808</text:p>
          </table:table-cell>
          <table:table-cell table:formula="of:=[.C222]/([.H222]-[.H221])" office:value-type="float" office:value="93688.7686758507" calcext:value-type="float">
            <text:p>93688.7686758507</text:p>
          </table:table-cell>
          <table:table-cell table:formula="of:=[.G222]-[.$B222]" office:value-type="float" office:value="27.5200500488281" calcext:value-type="float">
            <text:p>27.520050048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7184.8665" calcext:value-type="float">
            <text:p>1443137184.8665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44.8663198947907" calcext:value-type="float">
            <text:p>44.8663198948</text:p>
          </table:table-cell>
          <table:table-cell table:formula="of:=[.C223]/([.D223]-[.D222])" office:value-type="float" office:value="100341.675551612" calcext:value-type="float">
            <text:p>100341.675551612</text:p>
          </table:table-cell>
          <table:table-cell/>
          <table:table-cell office:value-type="float" office:value="1443137212.3924" calcext:value-type="float">
            <text:p>1443137212.3924</text:p>
          </table:table-cell>
          <table:table-cell table:formula="of:=[.G223]-[.$B$2]" office:value-type="float" office:value="72.3922200202942" calcext:value-type="float">
            <text:p>72.3922200203</text:p>
          </table:table-cell>
          <table:table-cell table:formula="of:=[.C223]/([.H223]-[.H222])" office:value-type="float" office:value="93656.7167596158" calcext:value-type="float">
            <text:p>93656.7167596158</text:p>
          </table:table-cell>
          <table:table-cell table:formula="of:=[.G223]-[.$B223]" office:value-type="float" office:value="27.5259001255035" calcext:value-type="float">
            <text:p>27.525900125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7184.94846" calcext:value-type="float">
            <text:p>1443137184.94846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44.9482800960541" calcext:value-type="float">
            <text:p>44.9482800961</text:p>
          </table:table-cell>
          <table:table-cell table:formula="of:=[.C224]/([.D224]-[.D223])" office:value-type="float" office:value="100341.383662142" calcext:value-type="float">
            <text:p>100341.383662142</text:p>
          </table:table-cell>
          <table:table-cell/>
          <table:table-cell office:value-type="float" office:value="1443137212.48021" calcext:value-type="float">
            <text:p>1443137212.48021</text:p>
          </table:table-cell>
          <table:table-cell table:formula="of:=[.G224]-[.$B$2]" office:value-type="float" office:value="72.4800300598145" calcext:value-type="float">
            <text:p>72.4800300598</text:p>
          </table:table-cell>
          <table:table-cell table:formula="of:=[.C224]/([.H224]-[.H223])" office:value-type="float" office:value="93656.7167596158" calcext:value-type="float">
            <text:p>93656.7167596158</text:p>
          </table:table-cell>
          <table:table-cell table:formula="of:=[.G224]-[.$B224]" office:value-type="float" office:value="27.5317499637604" calcext:value-type="float">
            <text:p>27.531749963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7185.02913" calcext:value-type="float">
            <text:p>1443137185.02913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45.0289499759674" calcext:value-type="float">
            <text:p>45.028949976</text:p>
          </table:table-cell>
          <table:table-cell table:formula="of:=[.C225]/([.D225]-[.D224])" office:value-type="float" office:value="101946.352329217" calcext:value-type="float">
            <text:p>101946.352329217</text:p>
          </table:table-cell>
          <table:table-cell/>
          <table:table-cell office:value-type="float" office:value="1443137212.56801" calcext:value-type="float">
            <text:p>1443137212.56801</text:p>
          </table:table-cell>
          <table:table-cell table:formula="of:=[.G225]-[.$B$2]" office:value-type="float" office:value="72.5678300857544" calcext:value-type="float">
            <text:p>72.5678300858</text:p>
          </table:table-cell>
          <table:table-cell table:formula="of:=[.C225]/([.H225]-[.H224])" office:value-type="float" office:value="93667.3982946831" calcext:value-type="float">
            <text:p>93667.3982946831</text:p>
          </table:table-cell>
          <table:table-cell table:formula="of:=[.G225]-[.$B225]" office:value-type="float" office:value="27.538880109787" calcext:value-type="float">
            <text:p>27.538880109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7185.1076" calcext:value-type="float">
            <text:p>1443137185.1076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45.1074199676514" calcext:value-type="float">
            <text:p>45.1074199677</text:p>
          </table:table-cell>
          <table:table-cell table:formula="of:=[.C226]/([.D226]-[.D225])" office:value-type="float" office:value="104804.394947847" calcext:value-type="float">
            <text:p>104804.394947847</text:p>
          </table:table-cell>
          <table:table-cell/>
          <table:table-cell office:value-type="float" office:value="1443137212.65582" calcext:value-type="float">
            <text:p>1443137212.65582</text:p>
          </table:table-cell>
          <table:table-cell table:formula="of:=[.G226]-[.$B$2]" office:value-type="float" office:value="72.6556398868561" calcext:value-type="float">
            <text:p>72.6556398869</text:p>
          </table:table-cell>
          <table:table-cell table:formula="of:=[.C226]/([.H226]-[.H225])" office:value-type="float" office:value="93656.9710535676" calcext:value-type="float">
            <text:p>93656.9710535676</text:p>
          </table:table-cell>
          <table:table-cell table:formula="of:=[.G226]-[.$B226]" office:value-type="float" office:value="27.5482199192047" calcext:value-type="float">
            <text:p>27.548219919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7185.18603" calcext:value-type="float">
            <text:p>1443137185.18603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45.185849905014" calcext:value-type="float">
            <text:p>45.185849905</text:p>
          </table:table-cell>
          <table:table-cell table:formula="of:=[.C227]/([.D227]-[.D226])" office:value-type="float" office:value="104857.918755833" calcext:value-type="float">
            <text:p>104857.918755833</text:p>
          </table:table-cell>
          <table:table-cell/>
          <table:table-cell office:value-type="float" office:value="1443137212.74364" calcext:value-type="float">
            <text:p>1443137212.74364</text:p>
          </table:table-cell>
          <table:table-cell table:formula="of:=[.G227]-[.$B$2]" office:value-type="float" office:value="72.7434599399567" calcext:value-type="float">
            <text:p>72.74345994</text:p>
          </table:table-cell>
          <table:table-cell table:formula="of:=[.C227]/([.H227]-[.H226])" office:value-type="float" office:value="93646.0376604478" calcext:value-type="float">
            <text:p>93646.0376604478</text:p>
          </table:table-cell>
          <table:table-cell table:formula="of:=[.G227]-[.$B227]" office:value-type="float" office:value="27.5576100349426" calcext:value-type="float">
            <text:p>27.557610034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7185.26446" calcext:value-type="float">
            <text:p>1443137185.26446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45.2642800807953" calcext:value-type="float">
            <text:p>45.2642800808</text:p>
          </table:table-cell>
          <table:table-cell table:formula="of:=[.C228]/([.D228]-[.D227])" office:value-type="float" office:value="104857.6" calcext:value-type="float">
            <text:p>104857.6</text:p>
          </table:table-cell>
          <table:table-cell/>
          <table:table-cell office:value-type="float" office:value="1443137212.83144" calcext:value-type="float">
            <text:p>1443137212.83144</text:p>
          </table:table-cell>
          <table:table-cell table:formula="of:=[.G228]-[.$B$2]" office:value-type="float" office:value="72.8312599658966" calcext:value-type="float">
            <text:p>72.8312599659</text:p>
          </table:table-cell>
          <table:table-cell table:formula="of:=[.C228]/([.H228]-[.H227])" office:value-type="float" office:value="93667.3982946831" calcext:value-type="float">
            <text:p>93667.3982946831</text:p>
          </table:table-cell>
          <table:table-cell table:formula="of:=[.G228]-[.$B228]" office:value-type="float" office:value="27.5669798851013" calcext:value-type="float">
            <text:p>27.566979885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7185.34288" calcext:value-type="float">
            <text:p>1443137185.34288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45.3427000045776" calcext:value-type="float">
            <text:p>45.3427000046</text:p>
          </table:table-cell>
          <table:table-cell table:formula="of:=[.C229]/([.D229]-[.D228])" office:value-type="float" office:value="104871.308251018" calcext:value-type="float">
            <text:p>104871.308251018</text:p>
          </table:table-cell>
          <table:table-cell/>
          <table:table-cell office:value-type="float" office:value="1443137212.91925" calcext:value-type="float">
            <text:p>1443137212.91925</text:p>
          </table:table-cell>
          <table:table-cell table:formula="of:=[.G229]-[.$B$2]" office:value-type="float" office:value="72.9190700054169" calcext:value-type="float">
            <text:p>72.9190700054</text:p>
          </table:table-cell>
          <table:table-cell table:formula="of:=[.C229]/([.H229]-[.H228])" office:value-type="float" office:value="93656.7167596158" calcext:value-type="float">
            <text:p>93656.7167596158</text:p>
          </table:table-cell>
          <table:table-cell table:formula="of:=[.G229]-[.$B229]" office:value-type="float" office:value="27.5763700008392" calcext:value-type="float">
            <text:p>27.576370000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7185.4213" calcext:value-type="float">
            <text:p>1443137185.4213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45.42111992836" calcext:value-type="float">
            <text:p>45.4211199284</text:p>
          </table:table-cell>
          <table:table-cell table:formula="of:=[.C230]/([.D230]-[.D229])" office:value-type="float" office:value="104871.308251018" calcext:value-type="float">
            <text:p>104871.308251018</text:p>
          </table:table-cell>
          <table:table-cell/>
          <table:table-cell office:value-type="float" office:value="1443137213.0071" calcext:value-type="float">
            <text:p>1443137213.0071</text:p>
          </table:table-cell>
          <table:table-cell table:formula="of:=[.G230]-[.$B$2]" office:value-type="float" office:value="73.0069200992584" calcext:value-type="float">
            <text:p>73.0069200993</text:p>
          </table:table-cell>
          <table:table-cell table:formula="of:=[.C230]/([.H230]-[.H229])" office:value-type="float" office:value="93614.0149700111" calcext:value-type="float">
            <text:p>93614.0149700111</text:p>
          </table:table-cell>
          <table:table-cell table:formula="of:=[.G230]-[.$B230]" office:value-type="float" office:value="27.5858001708984" calcext:value-type="float">
            <text:p>27.585800170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7185.49973" calcext:value-type="float">
            <text:p>1443137185.49973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45.4995501041412" calcext:value-type="float">
            <text:p>45.4995501041</text:p>
          </table:table-cell>
          <table:table-cell table:formula="of:=[.C231]/([.D231]-[.D230])" office:value-type="float" office:value="104857.6" calcext:value-type="float">
            <text:p>104857.6</text:p>
          </table:table-cell>
          <table:table-cell/>
          <table:table-cell office:value-type="float" office:value="1443137213.06925" calcext:value-type="float">
            <text:p>1443137213.06925</text:p>
          </table:table-cell>
          <table:table-cell table:formula="of:=[.G231]-[.$B$2]" office:value-type="float" office:value="73.0690701007843" calcext:value-type="float">
            <text:p>73.0690701008</text:p>
          </table:table-cell>
          <table:table-cell table:formula="of:=[.C231]/([.H231]-[.H230])" office:value-type="float" office:value="132325.016863846" calcext:value-type="float">
            <text:p>132325.016863846</text:p>
          </table:table-cell>
          <table:table-cell table:formula="of:=[.G231]-[.$B231]" office:value-type="float" office:value="27.5695199966431" calcext:value-type="float">
            <text:p>27.569519996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7185.57815" calcext:value-type="float">
            <text:p>1443137185.57815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45.5779700279236" calcext:value-type="float">
            <text:p>45.5779700279</text:p>
          </table:table-cell>
          <table:table-cell table:formula="of:=[.C232]/([.D232]-[.D231])" office:value-type="float" office:value="104871.308251018" calcext:value-type="float">
            <text:p>104871.308251018</text:p>
          </table:table-cell>
          <table:table-cell/>
          <table:table-cell office:value-type="float" office:value="1443137213.15178" calcext:value-type="float">
            <text:p>1443137213.15178</text:p>
          </table:table-cell>
          <table:table-cell table:formula="of:=[.G232]-[.$B$2]" office:value-type="float" office:value="73.1515998840332" calcext:value-type="float">
            <text:p>73.151599884</text:p>
          </table:table-cell>
          <table:table-cell table:formula="of:=[.C232]/([.H232]-[.H231])" office:value-type="float" office:value="99648.8743366411" calcext:value-type="float">
            <text:p>99648.8743366411</text:p>
          </table:table-cell>
          <table:table-cell table:formula="of:=[.G232]-[.$B232]" office:value-type="float" office:value="27.5736298561096" calcext:value-type="float">
            <text:p>27.573629856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7185.65657" calcext:value-type="float">
            <text:p>1443137185.65657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45.6563899517059" calcext:value-type="float">
            <text:p>45.6563899517</text:p>
          </table:table-cell>
          <table:table-cell table:formula="of:=[.C233]/([.D233]-[.D232])" office:value-type="float" office:value="104871.308251018" calcext:value-type="float">
            <text:p>104871.308251018</text:p>
          </table:table-cell>
          <table:table-cell/>
          <table:table-cell office:value-type="float" office:value="1443137213.23432" calcext:value-type="float">
            <text:p>1443137213.23432</text:p>
          </table:table-cell>
          <table:table-cell table:formula="of:=[.G233]-[.$B$2]" office:value-type="float" office:value="73.234139919281" calcext:value-type="float">
            <text:p>73.2341399193</text:p>
          </table:table-cell>
          <table:table-cell table:formula="of:=[.C233]/([.H233]-[.H232])" office:value-type="float" office:value="99636.4973107875" calcext:value-type="float">
            <text:p>99636.4973107875</text:p>
          </table:table-cell>
          <table:table-cell table:formula="of:=[.G233]-[.$B233]" office:value-type="float" office:value="27.5777499675751" calcext:value-type="float">
            <text:p>27.57774996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7185.735" calcext:value-type="float">
            <text:p>1443137185.735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45.7348198890686" calcext:value-type="float">
            <text:p>45.7348198891</text:p>
          </table:table-cell>
          <table:table-cell table:formula="of:=[.C234]/([.D234]-[.D233])" office:value-type="float" office:value="104857.918755833" calcext:value-type="float">
            <text:p>104857.918755833</text:p>
          </table:table-cell>
          <table:table-cell/>
          <table:table-cell office:value-type="float" office:value="1443137213.31686" calcext:value-type="float">
            <text:p>1443137213.31686</text:p>
          </table:table-cell>
          <table:table-cell table:formula="of:=[.G234]-[.$B$2]" office:value-type="float" office:value="73.3166799545288" calcext:value-type="float">
            <text:p>73.3166799545</text:p>
          </table:table-cell>
          <table:table-cell table:formula="of:=[.C234]/([.H234]-[.H233])" office:value-type="float" office:value="99636.4973107875" calcext:value-type="float">
            <text:p>99636.4973107875</text:p>
          </table:table-cell>
          <table:table-cell table:formula="of:=[.G234]-[.$B234]" office:value-type="float" office:value="27.5818600654602" calcext:value-type="float">
            <text:p>27.58186006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7185.81342" calcext:value-type="float">
            <text:p>1443137185.81342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45.8132400512695" calcext:value-type="float">
            <text:p>45.8132400513</text:p>
          </table:table-cell>
          <table:table-cell table:formula="of:=[.C235]/([.D235]-[.D234])" office:value-type="float" office:value="104870.989413775" calcext:value-type="float">
            <text:p>104870.989413775</text:p>
          </table:table-cell>
          <table:table-cell/>
          <table:table-cell office:value-type="float" office:value="1443137213.39944" calcext:value-type="float">
            <text:p>1443137213.39944</text:p>
          </table:table-cell>
          <table:table-cell table:formula="of:=[.G235]-[.$B$2]" office:value-type="float" office:value="73.3992600440979" calcext:value-type="float">
            <text:p>73.3992600441</text:p>
          </table:table-cell>
          <table:table-cell table:formula="of:=[.C235]/([.H235]-[.H234])" office:value-type="float" office:value="99588.1700166876" calcext:value-type="float">
            <text:p>99588.1700166876</text:p>
          </table:table-cell>
          <table:table-cell table:formula="of:=[.G235]-[.$B235]" office:value-type="float" office:value="27.5860199928284" calcext:value-type="float">
            <text:p>27.586019992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7185.89184" calcext:value-type="float">
            <text:p>1443137185.89184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45.8916599750519" calcext:value-type="float">
            <text:p>45.8916599751</text:p>
          </table:table-cell>
          <table:table-cell table:formula="of:=[.C236]/([.D236]-[.D235])" office:value-type="float" office:value="104871.308251018" calcext:value-type="float">
            <text:p>104871.308251018</text:p>
          </table:table-cell>
          <table:table-cell/>
          <table:table-cell office:value-type="float" office:value="1443137213.48197" calcext:value-type="float">
            <text:p>1443137213.48197</text:p>
          </table:table-cell>
          <table:table-cell table:formula="of:=[.G236]-[.$B$2]" office:value-type="float" office:value="73.4817900657654" calcext:value-type="float">
            <text:p>73.4817900658</text:p>
          </table:table-cell>
          <table:table-cell table:formula="of:=[.C236]/([.H236]-[.H235])" office:value-type="float" office:value="99648.5864639065" calcext:value-type="float">
            <text:p>99648.5864639065</text:p>
          </table:table-cell>
          <table:table-cell table:formula="of:=[.G236]-[.$B236]" office:value-type="float" office:value="27.5901300907135" calcext:value-type="float">
            <text:p>27.590130090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7185.97027" calcext:value-type="float">
            <text:p>1443137185.97027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45.9700899124146" calcext:value-type="float">
            <text:p>45.9700899124</text:p>
          </table:table-cell>
          <table:table-cell table:formula="of:=[.C237]/([.D237]-[.D236])" office:value-type="float" office:value="104857.918755833" calcext:value-type="float">
            <text:p>104857.918755833</text:p>
          </table:table-cell>
          <table:table-cell/>
          <table:table-cell office:value-type="float" office:value="1443137213.56447" calcext:value-type="float">
            <text:p>1443137213.56447</text:p>
          </table:table-cell>
          <table:table-cell table:formula="of:=[.G237]-[.$B$2]" office:value-type="float" office:value="73.5642900466919" calcext:value-type="float">
            <text:p>73.5642900467</text:p>
          </table:table-cell>
          <table:table-cell table:formula="of:=[.C237]/([.H237]-[.H236])" office:value-type="float" office:value="99684.8715313701" calcext:value-type="float">
            <text:p>99684.8715313701</text:p>
          </table:table-cell>
          <table:table-cell table:formula="of:=[.G237]-[.$B237]" office:value-type="float" office:value="27.5942001342773" calcext:value-type="float">
            <text:p>27.594200134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7186.04651" calcext:value-type="float">
            <text:p>1443137186.04651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46.0463299751282" calcext:value-type="float">
            <text:p>46.0463299751</text:p>
          </table:table-cell>
          <table:table-cell table:formula="of:=[.C238]/([.D238]-[.D237])" office:value-type="float" office:value="107869.795843314" calcext:value-type="float">
            <text:p>107869.795843314</text:p>
          </table:table-cell>
          <table:table-cell/>
          <table:table-cell office:value-type="float" office:value="1443137213.64702" calcext:value-type="float">
            <text:p>1443137213.64702</text:p>
          </table:table-cell>
          <table:table-cell table:formula="of:=[.G238]-[.$B$2]" office:value-type="float" office:value="73.64684009552" calcext:value-type="float">
            <text:p>73.6468400955</text:p>
          </table:table-cell>
          <table:table-cell table:formula="of:=[.C238]/([.H238]-[.H237])" office:value-type="float" office:value="99624.411090573" calcext:value-type="float">
            <text:p>99624.411090573</text:p>
          </table:table-cell>
          <table:table-cell table:formula="of:=[.G238]-[.$B238]" office:value-type="float" office:value="27.6005101203918" calcext:value-type="float">
            <text:p>27.600510120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7186.12141" calcext:value-type="float">
            <text:p>1443137186.12141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46.1212298870087" calcext:value-type="float">
            <text:p>46.121229887</text:p>
          </table:table-cell>
          <table:table-cell table:formula="of:=[.C239]/([.D239]-[.D238])" office:value-type="float" office:value="109799.862156338" calcext:value-type="float">
            <text:p>109799.862156338</text:p>
          </table:table-cell>
          <table:table-cell/>
          <table:table-cell office:value-type="float" office:value="1443137213.72953" calcext:value-type="float">
            <text:p>1443137213.72953</text:p>
          </table:table-cell>
          <table:table-cell table:formula="of:=[.G239]-[.$B$2]" office:value-type="float" office:value="73.7293500900269" calcext:value-type="float">
            <text:p>73.72935009</text:p>
          </table:table-cell>
          <table:table-cell table:formula="of:=[.C239]/([.H239]-[.H238])" office:value-type="float" office:value="99672.7735731293" calcext:value-type="float">
            <text:p>99672.7735731293</text:p>
          </table:table-cell>
          <table:table-cell table:formula="of:=[.G239]-[.$B239]" office:value-type="float" office:value="27.6081202030182" calcext:value-type="float">
            <text:p>27.60812020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7186.19631" calcext:value-type="float">
            <text:p>1443137186.19631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46.1961300373077" calcext:value-type="float">
            <text:p>46.1961300373</text:p>
          </table:table-cell>
          <table:table-cell table:formula="of:=[.C240]/([.D240]-[.D239])" office:value-type="float" office:value="109799.512646664" calcext:value-type="float">
            <text:p>109799.512646664</text:p>
          </table:table-cell>
          <table:table-cell/>
          <table:table-cell office:value-type="float" office:value="1443137213.81208" calcext:value-type="float">
            <text:p>1443137213.81208</text:p>
          </table:table-cell>
          <table:table-cell table:formula="of:=[.G240]-[.$B$2]" office:value-type="float" office:value="73.8118999004364" calcext:value-type="float">
            <text:p>73.8118999004</text:p>
          </table:table-cell>
          <table:table-cell table:formula="of:=[.C240]/([.H240]-[.H239])" office:value-type="float" office:value="99624.698823645" calcext:value-type="float">
            <text:p>99624.698823645</text:p>
          </table:table-cell>
          <table:table-cell table:formula="of:=[.G240]-[.$B240]" office:value-type="float" office:value="27.6157698631287" calcext:value-type="float">
            <text:p>27.615769863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7186.27121" calcext:value-type="float">
            <text:p>1443137186.27121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46.2710299491882" calcext:value-type="float">
            <text:p>46.2710299492</text:p>
          </table:table-cell>
          <table:table-cell table:formula="of:=[.C241]/([.D241]-[.D240])" office:value-type="float" office:value="109799.862156338" calcext:value-type="float">
            <text:p>109799.862156338</text:p>
          </table:table-cell>
          <table:table-cell/>
          <table:table-cell office:value-type="float" office:value="1443137213.89464" calcext:value-type="float">
            <text:p>1443137213.89464</text:p>
          </table:table-cell>
          <table:table-cell table:formula="of:=[.G241]-[.$B$2]" office:value-type="float" office:value="73.8944599628448" calcext:value-type="float">
            <text:p>73.8944599628</text:p>
          </table:table-cell>
          <table:table-cell table:formula="of:=[.C241]/([.H241]-[.H240])" office:value-type="float" office:value="99612.3278021959" calcext:value-type="float">
            <text:p>99612.3278021959</text:p>
          </table:table-cell>
          <table:table-cell table:formula="of:=[.G241]-[.$B241]" office:value-type="float" office:value="27.6234300136566" calcext:value-type="float">
            <text:p>27.623430013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7186.34611" calcext:value-type="float">
            <text:p>1443137186.34611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46.3459300994873" calcext:value-type="float">
            <text:p>46.3459300995</text:p>
          </table:table-cell>
          <table:table-cell table:formula="of:=[.C242]/([.D242]-[.D241])" office:value-type="float" office:value="109799.512646664" calcext:value-type="float">
            <text:p>109799.512646664</text:p>
          </table:table-cell>
          <table:table-cell/>
          <table:table-cell office:value-type="float" office:value="1443137213.97716" calcext:value-type="float">
            <text:p>1443137213.97716</text:p>
          </table:table-cell>
          <table:table-cell table:formula="of:=[.G242]-[.$B$2]" office:value-type="float" office:value="73.976979970932" calcext:value-type="float">
            <text:p>73.9769799709</text:p>
          </table:table-cell>
          <table:table-cell table:formula="of:=[.C242]/([.H242]-[.H241])" office:value-type="float" office:value="99660.6785509976" calcext:value-type="float">
            <text:p>99660.6785509976</text:p>
          </table:table-cell>
          <table:table-cell table:formula="of:=[.G242]-[.$B242]" office:value-type="float" office:value="27.6310498714447" calcext:value-type="float">
            <text:p>27.631049871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7186.42101" calcext:value-type="float">
            <text:p>1443137186.42101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46.4208300113678" calcext:value-type="float">
            <text:p>46.4208300114</text:p>
          </table:table-cell>
          <table:table-cell table:formula="of:=[.C243]/([.D243]-[.D242])" office:value-type="float" office:value="109799.862156338" calcext:value-type="float">
            <text:p>109799.862156338</text:p>
          </table:table-cell>
          <table:table-cell/>
          <table:table-cell office:value-type="float" office:value="1443137214.05974" calcext:value-type="float">
            <text:p>1443137214.05974</text:p>
          </table:table-cell>
          <table:table-cell table:formula="of:=[.G243]-[.$B$2]" office:value-type="float" office:value="74.0595600605011" calcext:value-type="float">
            <text:p>74.0595600605</text:p>
          </table:table-cell>
          <table:table-cell table:formula="of:=[.C243]/([.H243]-[.H242])" office:value-type="float" office:value="99588.1700166876" calcext:value-type="float">
            <text:p>99588.1700166876</text:p>
          </table:table-cell>
          <table:table-cell table:formula="of:=[.G243]-[.$B243]" office:value-type="float" office:value="27.6387300491333" calcext:value-type="float">
            <text:p>27.638730049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7186.49591" calcext:value-type="float">
            <text:p>1443137186.49591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46.4957299232483" calcext:value-type="float">
            <text:p>46.4957299232</text:p>
          </table:table-cell>
          <table:table-cell table:formula="of:=[.C244]/([.D244]-[.D243])" office:value-type="float" office:value="109799.862156338" calcext:value-type="float">
            <text:p>109799.862156338</text:p>
          </table:table-cell>
          <table:table-cell/>
          <table:table-cell office:value-type="float" office:value="1443137214.12877" calcext:value-type="float">
            <text:p>1443137214.12877</text:p>
          </table:table-cell>
          <table:table-cell table:formula="of:=[.G244]-[.$B$2]" office:value-type="float" office:value="74.1285901069641" calcext:value-type="float">
            <text:p>74.128590107</text:p>
          </table:table-cell>
          <table:table-cell table:formula="of:=[.C244]/([.H244]-[.H243])" office:value-type="float" office:value="119136.527083269" calcext:value-type="float">
            <text:p>119136.527083269</text:p>
          </table:table-cell>
          <table:table-cell table:formula="of:=[.G244]-[.$B244]" office:value-type="float" office:value="27.6328601837158" calcext:value-type="float">
            <text:p>27.632860183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7186.57081" calcext:value-type="float">
            <text:p>1443137186.57081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46.5706300735474" calcext:value-type="float">
            <text:p>46.5706300735</text:p>
          </table:table-cell>
          <table:table-cell table:formula="of:=[.C245]/([.D245]-[.D244])" office:value-type="float" office:value="109799.512646664" calcext:value-type="float">
            <text:p>109799.512646664</text:p>
          </table:table-cell>
          <table:table-cell/>
          <table:table-cell office:value-type="float" office:value="1443137214.22051" calcext:value-type="float">
            <text:p>1443137214.22051</text:p>
          </table:table-cell>
          <table:table-cell table:formula="of:=[.G245]-[.$B$2]" office:value-type="float" office:value="74.2203299999237" calcext:value-type="float">
            <text:p>74.2203299999</text:p>
          </table:table-cell>
          <table:table-cell table:formula="of:=[.C245]/([.H245]-[.H244])" office:value-type="float" office:value="89644.7525137414" calcext:value-type="float">
            <text:p>89644.7525137414</text:p>
          </table:table-cell>
          <table:table-cell table:formula="of:=[.G245]-[.$B245]" office:value-type="float" office:value="27.6496999263763" calcext:value-type="float">
            <text:p>27.649699926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7186.64571" calcext:value-type="float">
            <text:p>1443137186.64571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46.6455299854279" calcext:value-type="float">
            <text:p>46.6455299854</text:p>
          </table:table-cell>
          <table:table-cell table:formula="of:=[.C246]/([.D246]-[.D245])" office:value-type="float" office:value="109799.862156338" calcext:value-type="float">
            <text:p>109799.862156338</text:p>
          </table:table-cell>
          <table:table-cell/>
          <table:table-cell office:value-type="float" office:value="1443137214.31221" calcext:value-type="float">
            <text:p>1443137214.31221</text:p>
          </table:table-cell>
          <table:table-cell table:formula="of:=[.G246]-[.$B$2]" office:value-type="float" office:value="74.3120300769806" calcext:value-type="float">
            <text:p>74.312030077</text:p>
          </table:table-cell>
          <table:table-cell table:formula="of:=[.C246]/([.H246]-[.H245])" office:value-type="float" office:value="89683.6760006032" calcext:value-type="float">
            <text:p>89683.6760006032</text:p>
          </table:table-cell>
          <table:table-cell table:formula="of:=[.G246]-[.$B246]" office:value-type="float" office:value="27.6665000915527" calcext:value-type="float">
            <text:p>27.666500091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7186.7206" calcext:value-type="float">
            <text:p>1443137186.7206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46.720419883728" calcext:value-type="float">
            <text:p>46.7204198837</text:p>
          </table:table-cell>
          <table:table-cell table:formula="of:=[.C247]/([.D247]-[.D246])" office:value-type="float" office:value="109814.543572177" calcext:value-type="float">
            <text:p>109814.543572177</text:p>
          </table:table-cell>
          <table:table-cell/>
          <table:table-cell office:value-type="float" office:value="1443137214.40392" calcext:value-type="float">
            <text:p>1443137214.40392</text:p>
          </table:table-cell>
          <table:table-cell table:formula="of:=[.G247]-[.$B$2]" office:value-type="float" office:value="74.4037399291992" calcext:value-type="float">
            <text:p>74.4037399292</text:p>
          </table:table-cell>
          <table:table-cell table:formula="of:=[.C247]/([.H247]-[.H246])" office:value-type="float" office:value="89674.1168047543" calcext:value-type="float">
            <text:p>89674.1168047543</text:p>
          </table:table-cell>
          <table:table-cell table:formula="of:=[.G247]-[.$B247]" office:value-type="float" office:value="27.6833200454712" calcext:value-type="float">
            <text:p>27.683320045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7186.79549" calcext:value-type="float">
            <text:p>1443137186.79549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46.7953100204468" calcext:value-type="float">
            <text:p>46.7953100204</text:p>
          </table:table-cell>
          <table:table-cell table:formula="of:=[.C248]/([.D248]-[.D247])" office:value-type="float" office:value="109814.19396903" calcext:value-type="float">
            <text:p>109814.19396903</text:p>
          </table:table-cell>
          <table:table-cell/>
          <table:table-cell office:value-type="float" office:value="1443137214.49563" calcext:value-type="float">
            <text:p>1443137214.49563</text:p>
          </table:table-cell>
          <table:table-cell table:formula="of:=[.G248]-[.$B$2]" office:value-type="float" office:value="74.4954500198364" calcext:value-type="float">
            <text:p>74.4954500198</text:p>
          </table:table-cell>
          <table:table-cell table:formula="of:=[.C248]/([.H248]-[.H247])" office:value-type="float" office:value="89673.8836790932" calcext:value-type="float">
            <text:p>89673.8836790932</text:p>
          </table:table-cell>
          <table:table-cell table:formula="of:=[.G248]-[.$B248]" office:value-type="float" office:value="27.7001399993896" calcext:value-type="float">
            <text:p>27.700139999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7186.87038" calcext:value-type="float">
            <text:p>1443137186.87038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46.8701999187469" calcext:value-type="float">
            <text:p>46.8701999187</text:p>
          </table:table-cell>
          <table:table-cell table:formula="of:=[.C249]/([.D249]-[.D248])" office:value-type="float" office:value="109814.543572177" calcext:value-type="float">
            <text:p>109814.543572177</text:p>
          </table:table-cell>
          <table:table-cell/>
          <table:table-cell office:value-type="float" office:value="1443137214.58734" calcext:value-type="float">
            <text:p>1443137214.58734</text:p>
          </table:table-cell>
          <table:table-cell table:formula="of:=[.G249]-[.$B$2]" office:value-type="float" office:value="74.5871601104736" calcext:value-type="float">
            <text:p>74.5871601105</text:p>
          </table:table-cell>
          <table:table-cell table:formula="of:=[.C249]/([.H249]-[.H248])" office:value-type="float" office:value="89673.8836790932" calcext:value-type="float">
            <text:p>89673.8836790932</text:p>
          </table:table-cell>
          <table:table-cell table:formula="of:=[.G249]-[.$B249]" office:value-type="float" office:value="27.7169601917267" calcext:value-type="float">
            <text:p>27.71696019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7186.94527" calcext:value-type="float">
            <text:p>1443137186.94527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46.9450900554657" calcext:value-type="float">
            <text:p>46.9450900555</text:p>
          </table:table-cell>
          <table:table-cell table:formula="of:=[.C250]/([.D250]-[.D249])" office:value-type="float" office:value="109814.19396903" calcext:value-type="float">
            <text:p>109814.19396903</text:p>
          </table:table-cell>
          <table:table-cell/>
          <table:table-cell office:value-type="float" office:value="1443137214.67907" calcext:value-type="float">
            <text:p>1443137214.67907</text:p>
          </table:table-cell>
          <table:table-cell table:formula="of:=[.G250]-[.$B$2]" office:value-type="float" office:value="74.6788899898529" calcext:value-type="float">
            <text:p>74.6788899899</text:p>
          </table:table-cell>
          <table:table-cell table:formula="of:=[.C250]/([.H250]-[.H249])" office:value-type="float" office:value="89654.5384737344" calcext:value-type="float">
            <text:p>89654.5384737344</text:p>
          </table:table-cell>
          <table:table-cell table:formula="of:=[.G250]-[.$B250]" office:value-type="float" office:value="27.7337999343872" calcext:value-type="float">
            <text:p>27.733799934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7200.02767" calcext:value-type="float">
            <text:p>1443137200.02767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27489900589" calcext:value-type="float">
            <text:p>60.0274899006</text:p>
          </table:table-cell>
          <table:table-cell table:formula="of:=[.C251]/([.D251]-[.D250])" office:value-type="float" office:value="628.630839705274" calcext:value-type="float">
            <text:p>628.6308397053</text:p>
          </table:table-cell>
          <table:table-cell/>
          <table:table-cell office:value-type="float" office:value="1443137214.7707" calcext:value-type="float">
            <text:p>1443137214.7707</text:p>
          </table:table-cell>
          <table:table-cell table:formula="of:=[.G251]-[.$B$2]" office:value-type="float" office:value="74.7705199718475" calcext:value-type="float">
            <text:p>74.7705199718</text:p>
          </table:table-cell>
          <table:table-cell table:formula="of:=[.C251]/([.H251]-[.H250])" office:value-type="float" office:value="89752.2821785785" calcext:value-type="float">
            <text:p>89752.2821785785</text:p>
          </table:table-cell>
          <table:table-cell table:formula="of:=[.G251]-[.$B251]" office:value-type="float" office:value="14.7430300712585" calcext:value-type="float">
            <text:p>14.743030071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7200.1306" calcext:value-type="float">
            <text:p>1443137200.1306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304199695587" calcext:value-type="float">
            <text:p>60.1304199696</text:p>
          </table:table-cell>
          <table:table-cell table:formula="of:=[.C252]/([.D252]-[.D251])" office:value-type="float" office:value="79898.9069211526" calcext:value-type="float">
            <text:p>79898.9069211526</text:p>
          </table:table-cell>
          <table:table-cell/>
          <table:table-cell office:value-type="float" office:value="1443137214.86247" calcext:value-type="float">
            <text:p>1443137214.86247</text:p>
          </table:table-cell>
          <table:table-cell table:formula="of:=[.G252]-[.$B$2]" office:value-type="float" office:value="74.8622899055481" calcext:value-type="float">
            <text:p>74.8622899055</text:p>
          </table:table-cell>
          <table:table-cell table:formula="of:=[.C252]/([.H252]-[.H251])" office:value-type="float" office:value="89615.4074474359" calcext:value-type="float">
            <text:p>89615.4074474359</text:p>
          </table:table-cell>
          <table:table-cell table:formula="of:=[.G252]-[.$B252]" office:value-type="float" office:value="14.7318699359894" calcext:value-type="float">
            <text:p>14.73186993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7200.23354" calcext:value-type="float">
            <text:p>1443137200.23354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2333600521088" calcext:value-type="float">
            <text:p>60.2333600521</text:p>
          </table:table-cell>
          <table:table-cell table:formula="of:=[.C253]/([.D253]-[.D252])" office:value-type="float" office:value="79891.1346899449" calcext:value-type="float">
            <text:p>79891.1346899449</text:p>
          </table:table-cell>
          <table:table-cell/>
          <table:table-cell office:value-type="float" office:value="1443137214.9542" calcext:value-type="float">
            <text:p>1443137214.9542</text:p>
          </table:table-cell>
          <table:table-cell table:formula="of:=[.G253]-[.$B$2]" office:value-type="float" office:value="74.954020023346" calcext:value-type="float">
            <text:p>74.9540200233</text:p>
          </table:table-cell>
          <table:table-cell table:formula="of:=[.C253]/([.H253]-[.H252])" office:value-type="float" office:value="89654.3054498576" calcext:value-type="float">
            <text:p>89654.3054498576</text:p>
          </table:table-cell>
          <table:table-cell table:formula="of:=[.G253]-[.$B253]" office:value-type="float" office:value="14.7206599712372" calcext:value-type="float">
            <text:p>14.720659971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7200.33652" calcext:value-type="float">
            <text:p>1443137200.33652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3363399505615" calcext:value-type="float">
            <text:p>60.3363399506</text:p>
          </table:table-cell>
          <table:table-cell table:formula="of:=[.C254]/([.D254]-[.D253])" office:value-type="float" office:value="79860.2457718745" calcext:value-type="float">
            <text:p>79860.2457718745</text:p>
          </table:table-cell>
          <table:table-cell/>
          <table:table-cell office:value-type="float" office:value="1443137215.04591" calcext:value-type="float">
            <text:p>1443137215.04591</text:p>
          </table:table-cell>
          <table:table-cell table:formula="of:=[.G254]-[.$B$2]" office:value-type="float" office:value="75.0457298755646" calcext:value-type="float">
            <text:p>75.0457298756</text:p>
          </table:table-cell>
          <table:table-cell table:formula="of:=[.C254]/([.H254]-[.H253])" office:value-type="float" office:value="89674.1168047543" calcext:value-type="float">
            <text:p>89674.1168047543</text:p>
          </table:table-cell>
          <table:table-cell table:formula="of:=[.G254]-[.$B254]" office:value-type="float" office:value="14.7093899250031" calcext:value-type="float">
            <text:p>14.70938992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7200.43947" calcext:value-type="float">
            <text:p>1443137200.43947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4392900466919" calcext:value-type="float">
            <text:p>60.4392900467</text:p>
          </table:table-cell>
          <table:table-cell table:formula="of:=[.C255]/([.D255]-[.D254])" office:value-type="float" office:value="79883.3639706904" calcext:value-type="float">
            <text:p>79883.3639706904</text:p>
          </table:table-cell>
          <table:table-cell/>
          <table:table-cell office:value-type="float" office:value="1443137215.10239" calcext:value-type="float">
            <text:p>1443137215.10239</text:p>
          </table:table-cell>
          <table:table-cell table:formula="of:=[.G255]-[.$B$2]" office:value-type="float" office:value="75.1022100448608" calcext:value-type="float">
            <text:p>75.1022100449</text:p>
          </table:table-cell>
          <table:table-cell table:formula="of:=[.C255]/([.H255]-[.H254])" office:value-type="float" office:value="145608.628700479" calcext:value-type="float">
            <text:p>145608.628700479</text:p>
          </table:table-cell>
          <table:table-cell table:formula="of:=[.G255]-[.$B255]" office:value-type="float" office:value="14.6629199981689" calcext:value-type="float">
            <text:p>14.662919998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7200.54242" calcext:value-type="float">
            <text:p>1443137200.54242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5422399044037" calcext:value-type="float">
            <text:p>60.5422399044</text:p>
          </table:table-cell>
          <table:table-cell table:formula="of:=[.C256]/([.D256]-[.D255])" office:value-type="float" office:value="79883.548970248" calcext:value-type="float">
            <text:p>79883.548970248</text:p>
          </table:table-cell>
          <table:table-cell/>
          <table:table-cell office:value-type="float" office:value="1443137215.17744" calcext:value-type="float">
            <text:p>1443137215.17744</text:p>
          </table:table-cell>
          <table:table-cell table:formula="of:=[.G256]-[.$B$2]" office:value-type="float" office:value="75.1772599220276" calcext:value-type="float">
            <text:p>75.177259922</text:p>
          </table:table-cell>
          <table:table-cell table:formula="of:=[.C256]/([.H256]-[.H255])" office:value-type="float" office:value="109580.459162214" calcext:value-type="float">
            <text:p>109580.459162214</text:p>
          </table:table-cell>
          <table:table-cell table:formula="of:=[.G256]-[.$B256]" office:value-type="float" office:value="14.6350200176239" calcext:value-type="float">
            <text:p>14.635020017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7200.64536" calcext:value-type="float">
            <text:p>1443137200.64536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6451799869537" calcext:value-type="float">
            <text:p>60.645179987</text:p>
          </table:table-cell>
          <table:table-cell table:formula="of:=[.C257]/([.D257]-[.D256])" office:value-type="float" office:value="79891.1346899449" calcext:value-type="float">
            <text:p>79891.1346899449</text:p>
          </table:table-cell>
          <table:table-cell/>
          <table:table-cell office:value-type="float" office:value="1443137215.25243" calcext:value-type="float">
            <text:p>1443137215.25243</text:p>
          </table:table-cell>
          <table:table-cell table:formula="of:=[.G257]-[.$B$2]" office:value-type="float" office:value="75.252249956131" calcext:value-type="float">
            <text:p>75.2522499561</text:p>
          </table:table-cell>
          <table:table-cell table:formula="of:=[.C257]/([.H257]-[.H256])" office:value-type="float" office:value="109667.905853477" calcext:value-type="float">
            <text:p>109667.905853477</text:p>
          </table:table-cell>
          <table:table-cell table:formula="of:=[.G257]-[.$B257]" office:value-type="float" office:value="14.6070699691772" calcext:value-type="float">
            <text:p>14.607069969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7200.74831" calcext:value-type="float">
            <text:p>1443137200.74831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7481300830841" calcext:value-type="float">
            <text:p>60.7481300831</text:p>
          </table:table-cell>
          <table:table-cell table:formula="of:=[.C258]/([.D258]-[.D257])" office:value-type="float" office:value="79883.3639706904" calcext:value-type="float">
            <text:p>79883.3639706904</text:p>
          </table:table-cell>
          <table:table-cell/>
          <table:table-cell office:value-type="float" office:value="1443137215.32748" calcext:value-type="float">
            <text:p>1443137215.32748</text:p>
          </table:table-cell>
          <table:table-cell table:formula="of:=[.G258]-[.$B$2]" office:value-type="float" office:value="75.3273000717163" calcext:value-type="float">
            <text:p>75.3273000717</text:p>
          </table:table-cell>
          <table:table-cell table:formula="of:=[.C258]/([.H258]-[.H257])" office:value-type="float" office:value="109580.111047928" calcext:value-type="float">
            <text:p>109580.111047928</text:p>
          </table:table-cell>
          <table:table-cell table:formula="of:=[.G258]-[.$B258]" office:value-type="float" office:value="14.5791699886322" calcext:value-type="float">
            <text:p>14.579169988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7200.85122" calcext:value-type="float">
            <text:p>1443137200.85122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8510398864746" calcext:value-type="float">
            <text:p>60.8510398865</text:p>
          </table:table-cell>
          <table:table-cell table:formula="of:=[.C259]/([.D259]-[.D258])" office:value-type="float" office:value="79914.6410647885" calcext:value-type="float">
            <text:p>79914.6410647885</text:p>
          </table:table-cell>
          <table:table-cell/>
          <table:table-cell office:value-type="float" office:value="1443137215.40254" calcext:value-type="float">
            <text:p>1443137215.40254</text:p>
          </table:table-cell>
          <table:table-cell table:formula="of:=[.G259]-[.$B$2]" office:value-type="float" office:value="75.4023599624634" calcext:value-type="float">
            <text:p>75.4023599625</text:p>
          </table:table-cell>
          <table:table-cell table:formula="of:=[.C259]/([.H259]-[.H258])" office:value-type="float" office:value="109565.840266308" calcext:value-type="float">
            <text:p>109565.840266308</text:p>
          </table:table-cell>
          <table:table-cell table:formula="of:=[.G259]-[.$B259]" office:value-type="float" office:value="14.5513200759888" calcext:value-type="float">
            <text:p>14.55132007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7200.95416" calcext:value-type="float">
            <text:p>1443137200.95416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9539799690247" calcext:value-type="float">
            <text:p>60.953979969</text:p>
          </table:table-cell>
          <table:table-cell table:formula="of:=[.C260]/([.D260]-[.D259])" office:value-type="float" office:value="79891.1346899449" calcext:value-type="float">
            <text:p>79891.1346899449</text:p>
          </table:table-cell>
          <table:table-cell/>
          <table:table-cell office:value-type="float" office:value="1443137215.47754" calcext:value-type="float">
            <text:p>1443137215.47754</text:p>
          </table:table-cell>
          <table:table-cell table:formula="of:=[.G260]-[.$B$2]" office:value-type="float" office:value="75.4773600101471" calcext:value-type="float">
            <text:p>75.4773600101</text:p>
          </table:table-cell>
          <table:table-cell table:formula="of:=[.C260]/([.H260]-[.H259])" office:value-type="float" office:value="109653.263617666" calcext:value-type="float">
            <text:p>109653.263617666</text:p>
          </table:table-cell>
          <table:table-cell table:formula="of:=[.G260]-[.$B260]" office:value-type="float" office:value="14.5233800411224" calcext:value-type="float">
            <text:p>14.523380041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7201.05375" calcext:value-type="float">
            <text:p>1443137201.05375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1.0535700321198" calcext:value-type="float">
            <text:p>61.0535700321</text:p>
          </table:table-cell>
          <table:table-cell table:formula="of:=[.C261]/([.D261]-[.D260])" office:value-type="float" office:value="82578.5198283024" calcext:value-type="float">
            <text:p>82578.5198283024</text:p>
          </table:table-cell>
          <table:table-cell/>
          <table:table-cell office:value-type="float" office:value="1443137215.55257" calcext:value-type="float">
            <text:p>1443137215.55257</text:p>
          </table:table-cell>
          <table:table-cell table:formula="of:=[.G261]-[.$B$2]" office:value-type="float" office:value="75.5523900985718" calcext:value-type="float">
            <text:p>75.5523900986</text:p>
          </table:table-cell>
          <table:table-cell table:formula="of:=[.C261]/([.H261]-[.H260])" office:value-type="float" office:value="109609.360360217" calcext:value-type="float">
            <text:p>109609.360360217</text:p>
          </table:table-cell>
          <table:table-cell table:formula="of:=[.G261]-[.$B261]" office:value-type="float" office:value="14.498820066452" calcext:value-type="float">
            <text:p>14.498820066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7201.15063" calcext:value-type="float">
            <text:p>1443137201.15063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1.1504499912262" calcext:value-type="float">
            <text:p>61.1504499912</text:p>
          </table:table-cell>
          <table:table-cell table:formula="of:=[.C262]/([.D262]-[.D261])" office:value-type="float" office:value="84888.5577146457" calcext:value-type="float">
            <text:p>84888.5577146457</text:p>
          </table:table-cell>
          <table:table-cell/>
          <table:table-cell office:value-type="float" office:value="1443137215.62761" calcext:value-type="float">
            <text:p>1443137215.62761</text:p>
          </table:table-cell>
          <table:table-cell table:formula="of:=[.G262]-[.$B$2]" office:value-type="float" office:value="75.6274299621582" calcext:value-type="float">
            <text:p>75.6274299622</text:p>
          </table:table-cell>
          <table:table-cell table:formula="of:=[.C262]/([.H262]-[.H261])" office:value-type="float" office:value="109595.081959713" calcext:value-type="float">
            <text:p>109595.081959713</text:p>
          </table:table-cell>
          <table:table-cell table:formula="of:=[.G262]-[.$B262]" office:value-type="float" office:value="14.476979970932" calcext:value-type="float">
            <text:p>14.476979970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7201.24751" calcext:value-type="float">
            <text:p>1443137201.24751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2473299503326" calcext:value-type="float">
            <text:p>61.2473299503</text:p>
          </table:table-cell>
          <table:table-cell table:formula="of:=[.C263]/([.D263]-[.D262])" office:value-type="float" office:value="84888.5577146457" calcext:value-type="float">
            <text:p>84888.5577146457</text:p>
          </table:table-cell>
          <table:table-cell/>
          <table:table-cell office:value-type="float" office:value="1443137215.70267" calcext:value-type="float">
            <text:p>1443137215.70267</text:p>
          </table:table-cell>
          <table:table-cell table:formula="of:=[.G263]-[.$B$2]" office:value-type="float" office:value="75.7024900913239" calcext:value-type="float">
            <text:p>75.7024900913</text:p>
          </table:table-cell>
          <table:table-cell table:formula="of:=[.C263]/([.H263]-[.H262])" office:value-type="float" office:value="109565.492244898" calcext:value-type="float">
            <text:p>109565.492244898</text:p>
          </table:table-cell>
          <table:table-cell table:formula="of:=[.G263]-[.$B263]" office:value-type="float" office:value="14.4551601409912" calcext:value-type="float">
            <text:p>14.45516014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7201.34443" calcext:value-type="float">
            <text:p>1443137201.34443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3442499637604" calcext:value-type="float">
            <text:p>61.3442499638</text:p>
          </table:table-cell>
          <table:table-cell table:formula="of:=[.C264]/([.D264]-[.D263])" office:value-type="float" office:value="84853.4756563152" calcext:value-type="float">
            <text:p>84853.4756563152</text:p>
          </table:table-cell>
          <table:table-cell/>
          <table:table-cell office:value-type="float" office:value="1443137215.77762" calcext:value-type="float">
            <text:p>1443137215.77762</text:p>
          </table:table-cell>
          <table:table-cell table:formula="of:=[.G264]-[.$B$2]" office:value-type="float" office:value="75.777440071106" calcext:value-type="float">
            <text:p>75.7774400711</text:p>
          </table:table-cell>
          <table:table-cell table:formula="of:=[.C264]/([.H264]-[.H263])" office:value-type="float" office:value="109726.513921804" calcext:value-type="float">
            <text:p>109726.513921804</text:p>
          </table:table-cell>
          <table:table-cell table:formula="of:=[.G264]-[.$B264]" office:value-type="float" office:value="14.4331901073456" calcext:value-type="float">
            <text:p>14.43319010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7201.44132" calcext:value-type="float">
            <text:p>1443137201.44132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4411399364471" calcext:value-type="float">
            <text:p>61.4411399364</text:p>
          </table:table-cell>
          <table:table-cell table:formula="of:=[.C265]/([.D265]-[.D264])" office:value-type="float" office:value="84879.7844807646" calcext:value-type="float">
            <text:p>84879.7844807646</text:p>
          </table:table-cell>
          <table:table-cell/>
          <table:table-cell office:value-type="float" office:value="1443137215.85269" calcext:value-type="float">
            <text:p>1443137215.85269</text:p>
          </table:table-cell>
          <table:table-cell table:formula="of:=[.G265]-[.$B$2]" office:value-type="float" office:value="75.8525099754334" calcext:value-type="float">
            <text:p>75.8525099754</text:p>
          </table:table-cell>
          <table:table-cell table:formula="of:=[.C265]/([.H265]-[.H264])" office:value-type="float" office:value="109551.225270433" calcext:value-type="float">
            <text:p>109551.225270433</text:p>
          </table:table-cell>
          <table:table-cell table:formula="of:=[.G265]-[.$B265]" office:value-type="float" office:value="14.4113700389862" calcext:value-type="float">
            <text:p>14.41137003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7201.5382" calcext:value-type="float">
            <text:p>1443137201.5382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5380198955536" calcext:value-type="float">
            <text:p>61.5380198956</text:p>
          </table:table-cell>
          <table:table-cell table:formula="of:=[.C266]/([.D266]-[.D265])" office:value-type="float" office:value="84888.5577146457" calcext:value-type="float">
            <text:p>84888.5577146457</text:p>
          </table:table-cell>
          <table:table-cell/>
          <table:table-cell office:value-type="float" office:value="1443137215.92771" calcext:value-type="float">
            <text:p>1443137215.92771</text:p>
          </table:table-cell>
          <table:table-cell table:formula="of:=[.G266]-[.$B$2]" office:value-type="float" office:value="75.9275300502777" calcext:value-type="float">
            <text:p>75.9275300503</text:p>
          </table:table-cell>
          <table:table-cell table:formula="of:=[.C266]/([.H266]-[.H265])" office:value-type="float" office:value="109623.990872601" calcext:value-type="float">
            <text:p>109623.990872601</text:p>
          </table:table-cell>
          <table:table-cell table:formula="of:=[.G266]-[.$B266]" office:value-type="float" office:value="14.3895101547241" calcext:value-type="float">
            <text:p>14.389510154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7201.63509" calcext:value-type="float">
            <text:p>1443137201.63509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6349101066589" calcext:value-type="float">
            <text:p>61.6349101067</text:p>
          </table:table-cell>
          <table:table-cell table:formula="of:=[.C267]/([.D267]-[.D266])" office:value-type="float" office:value="84879.575616346" calcext:value-type="float">
            <text:p>84879.575616346</text:p>
          </table:table-cell>
          <table:table-cell/>
          <table:table-cell office:value-type="float" office:value="1443137215.99855" calcext:value-type="float">
            <text:p>1443137215.99855</text:p>
          </table:table-cell>
          <table:table-cell table:formula="of:=[.G267]-[.$B$2]" office:value-type="float" office:value="75.9983699321747" calcext:value-type="float">
            <text:p>75.9983699322</text:p>
          </table:table-cell>
          <table:table-cell table:formula="of:=[.C267]/([.H267]-[.H266])" office:value-type="float" office:value="116092.796596707" calcext:value-type="float">
            <text:p>116092.796596707</text:p>
          </table:table-cell>
          <table:table-cell table:formula="of:=[.G267]-[.$B267]" office:value-type="float" office:value="14.3634598255157" calcext:value-type="float">
            <text:p>14.363459825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7201.73199" calcext:value-type="float">
            <text:p>1443137201.73199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731810092926" calcext:value-type="float">
            <text:p>61.7318100929</text:p>
          </table:table-cell>
          <table:table-cell table:formula="of:=[.C268]/([.D268]-[.D267])" office:value-type="float" office:value="84871.0130601238" calcext:value-type="float">
            <text:p>84871.0130601238</text:p>
          </table:table-cell>
          <table:table-cell/>
          <table:table-cell office:value-type="float" office:value="1443137216.05037" calcext:value-type="float">
            <text:p>1443137216.05037</text:p>
          </table:table-cell>
          <table:table-cell table:formula="of:=[.G268]-[.$B$2]" office:value-type="float" office:value="76.0501899719238" calcext:value-type="float">
            <text:p>76.0501899719</text:p>
          </table:table-cell>
          <table:table-cell table:formula="of:=[.C268]/([.H268]-[.H267])" office:value-type="float" office:value="158703.081661291" calcext:value-type="float">
            <text:p>158703.081661291</text:p>
          </table:table-cell>
          <table:table-cell table:formula="of:=[.G268]-[.$B268]" office:value-type="float" office:value="14.3183798789978" calcext:value-type="float">
            <text:p>14.31837987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7201.82889" calcext:value-type="float">
            <text:p>1443137201.82889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8287100791931" calcext:value-type="float">
            <text:p>61.8287100792</text:p>
          </table:table-cell>
          <table:table-cell table:formula="of:=[.C269]/([.D269]-[.D268])" office:value-type="float" office:value="84871.0130601238" calcext:value-type="float">
            <text:p>84871.0130601238</text:p>
          </table:table-cell>
          <table:table-cell/>
          <table:table-cell office:value-type="float" office:value="1443137216.11913" calcext:value-type="float">
            <text:p>1443137216.11913</text:p>
          </table:table-cell>
          <table:table-cell table:formula="of:=[.G269]-[.$B$2]" office:value-type="float" office:value="76.1189498901367" calcext:value-type="float">
            <text:p>76.1189498901</text:p>
          </table:table-cell>
          <table:table-cell table:formula="of:=[.C269]/([.H269]-[.H268])" office:value-type="float" office:value="119604.563439667" calcext:value-type="float">
            <text:p>119604.563439667</text:p>
          </table:table-cell>
          <table:table-cell table:formula="of:=[.G269]-[.$B269]" office:value-type="float" office:value="14.2902398109436" calcext:value-type="float">
            <text:p>14.290239810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7201.92577" calcext:value-type="float">
            <text:p>1443137201.92577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9255900382996" calcext:value-type="float">
            <text:p>61.9255900383</text:p>
          </table:table-cell>
          <table:table-cell table:formula="of:=[.C270]/([.D270]-[.D269])" office:value-type="float" office:value="84888.5577146457" calcext:value-type="float">
            <text:p>84888.5577146457</text:p>
          </table:table-cell>
          <table:table-cell/>
          <table:table-cell office:value-type="float" office:value="1443137216.18787" calcext:value-type="float">
            <text:p>1443137216.18787</text:p>
          </table:table-cell>
          <table:table-cell table:formula="of:=[.G270]-[.$B$2]" office:value-type="float" office:value="76.1876900196075" calcext:value-type="float">
            <text:p>76.1876900196</text:p>
          </table:table-cell>
          <table:table-cell table:formula="of:=[.C270]/([.H270]-[.H269])" office:value-type="float" office:value="119638.994911851" calcext:value-type="float">
            <text:p>119638.994911851</text:p>
          </table:table-cell>
          <table:table-cell table:formula="of:=[.G270]-[.$B270]" office:value-type="float" office:value="14.262099981308" calcext:value-type="float">
            <text:p>14.262099981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7202.01884" calcext:value-type="float">
            <text:p>1443137202.01884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2.018660068512" calcext:value-type="float">
            <text:p>62.0186600685</text:p>
          </table:table-cell>
          <table:table-cell table:formula="of:=[.C271]/([.D271]-[.D270])" office:value-type="float" office:value="88363.568607761" calcext:value-type="float">
            <text:p>88363.568607761</text:p>
          </table:table-cell>
          <table:table-cell/>
          <table:table-cell office:value-type="float" office:value="1443137216.25667" calcext:value-type="float">
            <text:p>1443137216.25667</text:p>
          </table:table-cell>
          <table:table-cell table:formula="of:=[.G271]-[.$B$2]" office:value-type="float" office:value="76.2564899921417" calcext:value-type="float">
            <text:p>76.2564899921</text:p>
          </table:table-cell>
          <table:table-cell table:formula="of:=[.C271]/([.H271]-[.H270])" office:value-type="float" office:value="119534.93144077" calcext:value-type="float">
            <text:p>119534.93144077</text:p>
          </table:table-cell>
          <table:table-cell table:formula="of:=[.G271]-[.$B271]" office:value-type="float" office:value="14.2378299236298" calcext:value-type="float">
            <text:p>14.237829923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7202.09928" calcext:value-type="float">
            <text:p>1443137202.09928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2.099100112915" calcext:value-type="float">
            <text:p>62.0991001129</text:p>
          </table:table-cell>
          <table:table-cell table:formula="of:=[.C272]/([.D272]-[.D271])" office:value-type="float" office:value="102237.636254779" calcext:value-type="float">
            <text:p>102237.636254779</text:p>
          </table:table-cell>
          <table:table-cell/>
          <table:table-cell office:value-type="float" office:value="1443137216.32546" calcext:value-type="float">
            <text:p>1443137216.32546</text:p>
          </table:table-cell>
          <table:table-cell table:formula="of:=[.G272]-[.$B$2]" office:value-type="float" office:value="76.3252799510956" calcext:value-type="float">
            <text:p>76.3252799511</text:p>
          </table:table-cell>
          <table:table-cell table:formula="of:=[.C272]/([.H272]-[.H271])" office:value-type="float" office:value="119552.331838379" calcext:value-type="float">
            <text:p>119552.331838379</text:p>
          </table:table-cell>
          <table:table-cell table:formula="of:=[.G272]-[.$B272]" office:value-type="float" office:value="14.2261798381805" calcext:value-type="float">
            <text:p>14.226179838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7202.17973" calcext:value-type="float">
            <text:p>1443137202.17973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2.1795499324799" calcext:value-type="float">
            <text:p>62.1795499325</text:p>
          </table:table-cell>
          <table:table-cell table:formula="of:=[.C273]/([.D273]-[.D272])" office:value-type="float" office:value="102225.213735549" calcext:value-type="float">
            <text:p>102225.213735549</text:p>
          </table:table-cell>
          <table:table-cell/>
          <table:table-cell office:value-type="float" office:value="1443137216.39426" calcext:value-type="float">
            <text:p>1443137216.39426</text:p>
          </table:table-cell>
          <table:table-cell table:formula="of:=[.G273]-[.$B$2]" office:value-type="float" office:value="76.3940799236298" calcext:value-type="float">
            <text:p>76.3940799236</text:p>
          </table:table-cell>
          <table:table-cell table:formula="of:=[.C273]/([.H273]-[.H272])" office:value-type="float" office:value="119534.93144077" calcext:value-type="float">
            <text:p>119534.93144077</text:p>
          </table:table-cell>
          <table:table-cell table:formula="of:=[.G273]-[.$B273]" office:value-type="float" office:value="14.2145299911499" calcext:value-type="float">
            <text:p>14.214529991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7202.26018" calcext:value-type="float">
            <text:p>1443137202.26018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2.2599999904633" calcext:value-type="float">
            <text:p>62.2599999905</text:p>
          </table:table-cell>
          <table:table-cell table:formula="of:=[.C274]/([.D274]-[.D273])" office:value-type="float" office:value="102224.910784988" calcext:value-type="float">
            <text:p>102224.910784988</text:p>
          </table:table-cell>
          <table:table-cell/>
          <table:table-cell office:value-type="float" office:value="1443137216.46302" calcext:value-type="float">
            <text:p>1443137216.46302</text:p>
          </table:table-cell>
          <table:table-cell table:formula="of:=[.G274]-[.$B$2]" office:value-type="float" office:value="76.4628400802612" calcext:value-type="float">
            <text:p>76.4628400803</text:p>
          </table:table-cell>
          <table:table-cell table:formula="of:=[.C274]/([.H274]-[.H273])" office:value-type="float" office:value="119604.148723479" calcext:value-type="float">
            <text:p>119604.148723479</text:p>
          </table:table-cell>
          <table:table-cell table:formula="of:=[.G274]-[.$B274]" office:value-type="float" office:value="14.202840089798" calcext:value-type="float">
            <text:p>14.202840089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7202.34065" calcext:value-type="float">
            <text:p>1443137202.34065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2.3404700756073" calcext:value-type="float">
            <text:p>62.3404700756</text:p>
          </table:table-cell>
          <table:table-cell table:formula="of:=[.C275]/([.D275]-[.D274])" office:value-type="float" office:value="102199.469346638" calcext:value-type="float">
            <text:p>102199.469346638</text:p>
          </table:table-cell>
          <table:table-cell/>
          <table:table-cell office:value-type="float" office:value="1443137216.53182" calcext:value-type="float">
            <text:p>1443137216.53182</text:p>
          </table:table-cell>
          <table:table-cell table:formula="of:=[.G275]-[.$B$2]" office:value-type="float" office:value="76.5316400527954" calcext:value-type="float">
            <text:p>76.5316400528</text:p>
          </table:table-cell>
          <table:table-cell table:formula="of:=[.C275]/([.H275]-[.H274])" office:value-type="float" office:value="119534.93144077" calcext:value-type="float">
            <text:p>119534.93144077</text:p>
          </table:table-cell>
          <table:table-cell table:formula="of:=[.G275]-[.$B275]" office:value-type="float" office:value="14.1911699771881" calcext:value-type="float">
            <text:p>14.191169977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7202.42109" calcext:value-type="float">
            <text:p>1443137202.42109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4209098815918" calcext:value-type="float">
            <text:p>62.4209098816</text:p>
          </table:table-cell>
          <table:table-cell table:formula="of:=[.C276]/([.D276]-[.D275])" office:value-type="float" office:value="102237.939280771" calcext:value-type="float">
            <text:p>102237.939280771</text:p>
          </table:table-cell>
          <table:table-cell/>
          <table:table-cell office:value-type="float" office:value="1443137216.6006" calcext:value-type="float">
            <text:p>1443137216.6006</text:p>
          </table:table-cell>
          <table:table-cell table:formula="of:=[.G276]-[.$B$2]" office:value-type="float" office:value="76.600419998169" calcext:value-type="float">
            <text:p>76.6004199982</text:p>
          </table:table-cell>
          <table:table-cell table:formula="of:=[.C276]/([.H276]-[.H275])" office:value-type="float" office:value="119569.737302589" calcext:value-type="float">
            <text:p>119569.737302589</text:p>
          </table:table-cell>
          <table:table-cell table:formula="of:=[.G276]-[.$B276]" office:value-type="float" office:value="14.1795101165771" calcext:value-type="float">
            <text:p>14.179510116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7202.50154" calcext:value-type="float">
            <text:p>1443137202.50154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5013599395752" calcext:value-type="float">
            <text:p>62.5013599396</text:p>
          </table:table-cell>
          <table:table-cell table:formula="of:=[.C277]/([.D277]-[.D276])" office:value-type="float" office:value="102224.910784988" calcext:value-type="float">
            <text:p>102224.910784988</text:p>
          </table:table-cell>
          <table:table-cell/>
          <table:table-cell office:value-type="float" office:value="1443137216.66936" calcext:value-type="float">
            <text:p>1443137216.66936</text:p>
          </table:table-cell>
          <table:table-cell table:formula="of:=[.G277]-[.$B$2]" office:value-type="float" office:value="76.6691799163818" calcext:value-type="float">
            <text:p>76.6691799164</text:p>
          </table:table-cell>
          <table:table-cell table:formula="of:=[.C277]/([.H277]-[.H276])" office:value-type="float" office:value="119604.563439667" calcext:value-type="float">
            <text:p>119604.563439667</text:p>
          </table:table-cell>
          <table:table-cell table:formula="of:=[.G277]-[.$B277]" office:value-type="float" office:value="14.1678199768066" calcext:value-type="float">
            <text:p>14.167819976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7202.58197" calcext:value-type="float">
            <text:p>1443137202.58197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581789970398" calcext:value-type="float">
            <text:p>62.5817899704</text:p>
          </table:table-cell>
          <table:table-cell table:formula="of:=[.C278]/([.D278]-[.D277])" office:value-type="float" office:value="102250.364893226" calcext:value-type="float">
            <text:p>102250.364893226</text:p>
          </table:table-cell>
          <table:table-cell/>
          <table:table-cell office:value-type="float" office:value="1443137216.73814" calcext:value-type="float">
            <text:p>1443137216.73814</text:p>
          </table:table-cell>
          <table:table-cell table:formula="of:=[.G278]-[.$B$2]" office:value-type="float" office:value="76.737960100174" calcext:value-type="float">
            <text:p>76.7379601002</text:p>
          </table:table-cell>
          <table:table-cell table:formula="of:=[.C278]/([.H278]-[.H277])" office:value-type="float" office:value="119569.322827877" calcext:value-type="float">
            <text:p>119569.322827877</text:p>
          </table:table-cell>
          <table:table-cell table:formula="of:=[.G278]-[.$B278]" office:value-type="float" office:value="14.156170129776" calcext:value-type="float">
            <text:p>14.156170129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7202.66246" calcext:value-type="float">
            <text:p>1443137202.66246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6622800827026" calcext:value-type="float">
            <text:p>62.6622800827</text:p>
          </table:table-cell>
          <table:table-cell table:formula="of:=[.C279]/([.D279]-[.D278])" office:value-type="float" office:value="102174.04056872" calcext:value-type="float">
            <text:p>102174.04056872</text:p>
          </table:table-cell>
          <table:table-cell/>
          <table:table-cell office:value-type="float" office:value="1443137216.80686" calcext:value-type="float">
            <text:p>1443137216.80686</text:p>
          </table:table-cell>
          <table:table-cell table:formula="of:=[.G279]-[.$B$2]" office:value-type="float" office:value="76.8066799640656" calcext:value-type="float">
            <text:p>76.8066799641</text:p>
          </table:table-cell>
          <table:table-cell table:formula="of:=[.C279]/([.H279]-[.H278])" office:value-type="float" office:value="119674.276610508" calcext:value-type="float">
            <text:p>119674.276610508</text:p>
          </table:table-cell>
          <table:table-cell table:formula="of:=[.G279]-[.$B279]" office:value-type="float" office:value="14.1443998813629" calcext:value-type="float">
            <text:p>14.144399881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7202.74291" calcext:value-type="float">
            <text:p>1443137202.74291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7427299022675" calcext:value-type="float">
            <text:p>62.7427299023</text:p>
          </table:table-cell>
          <table:table-cell table:formula="of:=[.C280]/([.D280]-[.D279])" office:value-type="float" office:value="102225.213735549" calcext:value-type="float">
            <text:p>102225.213735549</text:p>
          </table:table-cell>
          <table:table-cell/>
          <table:table-cell office:value-type="float" office:value="1443137216.87572" calcext:value-type="float">
            <text:p>1443137216.87572</text:p>
          </table:table-cell>
          <table:table-cell table:formula="of:=[.G280]-[.$B$2]" office:value-type="float" office:value="76.8755400180817" calcext:value-type="float">
            <text:p>76.8755400181</text:p>
          </table:table-cell>
          <table:table-cell table:formula="of:=[.C280]/([.H280]-[.H279])" office:value-type="float" office:value="119430.635329963" calcext:value-type="float">
            <text:p>119430.635329963</text:p>
          </table:table-cell>
          <table:table-cell table:formula="of:=[.G280]-[.$B280]" office:value-type="float" office:value="14.1328101158142" calcext:value-type="float">
            <text:p>14.132810115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7202.82337" calcext:value-type="float">
            <text:p>1443137202.82337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8231899738312" calcext:value-type="float">
            <text:p>62.8231899738</text:p>
          </table:table-cell>
          <table:table-cell table:formula="of:=[.C281]/([.D281]-[.D280])" office:value-type="float" office:value="102212.188482668" calcext:value-type="float">
            <text:p>102212.188482668</text:p>
          </table:table-cell>
          <table:table-cell/>
          <table:table-cell office:value-type="float" office:value="1443137216.94451" calcext:value-type="float">
            <text:p>1443137216.94451</text:p>
          </table:table-cell>
          <table:table-cell table:formula="of:=[.G281]-[.$B$2]" office:value-type="float" office:value="76.9443299770355" calcext:value-type="float">
            <text:p>76.944329977</text:p>
          </table:table-cell>
          <table:table-cell table:formula="of:=[.C281]/([.H281]-[.H280])" office:value-type="float" office:value="119552.331838379" calcext:value-type="float">
            <text:p>119552.331838379</text:p>
          </table:table-cell>
          <table:table-cell table:formula="of:=[.G281]-[.$B281]" office:value-type="float" office:value="14.1211400032043" calcext:value-type="float">
            <text:p>14.121140003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7202.90381" calcext:value-type="float">
            <text:p>1443137202.90381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9036300182343" calcext:value-type="float">
            <text:p>62.9036300182</text:p>
          </table:table-cell>
          <table:table-cell table:formula="of:=[.C282]/([.D282]-[.D281])" office:value-type="float" office:value="102237.636254779" calcext:value-type="float">
            <text:p>102237.636254779</text:p>
          </table:table-cell>
          <table:table-cell/>
          <table:table-cell office:value-type="float" office:value="1443137217.01331" calcext:value-type="float">
            <text:p>1443137217.01331</text:p>
          </table:table-cell>
          <table:table-cell table:formula="of:=[.G282]-[.$B$2]" office:value-type="float" office:value="77.0131299495697" calcext:value-type="float">
            <text:p>77.0131299496</text:p>
          </table:table-cell>
          <table:table-cell table:formula="of:=[.C282]/([.H282]-[.H281])" office:value-type="float" office:value="119534.93144077" calcext:value-type="float">
            <text:p>119534.93144077</text:p>
          </table:table-cell>
          <table:table-cell table:formula="of:=[.G282]-[.$B282]" office:value-type="float" office:value="14.1094999313355" calcext:value-type="float">
            <text:p>14.109499931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7202.98426" calcext:value-type="float">
            <text:p>1443137202.98426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9840800762177" calcext:value-type="float">
            <text:p>62.9840800762</text:p>
          </table:table-cell>
          <table:table-cell table:formula="of:=[.C283]/([.D283]-[.D282])" office:value-type="float" office:value="102224.910784988" calcext:value-type="float">
            <text:p>102224.910784988</text:p>
          </table:table-cell>
          <table:table-cell/>
          <table:table-cell office:value-type="float" office:value="1443137220.12932" calcext:value-type="float">
            <text:p>1443137220.12932</text:p>
          </table:table-cell>
          <table:table-cell table:formula="of:=[.G283]-[.$B$2]" office:value-type="float" office:value="80.1291399002075" calcext:value-type="float">
            <text:p>80.1291399002</text:p>
          </table:table-cell>
          <table:table-cell table:formula="of:=[.C283]/([.H283]-[.H282])" office:value-type="float" office:value="2639.27270139706" calcext:value-type="float">
            <text:p>2639.2727013971</text:p>
          </table:table-cell>
          <table:table-cell table:formula="of:=[.G283]-[.$B283]" office:value-type="float" office:value="17.1450598239899" calcext:value-type="float">
            <text:p>17.14505982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7203.06623" calcext:value-type="float">
            <text:p>1443137203.06623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3.0660500526428" calcext:value-type="float">
            <text:p>63.0660500526</text:p>
          </table:table-cell>
          <table:table-cell table:formula="of:=[.C284]/([.D284]-[.D283])" office:value-type="float" office:value="100329.417655836" calcext:value-type="float">
            <text:p>100329.417655836</text:p>
          </table:table-cell>
          <table:table-cell/>
          <table:table-cell office:value-type="float" office:value="1443137220.22933" calcext:value-type="float">
            <text:p>1443137220.22933</text:p>
          </table:table-cell>
          <table:table-cell table:formula="of:=[.G284]-[.$B$2]" office:value-type="float" office:value="80.229150056839" calcext:value-type="float">
            <text:p>80.2291500568</text:p>
          </table:table-cell>
          <table:table-cell table:formula="of:=[.C284]/([.H284]-[.H283])" office:value-type="float" office:value="82231.6480345577" calcext:value-type="float">
            <text:p>82231.6480345577</text:p>
          </table:table-cell>
          <table:table-cell table:formula="of:=[.G284]-[.$B284]" office:value-type="float" office:value="17.1631000041962" calcext:value-type="float">
            <text:p>17.163100004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7203.14863" calcext:value-type="float">
            <text:p>1443137203.14863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3.1484498977661" calcext:value-type="float">
            <text:p>63.1484498978</text:p>
          </table:table-cell>
          <table:table-cell table:formula="of:=[.C285]/([.D285]-[.D284])" office:value-type="float" office:value="99806.0128352768" calcext:value-type="float">
            <text:p>99806.0128352768</text:p>
          </table:table-cell>
          <table:table-cell/>
          <table:table-cell office:value-type="float" office:value="1443137220.39011" calcext:value-type="float">
            <text:p>1443137220.39011</text:p>
          </table:table-cell>
          <table:table-cell table:formula="of:=[.G285]-[.$B$2]" office:value-type="float" office:value="80.3899300098419" calcext:value-type="float">
            <text:p>80.3899300098</text:p>
          </table:table-cell>
          <table:table-cell table:formula="of:=[.C285]/([.H285]-[.H284])" office:value-type="float" office:value="51150.6555786227" calcext:value-type="float">
            <text:p>51150.6555786227</text:p>
          </table:table-cell>
          <table:table-cell table:formula="of:=[.G285]-[.$B285]" office:value-type="float" office:value="17.2414801120758" calcext:value-type="float">
            <text:p>17.241480112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7203.23101" calcext:value-type="float">
            <text:p>1443137203.23101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3.2308299541473" calcext:value-type="float">
            <text:p>63.2308299541</text:p>
          </table:table-cell>
          <table:table-cell table:formula="of:=[.C286]/([.D286]-[.D285])" office:value-type="float" office:value="99829.9875147239" calcext:value-type="float">
            <text:p>99829.9875147239</text:p>
          </table:table-cell>
          <table:table-cell/>
          <table:table-cell office:value-type="float" office:value="1443137220.48181" calcext:value-type="float">
            <text:p>1443137220.48181</text:p>
          </table:table-cell>
          <table:table-cell table:formula="of:=[.G286]-[.$B$2]" office:value-type="float" office:value="80.4816300868988" calcext:value-type="float">
            <text:p>80.4816300869</text:p>
          </table:table-cell>
          <table:table-cell table:formula="of:=[.C286]/([.H286]-[.H285])" office:value-type="float" office:value="89683.6760006032" calcext:value-type="float">
            <text:p>89683.6760006032</text:p>
          </table:table-cell>
          <table:table-cell table:formula="of:=[.G286]-[.$B286]" office:value-type="float" office:value="17.2508001327515" calcext:value-type="float">
            <text:p>17.250800132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7203.31338" calcext:value-type="float">
            <text:p>1443137203.31338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3.3131999969482" calcext:value-type="float">
            <text:p>63.3131999969</text:p>
          </table:table-cell>
          <table:table-cell table:formula="of:=[.C287]/([.D287]-[.D286])" office:value-type="float" office:value="99842.1236696239" calcext:value-type="float">
            <text:p>99842.1236696239</text:p>
          </table:table-cell>
          <table:table-cell/>
          <table:table-cell office:value-type="float" office:value="1443137220.57352" calcext:value-type="float">
            <text:p>1443137220.57352</text:p>
          </table:table-cell>
          <table:table-cell table:formula="of:=[.G287]-[.$B$2]" office:value-type="float" office:value="80.5733399391174" calcext:value-type="float">
            <text:p>80.5733399391</text:p>
          </table:table-cell>
          <table:table-cell table:formula="of:=[.C287]/([.H287]-[.H286])" office:value-type="float" office:value="89674.1168047543" calcext:value-type="float">
            <text:p>89674.1168047543</text:p>
          </table:table-cell>
          <table:table-cell table:formula="of:=[.G287]-[.$B287]" office:value-type="float" office:value="17.2601399421692" calcext:value-type="float">
            <text:p>17.260139942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7203.39576" calcext:value-type="float">
            <text:p>1443137203.39576</text:p>
          </table:table-cell>
          <table:table-cell office:value-type="float" office:value="8224" calcext:value-type="float">
            <text:p>8224</text:p>
          </table:table-cell>
          <table:table-cell table:formula="of:=[.B288]-[.$B$2]" office:value-type="float" office:value="63.3955800533295" calcext:value-type="float">
            <text:p>63.3955800533</text:p>
          </table:table-cell>
          <table:table-cell table:formula="of:=[.C288]/([.D288]-[.D287])" office:value-type="float" office:value="99829.9875147239" calcext:value-type="float">
            <text:p>99829.9875147239</text:p>
          </table:table-cell>
          <table:table-cell/>
          <table:table-cell office:value-type="float" office:value="1443137220.66524" calcext:value-type="float">
            <text:p>1443137220.66524</text:p>
          </table:table-cell>
          <table:table-cell table:formula="of:=[.G288]-[.$B$2]" office:value-type="float" office:value="80.665060043335" calcext:value-type="float">
            <text:p>80.6650600433</text:p>
          </table:table-cell>
          <table:table-cell table:formula="of:=[.C288]/([.H288]-[.H287])" office:value-type="float" office:value="89664.0934957448" calcext:value-type="float">
            <text:p>89664.0934957448</text:p>
          </table:table-cell>
          <table:table-cell table:formula="of:=[.G288]-[.$B288]" office:value-type="float" office:value="17.2694799900055" calcext:value-type="float">
            <text:p>17.2694799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7203.47812" calcext:value-type="float">
            <text:p>1443137203.47812</text:p>
          </table:table-cell>
          <table:table-cell office:value-type="float" office:value="8224" calcext:value-type="float">
            <text:p>8224</text:p>
          </table:table-cell>
          <table:table-cell table:formula="of:=[.B289]-[.$B$2]" office:value-type="float" office:value="63.4779400825501" calcext:value-type="float">
            <text:p>63.4779400826</text:p>
          </table:table-cell>
          <table:table-cell table:formula="of:=[.C289]/([.D289]-[.D288])" office:value-type="float" office:value="99854.2627756243" calcext:value-type="float">
            <text:p>99854.2627756243</text:p>
          </table:table-cell>
          <table:table-cell/>
          <table:table-cell office:value-type="float" office:value="1443137220.75694" calcext:value-type="float">
            <text:p>1443137220.75694</text:p>
          </table:table-cell>
          <table:table-cell table:formula="of:=[.G289]-[.$B$2]" office:value-type="float" office:value="80.7567598819733" calcext:value-type="float">
            <text:p>80.756759882</text:p>
          </table:table-cell>
          <table:table-cell table:formula="of:=[.C289]/([.H289]-[.H288])" office:value-type="float" office:value="89683.9091771815" calcext:value-type="float">
            <text:p>89683.9091771815</text:p>
          </table:table-cell>
          <table:table-cell table:formula="of:=[.G289]-[.$B289]" office:value-type="float" office:value="17.2788197994232" calcext:value-type="float">
            <text:p>17.278819799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7203.56049" calcext:value-type="float">
            <text:p>1443137203.56049</text:p>
          </table:table-cell>
          <table:table-cell office:value-type="float" office:value="8224" calcext:value-type="float">
            <text:p>8224</text:p>
          </table:table-cell>
          <table:table-cell table:formula="of:=[.B290]-[.$B$2]" office:value-type="float" office:value="63.5603098869324" calcext:value-type="float">
            <text:p>63.5603098869</text:p>
          </table:table-cell>
          <table:table-cell table:formula="of:=[.C290]/([.D290]-[.D289])" office:value-type="float" office:value="99842.4126616573" calcext:value-type="float">
            <text:p>99842.4126616573</text:p>
          </table:table-cell>
          <table:table-cell/>
          <table:table-cell office:value-type="float" office:value="1443137220.84865" calcext:value-type="float">
            <text:p>1443137220.84865</text:p>
          </table:table-cell>
          <table:table-cell table:formula="of:=[.G290]-[.$B$2]" office:value-type="float" office:value="80.8484699726105" calcext:value-type="float">
            <text:p>80.8484699726</text:p>
          </table:table-cell>
          <table:table-cell table:formula="of:=[.C290]/([.H290]-[.H289])" office:value-type="float" office:value="89673.8836790932" calcext:value-type="float">
            <text:p>89673.8836790932</text:p>
          </table:table-cell>
          <table:table-cell table:formula="of:=[.G290]-[.$B290]" office:value-type="float" office:value="17.2881600856781" calcext:value-type="float">
            <text:p>17.28816008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7203.64285" calcext:value-type="float">
            <text:p>1443137203.64285</text:p>
          </table:table-cell>
          <table:table-cell office:value-type="float" office:value="8224" calcext:value-type="float">
            <text:p>8224</text:p>
          </table:table-cell>
          <table:table-cell table:formula="of:=[.B291]-[.$B$2]" office:value-type="float" office:value="63.642669916153" calcext:value-type="float">
            <text:p>63.6426699162</text:p>
          </table:table-cell>
          <table:table-cell table:formula="of:=[.C291]/([.D291]-[.D290])" office:value-type="float" office:value="99854.2627756243" calcext:value-type="float">
            <text:p>99854.2627756243</text:p>
          </table:table-cell>
          <table:table-cell/>
          <table:table-cell office:value-type="float" office:value="1443137220.94036" calcext:value-type="float">
            <text:p>1443137220.94036</text:p>
          </table:table-cell>
          <table:table-cell table:formula="of:=[.G291]-[.$B$2]" office:value-type="float" office:value="80.9401800632477" calcext:value-type="float">
            <text:p>80.9401800632</text:p>
          </table:table-cell>
          <table:table-cell table:formula="of:=[.C291]/([.H291]-[.H290])" office:value-type="float" office:value="89673.8836790932" calcext:value-type="float">
            <text:p>89673.8836790932</text:p>
          </table:table-cell>
          <table:table-cell table:formula="of:=[.G291]-[.$B291]" office:value-type="float" office:value="17.2975101470947" calcext:value-type="float">
            <text:p>17.297510147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7203.72528" calcext:value-type="float">
            <text:p>1443137203.72528</text:p>
          </table:table-cell>
          <table:table-cell office:value-type="float" office:value="8224" calcext:value-type="float">
            <text:p>8224</text:p>
          </table:table-cell>
          <table:table-cell table:formula="of:=[.B292]-[.$B$2]" office:value-type="float" office:value="63.7251000404358" calcext:value-type="float">
            <text:p>63.7251000404</text:p>
          </table:table-cell>
          <table:table-cell table:formula="of:=[.C292]/([.D292]-[.D291])" office:value-type="float" office:value="99769.3509690892" calcext:value-type="float">
            <text:p>99769.3509690892</text:p>
          </table:table-cell>
          <table:table-cell/>
          <table:table-cell office:value-type="float" office:value="1443137221.03209" calcext:value-type="float">
            <text:p>1443137221.03209</text:p>
          </table:table-cell>
          <table:table-cell table:formula="of:=[.G292]-[.$B$2]" office:value-type="float" office:value="81.031909942627" calcext:value-type="float">
            <text:p>81.0319099426</text:p>
          </table:table-cell>
          <table:table-cell table:formula="of:=[.C292]/([.H292]-[.H291])" office:value-type="float" office:value="89654.5384737344" calcext:value-type="float">
            <text:p>89654.5384737344</text:p>
          </table:table-cell>
          <table:table-cell table:formula="of:=[.G292]-[.$B292]" office:value-type="float" office:value="17.3068099021912" calcext:value-type="float">
            <text:p>17.306809902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7203.80769" calcext:value-type="float">
            <text:p>1443137203.80769</text:p>
          </table:table-cell>
          <table:table-cell office:value-type="float" office:value="8224" calcext:value-type="float">
            <text:p>8224</text:p>
          </table:table-cell>
          <table:table-cell table:formula="of:=[.B293]-[.$B$2]" office:value-type="float" office:value="63.8075098991394" calcext:value-type="float">
            <text:p>63.8075098991</text:p>
          </table:table-cell>
          <table:table-cell table:formula="of:=[.C293]/([.D293]-[.D292])" office:value-type="float" office:value="99793.8854570493" calcext:value-type="float">
            <text:p>99793.8854570493</text:p>
          </table:table-cell>
          <table:table-cell/>
          <table:table-cell office:value-type="float" office:value="1443137221.10351" calcext:value-type="float">
            <text:p>1443137221.10351</text:p>
          </table:table-cell>
          <table:table-cell table:formula="of:=[.G293]-[.$B$2]" office:value-type="float" office:value="81.1033298969269" calcext:value-type="float">
            <text:p>81.1033298969</text:p>
          </table:table-cell>
          <table:table-cell table:formula="of:=[.C293]/([.H293]-[.H292])" office:value-type="float" office:value="115149.891660018" calcext:value-type="float">
            <text:p>115149.891660018</text:p>
          </table:table-cell>
          <table:table-cell table:formula="of:=[.G293]-[.$B293]" office:value-type="float" office:value="17.2958199977875" calcext:value-type="float">
            <text:p>17.295819997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7203.89006" calcext:value-type="float">
            <text:p>1443137203.89006</text:p>
          </table:table-cell>
          <table:table-cell office:value-type="float" office:value="8224" calcext:value-type="float">
            <text:p>8224</text:p>
          </table:table-cell>
          <table:table-cell table:formula="of:=[.B294]-[.$B$2]" office:value-type="float" office:value="63.8898799419403" calcext:value-type="float">
            <text:p>63.8898799419</text:p>
          </table:table-cell>
          <table:table-cell table:formula="of:=[.C294]/([.D294]-[.D293])" office:value-type="float" office:value="99842.1236696239" calcext:value-type="float">
            <text:p>99842.1236696239</text:p>
          </table:table-cell>
          <table:table-cell/>
          <table:table-cell office:value-type="float" office:value="1443137221.1984" calcext:value-type="float">
            <text:p>1443137221.1984</text:p>
          </table:table-cell>
          <table:table-cell table:formula="of:=[.G294]-[.$B$2]" office:value-type="float" office:value="81.1982200145721" calcext:value-type="float">
            <text:p>81.1982200146</text:p>
          </table:table-cell>
          <table:table-cell table:formula="of:=[.C294]/([.H294]-[.H293])" office:value-type="float" office:value="86668.6669179242" calcext:value-type="float">
            <text:p>86668.6669179242</text:p>
          </table:table-cell>
          <table:table-cell table:formula="of:=[.G294]-[.$B294]" office:value-type="float" office:value="17.3083400726318" calcext:value-type="float">
            <text:p>17.308340072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7203.97243" calcext:value-type="float">
            <text:p>1443137203.97243</text:p>
          </table:table-cell>
          <table:table-cell office:value-type="float" office:value="8224" calcext:value-type="float">
            <text:p>8224</text:p>
          </table:table-cell>
          <table:table-cell table:formula="of:=[.B295]-[.$B$2]" office:value-type="float" office:value="63.9722499847412" calcext:value-type="float">
            <text:p>63.9722499847</text:p>
          </table:table-cell>
          <table:table-cell table:formula="of:=[.C295]/([.D295]-[.D294])" office:value-type="float" office:value="99842.1236696239" calcext:value-type="float">
            <text:p>99842.1236696239</text:p>
          </table:table-cell>
          <table:table-cell/>
          <table:table-cell office:value-type="float" office:value="1443137221.29323" calcext:value-type="float">
            <text:p>1443137221.29323</text:p>
          </table:table-cell>
          <table:table-cell table:formula="of:=[.G295]-[.$B$2]" office:value-type="float" office:value="81.2930500507355" calcext:value-type="float">
            <text:p>81.2930500507</text:p>
          </table:table-cell>
          <table:table-cell table:formula="of:=[.C295]/([.H295]-[.H294])" office:value-type="float" office:value="86723.5775997747" calcext:value-type="float">
            <text:p>86723.5775997747</text:p>
          </table:table-cell>
          <table:table-cell table:formula="of:=[.G295]-[.$B295]" office:value-type="float" office:value="17.3208000659943" calcext:value-type="float">
            <text:p>17.32080006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7204.05455" calcext:value-type="float">
            <text:p>1443137204.05455</text:p>
          </table:table-cell>
          <table:table-cell office:value-type="float" office:value="8224" calcext:value-type="float">
            <text:p>8224</text:p>
          </table:table-cell>
          <table:table-cell table:formula="of:=[.B296]-[.$B$2]" office:value-type="float" office:value="64.0543699264526" calcext:value-type="float">
            <text:p>64.0543699265</text:p>
          </table:table-cell>
          <table:table-cell table:formula="of:=[.C296]/([.D296]-[.D295])" office:value-type="float" office:value="100146.198701646" calcext:value-type="float">
            <text:p>100146.198701646</text:p>
          </table:table-cell>
          <table:table-cell/>
          <table:table-cell office:value-type="float" office:value="1443137221.38811" calcext:value-type="float">
            <text:p>1443137221.38811</text:p>
          </table:table-cell>
          <table:table-cell table:formula="of:=[.G296]-[.$B$2]" office:value-type="float" office:value="81.3879299163818" calcext:value-type="float">
            <text:p>81.3879299164</text:p>
          </table:table-cell>
          <table:table-cell table:formula="of:=[.C296]/([.H296]-[.H295])" office:value-type="float" office:value="86678.0316769484" calcext:value-type="float">
            <text:p>86678.0316769484</text:p>
          </table:table-cell>
          <table:table-cell table:formula="of:=[.G296]-[.$B296]" office:value-type="float" office:value="17.3335599899292" calcext:value-type="float">
            <text:p>17.333559989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7204.13654" calcext:value-type="float">
            <text:p>1443137204.13654</text:p>
          </table:table-cell>
          <table:table-cell office:value-type="float" office:value="8224" calcext:value-type="float">
            <text:p>8224</text:p>
          </table:table-cell>
          <table:table-cell table:formula="of:=[.B297]-[.$B$2]" office:value-type="float" office:value="64.1363599300385" calcext:value-type="float">
            <text:p>64.13635993</text:p>
          </table:table-cell>
          <table:table-cell table:formula="of:=[.C297]/([.D297]-[.D296])" office:value-type="float" office:value="100304.910846751" calcext:value-type="float">
            <text:p>100304.910846751</text:p>
          </table:table-cell>
          <table:table-cell/>
          <table:table-cell office:value-type="float" office:value="1443137221.48298" calcext:value-type="float">
            <text:p>1443137221.48298</text:p>
          </table:table-cell>
          <table:table-cell table:formula="of:=[.G297]-[.$B$2]" office:value-type="float" office:value="81.4828000068665" calcext:value-type="float">
            <text:p>81.4828000069</text:p>
          </table:table-cell>
          <table:table-cell table:formula="of:=[.C297]/([.H297]-[.H296])" office:value-type="float" office:value="86686.9627507451" calcext:value-type="float">
            <text:p>86686.9627507451</text:p>
          </table:table-cell>
          <table:table-cell table:formula="of:=[.G297]-[.$B297]" office:value-type="float" office:value="17.346440076828" calcext:value-type="float">
            <text:p>17.346440076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7204.2185" calcext:value-type="float">
            <text:p>1443137204.2185</text:p>
          </table:table-cell>
          <table:table-cell office:value-type="float" office:value="8224" calcext:value-type="float">
            <text:p>8224</text:p>
          </table:table-cell>
          <table:table-cell table:formula="of:=[.B298]-[.$B$2]" office:value-type="float" office:value="64.2183198928833" calcext:value-type="float">
            <text:p>64.2183198929</text:p>
          </table:table-cell>
          <table:table-cell table:formula="of:=[.C298]/([.D298]-[.D297])" office:value-type="float" office:value="100341.675551612" calcext:value-type="float">
            <text:p>100341.675551612</text:p>
          </table:table-cell>
          <table:table-cell/>
          <table:table-cell office:value-type="float" office:value="1443137221.57786" calcext:value-type="float">
            <text:p>1443137221.57786</text:p>
          </table:table-cell>
          <table:table-cell table:formula="of:=[.G298]-[.$B$2]" office:value-type="float" office:value="81.5776801109314" calcext:value-type="float">
            <text:p>81.5776801109</text:p>
          </table:table-cell>
          <table:table-cell table:formula="of:=[.C298]/([.H298]-[.H297])" office:value-type="float" office:value="86677.8138688699" calcext:value-type="float">
            <text:p>86677.8138688699</text:p>
          </table:table-cell>
          <table:table-cell table:formula="of:=[.G298]-[.$B298]" office:value-type="float" office:value="17.3593602180481" calcext:value-type="float">
            <text:p>17.35936021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7204.30046" calcext:value-type="float">
            <text:p>1443137204.30046</text:p>
          </table:table-cell>
          <table:table-cell office:value-type="float" office:value="8224" calcext:value-type="float">
            <text:p>8224</text:p>
          </table:table-cell>
          <table:table-cell table:formula="of:=[.B299]-[.$B$2]" office:value-type="float" office:value="64.3002800941467" calcext:value-type="float">
            <text:p>64.3002800941</text:p>
          </table:table-cell>
          <table:table-cell table:formula="of:=[.C299]/([.D299]-[.D298])" office:value-type="float" office:value="100341.383662142" calcext:value-type="float">
            <text:p>100341.383662142</text:p>
          </table:table-cell>
          <table:table-cell/>
          <table:table-cell office:value-type="float" office:value="1443137221.67269" calcext:value-type="float">
            <text:p>1443137221.67269</text:p>
          </table:table-cell>
          <table:table-cell table:formula="of:=[.G299]-[.$B$2]" office:value-type="float" office:value="81.6725099086762" calcext:value-type="float">
            <text:p>81.6725099087</text:p>
          </table:table-cell>
          <table:table-cell table:formula="of:=[.C299]/([.H299]-[.H298])" office:value-type="float" office:value="86723.7956379087" calcext:value-type="float">
            <text:p>86723.7956379087</text:p>
          </table:table-cell>
          <table:table-cell table:formula="of:=[.G299]-[.$B299]" office:value-type="float" office:value="17.3722298145294" calcext:value-type="float">
            <text:p>17.372229814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7204.38243" calcext:value-type="float">
            <text:p>1443137204.38243</text:p>
          </table:table-cell>
          <table:table-cell office:value-type="float" office:value="8224" calcext:value-type="float">
            <text:p>8224</text:p>
          </table:table-cell>
          <table:table-cell table:formula="of:=[.B300]-[.$B$2]" office:value-type="float" office:value="64.3822500705719" calcext:value-type="float">
            <text:p>64.3822500706</text:p>
          </table:table-cell>
          <table:table-cell table:formula="of:=[.C300]/([.D300]-[.D299])" office:value-type="float" office:value="100329.417655836" calcext:value-type="float">
            <text:p>100329.417655836</text:p>
          </table:table-cell>
          <table:table-cell/>
          <table:table-cell office:value-type="float" office:value="1443137221.76757" calcext:value-type="float">
            <text:p>1443137221.76757</text:p>
          </table:table-cell>
          <table:table-cell table:formula="of:=[.G300]-[.$B$2]" office:value-type="float" office:value="81.7673900127411" calcext:value-type="float">
            <text:p>81.7673900127</text:p>
          </table:table-cell>
          <table:table-cell table:formula="of:=[.C300]/([.H300]-[.H299])" office:value-type="float" office:value="86677.8138688699" calcext:value-type="float">
            <text:p>86677.8138688699</text:p>
          </table:table-cell>
          <table:table-cell table:formula="of:=[.G300]-[.$B300]" office:value-type="float" office:value="17.3851399421692" calcext:value-type="float">
            <text:p>17.385139942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7204.46441" calcext:value-type="float">
            <text:p>1443137204.46441</text:p>
          </table:table-cell>
          <table:table-cell office:value-type="float" office:value="8224" calcext:value-type="float">
            <text:p>8224</text:p>
          </table:table-cell>
          <table:table-cell table:formula="of:=[.B301]-[.$B$2]" office:value-type="float" office:value="64.4642300605774" calcext:value-type="float">
            <text:p>64.4642300606</text:p>
          </table:table-cell>
          <table:table-cell table:formula="of:=[.C301]/([.D301]-[.D300])" office:value-type="float" office:value="100317.162754581" calcext:value-type="float">
            <text:p>100317.162754581</text:p>
          </table:table-cell>
          <table:table-cell/>
          <table:table-cell office:value-type="float" office:value="1443137221.86243" calcext:value-type="float">
            <text:p>1443137221.86243</text:p>
          </table:table-cell>
          <table:table-cell table:formula="of:=[.G301]-[.$B$2]" office:value-type="float" office:value="81.8622500896454" calcext:value-type="float">
            <text:p>81.8622500896</text:p>
          </table:table-cell>
          <table:table-cell table:formula="of:=[.C301]/([.H301]-[.H300])" office:value-type="float" office:value="86696.1135641613" calcext:value-type="float">
            <text:p>86696.1135641613</text:p>
          </table:table-cell>
          <table:table-cell table:formula="of:=[.G301]-[.$B301]" office:value-type="float" office:value="17.398020029068" calcext:value-type="float">
            <text:p>17.398020029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7204.54638" calcext:value-type="float">
            <text:p>1443137204.54638</text:p>
          </table:table-cell>
          <table:table-cell office:value-type="float" office:value="8224" calcext:value-type="float">
            <text:p>8224</text:p>
          </table:table-cell>
          <table:table-cell table:formula="of:=[.B302]-[.$B$2]" office:value-type="float" office:value="64.5462000370026" calcext:value-type="float">
            <text:p>64.546200037</text:p>
          </table:table-cell>
          <table:table-cell table:formula="of:=[.C302]/([.D302]-[.D301])" office:value-type="float" office:value="100329.417655836" calcext:value-type="float">
            <text:p>100329.417655836</text:p>
          </table:table-cell>
          <table:table-cell/>
          <table:table-cell office:value-type="float" office:value="1443137221.95732" calcext:value-type="float">
            <text:p>1443137221.95732</text:p>
          </table:table-cell>
          <table:table-cell table:formula="of:=[.G302]-[.$B$2]" office:value-type="float" office:value="81.9571399688721" calcext:value-type="float">
            <text:p>81.9571399689</text:p>
          </table:table-cell>
          <table:table-cell table:formula="of:=[.C302]/([.H302]-[.H301])" office:value-type="float" office:value="86668.8846800353" calcext:value-type="float">
            <text:p>86668.8846800353</text:p>
          </table:table-cell>
          <table:table-cell table:formula="of:=[.G302]-[.$B302]" office:value-type="float" office:value="17.4109399318695" calcext:value-type="float">
            <text:p>17.4109399319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7204.62834" calcext:value-type="float">
            <text:p>1443137204.62834</text:p>
          </table:table-cell>
          <table:table-cell office:value-type="float" office:value="8224" calcext:value-type="float">
            <text:p>8224</text:p>
          </table:table-cell>
          <table:table-cell table:formula="of:=[.B303]-[.$B$2]" office:value-type="float" office:value="64.6281599998474" calcext:value-type="float">
            <text:p>64.6281599998</text:p>
          </table:table-cell>
          <table:table-cell table:formula="of:=[.C303]/([.D303]-[.D302])" office:value-type="float" office:value="100341.675551612" calcext:value-type="float">
            <text:p>100341.675551612</text:p>
          </table:table-cell>
          <table:table-cell/>
          <table:table-cell office:value-type="float" office:value="1443137222.0523" calcext:value-type="float">
            <text:p>1443137222.0523</text:p>
          </table:table-cell>
          <table:table-cell table:formula="of:=[.G303]-[.$B$2]" office:value-type="float" office:value="82.0521199703217" calcext:value-type="float">
            <text:p>82.0521199703</text:p>
          </table:table-cell>
          <table:table-cell table:formula="of:=[.C303]/([.H303]-[.H302])" office:value-type="float" office:value="86586.6484995293" calcext:value-type="float">
            <text:p>86586.6484995293</text:p>
          </table:table-cell>
          <table:table-cell table:formula="of:=[.G303]-[.$B303]" office:value-type="float" office:value="17.4239599704742" calcext:value-type="float">
            <text:p>17.423959970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7204.7103" calcext:value-type="float">
            <text:p>1443137204.7103</text:p>
          </table:table-cell>
          <table:table-cell office:value-type="float" office:value="8224" calcext:value-type="float">
            <text:p>8224</text:p>
          </table:table-cell>
          <table:table-cell table:formula="of:=[.B304]-[.$B$2]" office:value-type="float" office:value="64.7101199626923" calcext:value-type="float">
            <text:p>64.7101199627</text:p>
          </table:table-cell>
          <table:table-cell table:formula="of:=[.C304]/([.D304]-[.D303])" office:value-type="float" office:value="100341.675551612" calcext:value-type="float">
            <text:p>100341.675551612</text:p>
          </table:table-cell>
          <table:table-cell/>
          <table:table-cell office:value-type="float" office:value="1443137222.11837" calcext:value-type="float">
            <text:p>1443137222.11837</text:p>
          </table:table-cell>
          <table:table-cell table:formula="of:=[.G304]-[.$B$2]" office:value-type="float" office:value="82.1181900501251" calcext:value-type="float">
            <text:p>82.1181900501</text:p>
          </table:table-cell>
          <table:table-cell table:formula="of:=[.C304]/([.H304]-[.H303])" office:value-type="float" office:value="124473.892334673" calcext:value-type="float">
            <text:p>124473.892334673</text:p>
          </table:table-cell>
          <table:table-cell table:formula="of:=[.G304]-[.$B304]" office:value-type="float" office:value="17.4080700874329" calcext:value-type="float">
            <text:p>17.408070087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7204.79227" calcext:value-type="float">
            <text:p>1443137204.79227</text:p>
          </table:table-cell>
          <table:table-cell office:value-type="float" office:value="8224" calcext:value-type="float">
            <text:p>8224</text:p>
          </table:table-cell>
          <table:table-cell table:formula="of:=[.B305]-[.$B$2]" office:value-type="float" office:value="64.7920899391174" calcext:value-type="float">
            <text:p>64.7920899391</text:p>
          </table:table-cell>
          <table:table-cell table:formula="of:=[.C305]/([.D305]-[.D304])" office:value-type="float" office:value="100329.417655836" calcext:value-type="float">
            <text:p>100329.417655836</text:p>
          </table:table-cell>
          <table:table-cell/>
          <table:table-cell office:value-type="float" office:value="1443137222.20617" calcext:value-type="float">
            <text:p>1443137222.20617</text:p>
          </table:table-cell>
          <table:table-cell table:formula="of:=[.G305]-[.$B$2]" office:value-type="float" office:value="82.2059900760651" calcext:value-type="float">
            <text:p>82.2059900761</text:p>
          </table:table-cell>
          <table:table-cell table:formula="of:=[.C305]/([.H305]-[.H304])" office:value-type="float" office:value="93667.3982946831" calcext:value-type="float">
            <text:p>93667.3982946831</text:p>
          </table:table-cell>
          <table:table-cell table:formula="of:=[.G305]-[.$B305]" office:value-type="float" office:value="17.4139001369476" calcext:value-type="float">
            <text:p>17.413900136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7204.87425" calcext:value-type="float">
            <text:p>1443137204.87425</text:p>
          </table:table-cell>
          <table:table-cell office:value-type="float" office:value="8224" calcext:value-type="float">
            <text:p>8224</text:p>
          </table:table-cell>
          <table:table-cell table:formula="of:=[.B306]-[.$B$2]" office:value-type="float" office:value="64.8740699291229" calcext:value-type="float">
            <text:p>64.8740699291</text:p>
          </table:table-cell>
          <table:table-cell table:formula="of:=[.C306]/([.D306]-[.D305])" office:value-type="float" office:value="100317.162754581" calcext:value-type="float">
            <text:p>100317.162754581</text:p>
          </table:table-cell>
          <table:table-cell/>
          <table:table-cell office:value-type="float" office:value="1443137222.29398" calcext:value-type="float">
            <text:p>1443137222.29398</text:p>
          </table:table-cell>
          <table:table-cell table:formula="of:=[.G306]-[.$B$2]" office:value-type="float" office:value="82.2937998771667" calcext:value-type="float">
            <text:p>82.2937998772</text:p>
          </table:table-cell>
          <table:table-cell table:formula="of:=[.C306]/([.H306]-[.H305])" office:value-type="float" office:value="93656.9710535676" calcext:value-type="float">
            <text:p>93656.9710535676</text:p>
          </table:table-cell>
          <table:table-cell table:formula="of:=[.G306]-[.$B306]" office:value-type="float" office:value="17.4197299480438" calcext:value-type="float">
            <text:p>17.419729948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7204.95621" calcext:value-type="float">
            <text:p>1443137204.95621</text:p>
          </table:table-cell>
          <table:table-cell office:value-type="float" office:value="8224" calcext:value-type="float">
            <text:p>8224</text:p>
          </table:table-cell>
          <table:table-cell table:formula="of:=[.B307]-[.$B$2]" office:value-type="float" office:value="64.9560298919678" calcext:value-type="float">
            <text:p>64.956029892</text:p>
          </table:table-cell>
          <table:table-cell table:formula="of:=[.C307]/([.D307]-[.D306])" office:value-type="float" office:value="100341.675551612" calcext:value-type="float">
            <text:p>100341.675551612</text:p>
          </table:table-cell>
          <table:table-cell/>
          <table:table-cell office:value-type="float" office:value="1443137222.38179" calcext:value-type="float">
            <text:p>1443137222.38179</text:p>
          </table:table-cell>
          <table:table-cell table:formula="of:=[.G307]-[.$B$2]" office:value-type="float" office:value="82.381609916687" calcext:value-type="float">
            <text:p>82.3816099167</text:p>
          </table:table-cell>
          <table:table-cell table:formula="of:=[.C307]/([.H307]-[.H306])" office:value-type="float" office:value="93656.7167596158" calcext:value-type="float">
            <text:p>93656.7167596158</text:p>
          </table:table-cell>
          <table:table-cell table:formula="of:=[.G307]-[.$B307]" office:value-type="float" office:value="17.4255800247192" calcext:value-type="float">
            <text:p>17.425580024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7205.03655" calcext:value-type="float">
            <text:p>1443137205.03655</text:p>
          </table:table-cell>
          <table:table-cell office:value-type="float" office:value="8224" calcext:value-type="float">
            <text:p>8224</text:p>
          </table:table-cell>
          <table:table-cell table:formula="of:=[.B308]-[.$B$2]" office:value-type="float" office:value="65.0363700389862" calcext:value-type="float">
            <text:p>65.036370039</text:p>
          </table:table-cell>
          <table:table-cell table:formula="of:=[.C308]/([.D308]-[.D307])" office:value-type="float" office:value="102364.761644177" calcext:value-type="float">
            <text:p>102364.761644177</text:p>
          </table:table-cell>
          <table:table-cell/>
          <table:table-cell office:value-type="float" office:value="1443137222.46957" calcext:value-type="float">
            <text:p>1443137222.46957</text:p>
          </table:table-cell>
          <table:table-cell table:formula="of:=[.G308]-[.$B$2]" office:value-type="float" office:value="82.4693899154663" calcext:value-type="float">
            <text:p>82.4693899155</text:p>
          </table:table-cell>
          <table:table-cell table:formula="of:=[.C308]/([.H308]-[.H307])" office:value-type="float" office:value="93688.7686758507" calcext:value-type="float">
            <text:p>93688.7686758507</text:p>
          </table:table-cell>
          <table:table-cell table:formula="of:=[.G308]-[.$B308]" office:value-type="float" office:value="17.4330198764801" calcext:value-type="float">
            <text:p>17.433019876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7205.11502" calcext:value-type="float">
            <text:p>1443137205.11502</text:p>
          </table:table-cell>
          <table:table-cell office:value-type="float" office:value="8224" calcext:value-type="float">
            <text:p>8224</text:p>
          </table:table-cell>
          <table:table-cell table:formula="of:=[.B309]-[.$B$2]" office:value-type="float" office:value="65.1148400306702" calcext:value-type="float">
            <text:p>65.1148400307</text:p>
          </table:table-cell>
          <table:table-cell table:formula="of:=[.C309]/([.D309]-[.D308])" office:value-type="float" office:value="104804.394947847" calcext:value-type="float">
            <text:p>104804.394947847</text:p>
          </table:table-cell>
          <table:table-cell/>
          <table:table-cell office:value-type="float" office:value="1443137222.55741" calcext:value-type="float">
            <text:p>1443137222.55741</text:p>
          </table:table-cell>
          <table:table-cell table:formula="of:=[.G309]-[.$B$2]" office:value-type="float" office:value="82.5572299957275" calcext:value-type="float">
            <text:p>82.5572299957</text:p>
          </table:table-cell>
          <table:table-cell table:formula="of:=[.C309]/([.H309]-[.H308])" office:value-type="float" office:value="93624.6867664781" calcext:value-type="float">
            <text:p>93624.6867664781</text:p>
          </table:table-cell>
          <table:table-cell table:formula="of:=[.G309]-[.$B309]" office:value-type="float" office:value="17.4423899650574" calcext:value-type="float">
            <text:p>17.442389965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7205.19346" calcext:value-type="float">
            <text:p>1443137205.19346</text:p>
          </table:table-cell>
          <table:table-cell office:value-type="float" office:value="8224" calcext:value-type="float">
            <text:p>8224</text:p>
          </table:table-cell>
          <table:table-cell table:formula="of:=[.B310]-[.$B$2]" office:value-type="float" office:value="65.1932799816132" calcext:value-type="float">
            <text:p>65.1932799816</text:p>
          </table:table-cell>
          <table:table-cell table:formula="of:=[.C310]/([.D310]-[.D309])" office:value-type="float" office:value="104844.532679232" calcext:value-type="float">
            <text:p>104844.532679232</text:p>
          </table:table-cell>
          <table:table-cell/>
          <table:table-cell office:value-type="float" office:value="1443137222.64521" calcext:value-type="float">
            <text:p>1443137222.64521</text:p>
          </table:table-cell>
          <table:table-cell table:formula="of:=[.G310]-[.$B$2]" office:value-type="float" office:value="82.6450300216675" calcext:value-type="float">
            <text:p>82.6450300217</text:p>
          </table:table-cell>
          <table:table-cell table:formula="of:=[.C310]/([.H310]-[.H309])" office:value-type="float" office:value="93667.3982946831" calcext:value-type="float">
            <text:p>93667.3982946831</text:p>
          </table:table-cell>
          <table:table-cell table:formula="of:=[.G310]-[.$B310]" office:value-type="float" office:value="17.4517500400543" calcext:value-type="float">
            <text:p>17.451750040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7205.27188" calcext:value-type="float">
            <text:p>1443137205.27188</text:p>
          </table:table-cell>
          <table:table-cell office:value-type="float" office:value="8224" calcext:value-type="float">
            <text:p>8224</text:p>
          </table:table-cell>
          <table:table-cell table:formula="of:=[.B311]-[.$B$2]" office:value-type="float" office:value="65.2716999053955" calcext:value-type="float">
            <text:p>65.2716999054</text:p>
          </table:table-cell>
          <table:table-cell table:formula="of:=[.C311]/([.D311]-[.D310])" office:value-type="float" office:value="104871.308251018" calcext:value-type="float">
            <text:p>104871.308251018</text:p>
          </table:table-cell>
          <table:table-cell/>
          <table:table-cell office:value-type="float" office:value="1443137222.733" calcext:value-type="float">
            <text:p>1443137222.733</text:p>
          </table:table-cell>
          <table:table-cell table:formula="of:=[.G311]-[.$B$2]" office:value-type="float" office:value="82.7328200340271" calcext:value-type="float">
            <text:p>82.732820034</text:p>
          </table:table-cell>
          <table:table-cell table:formula="of:=[.C311]/([.H311]-[.H310])" office:value-type="float" office:value="93678.0822664835" calcext:value-type="float">
            <text:p>93678.0822664835</text:p>
          </table:table-cell>
          <table:table-cell table:formula="of:=[.G311]-[.$B311]" office:value-type="float" office:value="17.4611201286316" calcext:value-type="float">
            <text:p>17.461120128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7205.35031" calcext:value-type="float">
            <text:p>1443137205.35031</text:p>
          </table:table-cell>
          <table:table-cell office:value-type="float" office:value="8224" calcext:value-type="float">
            <text:p>8224</text:p>
          </table:table-cell>
          <table:table-cell table:formula="of:=[.B312]-[.$B$2]" office:value-type="float" office:value="65.3501300811768" calcext:value-type="float">
            <text:p>65.3501300812</text:p>
          </table:table-cell>
          <table:table-cell table:formula="of:=[.C312]/([.D312]-[.D311])" office:value-type="float" office:value="104857.6" calcext:value-type="float">
            <text:p>104857.6</text:p>
          </table:table-cell>
          <table:table-cell/>
          <table:table-cell office:value-type="float" office:value="1443137222.8208" calcext:value-type="float">
            <text:p>1443137222.8208</text:p>
          </table:table-cell>
          <table:table-cell table:formula="of:=[.G312]-[.$B$2]" office:value-type="float" office:value="82.820620059967" calcext:value-type="float">
            <text:p>82.82062006</text:p>
          </table:table-cell>
          <table:table-cell table:formula="of:=[.C312]/([.H312]-[.H311])" office:value-type="float" office:value="93667.3982946831" calcext:value-type="float">
            <text:p>93667.3982946831</text:p>
          </table:table-cell>
          <table:table-cell table:formula="of:=[.G312]-[.$B312]" office:value-type="float" office:value="17.4704899787903" calcext:value-type="float">
            <text:p>17.470489978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7205.42874" calcext:value-type="float">
            <text:p>1443137205.42874</text:p>
          </table:table-cell>
          <table:table-cell office:value-type="float" office:value="8224" calcext:value-type="float">
            <text:p>8224</text:p>
          </table:table-cell>
          <table:table-cell table:formula="of:=[.B313]-[.$B$2]" office:value-type="float" office:value="65.4285600185394" calcext:value-type="float">
            <text:p>65.4285600185</text:p>
          </table:table-cell>
          <table:table-cell table:formula="of:=[.C313]/([.D313]-[.D312])" office:value-type="float" office:value="104857.918755833" calcext:value-type="float">
            <text:p>104857.918755833</text:p>
          </table:table-cell>
          <table:table-cell/>
          <table:table-cell office:value-type="float" office:value="1443137222.90861" calcext:value-type="float">
            <text:p>1443137222.90861</text:p>
          </table:table-cell>
          <table:table-cell table:formula="of:=[.G313]-[.$B$2]" office:value-type="float" office:value="82.9084300994873" calcext:value-type="float">
            <text:p>82.9084300995</text:p>
          </table:table-cell>
          <table:table-cell table:formula="of:=[.C313]/([.H313]-[.H312])" office:value-type="float" office:value="93656.7167596158" calcext:value-type="float">
            <text:p>93656.7167596158</text:p>
          </table:table-cell>
          <table:table-cell table:formula="of:=[.G313]-[.$B313]" office:value-type="float" office:value="17.4798700809479" calcext:value-type="float">
            <text:p>17.479870080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37205.50717" calcext:value-type="float">
            <text:p>1443137205.50717</text:p>
          </table:table-cell>
          <table:table-cell office:value-type="float" office:value="8224" calcext:value-type="float">
            <text:p>8224</text:p>
          </table:table-cell>
          <table:table-cell table:formula="of:=[.B314]-[.$B$2]" office:value-type="float" office:value="65.5069899559021" calcext:value-type="float">
            <text:p>65.5069899559</text:p>
          </table:table-cell>
          <table:table-cell table:formula="of:=[.C314]/([.D314]-[.D313])" office:value-type="float" office:value="104857.918755833" calcext:value-type="float">
            <text:p>104857.918755833</text:p>
          </table:table-cell>
          <table:table-cell/>
          <table:table-cell office:value-type="float" office:value="1443137222.99643" calcext:value-type="float">
            <text:p>1443137222.99643</text:p>
          </table:table-cell>
          <table:table-cell table:formula="of:=[.G314]-[.$B$2]" office:value-type="float" office:value="82.9962499141693" calcext:value-type="float">
            <text:p>82.9962499142</text:p>
          </table:table-cell>
          <table:table-cell table:formula="of:=[.C314]/([.H314]-[.H313])" office:value-type="float" office:value="93646.2918964118" calcext:value-type="float">
            <text:p>93646.2918964118</text:p>
          </table:table-cell>
          <table:table-cell table:formula="of:=[.G314]-[.$B314]" office:value-type="float" office:value="17.4892599582672" calcext:value-type="float">
            <text:p>17.489259958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37205.58559" calcext:value-type="float">
            <text:p>1443137205.58559</text:p>
          </table:table-cell>
          <table:table-cell office:value-type="float" office:value="8224" calcext:value-type="float">
            <text:p>8224</text:p>
          </table:table-cell>
          <table:table-cell table:formula="of:=[.B315]-[.$B$2]" office:value-type="float" office:value="65.5854098796844" calcext:value-type="float">
            <text:p>65.5854098797</text:p>
          </table:table-cell>
          <table:table-cell table:formula="of:=[.C315]/([.D315]-[.D314])" office:value-type="float" office:value="104871.308251018" calcext:value-type="float">
            <text:p>104871.308251018</text:p>
          </table:table-cell>
          <table:table-cell/>
          <table:table-cell office:value-type="float" office:value="1443137223.05858" calcext:value-type="float">
            <text:p>1443137223.05858</text:p>
          </table:table-cell>
          <table:table-cell table:formula="of:=[.G315]-[.$B$2]" office:value-type="float" office:value="83.0583999156952" calcext:value-type="float">
            <text:p>83.0583999157</text:p>
          </table:table-cell>
          <table:table-cell table:formula="of:=[.C315]/([.H315]-[.H314])" office:value-type="float" office:value="132325.016863846" calcext:value-type="float">
            <text:p>132325.016863846</text:p>
          </table:table-cell>
          <table:table-cell table:formula="of:=[.G315]-[.$B315]" office:value-type="float" office:value="17.4729900360107" calcext:value-type="float">
            <text:p>17.47299003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37205.66402" calcext:value-type="float">
            <text:p>1443137205.66402</text:p>
          </table:table-cell>
          <table:table-cell office:value-type="float" office:value="8224" calcext:value-type="float">
            <text:p>8224</text:p>
          </table:table-cell>
          <table:table-cell table:formula="of:=[.B316]-[.$B$2]" office:value-type="float" office:value="65.6638400554657" calcext:value-type="float">
            <text:p>65.6638400555</text:p>
          </table:table-cell>
          <table:table-cell table:formula="of:=[.C316]/([.D316]-[.D315])" office:value-type="float" office:value="104857.6" calcext:value-type="float">
            <text:p>104857.6</text:p>
          </table:table-cell>
          <table:table-cell/>
          <table:table-cell office:value-type="float" office:value="1443137223.14111" calcext:value-type="float">
            <text:p>1443137223.14111</text:p>
          </table:table-cell>
          <table:table-cell table:formula="of:=[.G316]-[.$B$2]" office:value-type="float" office:value="83.1409299373627" calcext:value-type="float">
            <text:p>83.1409299374</text:p>
          </table:table-cell>
          <table:table-cell table:formula="of:=[.C316]/([.H316]-[.H315])" office:value-type="float" office:value="99648.5864639065" calcext:value-type="float">
            <text:p>99648.5864639065</text:p>
          </table:table-cell>
          <table:table-cell table:formula="of:=[.G316]-[.$B316]" office:value-type="float" office:value="17.477089881897" calcext:value-type="float">
            <text:p>17.477089881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37205.74244" calcext:value-type="float">
            <text:p>1443137205.74244</text:p>
          </table:table-cell>
          <table:table-cell office:value-type="float" office:value="8224" calcext:value-type="float">
            <text:p>8224</text:p>
          </table:table-cell>
          <table:table-cell table:formula="of:=[.B317]-[.$B$2]" office:value-type="float" office:value="65.742259979248" calcext:value-type="float">
            <text:p>65.7422599792</text:p>
          </table:table-cell>
          <table:table-cell table:formula="of:=[.C317]/([.D317]-[.D316])" office:value-type="float" office:value="104871.308251018" calcext:value-type="float">
            <text:p>104871.308251018</text:p>
          </table:table-cell>
          <table:table-cell/>
          <table:table-cell office:value-type="float" office:value="1443137223.22365" calcext:value-type="float">
            <text:p>1443137223.22365</text:p>
          </table:table-cell>
          <table:table-cell table:formula="of:=[.G317]-[.$B$2]" office:value-type="float" office:value="83.2234699726105" calcext:value-type="float">
            <text:p>83.2234699726</text:p>
          </table:table-cell>
          <table:table-cell table:formula="of:=[.C317]/([.H317]-[.H316])" office:value-type="float" office:value="99636.4973107875" calcext:value-type="float">
            <text:p>99636.4973107875</text:p>
          </table:table-cell>
          <table:table-cell table:formula="of:=[.G317]-[.$B317]" office:value-type="float" office:value="17.4812099933624" calcext:value-type="float">
            <text:p>17.481209993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37205.82086" calcext:value-type="float">
            <text:p>1443137205.82086</text:p>
          </table:table-cell>
          <table:table-cell office:value-type="float" office:value="8224" calcext:value-type="float">
            <text:p>8224</text:p>
          </table:table-cell>
          <table:table-cell table:formula="of:=[.B318]-[.$B$2]" office:value-type="float" office:value="65.8206799030304" calcext:value-type="float">
            <text:p>65.820679903</text:p>
          </table:table-cell>
          <table:table-cell table:formula="of:=[.C318]/([.D318]-[.D317])" office:value-type="float" office:value="104871.308251018" calcext:value-type="float">
            <text:p>104871.308251018</text:p>
          </table:table-cell>
          <table:table-cell/>
          <table:table-cell office:value-type="float" office:value="1443137223.30619" calcext:value-type="float">
            <text:p>1443137223.30619</text:p>
          </table:table-cell>
          <table:table-cell table:formula="of:=[.G318]-[.$B$2]" office:value-type="float" office:value="83.3060100078583" calcext:value-type="float">
            <text:p>83.3060100079</text:p>
          </table:table-cell>
          <table:table-cell table:formula="of:=[.C318]/([.H318]-[.H317])" office:value-type="float" office:value="99636.4973107875" calcext:value-type="float">
            <text:p>99636.4973107875</text:p>
          </table:table-cell>
          <table:table-cell table:formula="of:=[.G318]-[.$B318]" office:value-type="float" office:value="17.4853301048279" calcext:value-type="float">
            <text:p>17.485330104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37205.89929" calcext:value-type="float">
            <text:p>1443137205.89929</text:p>
          </table:table-cell>
          <table:table-cell office:value-type="float" office:value="8224" calcext:value-type="float">
            <text:p>8224</text:p>
          </table:table-cell>
          <table:table-cell table:formula="of:=[.B319]-[.$B$2]" office:value-type="float" office:value="65.8991100788117" calcext:value-type="float">
            <text:p>65.8991100788</text:p>
          </table:table-cell>
          <table:table-cell table:formula="of:=[.C319]/([.D319]-[.D318])" office:value-type="float" office:value="104857.6" calcext:value-type="float">
            <text:p>104857.6</text:p>
          </table:table-cell>
          <table:table-cell/>
          <table:table-cell office:value-type="float" office:value="1443137223.38874" calcext:value-type="float">
            <text:p>1443137223.38874</text:p>
          </table:table-cell>
          <table:table-cell table:formula="of:=[.G319]-[.$B$2]" office:value-type="float" office:value="83.3885600566864" calcext:value-type="float">
            <text:p>83.3885600567</text:p>
          </table:table-cell>
          <table:table-cell table:formula="of:=[.C319]/([.H319]-[.H318])" office:value-type="float" office:value="99624.411090573" calcext:value-type="float">
            <text:p>99624.411090573</text:p>
          </table:table-cell>
          <table:table-cell table:formula="of:=[.G319]-[.$B319]" office:value-type="float" office:value="17.4894499778748" calcext:value-type="float">
            <text:p>17.489449977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37205.97773" calcext:value-type="float">
            <text:p>1443137205.97773</text:p>
          </table:table-cell>
          <table:table-cell office:value-type="float" office:value="8224" calcext:value-type="float">
            <text:p>8224</text:p>
          </table:table-cell>
          <table:table-cell table:formula="of:=[.B320]-[.$B$2]" office:value-type="float" office:value="65.9775500297546" calcext:value-type="float">
            <text:p>65.9775500298</text:p>
          </table:table-cell>
          <table:table-cell table:formula="of:=[.C320]/([.D320]-[.D319])" office:value-type="float" office:value="104844.532679232" calcext:value-type="float">
            <text:p>104844.532679232</text:p>
          </table:table-cell>
          <table:table-cell/>
          <table:table-cell office:value-type="float" office:value="1443137223.47128" calcext:value-type="float">
            <text:p>1443137223.47128</text:p>
          </table:table-cell>
          <table:table-cell table:formula="of:=[.G320]-[.$B$2]" office:value-type="float" office:value="83.4711000919342" calcext:value-type="float">
            <text:p>83.4711000919</text:p>
          </table:table-cell>
          <table:table-cell table:formula="of:=[.C320]/([.H320]-[.H319])" office:value-type="float" office:value="99636.4973107875" calcext:value-type="float">
            <text:p>99636.4973107875</text:p>
          </table:table-cell>
          <table:table-cell table:formula="of:=[.G320]-[.$B320]" office:value-type="float" office:value="17.4935500621796" calcext:value-type="float">
            <text:p>17.493550062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37206.05366" calcext:value-type="float">
            <text:p>1443137206.05366</text:p>
          </table:table-cell>
          <table:table-cell office:value-type="float" office:value="8224" calcext:value-type="float">
            <text:p>8224</text:p>
          </table:table-cell>
          <table:table-cell table:formula="of:=[.B321]-[.$B$2]" office:value-type="float" office:value="66.0534799098969" calcext:value-type="float">
            <text:p>66.0534799099</text:p>
          </table:table-cell>
          <table:table-cell table:formula="of:=[.C321]/([.D321]-[.D320])" office:value-type="float" office:value="108310.456760856" calcext:value-type="float">
            <text:p>108310.456760856</text:p>
          </table:table-cell>
          <table:table-cell/>
          <table:table-cell office:value-type="float" office:value="1443137223.55381" calcext:value-type="float">
            <text:p>1443137223.55381</text:p>
          </table:table-cell>
          <table:table-cell table:formula="of:=[.G321]-[.$B$2]" office:value-type="float" office:value="83.5536298751831" calcext:value-type="float">
            <text:p>83.5536298752</text:p>
          </table:table-cell>
          <table:table-cell table:formula="of:=[.C321]/([.H321]-[.H320])" office:value-type="float" office:value="99648.8743366411" calcext:value-type="float">
            <text:p>99648.8743366411</text:p>
          </table:table-cell>
          <table:table-cell table:formula="of:=[.G321]-[.$B321]" office:value-type="float" office:value="17.5001499652863" calcext:value-type="float">
            <text:p>17.500149965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37206.12856" calcext:value-type="float">
            <text:p>1443137206.12856</text:p>
          </table:table-cell>
          <table:table-cell office:value-type="float" office:value="8224" calcext:value-type="float">
            <text:p>8224</text:p>
          </table:table-cell>
          <table:table-cell table:formula="of:=[.B322]-[.$B$2]" office:value-type="float" office:value="66.1283800601959" calcext:value-type="float">
            <text:p>66.1283800602</text:p>
          </table:table-cell>
          <table:table-cell table:formula="of:=[.C322]/([.D322]-[.D321])" office:value-type="float" office:value="109799.512646664" calcext:value-type="float">
            <text:p>109799.512646664</text:p>
          </table:table-cell>
          <table:table-cell/>
          <table:table-cell office:value-type="float" office:value="1443137223.63636" calcext:value-type="float">
            <text:p>1443137223.63636</text:p>
          </table:table-cell>
          <table:table-cell table:formula="of:=[.G322]-[.$B$2]" office:value-type="float" office:value="83.6361799240112" calcext:value-type="float">
            <text:p>83.636179924</text:p>
          </table:table-cell>
          <table:table-cell table:formula="of:=[.C322]/([.H322]-[.H321])" office:value-type="float" office:value="99624.411090573" calcext:value-type="float">
            <text:p>99624.411090573</text:p>
          </table:table-cell>
          <table:table-cell table:formula="of:=[.G322]-[.$B322]" office:value-type="float" office:value="17.5077998638153" calcext:value-type="float">
            <text:p>17.507799863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37206.20345" calcext:value-type="float">
            <text:p>1443137206.20345</text:p>
          </table:table-cell>
          <table:table-cell office:value-type="float" office:value="8224" calcext:value-type="float">
            <text:p>8224</text:p>
          </table:table-cell>
          <table:table-cell table:formula="of:=[.B323]-[.$B$2]" office:value-type="float" office:value="66.2032699584961" calcext:value-type="float">
            <text:p>66.2032699585</text:p>
          </table:table-cell>
          <table:table-cell table:formula="of:=[.C323]/([.D323]-[.D322])" office:value-type="float" office:value="109814.543572177" calcext:value-type="float">
            <text:p>109814.543572177</text:p>
          </table:table-cell>
          <table:table-cell/>
          <table:table-cell office:value-type="float" office:value="1443137223.71887" calcext:value-type="float">
            <text:p>1443137223.71887</text:p>
          </table:table-cell>
          <table:table-cell table:formula="of:=[.G323]-[.$B$2]" office:value-type="float" office:value="83.7186899185181" calcext:value-type="float">
            <text:p>83.7186899185</text:p>
          </table:table-cell>
          <table:table-cell table:formula="of:=[.C323]/([.H323]-[.H322])" office:value-type="float" office:value="99672.7735731293" calcext:value-type="float">
            <text:p>99672.7735731293</text:p>
          </table:table-cell>
          <table:table-cell table:formula="of:=[.G323]-[.$B323]" office:value-type="float" office:value="17.515419960022" calcext:value-type="float">
            <text:p>17.5154199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37206.27834" calcext:value-type="float">
            <text:p>1443137206.27834</text:p>
          </table:table-cell>
          <table:table-cell office:value-type="float" office:value="8224" calcext:value-type="float">
            <text:p>8224</text:p>
          </table:table-cell>
          <table:table-cell table:formula="of:=[.B324]-[.$B$2]" office:value-type="float" office:value="66.2781600952148" calcext:value-type="float">
            <text:p>66.2781600952</text:p>
          </table:table-cell>
          <table:table-cell table:formula="of:=[.C324]/([.D324]-[.D323])" office:value-type="float" office:value="109814.19396903" calcext:value-type="float">
            <text:p>109814.19396903</text:p>
          </table:table-cell>
          <table:table-cell/>
          <table:table-cell office:value-type="float" office:value="1443137223.80144" calcext:value-type="float">
            <text:p>1443137223.80144</text:p>
          </table:table-cell>
          <table:table-cell table:formula="of:=[.G324]-[.$B$2]" office:value-type="float" office:value="83.8012599945068" calcext:value-type="float">
            <text:p>83.8012599945</text:p>
          </table:table-cell>
          <table:table-cell table:formula="of:=[.C324]/([.H324]-[.H323])" office:value-type="float" office:value="99600.2474445895" calcext:value-type="float">
            <text:p>99600.2474445895</text:p>
          </table:table-cell>
          <table:table-cell table:formula="of:=[.G324]-[.$B324]" office:value-type="float" office:value="17.523099899292" calcext:value-type="float">
            <text:p>17.523099899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37206.35325" calcext:value-type="float">
            <text:p>1443137206.35325</text:p>
          </table:table-cell>
          <table:table-cell office:value-type="float" office:value="8224" calcext:value-type="float">
            <text:p>8224</text:p>
          </table:table-cell>
          <table:table-cell table:formula="of:=[.B325]-[.$B$2]" office:value-type="float" office:value="66.3530700206757" calcext:value-type="float">
            <text:p>66.3530700207</text:p>
          </table:table-cell>
          <table:table-cell table:formula="of:=[.C325]/([.D325]-[.D324])" office:value-type="float" office:value="109785.184665574" calcext:value-type="float">
            <text:p>109785.184665574</text:p>
          </table:table-cell>
          <table:table-cell/>
          <table:table-cell office:value-type="float" office:value="1443137223.88398" calcext:value-type="float">
            <text:p>1443137223.88398</text:p>
          </table:table-cell>
          <table:table-cell table:formula="of:=[.G325]-[.$B$2]" office:value-type="float" office:value="83.8838000297546" calcext:value-type="float">
            <text:p>83.8838000298</text:p>
          </table:table-cell>
          <table:table-cell table:formula="of:=[.C325]/([.H325]-[.H324])" office:value-type="float" office:value="99636.4973107875" calcext:value-type="float">
            <text:p>99636.4973107875</text:p>
          </table:table-cell>
          <table:table-cell table:formula="of:=[.G325]-[.$B325]" office:value-type="float" office:value="17.530730009079" calcext:value-type="float">
            <text:p>17.530730009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37206.42816" calcext:value-type="float">
            <text:p>1443137206.42816</text:p>
          </table:table-cell>
          <table:table-cell office:value-type="float" office:value="8224" calcext:value-type="float">
            <text:p>8224</text:p>
          </table:table-cell>
          <table:table-cell table:formula="of:=[.B326]-[.$B$2]" office:value-type="float" office:value="66.4279799461365" calcext:value-type="float">
            <text:p>66.4279799461</text:p>
          </table:table-cell>
          <table:table-cell table:formula="of:=[.C326]/([.D326]-[.D325])" office:value-type="float" office:value="109785.184665574" calcext:value-type="float">
            <text:p>109785.184665574</text:p>
          </table:table-cell>
          <table:table-cell/>
          <table:table-cell office:value-type="float" office:value="1443137223.96652" calcext:value-type="float">
            <text:p>1443137223.96652</text:p>
          </table:table-cell>
          <table:table-cell table:formula="of:=[.G326]-[.$B$2]" office:value-type="float" office:value="83.9663400650024" calcext:value-type="float">
            <text:p>83.966340065</text:p>
          </table:table-cell>
          <table:table-cell table:formula="of:=[.C326]/([.H326]-[.H325])" office:value-type="float" office:value="99636.4973107875" calcext:value-type="float">
            <text:p>99636.4973107875</text:p>
          </table:table-cell>
          <table:table-cell table:formula="of:=[.G326]-[.$B326]" office:value-type="float" office:value="17.538360118866" calcext:value-type="float">
            <text:p>17.538360118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37206.50305" calcext:value-type="float">
            <text:p>1443137206.50305</text:p>
          </table:table-cell>
          <table:table-cell office:value-type="float" office:value="8224" calcext:value-type="float">
            <text:p>8224</text:p>
          </table:table-cell>
          <table:table-cell table:formula="of:=[.B327]-[.$B$2]" office:value-type="float" office:value="66.5028700828552" calcext:value-type="float">
            <text:p>66.5028700829</text:p>
          </table:table-cell>
          <table:table-cell table:formula="of:=[.C327]/([.D327]-[.D326])" office:value-type="float" office:value="109814.19396903" calcext:value-type="float">
            <text:p>109814.19396903</text:p>
          </table:table-cell>
          <table:table-cell/>
          <table:table-cell office:value-type="float" office:value="1443137224.0491" calcext:value-type="float">
            <text:p>1443137224.0491</text:p>
          </table:table-cell>
          <table:table-cell table:formula="of:=[.G327]-[.$B$2]" office:value-type="float" office:value="84.048919916153" calcext:value-type="float">
            <text:p>84.0489199162</text:p>
          </table:table-cell>
          <table:table-cell table:formula="of:=[.C327]/([.H327]-[.H326])" office:value-type="float" office:value="99588.4575404559" calcext:value-type="float">
            <text:p>99588.4575404559</text:p>
          </table:table-cell>
          <table:table-cell table:formula="of:=[.G327]-[.$B327]" office:value-type="float" office:value="17.5460498332977" calcext:value-type="float">
            <text:p>17.546049833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37206.57794" calcext:value-type="float">
            <text:p>1443137206.57794</text:p>
          </table:table-cell>
          <table:table-cell office:value-type="float" office:value="8224" calcext:value-type="float">
            <text:p>8224</text:p>
          </table:table-cell>
          <table:table-cell table:formula="of:=[.B328]-[.$B$2]" office:value-type="float" office:value="66.5777599811554" calcext:value-type="float">
            <text:p>66.5777599812</text:p>
          </table:table-cell>
          <table:table-cell table:formula="of:=[.C328]/([.D328]-[.D327])" office:value-type="float" office:value="109814.543572177" calcext:value-type="float">
            <text:p>109814.543572177</text:p>
          </table:table-cell>
          <table:table-cell/>
          <table:table-cell office:value-type="float" office:value="1443137224.11812" calcext:value-type="float">
            <text:p>1443137224.11812</text:p>
          </table:table-cell>
          <table:table-cell table:formula="of:=[.G328]-[.$B$2]" office:value-type="float" office:value="84.1179399490357" calcext:value-type="float">
            <text:p>84.117939949</text:p>
          </table:table-cell>
          <table:table-cell table:formula="of:=[.C328]/([.H328]-[.H327])" office:value-type="float" office:value="119153.811676356" calcext:value-type="float">
            <text:p>119153.811676356</text:p>
          </table:table-cell>
          <table:table-cell table:formula="of:=[.G328]-[.$B328]" office:value-type="float" office:value="17.5401799678803" calcext:value-type="float">
            <text:p>17.540179967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37206.65283" calcext:value-type="float">
            <text:p>1443137206.65283</text:p>
          </table:table-cell>
          <table:table-cell office:value-type="float" office:value="8224" calcext:value-type="float">
            <text:p>8224</text:p>
          </table:table-cell>
          <table:table-cell table:formula="of:=[.B329]-[.$B$2]" office:value-type="float" office:value="66.6526498794556" calcext:value-type="float">
            <text:p>66.6526498795</text:p>
          </table:table-cell>
          <table:table-cell table:formula="of:=[.C329]/([.D329]-[.D328])" office:value-type="float" office:value="109814.543572177" calcext:value-type="float">
            <text:p>109814.543572177</text:p>
          </table:table-cell>
          <table:table-cell/>
          <table:table-cell office:value-type="float" office:value="1443137224.20988" calcext:value-type="float">
            <text:p>1443137224.20988</text:p>
          </table:table-cell>
          <table:table-cell table:formula="of:=[.G329]-[.$B$2]" office:value-type="float" office:value="84.2097001075745" calcext:value-type="float">
            <text:p>84.2097001076</text:p>
          </table:table-cell>
          <table:table-cell table:formula="of:=[.C329]/([.H329]-[.H328])" office:value-type="float" office:value="89624.954129966" calcext:value-type="float">
            <text:p>89624.954129966</text:p>
          </table:table-cell>
          <table:table-cell table:formula="of:=[.G329]-[.$B329]" office:value-type="float" office:value="17.5570502281189" calcext:value-type="float">
            <text:p>17.557050228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37206.72772" calcext:value-type="float">
            <text:p>1443137206.72772</text:p>
          </table:table-cell>
          <table:table-cell office:value-type="float" office:value="8224" calcext:value-type="float">
            <text:p>8224</text:p>
          </table:table-cell>
          <table:table-cell table:formula="of:=[.B330]-[.$B$2]" office:value-type="float" office:value="66.7275400161743" calcext:value-type="float">
            <text:p>66.7275400162</text:p>
          </table:table-cell>
          <table:table-cell table:formula="of:=[.C330]/([.D330]-[.D329])" office:value-type="float" office:value="109814.19396903" calcext:value-type="float">
            <text:p>109814.19396903</text:p>
          </table:table-cell>
          <table:table-cell/>
          <table:table-cell office:value-type="float" office:value="1443137224.30156" calcext:value-type="float">
            <text:p>1443137224.30156</text:p>
          </table:table-cell>
          <table:table-cell table:formula="of:=[.G330]-[.$B$2]" office:value-type="float" office:value="84.3013799190521" calcext:value-type="float">
            <text:p>84.3013799191</text:p>
          </table:table-cell>
          <table:table-cell table:formula="of:=[.C330]/([.H330]-[.H329])" office:value-type="float" office:value="89703.5003393727" calcext:value-type="float">
            <text:p>89703.5003393727</text:p>
          </table:table-cell>
          <table:table-cell table:formula="of:=[.G330]-[.$B330]" office:value-type="float" office:value="17.5738399028778" calcext:value-type="float">
            <text:p>17.573839902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37206.80261" calcext:value-type="float">
            <text:p>1443137206.80261</text:p>
          </table:table-cell>
          <table:table-cell office:value-type="float" office:value="8224" calcext:value-type="float">
            <text:p>8224</text:p>
          </table:table-cell>
          <table:table-cell table:formula="of:=[.B331]-[.$B$2]" office:value-type="float" office:value="66.8024299144745" calcext:value-type="float">
            <text:p>66.8024299145</text:p>
          </table:table-cell>
          <table:table-cell table:formula="of:=[.C331]/([.D331]-[.D330])" office:value-type="float" office:value="109814.543572177" calcext:value-type="float">
            <text:p>109814.543572177</text:p>
          </table:table-cell>
          <table:table-cell/>
          <table:table-cell office:value-type="float" office:value="1443137224.39325" calcext:value-type="float">
            <text:p>1443137224.39325</text:p>
          </table:table-cell>
          <table:table-cell table:formula="of:=[.G331]-[.$B$2]" office:value-type="float" office:value="84.3930699825287" calcext:value-type="float">
            <text:p>84.3930699825</text:p>
          </table:table-cell>
          <table:table-cell table:formula="of:=[.C331]/([.H331]-[.H330])" office:value-type="float" office:value="89693.4704609752" calcext:value-type="float">
            <text:p>89693.4704609752</text:p>
          </table:table-cell>
          <table:table-cell table:formula="of:=[.G331]-[.$B331]" office:value-type="float" office:value="17.5906400680542" calcext:value-type="float">
            <text:p>17.590640068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37206.8775" calcext:value-type="float">
            <text:p>1443137206.8775</text:p>
          </table:table-cell>
          <table:table-cell office:value-type="float" office:value="8224" calcext:value-type="float">
            <text:p>8224</text:p>
          </table:table-cell>
          <table:table-cell table:formula="of:=[.B332]-[.$B$2]" office:value-type="float" office:value="66.8773200511932" calcext:value-type="float">
            <text:p>66.8773200512</text:p>
          </table:table-cell>
          <table:table-cell table:formula="of:=[.C332]/([.D332]-[.D331])" office:value-type="float" office:value="109814.19396903" calcext:value-type="float">
            <text:p>109814.19396903</text:p>
          </table:table-cell>
          <table:table-cell/>
          <table:table-cell office:value-type="float" office:value="1443137224.48496" calcext:value-type="float">
            <text:p>1443137224.48496</text:p>
          </table:table-cell>
          <table:table-cell table:formula="of:=[.G332]-[.$B$2]" office:value-type="float" office:value="84.4847800731659" calcext:value-type="float">
            <text:p>84.4847800732</text:p>
          </table:table-cell>
          <table:table-cell table:formula="of:=[.C332]/([.H332]-[.H331])" office:value-type="float" office:value="89673.8836790932" calcext:value-type="float">
            <text:p>89673.8836790932</text:p>
          </table:table-cell>
          <table:table-cell table:formula="of:=[.G332]-[.$B332]" office:value-type="float" office:value="17.6074600219727" calcext:value-type="float">
            <text:p>17.60746002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37206.95239" calcext:value-type="float">
            <text:p>1443137206.95239</text:p>
          </table:table-cell>
          <table:table-cell office:value-type="float" office:value="8224" calcext:value-type="float">
            <text:p>8224</text:p>
          </table:table-cell>
          <table:table-cell table:formula="of:=[.B333]-[.$B$2]" office:value-type="float" office:value="66.9522099494934" calcext:value-type="float">
            <text:p>66.9522099495</text:p>
          </table:table-cell>
          <table:table-cell table:formula="of:=[.C333]/([.D333]-[.D332])" office:value-type="float" office:value="109814.543572177" calcext:value-type="float">
            <text:p>109814.543572177</text:p>
          </table:table-cell>
          <table:table-cell/>
          <table:table-cell office:value-type="float" office:value="1443137224.57666" calcext:value-type="float">
            <text:p>1443137224.57666</text:p>
          </table:table-cell>
          <table:table-cell table:formula="of:=[.G333]-[.$B$2]" office:value-type="float" office:value="84.5764799118042" calcext:value-type="float">
            <text:p>84.5764799118</text:p>
          </table:table-cell>
          <table:table-cell table:formula="of:=[.C333]/([.H333]-[.H332])" office:value-type="float" office:value="89683.9091771815" calcext:value-type="float">
            <text:p>89683.9091771815</text:p>
          </table:table-cell>
          <table:table-cell table:formula="of:=[.G333]-[.$B333]" office:value-type="float" office:value="17.6242699623108" calcext:value-type="float">
            <text:p>17.6242699623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37220.03749" calcext:value-type="float">
            <text:p>1443137220.03749</text:p>
          </table:table-cell>
          <table:table-cell office:value-type="float" office:value="8000" calcext:value-type="float">
            <text:p>8000</text:p>
          </table:table-cell>
          <table:table-cell table:formula="of:=[.B334]-[.$B$2]" office:value-type="float" office:value="80.037309885025" calcext:value-type="float">
            <text:p>80.037309885</text:p>
          </table:table-cell>
          <table:table-cell table:formula="of:=[.C334]/([.D334]-[.D333])" office:value-type="float" office:value="611.382415068653" calcext:value-type="float">
            <text:p>611.3824150687</text:p>
          </table:table-cell>
          <table:table-cell/>
          <table:table-cell office:value-type="float" office:value="1443137224.66838" calcext:value-type="float">
            <text:p>1443137224.66838</text:p>
          </table:table-cell>
          <table:table-cell table:formula="of:=[.G334]-[.$B$2]" office:value-type="float" office:value="84.6682000160217" calcext:value-type="float">
            <text:p>84.668200016</text:p>
          </table:table-cell>
          <table:table-cell table:formula="of:=[.C334]/([.H334]-[.H333])" office:value-type="float" office:value="87221.8808324366" calcext:value-type="float">
            <text:p>87221.8808324366</text:p>
          </table:table-cell>
          <table:table-cell table:formula="of:=[.G334]-[.$B334]" office:value-type="float" office:value="4.6308901309967" calcext:value-type="float">
            <text:p>4.6308901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18:31:37.926219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8:34:49.152303159</dc:date>
    <meta:editing-duration>PT3M45S</meta:editing-duration>
    <meta:editing-cycles>3</meta:editing-cycles>
    <meta:generator>LibreOffice/4.4.2.2$Linux_X86_64 LibreOffice_project/40m0$Build-2</meta:generator>
    <meta:document-statistic meta:table-count="1" meta:cell-count="30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33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334" chart:label-cell-address="source_2.I1:source_2.I1" chart:class="chart:scatter">
            <chart:domain table:cell-range-address="source_2.H2:source_2.H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879987716675">
                <text:p>0.191879987716675</text:p>
                <draw:g>
                  <svg:desc>source_2.H2:source_2.H334</svg:desc>
                </draw:g>
              </table:table-cell>
              <table:table-cell office:value-type="float" office:value="0">
                <text:p>0</text:p>
                <draw:g>
                  <svg:desc>source_2.I2:source_2.I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9145998954773">
                <text:p>2.09145998954773</text:p>
              </table:table-cell>
              <table:table-cell office:value-type="float" office:value="4329.37806887453">
                <text:p>4329.37806887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2541007995606">
                <text:p>5.12541007995606</text:p>
              </table:table-cell>
              <table:table-cell office:value-type="float" office:value="2710.65764265528">
                <text:p>2710.65764265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6831600666046">
                <text:p>11.6831600666046</text:p>
              </table:table-cell>
              <table:table-cell office:value-type="float" office:value="1254.08867625998">
                <text:p>1254.08867625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7779700756073">
                <text:p>11.7779700756073</text:p>
              </table:table-cell>
              <table:table-cell office:value-type="float" office:value="86741.8966257777">
                <text:p>86741.8966257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8728499412537">
                <text:p>11.8728499412537</text:p>
              </table:table-cell>
              <table:table-cell office:value-type="float" office:value="86678.0316769484">
                <text:p>86678.0316769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9677200317383">
                <text:p>11.9677200317383</text:p>
              </table:table-cell>
              <table:table-cell office:value-type="float" office:value="86686.9627507451">
                <text:p>86686.9627507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0626199245453">
                <text:p>12.0626199245453</text:p>
              </table:table-cell>
              <table:table-cell office:value-type="float" office:value="86659.739613455">
                <text:p>86659.739613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128760099411">
                <text:p>12.128760099411</text:p>
              </table:table-cell>
              <table:table-cell office:value-type="float" office:value="124341.975458884">
                <text:p>124341.975458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16500043869">
                <text:p>12.216500043869</text:p>
              </table:table-cell>
              <table:table-cell office:value-type="float" office:value="93731.5387056803">
                <text:p>93731.5387056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3043301105499">
                <text:p>12.3043301105499</text:p>
              </table:table-cell>
              <table:table-cell office:value-type="float" office:value="93635.3609963462">
                <text:p>93635.3609963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3921799659729">
                <text:p>12.3921799659729</text:p>
              </table:table-cell>
              <table:table-cell office:value-type="float" office:value="93614.2690321303">
                <text:p>93614.2690321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4799399375916">
                <text:p>12.4799399375916</text:p>
              </table:table-cell>
              <table:table-cell office:value-type="float" office:value="93710.1488106234">
                <text:p>93710.1488106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5677499771118">
                <text:p>12.5677499771118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6555600166321">
                <text:p>12.6555600166321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743360042572">
                <text:p>12.743360042572</text:p>
              </table:table-cell>
              <table:table-cell office:value-type="float" office:value="93667.3982946831">
                <text:p>93667.3982946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311700820923">
                <text:p>12.8311700820923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918979883194">
                <text:p>12.918979883194</text:p>
              </table:table-cell>
              <table:table-cell office:value-type="float" office:value="93656.9710535676">
                <text:p>93656.9710535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0067799091339">
                <text:p>13.0067799091339</text:p>
              </table:table-cell>
              <table:table-cell office:value-type="float" office:value="93667.3982946831">
                <text:p>93667.3982946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0689299106598">
                <text:p>13.0689299106598</text:p>
              </table:table-cell>
              <table:table-cell office:value-type="float" office:value="132325.016863846">
                <text:p>132325.016863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1514799594879">
                <text:p>13.1514799594879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2340199947357">
                <text:p>13.2340199947357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3165600299835">
                <text:p>13.3165600299835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399090051651">
                <text:p>13.399090051651</text:p>
              </table:table-cell>
              <table:table-cell office:value-type="float" office:value="99648.5864639065">
                <text:p>99648.5864639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4816598892212">
                <text:p>13.4816598892212</text:p>
              </table:table-cell>
              <table:table-cell office:value-type="float" office:value="99600.5350381003">
                <text:p>99600.5350381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641798973084">
                <text:p>13.5641798973084</text:p>
              </table:table-cell>
              <table:table-cell office:value-type="float" office:value="99660.6785509976">
                <text:p>99660.6785509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6467199325562">
                <text:p>13.6467199325562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292900085449">
                <text:p>13.7292900085449</text:p>
              </table:table-cell>
              <table:table-cell office:value-type="float" office:value="99600.2474445895">
                <text:p>99600.2474445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118000030518">
                <text:p>13.8118000030518</text:p>
              </table:table-cell>
              <table:table-cell office:value-type="float" office:value="99672.7735731293">
                <text:p>99672.7735731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8943500518799">
                <text:p>13.8943500518799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976870059967">
                <text:p>13.976870059967</text:p>
              </table:table-cell>
              <table:table-cell office:value-type="float" office:value="99660.6785509976">
                <text:p>99660.6785509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0594799518585">
                <text:p>14.0594799518585</text:p>
              </table:table-cell>
              <table:table-cell office:value-type="float" office:value="99552.2426152483">
                <text:p>99552.24261524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1284599304199">
                <text:p>14.1284599304199</text:p>
              </table:table-cell>
              <table:table-cell office:value-type="float" office:value="119223.000231575">
                <text:p>119223.0002315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20370054245">
                <text:p>14.220370054245</text:p>
              </table:table-cell>
              <table:table-cell office:value-type="float" office:value="89478.7174441438">
                <text:p>89478.7174441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3119599819183">
                <text:p>14.3119599819183</text:p>
              </table:table-cell>
              <table:table-cell office:value-type="float" office:value="89791.5328564437">
                <text:p>89791.53285644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4036500453949">
                <text:p>14.4036500453949</text:p>
              </table:table-cell>
              <table:table-cell office:value-type="float" office:value="89693.4704609752">
                <text:p>89693.470460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4953498840332">
                <text:p>14.4953498840332</text:p>
              </table:table-cell>
              <table:table-cell office:value-type="float" office:value="89683.9091771815">
                <text:p>89683.9091771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5870599746704">
                <text:p>14.5870599746704</text:p>
              </table:table-cell>
              <table:table-cell office:value-type="float" office:value="89673.8836790932">
                <text:p>89673.8836790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678750038147">
                <text:p>14.678750038147</text:p>
              </table:table-cell>
              <table:table-cell office:value-type="float" office:value="89693.4704609752">
                <text:p>89693.4704609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7704699039459">
                <text:p>14.7704699039459</text:p>
              </table:table-cell>
              <table:table-cell office:value-type="float" office:value="89664.3265705054">
                <text:p>89664.3265705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8621900081635">
                <text:p>14.8621900081635</text:p>
              </table:table-cell>
              <table:table-cell office:value-type="float" office:value="89664.0934957448">
                <text:p>89664.0934957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9538700580597">
                <text:p>14.9538700580597</text:p>
              </table:table-cell>
              <table:table-cell office:value-type="float" office:value="89703.2670609101">
                <text:p>89703.26706091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0456500053406">
                <text:p>15.0456500053406</text:p>
              </table:table-cell>
              <table:table-cell office:value-type="float" office:value="89605.6300275618">
                <text:p>89605.6300275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1020998954773">
                <text:p>15.1020998954773</text:p>
              </table:table-cell>
              <table:table-cell office:value-type="float" office:value="145686.731720503">
                <text:p>145686.7317205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77129983902">
                <text:p>15.177129983902</text:p>
              </table:table-cell>
              <table:table-cell office:value-type="float" office:value="109609.360360217">
                <text:p>109609.3603602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2521600723267">
                <text:p>15.2521600723267</text:p>
              </table:table-cell>
              <table:table-cell office:value-type="float" office:value="109609.360360217">
                <text:p>109609.360360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3271999359131">
                <text:p>15.3271999359131</text:p>
              </table:table-cell>
              <table:table-cell office:value-type="float" office:value="109595.081959713">
                <text:p>109595.0819597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022600650787">
                <text:p>15.4022600650787</text:p>
              </table:table-cell>
              <table:table-cell office:value-type="float" office:value="109565.492244898">
                <text:p>109565.4922448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4772899150848">
                <text:p>15.4772899150848</text:p>
              </table:table-cell>
              <table:table-cell office:value-type="float" office:value="109609.708660366">
                <text:p>109609.7086603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5523300170898">
                <text:p>15.5523300170898</text:p>
              </table:table-cell>
              <table:table-cell office:value-type="float" office:value="109594.733752514">
                <text:p>109594.733752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6273601055145">
                <text:p>15.6273601055145</text:p>
              </table:table-cell>
              <table:table-cell office:value-type="float" office:value="109609.360360217">
                <text:p>109609.360360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7024099826813">
                <text:p>15.7024099826813</text:p>
              </table:table-cell>
              <table:table-cell office:value-type="float" office:value="109580.459162214">
                <text:p>109580.4591622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774200439453">
                <text:p>15.7774200439453</text:p>
              </table:table-cell>
              <table:table-cell office:value-type="float" office:value="109638.625291229">
                <text:p>109638.6252912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8524498939514">
                <text:p>15.8524498939514</text:p>
              </table:table-cell>
              <table:table-cell office:value-type="float" office:value="109609.708660366">
                <text:p>109609.7086603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9274799823761">
                <text:p>15.9274799823761</text:p>
              </table:table-cell>
              <table:table-cell office:value-type="float" office:value="109609.360360217">
                <text:p>109609.360360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0025699138641">
                <text:p>16.0025699138641</text:p>
              </table:table-cell>
              <table:table-cell office:value-type="float" office:value="109522.006972535">
                <text:p>109522.0069725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0543699264526">
                <text:p>16.0543699264526</text:p>
              </table:table-cell>
              <table:table-cell office:value-type="float" office:value="158764.440181345">
                <text:p>158764.440181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1231100559235">
                <text:p>16.1231100559235</text:p>
              </table:table-cell>
              <table:table-cell office:value-type="float" office:value="119638.994911851">
                <text:p>119638.9949118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91890001297">
                <text:p>16.191890001297</text:p>
              </table:table-cell>
              <table:table-cell office:value-type="float" office:value="119569.737302589">
                <text:p>119569.7373025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2606699466705">
                <text:p>16.2606699466705</text:p>
              </table:table-cell>
              <table:table-cell office:value-type="float" office:value="119569.737302589">
                <text:p>119569.737302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294699192047">
                <text:p>16.3294699192047</text:p>
              </table:table-cell>
              <table:table-cell office:value-type="float" office:value="119534.93144077">
                <text:p>119534.931440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982400894165">
                <text:p>16.3982400894165</text:p>
              </table:table-cell>
              <table:table-cell office:value-type="float" office:value="119586.73324019">
                <text:p>119586.73324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4670300483704">
                <text:p>16.4670300483704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5358099937439">
                <text:p>16.5358099937439</text:p>
              </table:table-cell>
              <table:table-cell office:value-type="float" office:value="119569.737302589">
                <text:p>119569.737302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6045899391174">
                <text:p>16.6045899391174</text:p>
              </table:table-cell>
              <table:table-cell office:value-type="float" office:value="119569.737302589">
                <text:p>119569.737302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6733798980713">
                <text:p>16.6733798980713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421600818634">
                <text:p>16.7421600818634</text:p>
              </table:table-cell>
              <table:table-cell office:value-type="float" office:value="119569.322827877">
                <text:p>119569.3228278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8109300136566">
                <text:p>16.8109300136566</text:p>
              </table:table-cell>
              <table:table-cell office:value-type="float" office:value="119587.147835613">
                <text:p>119587.1478356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797099590302">
                <text:p>16.8797099590302</text:p>
              </table:table-cell>
              <table:table-cell office:value-type="float" office:value="119569.737302589">
                <text:p>119569.737302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9485700130463">
                <text:p>16.9485700130463</text:p>
              </table:table-cell>
              <table:table-cell office:value-type="float" office:value="119430.635329963">
                <text:p>119430.635329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0173099040985">
                <text:p>17.0173099040985</text:p>
              </table:table-cell>
              <table:table-cell office:value-type="float" office:value="119639.409869726">
                <text:p>119639.409869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1010301113129">
                <text:p>20.1010301113129</text:p>
              </table:table-cell>
              <table:table-cell office:value-type="float" office:value="2666.90861925799">
                <text:p>2666.90861925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2010200023651">
                <text:p>20.2010200023651</text:p>
              </table:table-cell>
              <table:table-cell office:value-type="float" office:value="82248.3144391351">
                <text:p>82248.31443913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1328499317169">
                <text:p>25.1328499317169</text:p>
              </table:table-cell>
              <table:table-cell office:value-type="float" office:value="1667.53519845744">
                <text:p>1667.53519845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77800989151">
                <text:p>31.77800989151</text:p>
              </table:table-cell>
              <table:table-cell office:value-type="float" office:value="1237.59248080705">
                <text:p>1237.59248080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.8728699684143">
                <text:p>31.8728699684143</text:p>
              </table:table-cell>
              <table:table-cell office:value-type="float" office:value="86696.1135641613">
                <text:p>86696.1135641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.9677400588989">
                <text:p>31.9677400588989</text:p>
              </table:table-cell>
              <table:table-cell office:value-type="float" office:value="86686.9627507451">
                <text:p>86686.9627507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.062609910965">
                <text:p>32.062609910965</text:p>
              </table:table-cell>
              <table:table-cell office:value-type="float" office:value="86687.1806048056">
                <text:p>86687.18060480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.1287400722504">
                <text:p>32.1287400722504</text:p>
              </table:table-cell>
              <table:table-cell office:value-type="float" office:value="124360.803605293">
                <text:p>124360.803605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.2165200710297">
                <text:p>32.2165200710297</text:p>
              </table:table-cell>
              <table:table-cell office:value-type="float" office:value="93688.7686758507">
                <text:p>93688.76867585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.3043301105499">
                <text:p>32.3043301105499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.3921399116516">
                <text:p>32.3921399116516</text:p>
              </table:table-cell>
              <table:table-cell office:value-type="float" office:value="93656.9710535676">
                <text:p>93656.97105356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.4799399375915">
                <text:p>32.4799399375915</text:p>
              </table:table-cell>
              <table:table-cell office:value-type="float" office:value="93667.3982946831">
                <text:p>93667.39829468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.5677800178528">
                <text:p>32.5677800178528</text:p>
              </table:table-cell>
              <table:table-cell office:value-type="float" office:value="93624.6867664781">
                <text:p>93624.68676647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.6555600166321">
                <text:p>32.6555600166321</text:p>
              </table:table-cell>
              <table:table-cell office:value-type="float" office:value="93688.7686758507">
                <text:p>93688.76867585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.743360042572">
                <text:p>32.743360042572</text:p>
              </table:table-cell>
              <table:table-cell office:value-type="float" office:value="93667.3982946831">
                <text:p>93667.39829468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.8311700820923">
                <text:p>32.8311700820923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.918979883194">
                <text:p>32.918979883194</text:p>
              </table:table-cell>
              <table:table-cell office:value-type="float" office:value="93656.9710535676">
                <text:p>93656.97105356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.0068500041962">
                <text:p>33.0068500041962</text:p>
              </table:table-cell>
              <table:table-cell office:value-type="float" office:value="93592.6786739528">
                <text:p>93592.67867395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.0689499378204">
                <text:p>33.0689499378204</text:p>
              </table:table-cell>
              <table:table-cell office:value-type="float" office:value="132431.70354672">
                <text:p>132431.703546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.1514499187469">
                <text:p>33.1514499187469</text:p>
              </table:table-cell>
              <table:table-cell office:value-type="float" office:value="99684.8715313701">
                <text:p>99684.87153137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2339498996735">
                <text:p>33.2339498996735</text:p>
              </table:table-cell>
              <table:table-cell office:value-type="float" office:value="99684.8715313701">
                <text:p>99684.8715313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3165400028229">
                <text:p>33.3165400028229</text:p>
              </table:table-cell>
              <table:table-cell office:value-type="float" office:value="99576.0955174245">
                <text:p>99576.0955174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399090051651">
                <text:p>33.399090051651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.4816300868988">
                <text:p>33.4816300868988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.564199924469">
                <text:p>33.564199924469</text:p>
              </table:table-cell>
              <table:table-cell office:value-type="float" office:value="99600.5350381003">
                <text:p>99600.5350381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.6467399597168">
                <text:p>33.6467399597168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.7292799949646">
                <text:p>33.7292799949646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8118200302124">
                <text:p>33.8118200302124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8943700790405">
                <text:p>33.8943700790405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976900100708">
                <text:p>33.976900100708</text:p>
              </table:table-cell>
              <table:table-cell office:value-type="float" office:value="99648.5864639065">
                <text:p>99648.58646390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.0594599246979">
                <text:p>34.0594599246979</text:p>
              </table:table-cell>
              <table:table-cell office:value-type="float" office:value="99612.6154654746">
                <text:p>99612.6154654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.1284799575806">
                <text:p>34.1284799575806</text:p>
              </table:table-cell>
              <table:table-cell office:value-type="float" office:value="119153.811676356">
                <text:p>119153.8116763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.2201900482178">
                <text:p>34.2201900482178</text:p>
              </table:table-cell>
              <table:table-cell office:value-type="float" office:value="89673.8836790932">
                <text:p>89673.88367909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.3118999004364">
                <text:p>34.3118999004364</text:p>
              </table:table-cell>
              <table:table-cell office:value-type="float" office:value="89674.1168047543">
                <text:p>89674.11680475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403589963913">
                <text:p>34.403589963913</text:p>
              </table:table-cell>
              <table:table-cell office:value-type="float" office:value="89693.4704609752">
                <text:p>89693.47046097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4953000545502">
                <text:p>34.4953000545502</text:p>
              </table:table-cell>
              <table:table-cell office:value-type="float" office:value="89673.8836790932">
                <text:p>89673.88367909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.5870099067688">
                <text:p>34.5870099067688</text:p>
              </table:table-cell>
              <table:table-cell office:value-type="float" office:value="89674.1168047543">
                <text:p>89674.1168047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.6787099838257">
                <text:p>34.6787099838257</text:p>
              </table:table-cell>
              <table:table-cell office:value-type="float" office:value="89683.6760006032">
                <text:p>89683.67600060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.7704300880432">
                <text:p>34.7704300880432</text:p>
              </table:table-cell>
              <table:table-cell office:value-type="float" office:value="89664.0934957448">
                <text:p>89664.0934957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8621399402618">
                <text:p>34.8621399402618</text:p>
              </table:table-cell>
              <table:table-cell office:value-type="float" office:value="89674.1168047543">
                <text:p>89674.11680475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.9537999629974">
                <text:p>34.9537999629974</text:p>
              </table:table-cell>
              <table:table-cell office:value-type="float" office:value="89722.8666822734">
                <text:p>89722.86668227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.0456299781799">
                <text:p>35.0456299781799</text:p>
              </table:table-cell>
              <table:table-cell office:value-type="float" office:value="89556.7749134782">
                <text:p>89556.77491347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1020801067352">
                <text:p>35.1020801067352</text:p>
              </table:table-cell>
              <table:table-cell office:value-type="float" office:value="145686.11640882">
                <text:p>145686.116408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1771500110626">
                <text:p>35.1771500110626</text:p>
              </table:table-cell>
              <table:table-cell office:value-type="float" office:value="109551.225270433">
                <text:p>109551.2252704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2521901130676">
                <text:p>35.2521901130676</text:p>
              </table:table-cell>
              <table:table-cell office:value-type="float" office:value="109594.733752514">
                <text:p>109594.7337525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3271999359131">
                <text:p>35.3271999359131</text:p>
              </table:table-cell>
              <table:table-cell office:value-type="float" office:value="109638.973777391">
                <text:p>109638.9737773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4022400379181">
                <text:p>35.4022400379181</text:p>
              </table:table-cell>
              <table:table-cell office:value-type="float" office:value="109594.733752514">
                <text:p>109594.7337525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4772698879242">
                <text:p>35.4772698879242</text:p>
              </table:table-cell>
              <table:table-cell office:value-type="float" office:value="109609.708660366">
                <text:p>109609.708660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5522999763489">
                <text:p>35.5522999763489</text:p>
              </table:table-cell>
              <table:table-cell office:value-type="float" office:value="109609.360360217">
                <text:p>109609.3603602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6273400783539">
                <text:p>35.6273400783539</text:p>
              </table:table-cell>
              <table:table-cell office:value-type="float" office:value="109594.733752514">
                <text:p>109594.7337525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.7023899555206">
                <text:p>35.7023899555206</text:p>
              </table:table-cell>
              <table:table-cell office:value-type="float" office:value="109580.459162214">
                <text:p>109580.4591622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.777410030365">
                <text:p>35.777410030365</text:p>
              </table:table-cell>
              <table:table-cell office:value-type="float" office:value="109623.990872601">
                <text:p>109623.990872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.8524398803711">
                <text:p>35.8524398803711</text:p>
              </table:table-cell>
              <table:table-cell office:value-type="float" office:value="109609.708660366">
                <text:p>109609.7086603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.9274799823761">
                <text:p>35.9274799823761</text:p>
              </table:table-cell>
              <table:table-cell office:value-type="float" office:value="109594.733752514">
                <text:p>109594.7337525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0025599002838">
                <text:p>36.0025599002838</text:p>
              </table:table-cell>
              <table:table-cell office:value-type="float" office:value="109536.614173028">
                <text:p>109536.6141730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.0543999671936">
                <text:p>36.0543999671936</text:p>
              </table:table-cell>
              <table:table-cell office:value-type="float" office:value="158641.770550009">
                <text:p>158641.7705500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1231400966644">
                <text:p>36.1231400966644</text:p>
              </table:table-cell>
              <table:table-cell office:value-type="float" office:value="119638.994911851">
                <text:p>119638.9949118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.1919300556183">
                <text:p>36.1919300556183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.2606999874115">
                <text:p>36.2606999874115</text:p>
              </table:table-cell>
              <table:table-cell office:value-type="float" office:value="119587.147835613">
                <text:p>119587.1478356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.329479932785">
                <text:p>36.329479932785</text:p>
              </table:table-cell>
              <table:table-cell office:value-type="float" office:value="119569.737302589">
                <text:p>119569.7373025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.3982698917389">
                <text:p>36.3982698917389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467050075531">
                <text:p>36.467050075531</text:p>
              </table:table-cell>
              <table:table-cell office:value-type="float" office:value="119569.322827877">
                <text:p>119569.3228278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.5358200073242">
                <text:p>36.5358200073242</text:p>
              </table:table-cell>
              <table:table-cell office:value-type="float" office:value="119587.147835613">
                <text:p>119587.1478356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.6046099662781">
                <text:p>36.6046099662781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.6734099388123">
                <text:p>36.6734099388123</text:p>
              </table:table-cell>
              <table:table-cell office:value-type="float" office:value="119534.93144077">
                <text:p>119534.931440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.7421998977661">
                <text:p>36.7421998977661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.8109900951386">
                <text:p>36.8109900951386</text:p>
              </table:table-cell>
              <table:table-cell office:value-type="float" office:value="119551.917484326">
                <text:p>119551.9174843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.8797700405121">
                <text:p>36.8797700405121</text:p>
              </table:table-cell>
              <table:table-cell office:value-type="float" office:value="119569.737302589">
                <text:p>119569.7373025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.9485599994659">
                <text:p>36.9485599994659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0173799991608">
                <text:p>37.0173799991608</text:p>
              </table:table-cell>
              <table:table-cell office:value-type="float" office:value="119500.145836509">
                <text:p>119500.1458365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.1101200580597">
                <text:p>40.1101200580597</text:p>
              </table:table-cell>
              <table:table-cell office:value-type="float" office:value="2659.13068779789">
                <text:p>2659.130687797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.2100999355316">
                <text:p>40.2100999355316</text:p>
              </table:table-cell>
              <table:table-cell office:value-type="float" office:value="82256.5520977904">
                <text:p>82256.5520977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.1400599479675">
                <text:p>45.1400599479675</text:p>
              </table:table-cell>
              <table:table-cell office:value-type="float" office:value="1668.16768883618">
                <text:p>1668.167688836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.7781200408936">
                <text:p>51.7781200408936</text:p>
              </table:table-cell>
              <table:table-cell office:value-type="float" office:value="1238.91617202503">
                <text:p>1238.916172025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.8729400634766">
                <text:p>51.8729400634766</text:p>
              </table:table-cell>
              <table:table-cell office:value-type="float" office:value="86732.736145475">
                <text:p>86732.736145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.9678199291229">
                <text:p>51.9678199291229</text:p>
              </table:table-cell>
              <table:table-cell office:value-type="float" office:value="86678.0316769484">
                <text:p>86678.03167694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.0628499984741">
                <text:p>52.0628499984741</text:p>
              </table:table-cell>
              <table:table-cell office:value-type="float" office:value="86541.0291305493">
                <text:p>86541.0291305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.128839969635">
                <text:p>52.128839969635</text:p>
              </table:table-cell>
              <table:table-cell office:value-type="float" office:value="124624.99763713">
                <text:p>124624.997637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.2166700363159">
                <text:p>52.2166700363159</text:p>
              </table:table-cell>
              <table:table-cell office:value-type="float" office:value="93635.3609963462">
                <text:p>93635.3609963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3044800758362">
                <text:p>52.3044800758362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.3922998905182">
                <text:p>52.3922998905182</text:p>
              </table:table-cell>
              <table:table-cell office:value-type="float" office:value="93646.2918964118">
                <text:p>93646.29189641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.4801099300385">
                <text:p>52.4801099300385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.5678899288178">
                <text:p>52.5678899288178</text:p>
              </table:table-cell>
              <table:table-cell office:value-type="float" office:value="93688.7686758507">
                <text:p>93688.76867585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6556899547577">
                <text:p>52.6556899547577</text:p>
              </table:table-cell>
              <table:table-cell office:value-type="float" office:value="93667.3982946831">
                <text:p>93667.39829468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.7434799671173">
                <text:p>52.7434799671173</text:p>
              </table:table-cell>
              <table:table-cell office:value-type="float" office:value="93678.0822664835">
                <text:p>93678.08226648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.8312900066376">
                <text:p>52.8312900066376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.9190900325775">
                <text:p>52.9190900325775</text:p>
              </table:table-cell>
              <table:table-cell office:value-type="float" office:value="93667.3982946831">
                <text:p>93667.39829468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.0069301128387">
                <text:p>53.0069301128387</text:p>
              </table:table-cell>
              <table:table-cell office:value-type="float" office:value="93624.6867664781">
                <text:p>93624.68676647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.0690400600433">
                <text:p>53.0690400600433</text:p>
              </table:table-cell>
              <table:table-cell office:value-type="float" office:value="132410.352449829">
                <text:p>132410.3524498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.1515901088715">
                <text:p>53.1515901088715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.2341198921204">
                <text:p>53.2341198921204</text:p>
              </table:table-cell>
              <table:table-cell office:value-type="float" office:value="99648.8743366411">
                <text:p>99648.87433664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.3166799545288">
                <text:p>53.3166799545288</text:p>
              </table:table-cell>
              <table:table-cell office:value-type="float" office:value="99612.3278021959">
                <text:p>99612.32780219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3.3992099761963">
                <text:p>53.3992099761963</text:p>
              </table:table-cell>
              <table:table-cell office:value-type="float" office:value="99648.5864639065">
                <text:p>99648.58646390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3.4817600250244">
                <text:p>53.4817600250244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3.5643000602722">
                <text:p>53.5643000602722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.6468501091003">
                <text:p>53.6468501091003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.7294299602509">
                <text:p>53.7294299602509</text:p>
              </table:table-cell>
              <table:table-cell office:value-type="float" office:value="99588.4575404559">
                <text:p>99588.45754045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.8119299411774">
                <text:p>53.8119299411774</text:p>
              </table:table-cell>
              <table:table-cell office:value-type="float" office:value="99684.8715313701">
                <text:p>99684.87153137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.8944699764252">
                <text:p>53.8944699764252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.977010011673">
                <text:p>53.977010011673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.0596098899841">
                <text:p>54.0596098899841</text:p>
              </table:table-cell>
              <table:table-cell office:value-type="float" office:value="99564.3113300948">
                <text:p>99564.31133009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.1285800933838">
                <text:p>54.1285800933838</text:p>
              </table:table-cell>
              <table:table-cell office:value-type="float" office:value="119239.897733008">
                <text:p>119239.8977330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4.220340013504">
                <text:p>54.220340013504</text:p>
              </table:table-cell>
              <table:table-cell office:value-type="float" office:value="89625.1870012913">
                <text:p>89625.18700129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3120300769806">
                <text:p>54.3120300769806</text:p>
              </table:table-cell>
              <table:table-cell office:value-type="float" office:value="89693.4704609752">
                <text:p>89693.47046097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.4037299156189">
                <text:p>54.4037299156189</text:p>
              </table:table-cell>
              <table:table-cell office:value-type="float" office:value="89683.9091771815">
                <text:p>89683.90917718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4954400062561">
                <text:p>54.4954400062561</text:p>
              </table:table-cell>
              <table:table-cell office:value-type="float" office:value="89673.8836790932">
                <text:p>89673.88367909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5871500968933">
                <text:p>54.5871500968933</text:p>
              </table:table-cell>
              <table:table-cell office:value-type="float" office:value="89673.8836790932">
                <text:p>89673.88367909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6788599491119">
                <text:p>54.6788599491119</text:p>
              </table:table-cell>
              <table:table-cell office:value-type="float" office:value="89674.1168047543">
                <text:p>89674.11680475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.7705700397492">
                <text:p>54.7705700397492</text:p>
              </table:table-cell>
              <table:table-cell office:value-type="float" office:value="89673.8836790932">
                <text:p>89673.88367909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.8622798919678">
                <text:p>54.8622798919678</text:p>
              </table:table-cell>
              <table:table-cell office:value-type="float" office:value="89674.1168047543">
                <text:p>89674.11680475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4.9539699554443">
                <text:p>54.9539699554443</text:p>
              </table:table-cell>
              <table:table-cell office:value-type="float" office:value="89693.4704609752">
                <text:p>89693.47046097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5.0460200309753">
                <text:p>55.0460200309753</text:p>
              </table:table-cell>
              <table:table-cell office:value-type="float" office:value="89342.6751967178">
                <text:p>89342.67519671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5.1022200584412">
                <text:p>55.1022200584412</text:p>
              </table:table-cell>
              <table:table-cell office:value-type="float" office:value="146334.448057017">
                <text:p>146334.4480570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.1772599220276">
                <text:p>55.1772599220276</text:p>
              </table:table-cell>
              <table:table-cell office:value-type="float" office:value="109595.081959713">
                <text:p>109595.0819597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.2523400783539">
                <text:p>55.2523400783539</text:p>
              </table:table-cell>
              <table:table-cell office:value-type="float" office:value="109536.266337259">
                <text:p>109536.2663372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.32736992836">
                <text:p>55.32736992836</text:p>
              </table:table-cell>
              <table:table-cell office:value-type="float" office:value="109609.708660366">
                <text:p>109609.7086603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.402410030365">
                <text:p>55.402410030365</text:p>
              </table:table-cell>
              <table:table-cell office:value-type="float" office:value="109594.733752514">
                <text:p>109594.7337525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.4773499965668">
                <text:p>55.4773499965668</text:p>
              </table:table-cell>
              <table:table-cell office:value-type="float" office:value="109741.175727998">
                <text:p>109741.1757279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.5524499416351">
                <text:p>55.5524499416351</text:p>
              </table:table-cell>
              <table:table-cell office:value-type="float" office:value="109507.403667395">
                <text:p>109507.4036673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.6274700164795">
                <text:p>55.6274700164795</text:p>
              </table:table-cell>
              <table:table-cell office:value-type="float" office:value="109623.990872601">
                <text:p>109623.9908726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.7025001049042">
                <text:p>55.7025001049042</text:p>
              </table:table-cell>
              <table:table-cell office:value-type="float" office:value="109609.360360217">
                <text:p>109609.3603602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.7775299549103">
                <text:p>55.7775299549103</text:p>
              </table:table-cell>
              <table:table-cell office:value-type="float" office:value="109609.708660366">
                <text:p>109609.7086603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.8525700569153">
                <text:p>55.8525700569153</text:p>
              </table:table-cell>
              <table:table-cell office:value-type="float" office:value="109594.733752514">
                <text:p>109594.7337525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9275898933411">
                <text:p>55.9275898933411</text:p>
              </table:table-cell>
              <table:table-cell office:value-type="float" office:value="109624.339265738">
                <text:p>109624.3392657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.0026700496674">
                <text:p>56.0026700496674</text:p>
              </table:table-cell>
              <table:table-cell office:value-type="float" office:value="109536.266337259">
                <text:p>109536.2663372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.0544600486755">
                <text:p>56.0544600486755</text:p>
              </table:table-cell>
              <table:table-cell office:value-type="float" office:value="158795.137236849">
                <text:p>158795.1372368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1232299804688">
                <text:p>56.1232299804688</text:p>
              </table:table-cell>
              <table:table-cell office:value-type="float" office:value="119587.147835613">
                <text:p>119587.1478356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.1920099258423">
                <text:p>56.1920099258423</text:p>
              </table:table-cell>
              <table:table-cell office:value-type="float" office:value="119569.737302589">
                <text:p>119569.7373025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.2607998847961">
                <text:p>56.2607998847961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.3295700550079">
                <text:p>56.3295700550079</text:p>
              </table:table-cell>
              <table:table-cell office:value-type="float" office:value="119586.73324019">
                <text:p>119586.733240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.3983500003815">
                <text:p>56.3983500003815</text:p>
              </table:table-cell>
              <table:table-cell office:value-type="float" office:value="119569.737302589">
                <text:p>119569.7373025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.4671399593353">
                <text:p>56.4671399593353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.5359098911285">
                <text:p>56.5359098911285</text:p>
              </table:table-cell>
              <table:table-cell office:value-type="float" office:value="119587.147835613">
                <text:p>119587.1478356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.6046900749207">
                <text:p>56.6046900749207</text:p>
              </table:table-cell>
              <table:table-cell office:value-type="float" office:value="119569.322827877">
                <text:p>119569.3228278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.6734800338745">
                <text:p>56.6734800338745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.7421600818634">
                <text:p>56.7421600818634</text:p>
              </table:table-cell>
              <table:table-cell office:value-type="float" office:value="119743.655411105">
                <text:p>119743.6554111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.8110699653626">
                <text:p>56.8110699653626</text:p>
              </table:table-cell>
              <table:table-cell office:value-type="float" office:value="119344.273744157">
                <text:p>119344.2737441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.8798398971558">
                <text:p>56.8798398971558</text:p>
              </table:table-cell>
              <table:table-cell office:value-type="float" office:value="119587.147835613">
                <text:p>119587.1478356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.9486300945282">
                <text:p>56.9486300945282</text:p>
              </table:table-cell>
              <table:table-cell office:value-type="float" office:value="119551.917484326">
                <text:p>119551.917484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.017450094223">
                <text:p>57.017450094223</text:p>
              </table:table-cell>
              <table:table-cell office:value-type="float" office:value="119500.145836509">
                <text:p>119500.1458365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.1192800998688">
                <text:p>60.1192800998688</text:p>
              </table:table-cell>
              <table:table-cell office:value-type="float" office:value="2651.33807624248">
                <text:p>2651.338076242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.2193200588226">
                <text:p>60.2193200588226</text:p>
              </table:table-cell>
              <table:table-cell office:value-type="float" office:value="82207.1508825114">
                <text:p>82207.15088251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.6831600666046">
                <text:p>71.6831600666046</text:p>
              </table:table-cell>
              <table:table-cell office:value-type="float" office:value="717.386145865374">
                <text:p>717.3861458653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.7780199050903">
                <text:p>71.7780199050903</text:p>
              </table:table-cell>
              <table:table-cell office:value-type="float" office:value="86696.3314642183">
                <text:p>86696.33146421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1.872889995575">
                <text:p>71.872889995575</text:p>
              </table:table-cell>
              <table:table-cell office:value-type="float" office:value="86686.9627507451">
                <text:p>86686.96275074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1.9677798748016">
                <text:p>71.9677798748016</text:p>
              </table:table-cell>
              <table:table-cell office:value-type="float" office:value="86668.8846800353">
                <text:p>86668.88468003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.0627200603485">
                <text:p>72.0627200603485</text:p>
              </table:table-cell>
              <table:table-cell office:value-type="float" office:value="86622.9611057538">
                <text:p>86622.96110575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2.1287999153137">
                <text:p>72.1287999153137</text:p>
              </table:table-cell>
              <table:table-cell office:value-type="float" office:value="124455.478970555">
                <text:p>124455.4789705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.2166299819946">
                <text:p>72.2166299819946</text:p>
              </table:table-cell>
              <table:table-cell office:value-type="float" office:value="93635.3609963462">
                <text:p>93635.36099634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.3044099807739">
                <text:p>72.3044099807739</text:p>
              </table:table-cell>
              <table:table-cell office:value-type="float" office:value="93688.7686758507">
                <text:p>93688.76867585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.3922200202942">
                <text:p>72.3922200202942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.4800300598145">
                <text:p>72.4800300598145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.5678300857544">
                <text:p>72.5678300857544</text:p>
              </table:table-cell>
              <table:table-cell office:value-type="float" office:value="93667.3982946831">
                <text:p>93667.39829468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.6556398868561">
                <text:p>72.6556398868561</text:p>
              </table:table-cell>
              <table:table-cell office:value-type="float" office:value="93656.9710535676">
                <text:p>93656.97105356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.7434599399567">
                <text:p>72.7434599399567</text:p>
              </table:table-cell>
              <table:table-cell office:value-type="float" office:value="93646.0376604478">
                <text:p>93646.03766044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.8312599658966">
                <text:p>72.8312599658966</text:p>
              </table:table-cell>
              <table:table-cell office:value-type="float" office:value="93667.3982946831">
                <text:p>93667.39829468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.9190700054169">
                <text:p>72.9190700054169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0069200992584">
                <text:p>73.0069200992584</text:p>
              </table:table-cell>
              <table:table-cell office:value-type="float" office:value="93614.0149700111">
                <text:p>93614.01497001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.0690701007843">
                <text:p>73.0690701007843</text:p>
              </table:table-cell>
              <table:table-cell office:value-type="float" office:value="132325.016863846">
                <text:p>132325.0168638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.1515998840332">
                <text:p>73.1515998840332</text:p>
              </table:table-cell>
              <table:table-cell office:value-type="float" office:value="99648.8743366411">
                <text:p>99648.87433664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.234139919281">
                <text:p>73.234139919281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.3166799545288">
                <text:p>73.3166799545288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.3992600440979">
                <text:p>73.3992600440979</text:p>
              </table:table-cell>
              <table:table-cell office:value-type="float" office:value="99588.1700166876">
                <text:p>99588.17001668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.4817900657654">
                <text:p>73.4817900657654</text:p>
              </table:table-cell>
              <table:table-cell office:value-type="float" office:value="99648.5864639065">
                <text:p>99648.58646390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.5642900466919">
                <text:p>73.5642900466919</text:p>
              </table:table-cell>
              <table:table-cell office:value-type="float" office:value="99684.8715313701">
                <text:p>99684.87153137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.64684009552">
                <text:p>73.64684009552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.7293500900269">
                <text:p>73.7293500900269</text:p>
              </table:table-cell>
              <table:table-cell office:value-type="float" office:value="99672.7735731293">
                <text:p>99672.77357312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.8118999004364">
                <text:p>73.8118999004364</text:p>
              </table:table-cell>
              <table:table-cell office:value-type="float" office:value="99624.698823645">
                <text:p>99624.698823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.8944599628448">
                <text:p>73.8944599628448</text:p>
              </table:table-cell>
              <table:table-cell office:value-type="float" office:value="99612.3278021959">
                <text:p>99612.32780219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.976979970932">
                <text:p>73.976979970932</text:p>
              </table:table-cell>
              <table:table-cell office:value-type="float" office:value="99660.6785509976">
                <text:p>99660.67855099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.0595600605011">
                <text:p>74.0595600605011</text:p>
              </table:table-cell>
              <table:table-cell office:value-type="float" office:value="99588.1700166876">
                <text:p>99588.17001668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.1285901069641">
                <text:p>74.1285901069641</text:p>
              </table:table-cell>
              <table:table-cell office:value-type="float" office:value="119136.527083269">
                <text:p>119136.5270832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.2203299999237">
                <text:p>74.2203299999237</text:p>
              </table:table-cell>
              <table:table-cell office:value-type="float" office:value="89644.7525137414">
                <text:p>89644.75251374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3120300769806">
                <text:p>74.3120300769806</text:p>
              </table:table-cell>
              <table:table-cell office:value-type="float" office:value="89683.6760006032">
                <text:p>89683.67600060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.4037399291992">
                <text:p>74.4037399291992</text:p>
              </table:table-cell>
              <table:table-cell office:value-type="float" office:value="89674.1168047543">
                <text:p>89674.11680475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.4954500198364">
                <text:p>74.4954500198364</text:p>
              </table:table-cell>
              <table:table-cell office:value-type="float" office:value="89673.8836790932">
                <text:p>89673.88367909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.5871601104736">
                <text:p>74.5871601104736</text:p>
              </table:table-cell>
              <table:table-cell office:value-type="float" office:value="89673.8836790932">
                <text:p>89673.88367909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.6788899898529">
                <text:p>74.6788899898529</text:p>
              </table:table-cell>
              <table:table-cell office:value-type="float" office:value="89654.5384737344">
                <text:p>89654.53847373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.7705199718475">
                <text:p>74.7705199718475</text:p>
              </table:table-cell>
              <table:table-cell office:value-type="float" office:value="89752.2821785785">
                <text:p>89752.28217857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.8622899055481">
                <text:p>74.8622899055481</text:p>
              </table:table-cell>
              <table:table-cell office:value-type="float" office:value="89615.4074474359">
                <text:p>89615.40744743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.954020023346">
                <text:p>74.954020023346</text:p>
              </table:table-cell>
              <table:table-cell office:value-type="float" office:value="89654.3054498576">
                <text:p>89654.30544985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.0457298755646">
                <text:p>75.0457298755646</text:p>
              </table:table-cell>
              <table:table-cell office:value-type="float" office:value="89674.1168047543">
                <text:p>89674.11680475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5.1022100448608">
                <text:p>75.1022100448608</text:p>
              </table:table-cell>
              <table:table-cell office:value-type="float" office:value="145608.628700479">
                <text:p>145608.6287004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.1772599220276">
                <text:p>75.1772599220276</text:p>
              </table:table-cell>
              <table:table-cell office:value-type="float" office:value="109580.459162214">
                <text:p>109580.4591622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.252249956131">
                <text:p>75.252249956131</text:p>
              </table:table-cell>
              <table:table-cell office:value-type="float" office:value="109667.905853477">
                <text:p>109667.9058534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5.3273000717163">
                <text:p>75.3273000717163</text:p>
              </table:table-cell>
              <table:table-cell office:value-type="float" office:value="109580.111047928">
                <text:p>109580.1110479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5.4023599624634">
                <text:p>75.4023599624634</text:p>
              </table:table-cell>
              <table:table-cell office:value-type="float" office:value="109565.840266308">
                <text:p>109565.8402663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5.4773600101471">
                <text:p>75.4773600101471</text:p>
              </table:table-cell>
              <table:table-cell office:value-type="float" office:value="109653.263617666">
                <text:p>109653.2636176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5.5523900985718">
                <text:p>75.5523900985718</text:p>
              </table:table-cell>
              <table:table-cell office:value-type="float" office:value="109609.360360217">
                <text:p>109609.3603602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5.6274299621582">
                <text:p>75.6274299621582</text:p>
              </table:table-cell>
              <table:table-cell office:value-type="float" office:value="109595.081959713">
                <text:p>109595.0819597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5.7024900913239">
                <text:p>75.7024900913239</text:p>
              </table:table-cell>
              <table:table-cell office:value-type="float" office:value="109565.492244898">
                <text:p>109565.4922448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5.777440071106">
                <text:p>75.777440071106</text:p>
              </table:table-cell>
              <table:table-cell office:value-type="float" office:value="109726.513921804">
                <text:p>109726.5139218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5.8525099754334">
                <text:p>75.8525099754334</text:p>
              </table:table-cell>
              <table:table-cell office:value-type="float" office:value="109551.225270433">
                <text:p>109551.2252704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.9275300502777">
                <text:p>75.9275300502777</text:p>
              </table:table-cell>
              <table:table-cell office:value-type="float" office:value="109623.990872601">
                <text:p>109623.9908726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5.9983699321747">
                <text:p>75.9983699321747</text:p>
              </table:table-cell>
              <table:table-cell office:value-type="float" office:value="116092.796596707">
                <text:p>116092.7965967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6.0501899719238">
                <text:p>76.0501899719238</text:p>
              </table:table-cell>
              <table:table-cell office:value-type="float" office:value="158703.081661291">
                <text:p>158703.0816612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6.1189498901367">
                <text:p>76.1189498901367</text:p>
              </table:table-cell>
              <table:table-cell office:value-type="float" office:value="119604.563439667">
                <text:p>119604.563439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.1876900196075">
                <text:p>76.1876900196075</text:p>
              </table:table-cell>
              <table:table-cell office:value-type="float" office:value="119638.994911851">
                <text:p>119638.9949118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6.2564899921417">
                <text:p>76.2564899921417</text:p>
              </table:table-cell>
              <table:table-cell office:value-type="float" office:value="119534.93144077">
                <text:p>119534.931440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.3252799510956">
                <text:p>76.3252799510956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.3940799236298">
                <text:p>76.3940799236298</text:p>
              </table:table-cell>
              <table:table-cell office:value-type="float" office:value="119534.93144077">
                <text:p>119534.931440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.4628400802612">
                <text:p>76.4628400802612</text:p>
              </table:table-cell>
              <table:table-cell office:value-type="float" office:value="119604.148723479">
                <text:p>119604.1487234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6.5316400527954">
                <text:p>76.5316400527954</text:p>
              </table:table-cell>
              <table:table-cell office:value-type="float" office:value="119534.93144077">
                <text:p>119534.931440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.600419998169">
                <text:p>76.600419998169</text:p>
              </table:table-cell>
              <table:table-cell office:value-type="float" office:value="119569.737302589">
                <text:p>119569.7373025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6.6691799163818">
                <text:p>76.6691799163818</text:p>
              </table:table-cell>
              <table:table-cell office:value-type="float" office:value="119604.563439667">
                <text:p>119604.563439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6.737960100174">
                <text:p>76.737960100174</text:p>
              </table:table-cell>
              <table:table-cell office:value-type="float" office:value="119569.322827877">
                <text:p>119569.3228278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6.8066799640656">
                <text:p>76.8066799640656</text:p>
              </table:table-cell>
              <table:table-cell office:value-type="float" office:value="119674.276610508">
                <text:p>119674.2766105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6.8755400180817">
                <text:p>76.8755400180817</text:p>
              </table:table-cell>
              <table:table-cell office:value-type="float" office:value="119430.635329963">
                <text:p>119430.635329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6.9443299770355">
                <text:p>76.9443299770355</text:p>
              </table:table-cell>
              <table:table-cell office:value-type="float" office:value="119552.331838379">
                <text:p>119552.3318383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.0131299495697">
                <text:p>77.0131299495697</text:p>
              </table:table-cell>
              <table:table-cell office:value-type="float" office:value="119534.93144077">
                <text:p>119534.931440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0.1291399002075">
                <text:p>80.1291399002075</text:p>
              </table:table-cell>
              <table:table-cell office:value-type="float" office:value="2639.27270139706">
                <text:p>2639.272701397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0.229150056839">
                <text:p>80.229150056839</text:p>
              </table:table-cell>
              <table:table-cell office:value-type="float" office:value="82231.6480345577">
                <text:p>82231.64803455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.3899300098419">
                <text:p>80.3899300098419</text:p>
              </table:table-cell>
              <table:table-cell office:value-type="float" office:value="51150.6555786227">
                <text:p>51150.65557862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.4816300868988">
                <text:p>80.4816300868988</text:p>
              </table:table-cell>
              <table:table-cell office:value-type="float" office:value="89683.6760006032">
                <text:p>89683.67600060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.5733399391174">
                <text:p>80.5733399391174</text:p>
              </table:table-cell>
              <table:table-cell office:value-type="float" office:value="89674.1168047543">
                <text:p>89674.11680475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.665060043335">
                <text:p>80.665060043335</text:p>
              </table:table-cell>
              <table:table-cell office:value-type="float" office:value="89664.0934957448">
                <text:p>89664.09349574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.7567598819733">
                <text:p>80.7567598819733</text:p>
              </table:table-cell>
              <table:table-cell office:value-type="float" office:value="89683.9091771815">
                <text:p>89683.90917718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.8484699726105">
                <text:p>80.8484699726105</text:p>
              </table:table-cell>
              <table:table-cell office:value-type="float" office:value="89673.8836790932">
                <text:p>89673.88367909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0.9401800632477">
                <text:p>80.9401800632477</text:p>
              </table:table-cell>
              <table:table-cell office:value-type="float" office:value="89673.8836790932">
                <text:p>89673.88367909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1.031909942627">
                <text:p>81.031909942627</text:p>
              </table:table-cell>
              <table:table-cell office:value-type="float" office:value="89654.5384737344">
                <text:p>89654.53847373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.1033298969269">
                <text:p>81.1033298969269</text:p>
              </table:table-cell>
              <table:table-cell office:value-type="float" office:value="115149.891660018">
                <text:p>115149.8916600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1.1982200145721">
                <text:p>81.1982200145721</text:p>
              </table:table-cell>
              <table:table-cell office:value-type="float" office:value="86668.6669179242">
                <text:p>86668.66691792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1.2930500507355">
                <text:p>81.2930500507355</text:p>
              </table:table-cell>
              <table:table-cell office:value-type="float" office:value="86723.5775997747">
                <text:p>86723.57759977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1.3879299163818">
                <text:p>81.3879299163818</text:p>
              </table:table-cell>
              <table:table-cell office:value-type="float" office:value="86678.0316769484">
                <text:p>86678.03167694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1.4828000068665">
                <text:p>81.4828000068665</text:p>
              </table:table-cell>
              <table:table-cell office:value-type="float" office:value="86686.9627507451">
                <text:p>86686.96275074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1.5776801109314">
                <text:p>81.5776801109314</text:p>
              </table:table-cell>
              <table:table-cell office:value-type="float" office:value="86677.8138688699">
                <text:p>86677.81386886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1.6725099086762">
                <text:p>81.6725099086762</text:p>
              </table:table-cell>
              <table:table-cell office:value-type="float" office:value="86723.7956379087">
                <text:p>86723.79563790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1.7673900127411">
                <text:p>81.7673900127411</text:p>
              </table:table-cell>
              <table:table-cell office:value-type="float" office:value="86677.8138688699">
                <text:p>86677.81386886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1.8622500896454">
                <text:p>81.8622500896454</text:p>
              </table:table-cell>
              <table:table-cell office:value-type="float" office:value="86696.1135641613">
                <text:p>86696.11356416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1.9571399688721">
                <text:p>81.9571399688721</text:p>
              </table:table-cell>
              <table:table-cell office:value-type="float" office:value="86668.8846800353">
                <text:p>86668.88468003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2.0521199703217">
                <text:p>82.0521199703217</text:p>
              </table:table-cell>
              <table:table-cell office:value-type="float" office:value="86586.6484995293">
                <text:p>86586.64849952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2.1181900501251">
                <text:p>82.1181900501251</text:p>
              </table:table-cell>
              <table:table-cell office:value-type="float" office:value="124473.892334673">
                <text:p>124473.8923346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2.2059900760651">
                <text:p>82.2059900760651</text:p>
              </table:table-cell>
              <table:table-cell office:value-type="float" office:value="93667.3982946831">
                <text:p>93667.39829468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.2937998771667">
                <text:p>82.2937998771667</text:p>
              </table:table-cell>
              <table:table-cell office:value-type="float" office:value="93656.9710535676">
                <text:p>93656.97105356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2.381609916687">
                <text:p>82.381609916687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2.4693899154663">
                <text:p>82.4693899154663</text:p>
              </table:table-cell>
              <table:table-cell office:value-type="float" office:value="93688.7686758507">
                <text:p>93688.76867585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2.5572299957275">
                <text:p>82.5572299957275</text:p>
              </table:table-cell>
              <table:table-cell office:value-type="float" office:value="93624.6867664781">
                <text:p>93624.68676647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2.6450300216675">
                <text:p>82.6450300216675</text:p>
              </table:table-cell>
              <table:table-cell office:value-type="float" office:value="93667.3982946831">
                <text:p>93667.39829468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2.7328200340271">
                <text:p>82.7328200340271</text:p>
              </table:table-cell>
              <table:table-cell office:value-type="float" office:value="93678.0822664835">
                <text:p>93678.08226648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2.820620059967">
                <text:p>82.820620059967</text:p>
              </table:table-cell>
              <table:table-cell office:value-type="float" office:value="93667.3982946831">
                <text:p>93667.3982946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2.9084300994873">
                <text:p>82.9084300994873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2.9962499141693">
                <text:p>82.9962499141693</text:p>
              </table:table-cell>
              <table:table-cell office:value-type="float" office:value="93646.2918964118">
                <text:p>93646.29189641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3.0583999156952">
                <text:p>83.0583999156952</text:p>
              </table:table-cell>
              <table:table-cell office:value-type="float" office:value="132325.016863846">
                <text:p>132325.0168638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3.1409299373627">
                <text:p>83.1409299373627</text:p>
              </table:table-cell>
              <table:table-cell office:value-type="float" office:value="99648.5864639065">
                <text:p>99648.58646390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3.2234699726105">
                <text:p>83.2234699726105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3.3060100078583">
                <text:p>83.3060100078583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3.3885600566864">
                <text:p>83.3885600566864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3.4711000919342">
                <text:p>83.4711000919342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3.5536298751831">
                <text:p>83.5536298751831</text:p>
              </table:table-cell>
              <table:table-cell office:value-type="float" office:value="99648.8743366411">
                <text:p>99648.87433664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3.6361799240112">
                <text:p>83.6361799240112</text:p>
              </table:table-cell>
              <table:table-cell office:value-type="float" office:value="99624.411090573">
                <text:p>99624.4110905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.7186899185181">
                <text:p>83.7186899185181</text:p>
              </table:table-cell>
              <table:table-cell office:value-type="float" office:value="99672.7735731293">
                <text:p>99672.77357312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.8012599945068">
                <text:p>83.8012599945068</text:p>
              </table:table-cell>
              <table:table-cell office:value-type="float" office:value="99600.2474445895">
                <text:p>99600.24744458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.8838000297546">
                <text:p>83.8838000297546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.9663400650024">
                <text:p>83.9663400650024</text:p>
              </table:table-cell>
              <table:table-cell office:value-type="float" office:value="99636.4973107875">
                <text:p>99636.49731078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048919916153">
                <text:p>84.048919916153</text:p>
              </table:table-cell>
              <table:table-cell office:value-type="float" office:value="99588.4575404559">
                <text:p>99588.45754045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.1179399490357">
                <text:p>84.1179399490357</text:p>
              </table:table-cell>
              <table:table-cell office:value-type="float" office:value="119153.811676356">
                <text:p>119153.8116763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.2097001075745">
                <text:p>84.2097001075745</text:p>
              </table:table-cell>
              <table:table-cell office:value-type="float" office:value="89624.954129966">
                <text:p>89624.9541299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.3013799190521">
                <text:p>84.3013799190521</text:p>
              </table:table-cell>
              <table:table-cell office:value-type="float" office:value="89703.5003393727">
                <text:p>89703.50033937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4.3930699825287">
                <text:p>84.3930699825287</text:p>
              </table:table-cell>
              <table:table-cell office:value-type="float" office:value="89693.4704609752">
                <text:p>89693.47046097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4.4847800731659">
                <text:p>84.4847800731659</text:p>
              </table:table-cell>
              <table:table-cell office:value-type="float" office:value="89673.8836790932">
                <text:p>89673.88367909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4.5764799118042">
                <text:p>84.5764799118042</text:p>
              </table:table-cell>
              <table:table-cell office:value-type="float" office:value="89683.9091771815">
                <text:p>89683.90917718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4.6682000160217">
                <text:p>84.6682000160217</text:p>
              </table:table-cell>
              <table:table-cell office:value-type="float" office:value="87221.8808324366">
                <text:p>87221.8808324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33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334" chart:label-cell-address="source_2.E1:source_2.E1" chart:class="chart:scatter">
            <chart:domain table:cell-range-address="source_2.D2:source_2.D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334</svg:desc>
                </draw:g>
              </table:table-cell>
              <table:table-cell office:value-type="float" office:value="0">
                <text:p>0</text:p>
                <draw:g>
                  <svg:desc>source_2.E2:source_2.E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920055389404">
                <text:p>0.102920055389404</text:p>
              </table:table-cell>
              <table:table-cell office:value-type="float" office:value="79906.6806647548">
                <text:p>79906.6806647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859899520874">
                <text:p>0.205859899520874</text:p>
              </table:table-cell>
              <table:table-cell office:value-type="float" office:value="79891.3197254963">
                <text:p>79891.3197254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789968490601">
                <text:p>0.308789968490601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1710023880005">
                <text:p>0.411710023880005</text:p>
              </table:table-cell>
              <table:table-cell office:value-type="float" office:value="79906.6806647548">
                <text:p>79906.6806647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4640092849731">
                <text:p>0.514640092849731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7569923400879">
                <text:p>0.617569923400879</text:p>
              </table:table-cell>
              <table:table-cell office:value-type="float" office:value="79899.0919927082">
                <text:p>79899.0919927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0499992370606">
                <text:p>0.720499992370606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3440074920654">
                <text:p>0.823440074920654</text:p>
              </table:table-cell>
              <table:table-cell office:value-type="float" office:value="79891.1346899449">
                <text:p>79891.1346899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6369905471802">
                <text:p>0.926369905471802</text:p>
              </table:table-cell>
              <table:table-cell office:value-type="float" office:value="79899.0919927082">
                <text:p>79899.0919927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757000923157">
                <text:p>1.02757000923157</text:p>
              </table:table-cell>
              <table:table-cell office:value-type="float" office:value="81264.7388141279">
                <text:p>81264.7388141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445998191834">
                <text:p>1.12445998191834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139000892639">
                <text:p>1.22139000892639</text:p>
              </table:table-cell>
              <table:table-cell office:value-type="float" office:value="84844.7096720239">
                <text:p>84844.7096720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827998161316">
                <text:p>1.31827998161316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521000862122">
                <text:p>1.41521000862122</text:p>
              </table:table-cell>
              <table:table-cell office:value-type="float" office:value="84844.7096720239">
                <text:p>84844.7096720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208996772766">
                <text:p>1.51208996772766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897994041443">
                <text:p>1.60897994041443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585989952087">
                <text:p>1.70585989952087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27400970459">
                <text:p>1.8027400970459</text:p>
              </table:table-cell>
              <table:table-cell office:value-type="float" office:value="84888.3488070482">
                <text:p>84888.3488070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963006973267">
                <text:p>1.89963006973267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651002883911">
                <text:p>1.99651002883911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7750988006592">
                <text:p>2.07750988006592</text:p>
              </table:table-cell>
              <table:table-cell office:value-type="float" office:value="101531.05068023">
                <text:p>101531.05068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794992446899">
                <text:p>2.15794992446899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838996887207">
                <text:p>2.23838996887207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1883001327515">
                <text:p>2.31883001327515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9927005767822">
                <text:p>2.39927005767822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7971987724304">
                <text:p>2.47971987724304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6015992164612">
                <text:p>2.56015992164612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4059996604919">
                <text:p>2.64059996604919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2104001045227">
                <text:p>2.72104001045227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0148005485535">
                <text:p>2.80148005485535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8193011283875">
                <text:p>2.88193011283875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6236991882324">
                <text:p>2.96236991882324</text:p>
              </table:table-cell>
              <table:table-cell office:value-type="float" office:value="102237.939280771">
                <text:p>102237.939280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4383993148804">
                <text:p>3.04383993148804</text:p>
              </table:table-cell>
              <table:table-cell office:value-type="float" office:value="100945.117485587">
                <text:p>100945.117485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2620997428894">
                <text:p>3.12620997428894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0857000350952">
                <text:p>3.20857000350952</text:p>
              </table:table-cell>
              <table:table-cell office:value-type="float" office:value="99854.2627756243">
                <text:p>99854.2627756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9094004631042">
                <text:p>3.29094004631042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7331008911133">
                <text:p>3.37331008911133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5566987991333">
                <text:p>3.45566987991333</text:p>
              </table:table-cell>
              <table:table-cell office:value-type="float" office:value="99854.5518379352">
                <text:p>99854.55183793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3803992271423">
                <text:p>3.53803992271423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2038993835449">
                <text:p>3.62038993835449</text:p>
              </table:table-cell>
              <table:table-cell office:value-type="float" office:value="99866.4048338019">
                <text:p>99866.4048338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0273995399475">
                <text:p>3.70273995399475</text:p>
              </table:table-cell>
              <table:table-cell office:value-type="float" office:value="99866.4048338019">
                <text:p>99866.4048338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8507995605469">
                <text:p>3.78507995605469</text:p>
              </table:table-cell>
              <table:table-cell office:value-type="float" office:value="99878.5498452335">
                <text:p>99878.54984523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6746001243591">
                <text:p>3.86746001243591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4983005523682">
                <text:p>3.94983005523682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03207993507385">
                <text:p>4.03207993507385</text:p>
              </table:table-cell>
              <table:table-cell office:value-type="float" office:value="99987.9880225288">
                <text:p>99987.9880225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140398979187">
                <text:p>4.1140398979187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9601011276245">
                <text:p>4.19601011276245</text:p>
              </table:table-cell>
              <table:table-cell office:value-type="float" office:value="100329.125837677">
                <text:p>100329.1258376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779700756073">
                <text:p>4.2779700756073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5993003845215">
                <text:p>4.35993003845215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4190001487732">
                <text:p>4.44190001487732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2386999130249">
                <text:p>4.52386999130249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0582995414734">
                <text:p>4.60582995414734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8778991699219">
                <text:p>4.68778991699219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6974987983704">
                <text:p>4.76974987983704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5171008110046">
                <text:p>4.85171008110046</text:p>
              </table:table-cell>
              <table:table-cell office:value-type="float" office:value="100341.383662142">
                <text:p>100341.383662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3367004394531">
                <text:p>4.93367004394531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1500988006592">
                <text:p>5.01500988006592</text:p>
              </table:table-cell>
              <table:table-cell office:value-type="float" office:value="101106.670387262">
                <text:p>101106.6703872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9346008300781">
                <text:p>5.09346008300781</text:p>
              </table:table-cell>
              <table:table-cell office:value-type="float" office:value="104830.8314268">
                <text:p>104830.83142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7189002037048">
                <text:p>5.17189002037048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5030994415283">
                <text:p>5.25030994415283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87398815155">
                <text:p>5.3287398815155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071900844574">
                <text:p>5.4071900844574</text:p>
              </table:table-cell>
              <table:table-cell office:value-type="float" office:value="104830.8314268">
                <text:p>104830.83142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8562002182007">
                <text:p>5.48562002182007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6403994560242">
                <text:p>5.56403994560242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4246988296509">
                <text:p>5.64246988296509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2089004516602">
                <text:p>5.72089004516602</text:p>
              </table:table-cell>
              <table:table-cell office:value-type="float" office:value="104870.989413775">
                <text:p>104870.9894137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79931998252869">
                <text:p>5.79931998252869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87773990631104">
                <text:p>5.87773990631104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5617008209229">
                <text:p>5.95617008209229</text:p>
              </table:table-cell>
              <table:table-cell office:value-type="float" office:value="104857.6">
                <text:p>104857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03307008743286">
                <text:p>6.03307008743286</text:p>
              </table:table-cell>
              <table:table-cell office:value-type="float" office:value="106944.075797881">
                <text:p>106944.075797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0796999931335">
                <text:p>6.10796999931335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8284010887146">
                <text:p>6.18284010887146</text:p>
              </table:table-cell>
              <table:table-cell office:value-type="float" office:value="109843.568395175">
                <text:p>109843.568395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5774002075195">
                <text:p>6.25774002075195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33263993263245">
                <text:p>6.33263993263245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4075300693512">
                <text:p>6.4075300693512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8242998123169">
                <text:p>6.48242998123169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55731987953186">
                <text:p>6.55731987953186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3222002983093">
                <text:p>6.63222002983093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70714998245239">
                <text:p>6.70714998245239</text:p>
              </table:table-cell>
              <table:table-cell office:value-type="float" office:value="109755.841452977">
                <text:p>109755.841452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8203988075256">
                <text:p>6.78203988075256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5693001747131">
                <text:p>6.85693001747131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3180990219116">
                <text:p>6.93180990219116</text:p>
              </table:table-cell>
              <table:table-cell office:value-type="float" office:value="109829.228914665">
                <text:p>109829.2289146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092298984528">
                <text:p>20.0092298984528</text:p>
              </table:table-cell>
              <table:table-cell office:value-type="float" office:value="628.87022075845">
                <text:p>628.87022075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122100353241">
                <text:p>20.1122100353241</text:p>
              </table:table-cell>
              <table:table-cell office:value-type="float" office:value="79860.0608802352">
                <text:p>79860.0608802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151498794556">
                <text:p>20.2151498794556</text:p>
              </table:table-cell>
              <table:table-cell office:value-type="float" office:value="79891.3197254963">
                <text:p>79891.31972549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3180799484253">
                <text:p>20.3180799484253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421010017395">
                <text:p>20.421010017395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5239500999451">
                <text:p>20.5239500999451</text:p>
              </table:table-cell>
              <table:table-cell office:value-type="float" office:value="79891.1346899449">
                <text:p>79891.1346899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6268799304962">
                <text:p>20.6268799304962</text:p>
              </table:table-cell>
              <table:table-cell office:value-type="float" office:value="79899.0919927082">
                <text:p>79899.0919927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7298099994659">
                <text:p>20.7298099994659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8327400684357">
                <text:p>20.8327400684357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9356698989868">
                <text:p>20.9356698989868</text:p>
              </table:table-cell>
              <table:table-cell office:value-type="float" office:value="79899.0919927082">
                <text:p>79899.09199270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0363199710846">
                <text:p>21.0363199710846</text:p>
              </table:table-cell>
              <table:table-cell office:value-type="float" office:value="81708.8336708855">
                <text:p>81708.83367088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1332099437714">
                <text:p>21.1332099437714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2300899028778">
                <text:p>21.2300899028778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3269798755646">
                <text:p>21.3269798755646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4238700866699">
                <text:p>21.4238700866699</text:p>
              </table:table-cell>
              <table:table-cell office:value-type="float" office:value="84879.575616346">
                <text:p>84879.575616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5207500457764">
                <text:p>21.5207500457764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6176300048828">
                <text:p>21.6176300048828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145099639893">
                <text:p>21.7145099639893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8113899230957">
                <text:p>21.8113899230957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9082698822021">
                <text:p>21.9082698822021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0042700767517">
                <text:p>22.0042700767517</text:p>
              </table:table-cell>
              <table:table-cell office:value-type="float" office:value="85666.4930585565">
                <text:p>85666.49305855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0847198963165">
                <text:p>22.0847198963165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1651699542999">
                <text:p>22.1651699542999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2455899715424">
                <text:p>22.2455899715424</text:p>
              </table:table-cell>
              <table:table-cell office:value-type="float" office:value="102263.096701511">
                <text:p>102263.0967015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3260400295258">
                <text:p>22.3260400295258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4064800739288">
                <text:p>22.4064800739288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4869298934937">
                <text:p>22.4869298934937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5673699378967">
                <text:p>22.5673699378967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6478099822998">
                <text:p>22.6478099822998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7282500267029">
                <text:p>22.7282500267029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087000846863">
                <text:p>22.8087000846863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891398906708">
                <text:p>22.8891398906708</text:p>
              </table:table-cell>
              <table:table-cell office:value-type="float" office:value="102237.939280771">
                <text:p>102237.9392807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695799350739">
                <text:p>22.9695799350739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0512700080872">
                <text:p>23.0512700080872</text:p>
              </table:table-cell>
              <table:table-cell office:value-type="float" office:value="100673.187042696">
                <text:p>100673.1870426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1336100101471">
                <text:p>23.1336100101471</text:p>
              </table:table-cell>
              <table:table-cell office:value-type="float" office:value="99878.5498452335">
                <text:p>99878.54984523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2159900665283">
                <text:p>23.2159900665283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2983500957489">
                <text:p>23.2983500957489</text:p>
              </table:table-cell>
              <table:table-cell office:value-type="float" office:value="99854.2627756243">
                <text:p>99854.262775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807199001312">
                <text:p>23.3807199001312</text:p>
              </table:table-cell>
              <table:table-cell office:value-type="float" office:value="99842.4126616573">
                <text:p>99842.4126616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4630799293518">
                <text:p>23.4630799293518</text:p>
              </table:table-cell>
              <table:table-cell office:value-type="float" office:value="99854.2627756243">
                <text:p>99854.26277562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5454499721527">
                <text:p>23.5454499721527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6278200149536">
                <text:p>23.6278200149536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7101800441742">
                <text:p>23.7101800441742</text:p>
              </table:table-cell>
              <table:table-cell office:value-type="float" office:value="99854.2627756243">
                <text:p>99854.2627756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7925300598145">
                <text:p>23.7925300598145</text:p>
              </table:table-cell>
              <table:table-cell office:value-type="float" office:value="99866.4048338019">
                <text:p>99866.4048338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8748700618744">
                <text:p>23.8748700618744</text:p>
              </table:table-cell>
              <table:table-cell office:value-type="float" office:value="99878.5498452335">
                <text:p>99878.54984523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957249879837">
                <text:p>23.957249879837</text:p>
              </table:table-cell>
              <table:table-cell office:value-type="float" office:value="99830.2764365055">
                <text:p>99830.27643650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0394198894501">
                <text:p>24.0394198894501</text:p>
              </table:table-cell>
              <table:table-cell office:value-type="float" office:value="100085.177532889">
                <text:p>100085.177532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1213800907135">
                <text:p>24.1213800907135</text:p>
              </table:table-cell>
              <table:table-cell office:value-type="float" office:value="100341.383662142">
                <text:p>100341.383662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203330039978">
                <text:p>24.203330039978</text:p>
              </table:table-cell>
              <table:table-cell office:value-type="float" office:value="100353.936443008">
                <text:p>100353.936443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2852900028229">
                <text:p>24.2852900028229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67259979248">
                <text:p>24.367259979248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4492199420929">
                <text:p>24.4492199420929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5311999320984">
                <text:p>24.5311999320984</text:p>
              </table:table-cell>
              <table:table-cell office:value-type="float" office:value="100317.162754581">
                <text:p>100317.1627545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6131598949432">
                <text:p>24.6131598949432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95130109787">
                <text:p>24.695130109787</text:p>
              </table:table-cell>
              <table:table-cell office:value-type="float" office:value="100329.125837677">
                <text:p>100329.1258376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770900726318">
                <text:p>24.7770900726318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59060049057">
                <text:p>24.859060049057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410200119019">
                <text:p>24.9410200119019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0219900608063">
                <text:p>25.0219900608063</text:p>
              </table:table-cell>
              <table:table-cell office:value-type="float" office:value="101568.420808391">
                <text:p>101568.4208083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1004500389099">
                <text:p>25.1004500389099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1788799762726">
                <text:p>25.1788799762726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2572999000549">
                <text:p>25.2572999000549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3357200622559">
                <text:p>25.3357200622559</text:p>
              </table:table-cell>
              <table:table-cell office:value-type="float" office:value="104870.989413775">
                <text:p>104870.989413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4141499996185">
                <text:p>25.4141499996185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4925699234009">
                <text:p>25.4925699234009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5709900856018">
                <text:p>25.5709900856018</text:p>
              </table:table-cell>
              <table:table-cell office:value-type="float" office:value="104870.989413775">
                <text:p>104870.9894137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6494100093842">
                <text:p>25.6494100093842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7278399467468">
                <text:p>25.7278399467468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8062601089478">
                <text:p>25.8062601089478</text:p>
              </table:table-cell>
              <table:table-cell office:value-type="float" office:value="104870.989413775">
                <text:p>104870.989413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8846800327301">
                <text:p>25.8846800327301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9630999565125">
                <text:p>25.9630999565125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0396699905395">
                <text:p>26.0396699905395</text:p>
              </table:table-cell>
              <table:table-cell office:value-type="float" office:value="107404.941169144">
                <text:p>107404.9411691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11456990242">
                <text:p>26.11456990242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1894600391388">
                <text:p>26.1894600391388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264349937439">
                <text:p>26.264349937439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3392601013184">
                <text:p>26.3392601013184</text:p>
              </table:table-cell>
              <table:table-cell office:value-type="float" office:value="109784.835249335">
                <text:p>109784.8352493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4141499996185">
                <text:p>26.4141499996185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4890398979187">
                <text:p>26.4890398979187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639300346375">
                <text:p>26.5639300346375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6388299465179">
                <text:p>26.6388299465179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7137200832367">
                <text:p>26.7137200832367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7886199951172">
                <text:p>26.7886199951172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8635199069977">
                <text:p>26.8635199069977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9384200572968">
                <text:p>26.9384200572968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183300971985">
                <text:p>40.0183300971985</text:p>
              </table:table-cell>
              <table:table-cell office:value-type="float" office:value="628.75050171689">
                <text:p>628.750501716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12126994133">
                <text:p>40.12126994133</text:p>
              </table:table-cell>
              <table:table-cell office:value-type="float" office:value="79891.3197254963">
                <text:p>79891.3197254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2242000102997">
                <text:p>40.2242000102997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3271300792694">
                <text:p>40.3271300792694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4300599098206">
                <text:p>40.4300599098206</text:p>
              </table:table-cell>
              <table:table-cell office:value-type="float" office:value="79899.0919927082">
                <text:p>79899.09199270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5329899787903">
                <text:p>40.5329899787903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63592004776">
                <text:p>40.63592004776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7388498783112">
                <text:p>40.7388498783112</text:p>
              </table:table-cell>
              <table:table-cell office:value-type="float" office:value="79899.0919927082">
                <text:p>79899.09199270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8417799472809">
                <text:p>40.8417799472809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9447100162506">
                <text:p>40.9447100162506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0448598861694">
                <text:p>41.0448598861694</text:p>
              </table:table-cell>
              <table:table-cell office:value-type="float" office:value="82116.9314215384">
                <text:p>82116.93142153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1417400836945">
                <text:p>41.1417400836945</text:p>
              </table:table-cell>
              <table:table-cell office:value-type="float" office:value="84888.3488070482">
                <text:p>84888.3488070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2386200428009">
                <text:p>41.2386200428009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3355100154877">
                <text:p>41.3355100154877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4323799610138">
                <text:p>41.4323799610138</text:p>
              </table:table-cell>
              <table:table-cell office:value-type="float" office:value="84897.3327623295">
                <text:p>84897.33276232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5292699337006">
                <text:p>41.5292699337006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626149892807">
                <text:p>41.626149892807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7230401039124">
                <text:p>41.7230401039124</text:p>
              </table:table-cell>
              <table:table-cell office:value-type="float" office:value="84879.575616346">
                <text:p>84879.5756163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8199200630188">
                <text:p>41.8199200630188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9168000221252">
                <text:p>41.9168000221252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0113298892975">
                <text:p>42.0113298892975</text:p>
              </table:table-cell>
              <table:table-cell office:value-type="float" office:value="86998.9585938505">
                <text:p>86998.95859385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0917599201202">
                <text:p>42.0917599201202</text:p>
              </table:table-cell>
              <table:table-cell office:value-type="float" office:value="102250.364893226">
                <text:p>102250.3648932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1722300052643">
                <text:p>42.1722300052643</text:p>
              </table:table-cell>
              <table:table-cell office:value-type="float" office:value="102199.469346638">
                <text:p>102199.4693466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2526800632477">
                <text:p>42.2526800632477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3331201076508">
                <text:p>42.3331201076508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4135799407959">
                <text:p>42.4135799407959</text:p>
              </table:table-cell>
              <table:table-cell office:value-type="float" office:value="102212.491357827">
                <text:p>102212.4913578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4940299987793">
                <text:p>42.4940299987793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5744800567627">
                <text:p>42.5744800567627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6549201011658">
                <text:p>42.6549201011658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7353699207306">
                <text:p>42.7353699207306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815789937973">
                <text:p>42.815789937973</text:p>
              </table:table-cell>
              <table:table-cell office:value-type="float" office:value="102263.096701511">
                <text:p>102263.0967015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962399959564">
                <text:p>42.8962399959564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9766900539398">
                <text:p>42.9766900539398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0585100650787">
                <text:p>43.0585100650787</text:p>
              </table:table-cell>
              <table:table-cell office:value-type="float" office:value="100513.30824237">
                <text:p>100513.308242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1408801078796">
                <text:p>43.1408801078796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2232699394226">
                <text:p>43.2232699394226</text:p>
              </table:table-cell>
              <table:table-cell office:value-type="float" office:value="99818.1431614038">
                <text:p>99818.14316140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3056399822235">
                <text:p>43.3056399822235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3880000114441">
                <text:p>43.3880000114441</text:p>
              </table:table-cell>
              <table:table-cell office:value-type="float" office:value="99854.2627756243">
                <text:p>99854.26277562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470370054245">
                <text:p>43.470370054245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5527400970459">
                <text:p>43.5527400970459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6350998878479">
                <text:p>43.6350998878479</text:p>
              </table:table-cell>
              <table:table-cell office:value-type="float" office:value="99854.5518379352">
                <text:p>99854.55183793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7174699306488">
                <text:p>43.7174699306488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.7998399734497">
                <text:p>43.7998399734497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88218998909">
                <text:p>43.88218998909</text:p>
              </table:table-cell>
              <table:table-cell office:value-type="float" office:value="99866.4048338019">
                <text:p>99866.40483380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9645299911499">
                <text:p>43.9645299911499</text:p>
              </table:table-cell>
              <table:table-cell office:value-type="float" office:value="99878.5498452335">
                <text:p>99878.54984523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.046669960022">
                <text:p>44.046669960022</text:p>
              </table:table-cell>
              <table:table-cell office:value-type="float" office:value="100121.781307326">
                <text:p>100121.7813073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1286399364472">
                <text:p>44.1286399364472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210599899292">
                <text:p>44.210599899292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2925601005554">
                <text:p>44.2925601005554</text:p>
              </table:table-cell>
              <table:table-cell office:value-type="float" office:value="100341.383662142">
                <text:p>100341.3836621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3745200634003">
                <text:p>44.3745200634003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4564800262451">
                <text:p>44.4564800262451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53843998909">
                <text:p>44.53843998909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6203999519348">
                <text:p>44.6203999519348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7023599147797">
                <text:p>44.7023599147797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7843599319458">
                <text:p>44.7843599319458</text:p>
              </table:table-cell>
              <table:table-cell office:value-type="float" office:value="100292.661931248">
                <text:p>100292.6619312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8663198947907">
                <text:p>44.8663198947907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9482800960541">
                <text:p>44.9482800960541</text:p>
              </table:table-cell>
              <table:table-cell office:value-type="float" office:value="100341.383662142">
                <text:p>100341.3836621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0289499759674">
                <text:p>45.0289499759674</text:p>
              </table:table-cell>
              <table:table-cell office:value-type="float" office:value="101946.352329217">
                <text:p>101946.3523292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1074199676514">
                <text:p>45.1074199676514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185849905014">
                <text:p>45.185849905014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642800807953">
                <text:p>45.2642800807953</text:p>
              </table:table-cell>
              <table:table-cell office:value-type="float" office:value="104857.6">
                <text:p>104857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3427000045776">
                <text:p>45.3427000045776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42111992836">
                <text:p>45.42111992836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4995501041412">
                <text:p>45.4995501041412</text:p>
              </table:table-cell>
              <table:table-cell office:value-type="float" office:value="104857.6">
                <text:p>104857.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.5779700279236">
                <text:p>45.5779700279236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.6563899517059">
                <text:p>45.6563899517059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.7348198890686">
                <text:p>45.7348198890686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.8132400512695">
                <text:p>45.8132400512695</text:p>
              </table:table-cell>
              <table:table-cell office:value-type="float" office:value="104870.989413775">
                <text:p>104870.9894137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.8916599750519">
                <text:p>45.8916599750519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.9700899124146">
                <text:p>45.9700899124146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.0463299751282">
                <text:p>46.0463299751282</text:p>
              </table:table-cell>
              <table:table-cell office:value-type="float" office:value="107869.795843314">
                <text:p>107869.7958433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1212298870087">
                <text:p>46.1212298870087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1961300373077">
                <text:p>46.1961300373077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2710299491882">
                <text:p>46.2710299491882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3459300994873">
                <text:p>46.3459300994873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4208300113678">
                <text:p>46.4208300113678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4957299232483">
                <text:p>46.4957299232483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5706300735474">
                <text:p>46.5706300735474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6455299854279">
                <text:p>46.6455299854279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720419883728">
                <text:p>46.720419883728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.7953100204468">
                <text:p>46.7953100204468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.8701999187469">
                <text:p>46.8701999187469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.9450900554657">
                <text:p>46.9450900554657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27489900589">
                <text:p>60.027489900589</text:p>
              </table:table-cell>
              <table:table-cell office:value-type="float" office:value="628.630839705274">
                <text:p>628.6308397052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304199695587">
                <text:p>60.1304199695587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2333600521088">
                <text:p>60.2333600521088</text:p>
              </table:table-cell>
              <table:table-cell office:value-type="float" office:value="79891.1346899449">
                <text:p>79891.13468994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3363399505615">
                <text:p>60.3363399505615</text:p>
              </table:table-cell>
              <table:table-cell office:value-type="float" office:value="79860.2457718745">
                <text:p>79860.24577187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4392900466919">
                <text:p>60.4392900466919</text:p>
              </table:table-cell>
              <table:table-cell office:value-type="float" office:value="79883.3639706904">
                <text:p>79883.36397069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5422399044037">
                <text:p>60.5422399044037</text:p>
              </table:table-cell>
              <table:table-cell office:value-type="float" office:value="79883.548970248">
                <text:p>79883.548970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451799869537">
                <text:p>60.6451799869537</text:p>
              </table:table-cell>
              <table:table-cell office:value-type="float" office:value="79891.1346899449">
                <text:p>79891.13468994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7481300830841">
                <text:p>60.7481300830841</text:p>
              </table:table-cell>
              <table:table-cell office:value-type="float" office:value="79883.3639706904">
                <text:p>79883.36397069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8510398864746">
                <text:p>60.8510398864746</text:p>
              </table:table-cell>
              <table:table-cell office:value-type="float" office:value="79914.6410647885">
                <text:p>79914.64106478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9539799690247">
                <text:p>60.9539799690247</text:p>
              </table:table-cell>
              <table:table-cell office:value-type="float" office:value="79891.1346899449">
                <text:p>79891.13468994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0535700321198">
                <text:p>61.0535700321198</text:p>
              </table:table-cell>
              <table:table-cell office:value-type="float" office:value="82578.5198283024">
                <text:p>82578.51982830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1504499912262">
                <text:p>61.1504499912262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2473299503326">
                <text:p>61.2473299503326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3442499637604">
                <text:p>61.3442499637604</text:p>
              </table:table-cell>
              <table:table-cell office:value-type="float" office:value="84853.4756563152">
                <text:p>84853.47565631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4411399364471">
                <text:p>61.4411399364471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5380198955536">
                <text:p>61.5380198955536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6349101066589">
                <text:p>61.6349101066589</text:p>
              </table:table-cell>
              <table:table-cell office:value-type="float" office:value="84879.575616346">
                <text:p>84879.5756163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731810092926">
                <text:p>61.731810092926</text:p>
              </table:table-cell>
              <table:table-cell office:value-type="float" office:value="84871.0130601238">
                <text:p>84871.01306012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8287100791931">
                <text:p>61.8287100791931</text:p>
              </table:table-cell>
              <table:table-cell office:value-type="float" office:value="84871.0130601238">
                <text:p>84871.01306012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9255900382996">
                <text:p>61.9255900382996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018660068512">
                <text:p>62.018660068512</text:p>
              </table:table-cell>
              <table:table-cell office:value-type="float" office:value="88363.568607761">
                <text:p>88363.5686077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099100112915">
                <text:p>62.099100112915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1795499324799">
                <text:p>62.1795499324799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2599999904633">
                <text:p>62.2599999904633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3404700756073">
                <text:p>62.3404700756073</text:p>
              </table:table-cell>
              <table:table-cell office:value-type="float" office:value="102199.469346638">
                <text:p>102199.4693466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4209098815918">
                <text:p>62.4209098815918</text:p>
              </table:table-cell>
              <table:table-cell office:value-type="float" office:value="102237.939280771">
                <text:p>102237.9392807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5013599395752">
                <text:p>62.5013599395752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581789970398">
                <text:p>62.581789970398</text:p>
              </table:table-cell>
              <table:table-cell office:value-type="float" office:value="102250.364893226">
                <text:p>102250.3648932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6622800827026">
                <text:p>62.6622800827026</text:p>
              </table:table-cell>
              <table:table-cell office:value-type="float" office:value="102174.04056872">
                <text:p>102174.040568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7427299022675">
                <text:p>62.7427299022675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8231899738312">
                <text:p>62.8231899738312</text:p>
              </table:table-cell>
              <table:table-cell office:value-type="float" office:value="102212.188482668">
                <text:p>102212.1884826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9036300182343">
                <text:p>62.9036300182343</text:p>
              </table:table-cell>
              <table:table-cell office:value-type="float" office:value="102237.636254779">
                <text:p>102237.6362547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9840800762177">
                <text:p>62.9840800762177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0660500526428">
                <text:p>63.0660500526428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1484498977661">
                <text:p>63.1484498977661</text:p>
              </table:table-cell>
              <table:table-cell office:value-type="float" office:value="99806.0128352768">
                <text:p>99806.01283527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2308299541473">
                <text:p>63.2308299541473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3131999969482">
                <text:p>63.3131999969482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3955800533295">
                <text:p>63.3955800533295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4779400825501">
                <text:p>63.4779400825501</text:p>
              </table:table-cell>
              <table:table-cell office:value-type="float" office:value="99854.2627756243">
                <text:p>99854.26277562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5603098869324">
                <text:p>63.5603098869324</text:p>
              </table:table-cell>
              <table:table-cell office:value-type="float" office:value="99842.4126616573">
                <text:p>99842.41266165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642669916153">
                <text:p>63.642669916153</text:p>
              </table:table-cell>
              <table:table-cell office:value-type="float" office:value="99854.2627756243">
                <text:p>99854.26277562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7251000404358">
                <text:p>63.7251000404358</text:p>
              </table:table-cell>
              <table:table-cell office:value-type="float" office:value="99769.3509690892">
                <text:p>99769.35096908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8075098991394">
                <text:p>63.8075098991394</text:p>
              </table:table-cell>
              <table:table-cell office:value-type="float" office:value="99793.8854570493">
                <text:p>99793.88545704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8898799419403">
                <text:p>63.8898799419403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9722499847412">
                <text:p>63.9722499847412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0543699264526">
                <text:p>64.0543699264526</text:p>
              </table:table-cell>
              <table:table-cell office:value-type="float" office:value="100146.198701646">
                <text:p>100146.1987016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363599300385">
                <text:p>64.1363599300385</text:p>
              </table:table-cell>
              <table:table-cell office:value-type="float" office:value="100304.910846751">
                <text:p>100304.9108467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2183198928833">
                <text:p>64.2183198928833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3002800941467">
                <text:p>64.3002800941467</text:p>
              </table:table-cell>
              <table:table-cell office:value-type="float" office:value="100341.383662142">
                <text:p>100341.3836621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3822500705719">
                <text:p>64.3822500705719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4642300605774">
                <text:p>64.4642300605774</text:p>
              </table:table-cell>
              <table:table-cell office:value-type="float" office:value="100317.162754581">
                <text:p>100317.1627545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5462000370026">
                <text:p>64.5462000370026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6281599998474">
                <text:p>64.6281599998474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7101199626923">
                <text:p>64.7101199626923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7920899391174">
                <text:p>64.7920899391174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.8740699291229">
                <text:p>64.8740699291229</text:p>
              </table:table-cell>
              <table:table-cell office:value-type="float" office:value="100317.162754581">
                <text:p>100317.1627545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.9560298919678">
                <text:p>64.9560298919678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.0363700389862">
                <text:p>65.0363700389862</text:p>
              </table:table-cell>
              <table:table-cell office:value-type="float" office:value="102364.761644177">
                <text:p>102364.7616441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.1148400306702">
                <text:p>65.1148400306702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.1932799816132">
                <text:p>65.1932799816132</text:p>
              </table:table-cell>
              <table:table-cell office:value-type="float" office:value="104844.532679232">
                <text:p>104844.5326792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.2716999053955">
                <text:p>65.2716999053955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.3501300811768">
                <text:p>65.3501300811768</text:p>
              </table:table-cell>
              <table:table-cell office:value-type="float" office:value="104857.6">
                <text:p>104857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4285600185394">
                <text:p>65.4285600185394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5069899559021">
                <text:p>65.5069899559021</text:p>
              </table:table-cell>
              <table:table-cell office:value-type="float" office:value="104857.918755833">
                <text:p>104857.9187558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.5854098796844">
                <text:p>65.5854098796844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.6638400554657">
                <text:p>65.6638400554657</text:p>
              </table:table-cell>
              <table:table-cell office:value-type="float" office:value="104857.6">
                <text:p>104857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742259979248">
                <text:p>65.742259979248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8206799030304">
                <text:p>65.8206799030304</text:p>
              </table:table-cell>
              <table:table-cell office:value-type="float" office:value="104871.308251018">
                <text:p>104871.3082510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.8991100788117">
                <text:p>65.8991100788117</text:p>
              </table:table-cell>
              <table:table-cell office:value-type="float" office:value="104857.6">
                <text:p>104857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9775500297546">
                <text:p>65.9775500297546</text:p>
              </table:table-cell>
              <table:table-cell office:value-type="float" office:value="104844.532679232">
                <text:p>104844.5326792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.0534799098969">
                <text:p>66.0534799098969</text:p>
              </table:table-cell>
              <table:table-cell office:value-type="float" office:value="108310.456760856">
                <text:p>108310.4567608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1283800601959">
                <text:p>66.1283800601959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2032699584961">
                <text:p>66.2032699584961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2781600952148">
                <text:p>66.2781600952148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3530700206757">
                <text:p>66.3530700206757</text:p>
              </table:table-cell>
              <table:table-cell office:value-type="float" office:value="109785.184665574">
                <text:p>109785.1846655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4279799461365">
                <text:p>66.4279799461365</text:p>
              </table:table-cell>
              <table:table-cell office:value-type="float" office:value="109785.184665574">
                <text:p>109785.1846655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5028700828552">
                <text:p>66.5028700828552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5777599811554">
                <text:p>66.5777599811554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6526498794556">
                <text:p>66.6526498794556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7275400161743">
                <text:p>66.7275400161743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8024299144745">
                <text:p>66.8024299144745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8773200511932">
                <text:p>66.8773200511932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9522099494934">
                <text:p>66.9522099494934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037309885025">
                <text:p>80.037309885025</text:p>
              </table:table-cell>
              <table:table-cell office:value-type="float" office:value="611.382415068653">
                <text:p>611.3824150686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